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paragraph-properties fo:margin-top="0.302cm" fo:margin-bottom="0.302cm" style:contextual-spacing="false"/>
    </style:style>
    <style:style style:name="P174" style:family="paragraph" style:parent-style-name="Исходный_20_код">
      <style:text-properties officeooo:paragraph-rsid="04525b31"/>
    </style:style>
    <style:style style:name="P175" style:family="paragraph" style:parent-style-name="Text_20_body">
      <style:text-properties officeooo:rsid="04a0107e" officeooo:paragraph-rsid="04a0107e"/>
    </style:style>
    <style:style style:name="P176" style:family="paragraph" style:parent-style-name="Text_20_body">
      <style:text-properties officeooo:rsid="04a0107e" officeooo:paragraph-rsid="04d2ca81"/>
    </style:style>
    <style:style style:name="P177" style:family="paragraph" style:parent-style-name="Text_20_body">
      <style:text-properties officeooo:rsid="04aa6536" officeooo:paragraph-rsid="04aa6536"/>
    </style:style>
    <style:style style:name="P178" style:family="paragraph" style:parent-style-name="Text_20_body">
      <style:text-properties officeooo:rsid="049fac84" officeooo:paragraph-rsid="049fac84"/>
    </style:style>
    <style:style style:name="P179" style:family="paragraph" style:parent-style-name="Text_20_body">
      <style:text-properties officeooo:rsid="04a3d7bd" officeooo:paragraph-rsid="04a3d7bd"/>
    </style:style>
    <style:style style:name="P180" style:family="paragraph" style:parent-style-name="Text_20_body">
      <style:text-properties officeooo:rsid="04a3d7bd" officeooo:paragraph-rsid="0c373b60"/>
    </style:style>
    <style:style style:name="P181" style:family="paragraph" style:parent-style-name="Text_20_body">
      <style:text-properties officeooo:rsid="04a4a5b3" officeooo:paragraph-rsid="04a4a5b3"/>
    </style:style>
    <style:style style:name="P182" style:family="paragraph" style:parent-style-name="Text_20_body">
      <style:text-properties officeooo:rsid="04a4a5b3" officeooo:paragraph-rsid="04a6d9be"/>
    </style:style>
    <style:style style:name="P183" style:family="paragraph" style:parent-style-name="Text_20_body">
      <style:text-properties officeooo:rsid="04a4a5b3" officeooo:paragraph-rsid="0c33d1f1"/>
    </style:style>
    <style:style style:name="P184" style:family="paragraph" style:parent-style-name="Text_20_body">
      <style:text-properties officeooo:rsid="04a4a5b3" officeooo:paragraph-rsid="0c356a37"/>
    </style:style>
    <style:style style:name="P185" style:family="paragraph" style:parent-style-name="Text_20_body">
      <style:text-properties officeooo:rsid="04a924c4" officeooo:paragraph-rsid="04a924c4"/>
    </style:style>
    <style:style style:name="P186" style:family="paragraph" style:parent-style-name="Text_20_body">
      <style:text-properties officeooo:rsid="04ab3f23" officeooo:paragraph-rsid="04ab3f23"/>
    </style:style>
    <style:style style:name="P187" style:family="paragraph" style:parent-style-name="Text_20_body">
      <style:text-properties officeooo:rsid="04ab3f23" officeooo:paragraph-rsid="04b01eb2"/>
    </style:style>
    <style:style style:name="P188" style:family="paragraph" style:parent-style-name="Text_20_body">
      <style:text-properties officeooo:rsid="04ab3f23" officeooo:paragraph-rsid="04b1ba7e"/>
    </style:style>
    <style:style style:name="P189" style:family="paragraph" style:parent-style-name="Text_20_body">
      <style:text-properties officeooo:rsid="04ace429" officeooo:paragraph-rsid="04ace429"/>
    </style:style>
    <style:style style:name="P190" style:family="paragraph" style:parent-style-name="Text_20_body">
      <style:text-properties officeooo:rsid="04ace429" officeooo:paragraph-rsid="04b01eb2"/>
    </style:style>
    <style:style style:name="P191" style:family="paragraph" style:parent-style-name="Text_20_body">
      <style:text-properties officeooo:rsid="04b4ae37" officeooo:paragraph-rsid="04b4ae37"/>
    </style:style>
    <style:style style:name="P192" style:family="paragraph" style:parent-style-name="Text_20_body">
      <style:text-properties officeooo:rsid="04b54b2f" officeooo:paragraph-rsid="04b8dd0c"/>
    </style:style>
    <style:style style:name="P193" style:family="paragraph" style:parent-style-name="Исходный_20_код">
      <style:text-properties officeooo:paragraph-rsid="04902187"/>
    </style:style>
    <style:style style:name="P194" style:family="paragraph" style:parent-style-name="Исходный_20_код">
      <style:text-properties officeooo:paragraph-rsid="048d357d"/>
    </style:style>
    <style:style style:name="P195" style:family="paragraph" style:parent-style-name="Исходный_20_код">
      <style:text-properties officeooo:paragraph-rsid="049cf4da"/>
    </style:style>
    <style:style style:name="P196" style:family="paragraph" style:parent-style-name="Исходный_20_код">
      <style:text-properties officeooo:paragraph-rsid="04c9d0e6"/>
    </style:style>
    <style:style style:name="P197" style:family="paragraph" style:parent-style-name="Text_20_body">
      <style:text-properties officeooo:rsid="04d2ca81" officeooo:paragraph-rsid="04d2ca81"/>
    </style:style>
    <style:style style:name="P198" style:family="paragraph" style:parent-style-name="Text_20_body">
      <style:text-properties officeooo:rsid="027ae434" officeooo:paragraph-rsid="027ae434"/>
    </style:style>
    <style:style style:name="P199" style:family="paragraph" style:parent-style-name="Исходный_20_код">
      <style:text-properties officeooo:paragraph-rsid="05049cfa"/>
    </style:style>
    <style:style style:name="P200" style:family="paragraph" style:parent-style-name="Text_20_body">
      <style:text-properties officeooo:paragraph-rsid="050502b2"/>
    </style:style>
    <style:style style:name="P201" style:family="paragraph" style:parent-style-name="Text_20_body">
      <style:text-properties officeooo:rsid="0507ef00" officeooo:paragraph-rsid="0c23ba8f"/>
    </style:style>
    <style:style style:name="P202" style:family="paragraph" style:parent-style-name="Text_20_body">
      <style:text-properties officeooo:rsid="050abf9a" officeooo:paragraph-rsid="050abf9a"/>
    </style:style>
    <style:style style:name="P203" style:family="paragraph" style:parent-style-name="Text_20_body">
      <style:text-properties officeooo:rsid="0510db32" officeooo:paragraph-rsid="0510db32"/>
    </style:style>
    <style:style style:name="P204" style:family="paragraph" style:parent-style-name="Text_20_body">
      <style:text-properties officeooo:rsid="0512ffb4" officeooo:paragraph-rsid="0512ffb4"/>
    </style:style>
    <style:style style:name="P205" style:family="paragraph" style:parent-style-name="Text_20_body">
      <style:text-properties officeooo:rsid="051ab4f0" officeooo:paragraph-rsid="051ab4f0"/>
    </style:style>
    <style:style style:name="P206" style:family="paragraph" style:parent-style-name="Text_20_body">
      <style:text-properties officeooo:rsid="051d031f" officeooo:paragraph-rsid="051d031f"/>
    </style:style>
    <style:style style:name="P207" style:family="paragraph" style:parent-style-name="Text_20_body">
      <style:text-properties officeooo:rsid="052166d2" officeooo:paragraph-rsid="052166d2"/>
    </style:style>
    <style:style style:name="P208" style:family="paragraph" style:parent-style-name="Text_20_body">
      <style:text-properties officeooo:rsid="052166d2" officeooo:paragraph-rsid="05354e78"/>
    </style:style>
    <style:style style:name="P209" style:family="paragraph" style:parent-style-name="Text_20_body">
      <style:text-properties officeooo:rsid="0530753c" officeooo:paragraph-rsid="053248e7"/>
    </style:style>
    <style:style style:name="P210" style:family="paragraph" style:parent-style-name="Text_20_body">
      <style:text-properties officeooo:rsid="0530753c" officeooo:paragraph-rsid="0530753c"/>
    </style:style>
    <style:style style:name="P211" style:family="paragraph" style:parent-style-name="Text_20_body">
      <style:text-properties officeooo:rsid="0533cbdb" officeooo:paragraph-rsid="0533cbdb"/>
    </style:style>
    <style:style style:name="P212" style:family="paragraph" style:parent-style-name="Text_20_body">
      <style:text-properties officeooo:rsid="055251ce" officeooo:paragraph-rsid="055251ce"/>
    </style:style>
    <style:style style:name="P213" style:family="paragraph" style:parent-style-name="Text_20_body">
      <style:text-properties officeooo:rsid="0553fa1d" officeooo:paragraph-rsid="056fabf7"/>
    </style:style>
    <style:style style:name="P214" style:family="paragraph" style:parent-style-name="Text_20_body">
      <style:text-properties officeooo:rsid="0564b2e0" officeooo:paragraph-rsid="0564b2e0"/>
    </style:style>
    <style:style style:name="P215" style:family="paragraph" style:parent-style-name="Исходный_20_код">
      <style:text-properties officeooo:rsid="0565ca3e" officeooo:paragraph-rsid="0565ca3e"/>
    </style:style>
    <style:style style:name="P216" style:family="paragraph" style:parent-style-name="Text_20_body">
      <style:text-properties officeooo:rsid="05738872" officeooo:paragraph-rsid="05738872"/>
    </style:style>
    <style:style style:name="P217" style:family="paragraph" style:parent-style-name="Text_20_body">
      <style:text-properties officeooo:rsid="05861cab" officeooo:paragraph-rsid="05861cab"/>
    </style:style>
    <style:style style:name="P218" style:family="paragraph" style:parent-style-name="Исходный_20_код">
      <style:text-properties officeooo:rsid="05598566" officeooo:paragraph-rsid="0584226d"/>
    </style:style>
    <style:style style:name="P219" style:family="paragraph" style:parent-style-name="Text_20_body">
      <style:text-properties officeooo:rsid="05920142" officeooo:paragraph-rsid="05920142"/>
    </style:style>
    <style:style style:name="P220" style:family="paragraph" style:parent-style-name="Text_20_body">
      <style:text-properties officeooo:rsid="0593a96b" officeooo:paragraph-rsid="0593a96b"/>
    </style:style>
    <style:style style:name="P221" style:family="paragraph" style:parent-style-name="Text_20_body">
      <style:text-properties officeooo:rsid="0598e2b5" officeooo:paragraph-rsid="0598e2b5"/>
    </style:style>
    <style:style style:name="P222" style:family="paragraph" style:parent-style-name="Text_20_body">
      <style:text-properties officeooo:rsid="059ad923" officeooo:paragraph-rsid="059ad923"/>
    </style:style>
    <style:style style:name="P223" style:family="paragraph" style:parent-style-name="Text_20_body">
      <style:text-properties officeooo:rsid="059c866d" officeooo:paragraph-rsid="059c866d"/>
    </style:style>
    <style:style style:name="P224" style:family="paragraph" style:parent-style-name="Text_20_body">
      <style:text-properties officeooo:rsid="059de58d" officeooo:paragraph-rsid="059de58d"/>
    </style:style>
    <style:style style:name="P225" style:family="paragraph" style:parent-style-name="Text_20_body">
      <style:text-properties officeooo:rsid="05adf266" officeooo:paragraph-rsid="05adf266"/>
    </style:style>
    <style:style style:name="P226" style:family="paragraph" style:parent-style-name="Text_20_body">
      <style:text-properties officeooo:rsid="05b0dc3b" officeooo:paragraph-rsid="05b0dc3b"/>
    </style:style>
    <style:style style:name="P227" style:family="paragraph" style:parent-style-name="Text_20_body">
      <style:text-properties officeooo:rsid="05b0dc3b" officeooo:paragraph-rsid="0aad3452"/>
    </style:style>
    <style:style style:name="P228" style:family="paragraph" style:parent-style-name="Исходный_20_код">
      <style:text-properties officeooo:paragraph-rsid="05a292c6"/>
    </style:style>
    <style:style style:name="P229" style:family="paragraph" style:parent-style-name="Исходный_20_код">
      <style:text-properties officeooo:paragraph-rsid="05b36f57"/>
    </style:style>
    <style:style style:name="P230" style:family="paragraph" style:parent-style-name="Исходный_20_код">
      <style:text-properties officeooo:paragraph-rsid="05b53f40"/>
    </style:style>
    <style:style style:name="P231" style:family="paragraph" style:parent-style-name="Text_20_body">
      <style:text-properties officeooo:rsid="05cb0c17" officeooo:paragraph-rsid="05ebd4ef"/>
    </style:style>
    <style:style style:name="P232" style:family="paragraph" style:parent-style-name="Text_20_body">
      <style:text-properties officeooo:rsid="05cc541c" officeooo:paragraph-rsid="05cc541c"/>
    </style:style>
    <style:style style:name="P233" style:family="paragraph" style:parent-style-name="Text_20_body">
      <style:text-properties officeooo:rsid="05cc541c" officeooo:paragraph-rsid="0b408571"/>
    </style:style>
    <style:style style:name="P234" style:family="paragraph" style:parent-style-name="Исходный_20_код">
      <style:text-properties officeooo:paragraph-rsid="05eba585"/>
    </style:style>
    <style:style style:name="P235" style:family="paragraph" style:parent-style-name="Исходный_20_код">
      <style:text-properties officeooo:rsid="0315ed85" officeooo:paragraph-rsid="0315ed85"/>
    </style:style>
    <style:style style:name="P236" style:family="paragraph" style:parent-style-name="Исходный_20_код">
      <style:text-properties officeooo:rsid="05eba585" officeooo:paragraph-rsid="05eba585"/>
    </style:style>
    <style:style style:name="P237" style:family="paragraph" style:parent-style-name="Text_20_body">
      <style:text-properties officeooo:rsid="05f7b27b" officeooo:paragraph-rsid="05f7b27b"/>
    </style:style>
    <style:style style:name="P238" style:family="paragraph" style:parent-style-name="Text_20_body">
      <style:text-properties officeooo:rsid="05f7b27b" officeooo:paragraph-rsid="09582543"/>
    </style:style>
    <style:style style:name="P239" style:family="paragraph" style:parent-style-name="Text_20_body">
      <style:text-properties officeooo:rsid="05f7b27b" officeooo:paragraph-rsid="0975b3ad"/>
    </style:style>
    <style:style style:name="P240" style:family="paragraph" style:parent-style-name="Text_20_body">
      <style:text-properties officeooo:rsid="05f86f03" officeooo:paragraph-rsid="05f86f03"/>
    </style:style>
    <style:style style:name="P241" style:family="paragraph" style:parent-style-name="Text_20_body">
      <style:text-properties officeooo:rsid="05f86f03" officeooo:paragraph-rsid="0975b3ad"/>
    </style:style>
    <style:style style:name="P242" style:family="paragraph" style:parent-style-name="Text_20_body">
      <style:text-properties officeooo:rsid="05f86f03" officeooo:paragraph-rsid="0bd1a9f6"/>
    </style:style>
    <style:style style:name="P243" style:family="paragraph" style:parent-style-name="Text_20_body">
      <style:text-properties officeooo:rsid="05fc5a8b" officeooo:paragraph-rsid="05fc5a8b"/>
    </style:style>
    <style:style style:name="P244" style:family="paragraph" style:parent-style-name="Text_20_body">
      <style:text-properties officeooo:rsid="05fc5a8b" officeooo:paragraph-rsid="09582543"/>
    </style:style>
    <style:style style:name="P245" style:family="paragraph" style:parent-style-name="Text_20_body">
      <style:text-properties officeooo:rsid="06005d4c" officeooo:paragraph-rsid="06005d4c"/>
    </style:style>
    <style:style style:name="P246" style:family="paragraph" style:parent-style-name="Text_20_body">
      <style:text-properties officeooo:rsid="06005d4c" officeooo:paragraph-rsid="09582543"/>
    </style:style>
    <style:style style:name="P247" style:family="paragraph" style:parent-style-name="Text_20_body">
      <style:text-properties officeooo:rsid="06005d4c" officeooo:paragraph-rsid="0975b3ad"/>
    </style:style>
    <style:style style:name="P248" style:family="paragraph" style:parent-style-name="Text_20_body">
      <style:text-properties officeooo:rsid="0601ba37" officeooo:paragraph-rsid="0601ba37"/>
    </style:style>
    <style:style style:name="P249" style:family="paragraph" style:parent-style-name="Text_20_body">
      <style:text-properties officeooo:rsid="0601ba37" officeooo:paragraph-rsid="09582543"/>
    </style:style>
    <style:style style:name="P250" style:family="paragraph" style:parent-style-name="Text_20_body">
      <style:text-properties officeooo:rsid="0601ba37" officeooo:paragraph-rsid="0975b3ad"/>
    </style:style>
    <style:style style:name="P251" style:family="paragraph" style:parent-style-name="Text_20_body">
      <style:text-properties officeooo:rsid="03112720" officeooo:paragraph-rsid="03112720"/>
    </style:style>
    <style:style style:name="P252" style:family="paragraph" style:parent-style-name="Text_20_body">
      <style:text-properties officeooo:rsid="033764c2" officeooo:paragraph-rsid="033764c2"/>
    </style:style>
    <style:style style:name="P253" style:family="paragraph" style:parent-style-name="Text_20_body">
      <style:text-properties officeooo:rsid="033764c2" officeooo:paragraph-rsid="0609f852"/>
    </style:style>
    <style:style style:name="P254" style:family="paragraph" style:parent-style-name="Text_20_body">
      <style:text-properties officeooo:rsid="03bfd133" officeooo:paragraph-rsid="03daeedf"/>
    </style:style>
    <style:style style:name="P255" style:family="paragraph" style:parent-style-name="Text_20_body">
      <style:text-properties officeooo:rsid="03bfd133" officeooo:paragraph-rsid="060ad3d7"/>
    </style:style>
    <style:style style:name="P256" style:family="paragraph" style:parent-style-name="Text_20_body">
      <style:text-properties officeooo:paragraph-rsid="060af3f5"/>
    </style:style>
    <style:style style:name="P257" style:family="paragraph" style:parent-style-name="Исходный_20_код">
      <style:text-properties officeooo:paragraph-rsid="060af3f5"/>
    </style:style>
    <style:style style:name="P258" style:family="paragraph" style:parent-style-name="Text_20_body">
      <style:text-properties officeooo:rsid="03a412d8" officeooo:paragraph-rsid="03a412d8"/>
    </style:style>
    <style:style style:name="P259" style:family="paragraph" style:parent-style-name="Text_20_body">
      <style:text-properties officeooo:rsid="03a412d8" officeooo:paragraph-rsid="060c39b8"/>
    </style:style>
    <style:style style:name="P260" style:family="paragraph" style:parent-style-name="Text_20_body">
      <style:text-properties officeooo:rsid="03a412d8" officeooo:paragraph-rsid="060f284b"/>
    </style:style>
    <style:style style:name="P261" style:family="paragraph" style:parent-style-name="Text_20_body">
      <style:text-properties officeooo:rsid="03a412d8" officeooo:paragraph-rsid="061d21be"/>
    </style:style>
    <style:style style:name="P262" style:family="paragraph" style:parent-style-name="Text_20_body">
      <style:text-properties officeooo:rsid="03a412d8" officeooo:paragraph-rsid="06cd0ea7"/>
    </style:style>
    <style:style style:name="P263" style:family="paragraph" style:parent-style-name="Text_20_body">
      <style:text-properties officeooo:rsid="0613474a" officeooo:paragraph-rsid="0613474a"/>
    </style:style>
    <style:style style:name="P264" style:family="paragraph" style:parent-style-name="Text_20_body">
      <style:text-properties officeooo:rsid="0613474a" officeooo:paragraph-rsid="096ff565"/>
    </style:style>
    <style:style style:name="P265" style:family="paragraph" style:parent-style-name="Text_20_body">
      <style:text-properties officeooo:rsid="0613474a" officeooo:paragraph-rsid="0975b3ad"/>
    </style:style>
    <style:style style:name="P266" style:family="paragraph" style:parent-style-name="Text_20_body">
      <style:text-properties officeooo:rsid="0613474a" officeooo:paragraph-rsid="1038a6c0"/>
    </style:style>
    <style:style style:name="P267" style:family="paragraph" style:parent-style-name="Исходный_20_код">
      <style:text-properties officeooo:paragraph-rsid="05fab04e"/>
    </style:style>
    <style:style style:name="P268" style:family="paragraph" style:parent-style-name="Исходный_20_код">
      <style:text-properties officeooo:paragraph-rsid="0609f852"/>
    </style:style>
    <style:style style:name="P269" style:family="paragraph" style:parent-style-name="Исходный_20_код">
      <style:text-properties officeooo:paragraph-rsid="060ad3d7"/>
    </style:style>
    <style:style style:name="P270" style:family="paragraph" style:parent-style-name="Исходный_20_код">
      <style:text-properties officeooo:paragraph-rsid="060c39b8"/>
    </style:style>
    <style:style style:name="P271" style:family="paragraph" style:parent-style-name="Исходный_20_код">
      <style:text-properties officeooo:paragraph-rsid="061d21be"/>
    </style:style>
    <style:style style:name="P272" style:family="paragraph" style:parent-style-name="Text_20_body">
      <style:text-properties officeooo:rsid="03a87793" officeooo:paragraph-rsid="03a87793"/>
    </style:style>
    <style:style style:name="P273" style:family="paragraph" style:parent-style-name="Text_20_body">
      <style:text-properties officeooo:rsid="0620e95d" officeooo:paragraph-rsid="063e9233"/>
    </style:style>
    <style:style style:name="P274" style:family="paragraph" style:parent-style-name="Text_20_body">
      <style:text-properties officeooo:rsid="0634c7b6" officeooo:paragraph-rsid="0634c7b6"/>
    </style:style>
    <style:style style:name="P275" style:family="paragraph" style:parent-style-name="Text_20_body">
      <style:text-properties officeooo:rsid="05002b32" officeooo:paragraph-rsid="05002b32"/>
    </style:style>
    <style:style style:name="P276" style:family="paragraph" style:parent-style-name="Исходный_20_код">
      <style:text-properties officeooo:paragraph-rsid="066218da"/>
    </style:style>
    <style:style style:name="P277" style:family="paragraph" style:parent-style-name="Исходный_20_код">
      <style:text-properties officeooo:rsid="066218da" officeooo:paragraph-rsid="066218da"/>
    </style:style>
    <style:style style:name="P278" style:family="paragraph" style:parent-style-name="Исходный_20_код">
      <style:text-properties officeooo:rsid="066218da" officeooo:paragraph-rsid="087a0a4f"/>
    </style:style>
    <style:style style:name="P279" style:family="paragraph" style:parent-style-name="Исходный_20_код">
      <style:text-properties officeooo:paragraph-rsid="066b3141"/>
    </style:style>
    <style:style style:name="P280" style:family="paragraph" style:parent-style-name="Исходный_20_код">
      <style:text-properties officeooo:paragraph-rsid="066b5984"/>
    </style:style>
    <style:style style:name="P281" style:family="paragraph" style:parent-style-name="Text_20_body">
      <style:text-properties officeooo:rsid="0627815a" officeooo:paragraph-rsid="06d42fd3"/>
    </style:style>
    <style:style style:name="P282" style:family="paragraph" style:parent-style-name="Text_20_body">
      <style:text-properties officeooo:rsid="062a8f9d" officeooo:paragraph-rsid="06d42fd3"/>
    </style:style>
    <style:style style:name="P283" style:family="paragraph" style:parent-style-name="Исходный_20_код">
      <style:text-properties officeooo:paragraph-rsid="06903f5c"/>
    </style:style>
    <style:style style:name="P28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5" style:family="paragraph" style:parent-style-name="Исходный_20_код">
      <style:text-properties officeooo:paragraph-rsid="069e3f3c"/>
    </style:style>
    <style:style style:name="P286" style:family="paragraph" style:parent-style-name="Text_20_body">
      <style:text-properties officeooo:rsid="00e49875" officeooo:paragraph-rsid="072afc5d"/>
    </style:style>
    <style:style style:name="P287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88" style:family="paragraph" style:parent-style-name="Text_20_body">
      <style:text-properties officeooo:rsid="07577a03" officeooo:paragraph-rsid="076dde53"/>
    </style:style>
    <style:style style:name="P289" style:family="paragraph" style:parent-style-name="Text_20_body">
      <style:text-properties officeooo:rsid="07577a03" officeooo:paragraph-rsid="076ee35a"/>
    </style:style>
    <style:style style:name="P290" style:family="paragraph" style:parent-style-name="Text_20_body">
      <style:text-properties officeooo:rsid="07577a03" officeooo:paragraph-rsid="111f6ddb"/>
    </style:style>
    <style:style style:name="P291" style:family="paragraph" style:parent-style-name="Text_20_body">
      <style:text-properties officeooo:rsid="07577a03" officeooo:paragraph-rsid="1120738d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11127a1b"/>
    </style:style>
    <style:style style:name="P328" style:family="paragraph" style:parent-style-name="Text_20_body">
      <style:text-properties officeooo:rsid="084e411f" officeooo:paragraph-rsid="11168658"/>
    </style:style>
    <style:style style:name="P329" style:family="paragraph" style:parent-style-name="Text_20_body">
      <style:text-properties officeooo:rsid="084e411f" officeooo:paragraph-rsid="111b4f28"/>
    </style:style>
    <style:style style:name="P330" style:family="paragraph" style:parent-style-name="Text_20_body">
      <style:text-properties officeooo:rsid="084e411f" officeooo:paragraph-rsid="11208fec"/>
    </style:style>
    <style:style style:name="P331" style:family="paragraph" style:parent-style-name="Text_20_body">
      <style:text-properties officeooo:rsid="084e411f" officeooo:paragraph-rsid="11230a0d"/>
    </style:style>
    <style:style style:name="P332" style:family="paragraph" style:parent-style-name="Исходный_20_код">
      <style:text-properties officeooo:paragraph-rsid="083e787c"/>
    </style:style>
    <style:style style:name="P333" style:family="paragraph" style:parent-style-name="Исходный_20_код">
      <style:text-properties officeooo:paragraph-rsid="08446432"/>
    </style:style>
    <style:style style:name="P334" style:family="paragraph" style:parent-style-name="Исходный_20_код">
      <style:text-properties officeooo:paragraph-rsid="08505a1a"/>
    </style:style>
    <style:style style:name="P335" style:family="paragraph" style:parent-style-name="Исходный_20_код">
      <style:text-properties officeooo:paragraph-rsid="0858963c"/>
    </style:style>
    <style:style style:name="P336" style:family="paragraph" style:parent-style-name="Text_20_body">
      <style:text-properties officeooo:rsid="08569c4b" officeooo:paragraph-rsid="08569c4b"/>
    </style:style>
    <style:style style:name="P337" style:family="paragraph" style:parent-style-name="Text_20_body">
      <style:text-properties officeooo:rsid="08569c4b" officeooo:paragraph-rsid="085e8842"/>
    </style:style>
    <style:style style:name="P338" style:family="paragraph" style:parent-style-name="Text_20_body">
      <style:text-properties officeooo:rsid="085cffdc" officeooo:paragraph-rsid="085cffdc"/>
    </style:style>
    <style:style style:name="P339" style:family="paragraph" style:parent-style-name="Text_20_body">
      <style:text-properties officeooo:rsid="0861cddb" officeooo:paragraph-rsid="0869d2bd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rsid="0861cddb" officeooo:paragraph-rsid="11168658"/>
    </style:style>
    <style:style style:name="P342" style:family="paragraph" style:parent-style-name="Text_20_body">
      <style:text-properties officeooo:rsid="0861cddb" officeooo:paragraph-rsid="112b6c19"/>
    </style:style>
    <style:style style:name="P343" style:family="paragraph" style:parent-style-name="Text_20_body">
      <style:text-properties officeooo:rsid="0861cddb" officeooo:paragraph-rsid="112d3e3b"/>
    </style:style>
    <style:style style:name="P344" style:family="paragraph" style:parent-style-name="Text_20_body">
      <style:text-properties officeooo:rsid="0861cddb" officeooo:paragraph-rsid="11346a26"/>
    </style:style>
    <style:style style:name="P345" style:family="paragraph" style:parent-style-name="Text_20_body">
      <style:text-properties officeooo:rsid="0861cddb" officeooo:paragraph-rsid="1138718f"/>
    </style:style>
    <style:style style:name="P346" style:family="paragraph" style:parent-style-name="Text_20_body">
      <style:text-properties officeooo:rsid="0861cddb" officeooo:paragraph-rsid="114bc50d"/>
    </style:style>
    <style:style style:name="P347" style:family="paragraph" style:parent-style-name="Text_20_body">
      <style:text-properties officeooo:paragraph-rsid="0870bacb"/>
    </style:style>
    <style:style style:name="P348" style:family="paragraph" style:parent-style-name="Исходный_20_код">
      <style:text-properties officeooo:paragraph-rsid="087290ff"/>
    </style:style>
    <style:style style:name="P349" style:family="paragraph" style:parent-style-name="Исходный_20_код">
      <style:text-properties officeooo:paragraph-rsid="0874e748"/>
    </style:style>
    <style:style style:name="P350" style:family="paragraph" style:parent-style-name="Исходный_20_код">
      <style:text-properties officeooo:paragraph-rsid="087d3abf"/>
    </style:style>
    <style:style style:name="P351" style:family="paragraph" style:parent-style-name="Исходный_20_код">
      <style:text-properties officeooo:paragraph-rsid="087f2f39"/>
    </style:style>
    <style:style style:name="P352" style:family="paragraph" style:parent-style-name="Исходный_20_код">
      <style:text-properties officeooo:paragraph-rsid="08828c49"/>
    </style:style>
    <style:style style:name="P353" style:family="paragraph" style:parent-style-name="Text_20_body">
      <style:text-properties officeooo:rsid="087768a5" officeooo:paragraph-rsid="087768a5"/>
    </style:style>
    <style:style style:name="P354" style:family="paragraph" style:parent-style-name="Исходный_20_код">
      <style:text-properties officeooo:paragraph-rsid="088437af"/>
    </style:style>
    <style:style style:name="P355" style:family="paragraph" style:parent-style-name="Исходный_20_код">
      <style:text-properties officeooo:paragraph-rsid="088978d3"/>
    </style:style>
    <style:style style:name="P356" style:family="paragraph" style:parent-style-name="Text_20_body">
      <style:text-properties officeooo:rsid="089fcd00" officeooo:paragraph-rsid="089fcd00"/>
    </style:style>
    <style:style style:name="P357" style:family="paragraph" style:parent-style-name="Исходный_20_код">
      <style:text-properties officeooo:paragraph-rsid="089539aa"/>
    </style:style>
    <style:style style:name="P358" style:family="paragraph" style:parent-style-name="Text_20_body">
      <style:text-properties officeooo:rsid="088f2807" officeooo:paragraph-rsid="088f2807"/>
    </style:style>
    <style:style style:name="P359" style:family="paragraph" style:parent-style-name="Text_20_body">
      <style:text-properties officeooo:rsid="089539aa" officeooo:paragraph-rsid="089c4f1c"/>
    </style:style>
    <style:style style:name="P360" style:family="paragraph" style:parent-style-name="Text_20_body">
      <style:text-properties officeooo:rsid="089830a1" officeooo:paragraph-rsid="089830a1"/>
    </style:style>
    <style:style style:name="P361" style:family="paragraph" style:parent-style-name="Text_20_body">
      <style:text-properties officeooo:rsid="089fff8f" officeooo:paragraph-rsid="089fff8f"/>
    </style:style>
    <style:style style:name="P362" style:family="paragraph" style:parent-style-name="Text_20_body">
      <style:text-properties officeooo:rsid="08ab5a51" officeooo:paragraph-rsid="08ab5a51"/>
    </style:style>
    <style:style style:name="P363" style:family="paragraph" style:parent-style-name="Text_20_body">
      <style:text-properties officeooo:rsid="08ae6576" officeooo:paragraph-rsid="08b5bdc5"/>
    </style:style>
    <style:style style:name="P364" style:family="paragraph" style:parent-style-name="Text_20_body">
      <style:text-properties officeooo:rsid="08af039e" officeooo:paragraph-rsid="08af039e"/>
    </style:style>
    <style:style style:name="P365" style:family="paragraph" style:parent-style-name="Исходный_20_код">
      <style:text-properties officeooo:paragraph-rsid="08928c6c"/>
    </style:style>
    <style:style style:name="P366" style:family="paragraph" style:parent-style-name="Text_20_body">
      <style:text-properties officeooo:paragraph-rsid="08d53d8c"/>
    </style:style>
    <style:style style:name="P367" style:family="paragraph" style:parent-style-name="Исходный_20_код">
      <style:text-properties officeooo:paragraph-rsid="08d53d8c"/>
    </style:style>
    <style:style style:name="P368" style:family="paragraph" style:parent-style-name="Text_20_body">
      <style:text-properties officeooo:rsid="08dd77e6" officeooo:paragraph-rsid="08dd77e6"/>
    </style:style>
    <style:style style:name="P369" style:family="paragraph" style:parent-style-name="Text_20_body">
      <style:text-properties officeooo:rsid="08dd77e6" officeooo:paragraph-rsid="09260fd6"/>
    </style:style>
    <style:style style:name="P370" style:family="paragraph" style:parent-style-name="Text_20_body">
      <style:text-properties officeooo:rsid="00951bc6" officeooo:paragraph-rsid="08d53d8c"/>
    </style:style>
    <style:style style:name="P371" style:family="paragraph" style:parent-style-name="Text_20_body">
      <style:text-properties officeooo:rsid="08e4c7b0" officeooo:paragraph-rsid="08e4c7b0"/>
    </style:style>
    <style:style style:name="P372" style:family="paragraph" style:parent-style-name="Text_20_body">
      <style:text-properties officeooo:rsid="08e6ddf6" officeooo:paragraph-rsid="08e6ddf6"/>
    </style:style>
    <style:style style:name="P373" style:family="paragraph" style:parent-style-name="Text_20_body">
      <style:text-properties officeooo:rsid="08ee940e" officeooo:paragraph-rsid="08ee940e"/>
    </style:style>
    <style:style style:name="P374" style:family="paragraph" style:parent-style-name="Text_20_body">
      <style:text-properties officeooo:rsid="08f17972" officeooo:paragraph-rsid="08f17972"/>
    </style:style>
    <style:style style:name="P375" style:family="paragraph" style:parent-style-name="Text_20_body">
      <style:text-properties officeooo:rsid="08f6b53a" officeooo:paragraph-rsid="08f6b53a"/>
    </style:style>
    <style:style style:name="P376" style:family="paragraph" style:parent-style-name="Text_20_body">
      <style:text-properties officeooo:rsid="08f815b1" officeooo:paragraph-rsid="08f815b1"/>
    </style:style>
    <style:style style:name="P377" style:family="paragraph" style:parent-style-name="Text_20_body">
      <style:text-properties officeooo:rsid="08f89a21" officeooo:paragraph-rsid="08f89a21"/>
    </style:style>
    <style:style style:name="P378" style:family="paragraph" style:parent-style-name="Text_20_body">
      <style:text-properties officeooo:rsid="0901a250" officeooo:paragraph-rsid="0901a250"/>
    </style:style>
    <style:style style:name="P379" style:family="paragraph" style:parent-style-name="Text_20_body">
      <style:text-properties officeooo:rsid="09048a2d" officeooo:paragraph-rsid="09048a2d"/>
    </style:style>
    <style:style style:name="P380" style:family="paragraph" style:parent-style-name="Text_20_body">
      <style:text-properties officeooo:rsid="0904b99b" officeooo:paragraph-rsid="0904b99b"/>
    </style:style>
    <style:style style:name="P381" style:family="paragraph" style:parent-style-name="Text_20_body">
      <style:text-properties officeooo:rsid="09089e80" officeooo:paragraph-rsid="09089e80"/>
    </style:style>
    <style:style style:name="P382" style:family="paragraph" style:parent-style-name="Text_20_body">
      <style:text-properties officeooo:rsid="09089e80" officeooo:paragraph-rsid="090c53cb"/>
    </style:style>
    <style:style style:name="P383" style:family="paragraph" style:parent-style-name="Text_20_body">
      <style:text-properties officeooo:rsid="090ffc8a" officeooo:paragraph-rsid="090ffc8a"/>
    </style:style>
    <style:style style:name="P384" style:family="paragraph" style:parent-style-name="Text_20_body">
      <style:text-properties officeooo:rsid="091162cc" officeooo:paragraph-rsid="091162cc"/>
    </style:style>
    <style:style style:name="P385" style:family="paragraph" style:parent-style-name="Text_20_body">
      <style:text-properties officeooo:rsid="091a5b33" officeooo:paragraph-rsid="091a5b33"/>
    </style:style>
    <style:style style:name="P386" style:family="paragraph" style:parent-style-name="Text_20_body">
      <style:text-properties officeooo:rsid="09294072" officeooo:paragraph-rsid="09294072"/>
    </style:style>
    <style:style style:name="P387" style:family="paragraph" style:parent-style-name="Text_20_body">
      <style:text-properties officeooo:paragraph-rsid="08a66b1d"/>
    </style:style>
    <style:style style:name="P388" style:family="paragraph" style:parent-style-name="Text_20_body">
      <style:text-properties officeooo:rsid="092b0c67" officeooo:paragraph-rsid="092b0c67"/>
    </style:style>
    <style:style style:name="P389" style:family="paragraph" style:parent-style-name="Text_20_body">
      <style:text-properties officeooo:rsid="092dc161" officeooo:paragraph-rsid="092dc161"/>
    </style:style>
    <style:style style:name="P390" style:family="paragraph" style:parent-style-name="Text_20_body">
      <style:text-properties officeooo:rsid="092e9839" officeooo:paragraph-rsid="092e9839"/>
    </style:style>
    <style:style style:name="P391" style:family="paragraph" style:parent-style-name="Text_20_body">
      <style:text-properties officeooo:rsid="092ffedd" officeooo:paragraph-rsid="092ffedd"/>
    </style:style>
    <style:style style:name="P392" style:family="paragraph" style:parent-style-name="Text_20_body">
      <style:text-properties officeooo:rsid="093a1e20" officeooo:paragraph-rsid="093a1e20"/>
    </style:style>
    <style:style style:name="P393" style:family="paragraph" style:parent-style-name="Исходный_20_код">
      <style:text-properties officeooo:paragraph-rsid="08e2bf57"/>
    </style:style>
    <style:style style:name="P394" style:family="paragraph" style:parent-style-name="Исходный_20_код">
      <style:text-properties officeooo:rsid="09124caa" officeooo:paragraph-rsid="09124caa"/>
    </style:style>
    <style:style style:name="P395" style:family="paragraph" style:parent-style-name="Исходный_20_код">
      <style:text-properties officeooo:rsid="09124caa" officeooo:paragraph-rsid="09234619"/>
    </style:style>
    <style:style style:name="P396" style:family="paragraph" style:parent-style-name="Text_20_body">
      <style:text-properties officeooo:rsid="0942c874" officeooo:paragraph-rsid="0942c874"/>
    </style:style>
    <style:style style:name="P397" style:family="paragraph" style:parent-style-name="Text_20_body">
      <style:text-properties officeooo:rsid="095623d0" officeooo:paragraph-rsid="095623d0"/>
    </style:style>
    <style:style style:name="P398" style:family="paragraph" style:parent-style-name="Исходный_20_код">
      <style:text-properties officeooo:paragraph-rsid="09582543"/>
    </style:style>
    <style:style style:name="P399" style:family="paragraph" style:parent-style-name="Исходный_20_код">
      <style:text-properties officeooo:paragraph-rsid="0975b3ad"/>
    </style:style>
    <style:style style:name="P400" style:family="paragraph" style:parent-style-name="Text_20_body">
      <style:text-properties officeooo:rsid="0969828e" officeooo:paragraph-rsid="0969828e"/>
    </style:style>
    <style:style style:name="P401" style:family="paragraph" style:parent-style-name="Text_20_body">
      <style:text-properties officeooo:rsid="0969828e" officeooo:paragraph-rsid="10351d4c"/>
    </style:style>
    <style:style style:name="P402" style:family="paragraph" style:parent-style-name="Text_20_body">
      <style:text-properties officeooo:rsid="09795fcf" officeooo:paragraph-rsid="09795fcf"/>
    </style:style>
    <style:style style:name="P403" style:family="paragraph" style:parent-style-name="Text_20_body">
      <style:text-properties officeooo:rsid="097a17ce" officeooo:paragraph-rsid="097a17ce"/>
    </style:style>
    <style:style style:name="P404" style:family="paragraph" style:parent-style-name="Исходный_20_код">
      <style:text-properties officeooo:paragraph-rsid="096892a8"/>
    </style:style>
    <style:style style:name="P405" style:family="paragraph" style:parent-style-name="Исходный_20_код">
      <style:text-properties officeooo:paragraph-rsid="096bc028"/>
    </style:style>
    <style:style style:name="P406" style:family="paragraph" style:parent-style-name="Исходный_20_код">
      <style:text-properties officeooo:paragraph-rsid="0970fb78"/>
    </style:style>
    <style:style style:name="P407" style:family="paragraph" style:parent-style-name="Text_20_body">
      <style:text-properties officeooo:rsid="0985a3ec" officeooo:paragraph-rsid="0985a3ec"/>
    </style:style>
    <style:style style:name="P408" style:family="paragraph" style:parent-style-name="Text_20_body">
      <style:text-properties officeooo:rsid="09866926" officeooo:paragraph-rsid="09866926"/>
    </style:style>
    <style:style style:name="P409" style:family="paragraph" style:parent-style-name="Text_20_body">
      <style:text-properties officeooo:rsid="098772db" officeooo:paragraph-rsid="09af3c4c"/>
    </style:style>
    <style:style style:name="P410" style:family="paragraph" style:parent-style-name="Text_20_body">
      <style:text-properties officeooo:rsid="098772db" officeooo:paragraph-rsid="09b7465e"/>
    </style:style>
    <style:style style:name="P411" style:family="paragraph" style:parent-style-name="Text_20_body">
      <style:text-properties officeooo:rsid="098772db" officeooo:paragraph-rsid="0b5213bb"/>
    </style:style>
    <style:style style:name="P412" style:family="paragraph" style:parent-style-name="Text_20_body">
      <style:text-properties officeooo:rsid="098772db" officeooo:paragraph-rsid="0989914e"/>
    </style:style>
    <style:style style:name="P413" style:family="paragraph" style:parent-style-name="Text_20_body">
      <style:text-properties officeooo:rsid="098772db" officeooo:paragraph-rsid="0bc4ab9e"/>
    </style:style>
    <style:style style:name="P414" style:family="paragraph" style:parent-style-name="Text_20_body">
      <style:text-properties officeooo:rsid="098772db" officeooo:paragraph-rsid="0f2e6fea"/>
    </style:style>
    <style:style style:name="P415" style:family="paragraph" style:parent-style-name="Text_20_body">
      <style:text-properties officeooo:rsid="09912f37" officeooo:paragraph-rsid="09912f37"/>
    </style:style>
    <style:style style:name="P416" style:family="paragraph" style:parent-style-name="Text_20_body">
      <style:text-properties officeooo:rsid="09957784" officeooo:paragraph-rsid="09a88a41"/>
    </style:style>
    <style:style style:name="P417" style:family="paragraph" style:parent-style-name="Text_20_body">
      <style:text-properties officeooo:rsid="09957784" officeooo:paragraph-rsid="09af3c4c"/>
    </style:style>
    <style:style style:name="P418" style:family="paragraph" style:parent-style-name="Text_20_body">
      <style:text-properties officeooo:rsid="09972dd3" officeooo:paragraph-rsid="09972dd3"/>
    </style:style>
    <style:style style:name="P419" style:family="paragraph" style:parent-style-name="Text_20_body">
      <style:text-properties officeooo:rsid="09973b55" officeooo:paragraph-rsid="09973b55"/>
    </style:style>
    <style:style style:name="P420" style:family="paragraph" style:parent-style-name="Text_20_body">
      <style:text-properties officeooo:rsid="099a0df6" officeooo:paragraph-rsid="09af3c4c"/>
    </style:style>
    <style:style style:name="P421" style:family="paragraph" style:parent-style-name="Text_20_body">
      <style:text-properties officeooo:rsid="09b39771" officeooo:paragraph-rsid="09b39771"/>
    </style:style>
    <style:style style:name="P422" style:family="paragraph" style:parent-style-name="Text_20_body">
      <style:text-properties officeooo:rsid="09bb1301" officeooo:paragraph-rsid="09bb1301"/>
    </style:style>
    <style:style style:name="P423" style:family="paragraph" style:parent-style-name="Text_20_body">
      <style:text-properties officeooo:rsid="09dd7bfb" officeooo:paragraph-rsid="09dd7bfb"/>
    </style:style>
    <style:style style:name="P424" style:family="paragraph" style:parent-style-name="Text_20_body">
      <style:text-properties officeooo:rsid="09e0ece4" officeooo:paragraph-rsid="09e0ece4"/>
    </style:style>
    <style:style style:name="P425" style:family="paragraph" style:parent-style-name="Text_20_body">
      <style:text-properties officeooo:rsid="09e30721" officeooo:paragraph-rsid="09e30721"/>
    </style:style>
    <style:style style:name="P426" style:family="paragraph" style:parent-style-name="Text_20_body">
      <style:text-properties officeooo:rsid="09e9b60b" officeooo:paragraph-rsid="09eb7d22"/>
    </style:style>
    <style:style style:name="P427" style:family="paragraph" style:parent-style-name="Исходный_20_код">
      <style:text-properties officeooo:paragraph-rsid="09e16604"/>
    </style:style>
    <style:style style:name="P428" style:family="paragraph" style:parent-style-name="Исходный_20_код">
      <style:text-properties officeooo:paragraph-rsid="09e99054"/>
    </style:style>
    <style:style style:name="P429" style:family="paragraph" style:parent-style-name="Text_20_body">
      <style:text-properties officeooo:rsid="09efb48b" officeooo:paragraph-rsid="09efb48b"/>
    </style:style>
    <style:style style:name="P430" style:family="paragraph" style:parent-style-name="Text_20_body">
      <style:text-properties officeooo:rsid="09efb48b" officeooo:paragraph-rsid="0bfc58d4"/>
    </style:style>
    <style:style style:name="P431" style:family="paragraph" style:parent-style-name="Text_20_body">
      <style:text-properties officeooo:rsid="09f1d0ec" officeooo:paragraph-rsid="09f1d0ec"/>
    </style:style>
    <style:style style:name="P432" style:family="paragraph" style:parent-style-name="Text_20_body">
      <style:text-properties officeooo:rsid="09f5b3fd" officeooo:paragraph-rsid="09f5b3fd"/>
    </style:style>
    <style:style style:name="P433" style:family="paragraph" style:parent-style-name="Text_20_body">
      <style:text-properties officeooo:rsid="09fdb381" officeooo:paragraph-rsid="09fdb381"/>
    </style:style>
    <style:style style:name="P434" style:family="paragraph" style:parent-style-name="Text_20_body">
      <style:text-properties officeooo:rsid="0a06bbfc" officeooo:paragraph-rsid="0a072126"/>
    </style:style>
    <style:style style:name="P435" style:family="paragraph" style:parent-style-name="Text_20_body">
      <style:text-properties officeooo:rsid="0a06bbfc" officeooo:paragraph-rsid="10560b18"/>
    </style:style>
    <style:style style:name="P436" style:family="paragraph" style:parent-style-name="Text_20_body">
      <style:text-properties officeooo:rsid="0a06bbfc" officeooo:paragraph-rsid="105a47cb"/>
    </style:style>
    <style:style style:name="P437" style:family="paragraph" style:parent-style-name="Text_20_body">
      <style:text-properties officeooo:rsid="0a06bbfc" officeooo:paragraph-rsid="10f2da53"/>
    </style:style>
    <style:style style:name="P438" style:family="paragraph" style:parent-style-name="Text_20_body">
      <style:text-properties officeooo:rsid="0a09a764" officeooo:paragraph-rsid="0a09a764"/>
    </style:style>
    <style:style style:name="P439" style:family="paragraph" style:parent-style-name="Text_20_body">
      <style:text-properties officeooo:rsid="0a0eac73" officeooo:paragraph-rsid="0a0eac73"/>
    </style:style>
    <style:style style:name="P440" style:family="paragraph" style:parent-style-name="Text_20_body">
      <style:text-properties officeooo:rsid="0a1162ae" officeooo:paragraph-rsid="0a1162ae"/>
    </style:style>
    <style:style style:name="P441" style:family="paragraph" style:parent-style-name="Text_20_body">
      <style:text-properties officeooo:rsid="0a1162ae" officeooo:paragraph-rsid="0a6abdfc"/>
    </style:style>
    <style:style style:name="P442" style:family="paragraph" style:parent-style-name="Исходный_20_код">
      <style:text-properties officeooo:paragraph-rsid="0a21f69c"/>
    </style:style>
    <style:style style:name="P443" style:family="paragraph" style:parent-style-name="Text_20_body">
      <style:text-properties officeooo:rsid="0a14d7d2" officeooo:paragraph-rsid="0a959714"/>
    </style:style>
    <style:style style:name="P444" style:family="paragraph" style:parent-style-name="Text_20_body">
      <style:text-properties officeooo:rsid="0a14d7d2" officeooo:paragraph-rsid="0a14d7d2"/>
    </style:style>
    <style:style style:name="P445" style:family="paragraph" style:parent-style-name="Text_20_body">
      <style:text-properties officeooo:rsid="0a14d7d2" officeooo:paragraph-rsid="0a6abdfc"/>
    </style:style>
    <style:style style:name="P446" style:family="paragraph" style:parent-style-name="Text_20_body">
      <style:text-properties officeooo:rsid="0a14d7d2" officeooo:paragraph-rsid="105b31fc"/>
    </style:style>
    <style:style style:name="P447" style:family="paragraph" style:parent-style-name="Text_20_body">
      <style:text-properties officeooo:rsid="0a3c5021" officeooo:paragraph-rsid="0a3c5021"/>
    </style:style>
    <style:style style:name="P448" style:family="paragraph" style:parent-style-name="Text_20_body">
      <style:text-properties officeooo:rsid="0a3d22c6" officeooo:paragraph-rsid="0a3d22c6"/>
    </style:style>
    <style:style style:name="P449" style:family="paragraph" style:parent-style-name="Text_20_body">
      <style:text-properties officeooo:rsid="0a3d460c" officeooo:paragraph-rsid="0a3d460c"/>
    </style:style>
    <style:style style:name="P450" style:family="paragraph" style:parent-style-name="Text_20_body">
      <style:text-properties officeooo:rsid="0a3d460c" officeooo:paragraph-rsid="0a48fc08"/>
    </style:style>
    <style:style style:name="P451" style:family="paragraph" style:parent-style-name="Text_20_body">
      <style:text-properties officeooo:rsid="0a5d69ef" officeooo:paragraph-rsid="0a5d69ef"/>
    </style:style>
    <style:style style:name="P452" style:family="paragraph" style:parent-style-name="Исходный_20_код">
      <style:text-properties officeooo:paragraph-rsid="0a48fc08"/>
    </style:style>
    <style:style style:name="P453" style:family="paragraph" style:parent-style-name="Исходный_20_код">
      <style:text-properties officeooo:rsid="0a50630e" officeooo:paragraph-rsid="0a576a46"/>
    </style:style>
    <style:style style:name="P454" style:family="paragraph" style:parent-style-name="Text_20_body">
      <style:text-properties style:text-underline-style="none" officeooo:rsid="0a8bb85d" officeooo:paragraph-rsid="0a8bb85d"/>
    </style:style>
    <style:style style:name="P455" style:family="paragraph" style:parent-style-name="Text_20_body">
      <style:text-properties style:text-underline-style="none" officeooo:rsid="0a8c203b" officeooo:paragraph-rsid="0a8c203b"/>
    </style:style>
    <style:style style:name="P456" style:family="paragraph" style:parent-style-name="Text_20_body">
      <style:text-properties style:text-underline-style="none" officeooo:rsid="0a8cca7f" officeooo:paragraph-rsid="0a8cca7f"/>
    </style:style>
    <style:style style:name="P457" style:family="paragraph" style:parent-style-name="Text_20_body">
      <style:text-properties officeooo:rsid="0a8f1e09" officeooo:paragraph-rsid="0a8f1e09"/>
    </style:style>
    <style:style style:name="P458" style:family="paragraph" style:parent-style-name="Text_20_body">
      <style:text-properties officeooo:rsid="0a9145db" officeooo:paragraph-rsid="0a9145db"/>
    </style:style>
    <style:style style:name="P459" style:family="paragraph" style:parent-style-name="Text_20_body">
      <style:text-properties officeooo:rsid="0823fcfa" officeooo:paragraph-rsid="0823fcfa"/>
    </style:style>
    <style:style style:name="P460" style:family="paragraph" style:parent-style-name="Text_20_body">
      <style:text-properties officeooo:rsid="0a997589" officeooo:paragraph-rsid="0aa0afd0"/>
    </style:style>
    <style:style style:name="P461" style:family="paragraph" style:parent-style-name="Text_20_body">
      <style:text-properties officeooo:rsid="08194868" officeooo:paragraph-rsid="08194868"/>
    </style:style>
    <style:style style:name="P462" style:family="paragraph" style:parent-style-name="Text_20_body">
      <style:text-properties officeooo:rsid="0aaded0a" officeooo:paragraph-rsid="0aaded0a"/>
    </style:style>
    <style:style style:name="P463" style:family="paragraph" style:parent-style-name="Text_20_body">
      <style:text-properties officeooo:rsid="052e20cd" officeooo:paragraph-rsid="052e20cd"/>
    </style:style>
    <style:style style:name="P464" style:family="paragraph" style:parent-style-name="Text_20_body">
      <style:text-properties officeooo:rsid="0ab8db10" officeooo:paragraph-rsid="0ab8db10"/>
    </style:style>
    <style:style style:name="P465" style:family="paragraph" style:parent-style-name="Text_20_body">
      <style:text-properties officeooo:rsid="0aced00b" officeooo:paragraph-rsid="0aced00b"/>
    </style:style>
    <style:style style:name="P466" style:family="paragraph" style:parent-style-name="Text_20_body">
      <style:text-properties officeooo:rsid="0ad205ef" officeooo:paragraph-rsid="0ad205ef"/>
    </style:style>
    <style:style style:name="P467" style:family="paragraph" style:parent-style-name="Text_20_body">
      <style:text-properties officeooo:rsid="0ae208eb" officeooo:paragraph-rsid="0ae208eb"/>
    </style:style>
    <style:style style:name="P468" style:family="paragraph" style:parent-style-name="Text_20_body">
      <style:text-properties officeooo:rsid="0ae208eb" officeooo:paragraph-rsid="0ae9a132"/>
    </style:style>
    <style:style style:name="P469" style:family="paragraph" style:parent-style-name="Text_20_body">
      <style:text-properties officeooo:rsid="0ae430c1" officeooo:paragraph-rsid="0ae430c1"/>
    </style:style>
    <style:style style:name="P470" style:family="paragraph" style:parent-style-name="Text_20_body">
      <style:text-properties officeooo:rsid="0ae430c1" officeooo:paragraph-rsid="0ae9a132"/>
    </style:style>
    <style:style style:name="P471" style:family="paragraph" style:parent-style-name="Исходный_20_код">
      <style:text-properties officeooo:paragraph-rsid="052ec773"/>
    </style:style>
    <style:style style:name="P472" style:family="paragraph" style:parent-style-name="Исходный_20_код">
      <style:text-properties officeooo:paragraph-rsid="0aba05b1"/>
    </style:style>
    <style:style style:name="P473" style:family="paragraph" style:parent-style-name="Исходный_20_код">
      <style:text-properties officeooo:paragraph-rsid="09af3c4c"/>
    </style:style>
    <style:style style:name="P474" style:family="paragraph" style:parent-style-name="Text_20_body">
      <style:text-properties officeooo:paragraph-rsid="0b408571"/>
    </style:style>
    <style:style style:name="P475" style:family="paragraph" style:parent-style-name="Text_20_body">
      <style:text-properties officeooo:rsid="0b4dddfd" officeooo:paragraph-rsid="0b4dddfd"/>
    </style:style>
    <style:style style:name="P476" style:family="paragraph" style:parent-style-name="Text_20_body">
      <style:text-properties officeooo:rsid="0b5bb9eb" officeooo:paragraph-rsid="0b5bb9eb"/>
    </style:style>
    <style:style style:name="P477" style:family="paragraph" style:parent-style-name="Text_20_body">
      <style:text-properties officeooo:rsid="0b5e5f62" officeooo:paragraph-rsid="0b5f8f0b"/>
    </style:style>
    <style:style style:name="P478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8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82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3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4" style:family="paragraph" style:parent-style-name="Исходный_20_код">
      <style:text-properties officeooo:paragraph-rsid="0b590892"/>
    </style:style>
    <style:style style:name="P485" style:family="paragraph" style:parent-style-name="Text_20_body">
      <style:text-properties officeooo:rsid="0b9b4934" officeooo:paragraph-rsid="0b9b4934"/>
    </style:style>
    <style:style style:name="P486" style:family="paragraph" style:parent-style-name="Text_20_body">
      <style:text-properties officeooo:rsid="0ba6cac0" officeooo:paragraph-rsid="0ba6cac0"/>
    </style:style>
    <style:style style:name="P487" style:family="paragraph" style:parent-style-name="Исходный_20_код">
      <style:text-properties officeooo:paragraph-rsid="08e4c7b0"/>
    </style:style>
    <style:style style:name="P488" style:family="paragraph" style:parent-style-name="Исходный_20_код">
      <style:text-properties officeooo:paragraph-rsid="0bae9d3e"/>
    </style:style>
    <style:style style:name="P489" style:family="paragraph" style:parent-style-name="Исходный_20_код">
      <style:text-properties officeooo:paragraph-rsid="0bbdb743"/>
    </style:style>
    <style:style style:name="P490" style:family="paragraph" style:parent-style-name="Исходный_20_код">
      <style:text-properties officeooo:rsid="0bc4ab9e" officeooo:paragraph-rsid="0bc4ab9e"/>
    </style:style>
    <style:style style:name="P491" style:family="paragraph" style:parent-style-name="Text_20_body">
      <style:text-properties officeooo:rsid="0bc4ab9e" officeooo:paragraph-rsid="0bc4ab9e"/>
    </style:style>
    <style:style style:name="P492" style:family="paragraph" style:parent-style-name="Text_20_body">
      <style:text-properties officeooo:paragraph-rsid="06354b6b"/>
    </style:style>
    <style:style style:name="P493" style:family="paragraph" style:parent-style-name="Text_20_body">
      <style:text-properties officeooo:rsid="0991581f" officeooo:paragraph-rsid="0991581f"/>
    </style:style>
    <style:style style:name="P494" style:family="paragraph" style:parent-style-name="Исходный_20_код">
      <style:text-properties officeooo:paragraph-rsid="0c23ba8f"/>
    </style:style>
    <style:style style:name="P495" style:family="paragraph" style:parent-style-name="Text_20_body">
      <style:text-properties officeooo:rsid="0bd1a9f6" officeooo:paragraph-rsid="0bd1a9f6"/>
    </style:style>
    <style:style style:name="P496" style:family="paragraph" style:parent-style-name="Text_20_body">
      <style:text-properties officeooo:rsid="0bd1a9f6" officeooo:paragraph-rsid="0c0b9bba"/>
    </style:style>
    <style:style style:name="P497" style:family="paragraph" style:parent-style-name="Text_20_body">
      <style:text-properties officeooo:rsid="0bd7b049" officeooo:paragraph-rsid="0bd7b049"/>
    </style:style>
    <style:style style:name="P498" style:family="paragraph" style:parent-style-name="Text_20_body">
      <style:text-properties officeooo:rsid="0a001ed1" officeooo:paragraph-rsid="0a001ed1"/>
    </style:style>
    <style:style style:name="P499" style:family="paragraph" style:parent-style-name="Исходный_20_код">
      <style:text-properties officeooo:paragraph-rsid="09f1055c"/>
    </style:style>
    <style:style style:name="P500" style:family="paragraph" style:parent-style-name="Исходный_20_код">
      <style:text-properties officeooo:rsid="0c047e03" officeooo:paragraph-rsid="0c057cdb"/>
    </style:style>
    <style:style style:name="P501" style:family="paragraph" style:parent-style-name="Исходный_20_код">
      <style:text-properties officeooo:paragraph-rsid="0c33d1f1"/>
    </style:style>
    <style:style style:name="P502" style:family="paragraph" style:parent-style-name="Исходный_20_код">
      <style:text-properties officeooo:paragraph-rsid="0c356a37"/>
    </style:style>
    <style:style style:name="P503" style:family="paragraph" style:parent-style-name="Исходный_20_код">
      <style:text-properties officeooo:paragraph-rsid="0c373b60"/>
    </style:style>
    <style:style style:name="P504" style:family="paragraph" style:parent-style-name="Text_20_body">
      <style:text-properties officeooo:rsid="0c4b7951" officeooo:paragraph-rsid="0c4b7951"/>
    </style:style>
    <style:style style:name="P505" style:family="paragraph" style:parent-style-name="Text_20_body">
      <style:text-properties officeooo:rsid="0c4bef8f" officeooo:paragraph-rsid="0c4bef8f"/>
    </style:style>
    <style:style style:name="P506" style:family="paragraph" style:parent-style-name="Text_20_body">
      <style:text-properties officeooo:rsid="0c52afdd" officeooo:paragraph-rsid="0c52afdd"/>
    </style:style>
    <style:style style:name="P507" style:family="paragraph" style:parent-style-name="Исходный_20_код">
      <style:text-properties officeooo:rsid="0c4b3268" officeooo:paragraph-rsid="0c4b3268"/>
    </style:style>
    <style:style style:name="P508" style:family="paragraph" style:parent-style-name="Исходный_20_код">
      <style:text-properties officeooo:paragraph-rsid="0c57aa60"/>
    </style:style>
    <style:style style:name="P509" style:family="paragraph" style:parent-style-name="Исходный_20_код">
      <style:text-properties officeooo:paragraph-rsid="0c5cade4"/>
    </style:style>
    <style:style style:name="P510" style:family="paragraph" style:parent-style-name="Исходный_20_код">
      <style:text-properties officeooo:paragraph-rsid="0c5d9a16"/>
    </style:style>
    <style:style style:name="P511" style:family="paragraph" style:parent-style-name="Text_20_body">
      <style:text-properties officeooo:rsid="0c691123" officeooo:paragraph-rsid="0c691123"/>
    </style:style>
    <style:style style:name="P512" style:family="paragraph" style:parent-style-name="Исходный_20_код">
      <style:text-properties officeooo:paragraph-rsid="0c613b27"/>
    </style:style>
    <style:style style:name="P513" style:family="paragraph" style:parent-style-name="Исходный_20_код">
      <style:text-properties officeooo:paragraph-rsid="0c643a78"/>
    </style:style>
    <style:style style:name="P514" style:family="paragraph" style:parent-style-name="Text_20_body">
      <style:text-properties officeooo:rsid="0c7087ef" officeooo:paragraph-rsid="0c776df9"/>
    </style:style>
    <style:style style:name="P515" style:family="paragraph" style:parent-style-name="Text_20_body">
      <style:text-properties officeooo:rsid="0c7087ef" officeooo:paragraph-rsid="0c7c09e1"/>
    </style:style>
    <style:style style:name="P516" style:family="paragraph" style:parent-style-name="Text_20_body">
      <style:text-properties officeooo:rsid="0c7087ef" officeooo:paragraph-rsid="0c82c35b"/>
    </style:style>
    <style:style style:name="P517" style:family="paragraph" style:parent-style-name="Text_20_body">
      <style:text-properties officeooo:rsid="0c7087ef" officeooo:paragraph-rsid="0c920456"/>
    </style:style>
    <style:style style:name="P518" style:family="paragraph" style:parent-style-name="Text_20_body">
      <style:text-properties officeooo:rsid="0c7087ef" officeooo:paragraph-rsid="0cab45fa"/>
    </style:style>
    <style:style style:name="P519" style:family="paragraph" style:parent-style-name="Text_20_body">
      <style:text-properties officeooo:rsid="0c7087ef" officeooo:paragraph-rsid="0cabf085"/>
    </style:style>
    <style:style style:name="P520" style:family="paragraph" style:parent-style-name="Text_20_body">
      <style:text-properties officeooo:rsid="0c7087ef" officeooo:paragraph-rsid="0cb10098"/>
    </style:style>
    <style:style style:name="P521" style:family="paragraph" style:parent-style-name="Text_20_body">
      <style:text-properties officeooo:rsid="0c7087ef" officeooo:paragraph-rsid="0cc81f7f"/>
    </style:style>
    <style:style style:name="P522" style:family="paragraph" style:parent-style-name="Text_20_body">
      <style:text-properties officeooo:rsid="0c7087ef" officeooo:paragraph-rsid="0cee8336"/>
    </style:style>
    <style:style style:name="P523" style:family="paragraph" style:parent-style-name="Text_20_body">
      <style:text-properties officeooo:rsid="0c7087ef" officeooo:paragraph-rsid="0cf98c2a"/>
    </style:style>
    <style:style style:name="P524" style:family="paragraph" style:parent-style-name="Text_20_body">
      <style:text-properties officeooo:rsid="0c7087ef" officeooo:paragraph-rsid="0cbf9957"/>
    </style:style>
    <style:style style:name="P525" style:family="paragraph" style:parent-style-name="Text_20_body">
      <style:text-properties officeooo:rsid="0c7087ef" officeooo:paragraph-rsid="0d5e6c01"/>
    </style:style>
    <style:style style:name="P526" style:family="paragraph" style:parent-style-name="Text_20_body">
      <style:text-properties officeooo:rsid="0c7087ef" officeooo:paragraph-rsid="0e5c770c"/>
    </style:style>
    <style:style style:name="P527" style:family="paragraph" style:parent-style-name="Text_20_body">
      <style:text-properties officeooo:rsid="0c776df9" officeooo:paragraph-rsid="0c776df9"/>
    </style:style>
    <style:style style:name="P528" style:family="paragraph" style:parent-style-name="Text_20_body">
      <style:text-properties officeooo:rsid="0c776df9" officeooo:paragraph-rsid="0c7c09e1"/>
    </style:style>
    <style:style style:name="P529" style:family="paragraph" style:parent-style-name="Исходный_20_код">
      <style:text-properties officeooo:paragraph-rsid="0c7340a0"/>
    </style:style>
    <style:style style:name="P530" style:family="paragraph" style:parent-style-name="Исходный_20_код">
      <style:text-properties officeooo:paragraph-rsid="0c7859b0"/>
    </style:style>
    <style:style style:name="P531" style:family="paragraph" style:parent-style-name="Исходный_20_код">
      <style:text-properties officeooo:paragraph-rsid="0c7c09e1"/>
    </style:style>
    <style:style style:name="P532" style:family="paragraph" style:parent-style-name="Исходный_20_код">
      <style:text-properties officeooo:paragraph-rsid="0c82c35b"/>
    </style:style>
    <style:style style:name="P533" style:family="paragraph" style:parent-style-name="Исходный_20_код">
      <style:text-properties officeooo:paragraph-rsid="0c8724a6"/>
    </style:style>
    <style:style style:name="P534" style:family="paragraph" style:parent-style-name="Text_20_body">
      <style:text-properties officeooo:rsid="0c9a5ec9" officeooo:paragraph-rsid="0c9e3651"/>
    </style:style>
    <style:style style:name="P535" style:family="paragraph" style:parent-style-name="Text_20_body">
      <style:text-properties officeooo:rsid="0c9a5ec9" officeooo:paragraph-rsid="0d35aa8b"/>
    </style:style>
    <style:style style:name="P536" style:family="paragraph" style:parent-style-name="Text_20_body">
      <style:text-properties officeooo:rsid="0c9a5ec9" officeooo:paragraph-rsid="0cf98c2a"/>
    </style:style>
    <style:style style:name="P537" style:family="paragraph" style:parent-style-name="Text_20_body">
      <style:text-properties officeooo:rsid="0c9a5ec9" officeooo:paragraph-rsid="0c9a5ec9"/>
    </style:style>
    <style:style style:name="P538" style:family="paragraph" style:parent-style-name="Text_20_body">
      <style:text-properties officeooo:rsid="0c9dc9be" officeooo:paragraph-rsid="0d1d6138"/>
    </style:style>
    <style:style style:name="P539" style:family="paragraph" style:parent-style-name="Text_20_body">
      <style:text-properties officeooo:rsid="0c9dc9be" officeooo:paragraph-rsid="0c9dc9be"/>
    </style:style>
    <style:style style:name="P540" style:family="paragraph" style:parent-style-name="Исходный_20_код">
      <style:text-properties officeooo:paragraph-rsid="0c920456"/>
    </style:style>
    <style:style style:name="P541" style:family="paragraph" style:parent-style-name="Исходный_20_код">
      <style:text-properties officeooo:paragraph-rsid="0cb22524"/>
    </style:style>
    <style:style style:name="P542" style:family="paragraph" style:parent-style-name="Исходный_20_код">
      <style:text-properties officeooo:paragraph-rsid="0cb8d406"/>
    </style:style>
    <style:style style:name="P543" style:family="paragraph" style:parent-style-name="Text_20_body">
      <style:text-properties officeooo:rsid="0caf372f" officeooo:paragraph-rsid="0cb10098"/>
    </style:style>
    <style:style style:name="P544" style:family="paragraph" style:parent-style-name="Text_20_body">
      <style:text-properties officeooo:rsid="0caf372f" officeooo:paragraph-rsid="0cba1cd6"/>
    </style:style>
    <style:style style:name="P545" style:family="paragraph" style:parent-style-name="Text_20_body">
      <style:text-properties officeooo:rsid="0caf372f" officeooo:paragraph-rsid="0cc5b67f"/>
    </style:style>
    <style:style style:name="P546" style:family="paragraph" style:parent-style-name="Text_20_body">
      <style:text-properties officeooo:rsid="0caf372f" officeooo:paragraph-rsid="0cee8336"/>
    </style:style>
    <style:style style:name="P547" style:family="paragraph" style:parent-style-name="Text_20_body">
      <style:text-properties officeooo:rsid="0caf372f" officeooo:paragraph-rsid="0cb22524"/>
    </style:style>
    <style:style style:name="P548" style:family="paragraph" style:parent-style-name="Text_20_body">
      <style:text-properties officeooo:rsid="0caf372f" officeooo:paragraph-rsid="0d2b5581"/>
    </style:style>
    <style:style style:name="P549" style:family="paragraph" style:parent-style-name="Text_20_body">
      <style:text-properties officeooo:rsid="0caf372f" officeooo:paragraph-rsid="0d5e6c01"/>
    </style:style>
    <style:style style:name="P550" style:family="paragraph" style:parent-style-name="Text_20_body">
      <style:text-properties officeooo:rsid="0caf372f" officeooo:paragraph-rsid="0e35b34d"/>
    </style:style>
    <style:style style:name="P551" style:family="paragraph" style:parent-style-name="Text_20_body">
      <style:text-properties officeooo:rsid="0caf372f" officeooo:paragraph-rsid="0e3d26e9"/>
    </style:style>
    <style:style style:name="P552" style:family="paragraph" style:parent-style-name="Text_20_body">
      <style:text-properties officeooo:rsid="0cb10098" officeooo:paragraph-rsid="0cb10098"/>
    </style:style>
    <style:style style:name="P553" style:family="paragraph" style:parent-style-name="Text_20_body">
      <style:text-properties officeooo:rsid="0cb10098" officeooo:paragraph-rsid="0e64d313"/>
    </style:style>
    <style:style style:name="P554" style:family="paragraph" style:parent-style-name="Text_20_body">
      <style:text-properties officeooo:rsid="0cb10098" officeooo:paragraph-rsid="0e6634d2"/>
    </style:style>
    <style:style style:name="P555" style:family="paragraph" style:parent-style-name="Исходный_20_код">
      <style:text-properties officeooo:paragraph-rsid="0ca9246c"/>
    </style:style>
    <style:style style:name="P556" style:family="paragraph" style:parent-style-name="Исходный_20_код">
      <style:text-properties officeooo:paragraph-rsid="0cc5b67f"/>
    </style:style>
    <style:style style:name="P557" style:family="paragraph" style:parent-style-name="Text_20_body">
      <style:text-properties officeooo:rsid="0cc38c18" officeooo:paragraph-rsid="0cc38c18"/>
    </style:style>
    <style:style style:name="P558" style:family="paragraph" style:parent-style-name="Text_20_body">
      <style:text-properties officeooo:rsid="0ba1daf7" officeooo:paragraph-rsid="0ce06748"/>
    </style:style>
    <style:style style:name="P559" style:family="paragraph" style:parent-style-name="Исходный_20_код">
      <style:text-properties officeooo:paragraph-rsid="0cee8336"/>
    </style:style>
    <style:style style:name="P560" style:family="paragraph" style:parent-style-name="Исходный_20_код">
      <style:text-properties officeooo:paragraph-rsid="0cf1cd55"/>
    </style:style>
    <style:style style:name="P561" style:family="paragraph" style:parent-style-name="Text_20_body">
      <style:text-properties officeooo:rsid="0cfe3c1f" officeooo:paragraph-rsid="0cfe3c1f"/>
    </style:style>
    <style:style style:name="P562" style:family="paragraph" style:parent-style-name="Text_20_body">
      <style:text-properties officeooo:rsid="0d03691f" officeooo:paragraph-rsid="0d03691f"/>
    </style:style>
    <style:style style:name="P563" style:family="paragraph" style:parent-style-name="Text_20_body">
      <style:text-properties officeooo:rsid="0d03691f" officeooo:paragraph-rsid="0d1fdc8a"/>
    </style:style>
    <style:style style:name="P564" style:family="paragraph" style:parent-style-name="Исходный_20_код">
      <style:text-properties officeooo:rsid="0c907039" officeooo:paragraph-rsid="0c907039"/>
    </style:style>
    <style:style style:name="P565" style:family="paragraph" style:parent-style-name="Исходный_20_код">
      <style:text-properties officeooo:rsid="0c907039" officeooo:paragraph-rsid="0cf743e2"/>
    </style:style>
    <style:style style:name="P566" style:family="paragraph" style:parent-style-name="Исходный_20_код">
      <style:text-properties officeooo:paragraph-rsid="0cf98c2a"/>
    </style:style>
    <style:style style:name="P567" style:family="paragraph" style:parent-style-name="Text_20_body">
      <style:text-properties officeooo:rsid="0c60ed75" officeooo:paragraph-rsid="0c60ed75"/>
    </style:style>
    <style:style style:name="P568" style:family="paragraph" style:parent-style-name="Исходный_20_код">
      <style:text-properties officeooo:paragraph-rsid="0d26178e"/>
    </style:style>
    <style:style style:name="P569" style:family="paragraph" style:parent-style-name="Исходный_20_код">
      <style:text-properties officeooo:paragraph-rsid="0d2b5581"/>
    </style:style>
    <style:style style:name="P570" style:family="paragraph" style:parent-style-name="Исходный_20_код">
      <style:text-properties officeooo:paragraph-rsid="0d2b7d13"/>
    </style:style>
    <style:style style:name="P571" style:family="paragraph" style:parent-style-name="Text_20_body">
      <style:text-properties officeooo:rsid="0cfe5efc" officeooo:paragraph-rsid="0d22de60"/>
    </style:style>
    <style:style style:name="P572" style:family="paragraph" style:parent-style-name="Text_20_body">
      <style:text-properties officeooo:rsid="0d333f78" officeooo:paragraph-rsid="0d333f78"/>
    </style:style>
    <style:style style:name="P573" style:family="paragraph" style:parent-style-name="Исходный_20_код">
      <style:text-properties officeooo:paragraph-rsid="0d40f4d9"/>
    </style:style>
    <style:style style:name="P574" style:family="paragraph" style:parent-style-name="Text_20_body">
      <style:text-properties officeooo:rsid="0d408d65" officeooo:paragraph-rsid="0d408d65"/>
    </style:style>
    <style:style style:name="P575" style:family="paragraph" style:parent-style-name="Text_20_body">
      <style:text-properties officeooo:rsid="0d408d65" officeooo:paragraph-rsid="0e4088b7"/>
    </style:style>
    <style:style style:name="P576" style:family="paragraph" style:parent-style-name="Исходный_20_код">
      <style:text-properties officeooo:paragraph-rsid="0d3d9139"/>
    </style:style>
    <style:style style:name="P577" style:family="paragraph" style:parent-style-name="Исходный_20_код">
      <style:text-properties officeooo:paragraph-rsid="0d5e6c01"/>
    </style:style>
    <style:style style:name="P578" style:family="paragraph" style:parent-style-name="Text_20_body">
      <style:text-properties officeooo:rsid="0d4ddce5" officeooo:paragraph-rsid="0d5e6c01"/>
    </style:style>
    <style:style style:name="P579" style:family="paragraph" style:parent-style-name="Text_20_body">
      <style:text-properties officeooo:rsid="0da1746d" officeooo:paragraph-rsid="0da1746d"/>
    </style:style>
    <style:style style:name="P580" style:family="paragraph" style:parent-style-name="Text_20_body">
      <style:text-properties officeooo:rsid="0da1746d" officeooo:paragraph-rsid="0dbc64e8"/>
    </style:style>
    <style:style style:name="P581" style:family="paragraph" style:parent-style-name="Text_20_body">
      <style:text-properties officeooo:rsid="0da1d2ef" officeooo:paragraph-rsid="0dc0ffa8"/>
    </style:style>
    <style:style style:name="P582" style:family="paragraph" style:parent-style-name="Text_20_body">
      <style:text-properties officeooo:rsid="0da1d2ef" officeooo:paragraph-rsid="0dc87814"/>
    </style:style>
    <style:style style:name="P583" style:family="paragraph" style:parent-style-name="Исходный_20_код">
      <style:text-properties officeooo:rsid="0da1d2ef" officeooo:paragraph-rsid="0dc87814"/>
    </style:style>
    <style:style style:name="P584" style:family="paragraph" style:parent-style-name="Исходный_20_код">
      <style:text-properties officeooo:paragraph-rsid="0d9d607c"/>
    </style:style>
    <style:style style:name="P585" style:family="paragraph" style:parent-style-name="Исходный_20_код">
      <style:text-properties officeooo:paragraph-rsid="0dc0ffa8"/>
    </style:style>
    <style:style style:name="P586" style:family="paragraph" style:parent-style-name="Исходный_20_код">
      <style:text-properties officeooo:paragraph-rsid="0dbc64e8"/>
    </style:style>
    <style:style style:name="P587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8" style:family="paragraph" style:parent-style-name="Text_20_body">
      <style:text-properties officeooo:rsid="0db31d94" officeooo:paragraph-rsid="0dc87814"/>
    </style:style>
    <style:style style:name="P589" style:family="paragraph" style:parent-style-name="Исходный_20_код">
      <style:text-properties officeooo:paragraph-rsid="0dc87814"/>
    </style:style>
    <style:style style:name="P590" style:family="paragraph" style:parent-style-name="Text_20_body">
      <style:text-properties officeooo:rsid="0da68bc7" officeooo:paragraph-rsid="0dc87814"/>
    </style:style>
    <style:style style:name="P591" style:family="paragraph" style:parent-style-name="Text_20_body">
      <style:text-properties officeooo:rsid="0db21a5e" officeooo:paragraph-rsid="0dc87814"/>
    </style:style>
    <style:style style:name="P592" style:family="paragraph" style:parent-style-name="Text_20_body">
      <style:text-properties officeooo:rsid="0c6165dd" officeooo:paragraph-rsid="0c6165dd"/>
    </style:style>
    <style:style style:name="P593" style:family="paragraph" style:parent-style-name="Text_20_body">
      <style:text-properties officeooo:rsid="0df8d1f6" officeooo:paragraph-rsid="0dfbc8bb"/>
    </style:style>
    <style:style style:name="P594" style:family="paragraph" style:parent-style-name="Исходный_20_код">
      <style:text-properties officeooo:paragraph-rsid="0dec26e0"/>
    </style:style>
    <style:style style:name="P595" style:family="paragraph" style:parent-style-name="Исходный_20_код">
      <style:text-properties officeooo:paragraph-rsid="0e0905d3"/>
    </style:style>
    <style:style style:name="P596" style:family="paragraph" style:parent-style-name="Text_20_body">
      <style:text-properties officeooo:rsid="0d2cc923" officeooo:paragraph-rsid="0e35b34d"/>
    </style:style>
    <style:style style:name="P597" style:family="paragraph" style:parent-style-name="Text_20_body">
      <style:text-properties officeooo:rsid="0eb7039a" officeooo:paragraph-rsid="0eb7039a"/>
    </style:style>
    <style:style style:name="P598" style:family="paragraph" style:parent-style-name="Text_20_body">
      <style:text-properties officeooo:rsid="0eb8b68b" officeooo:paragraph-rsid="0eb8b68b"/>
    </style:style>
    <style:style style:name="P599" style:family="paragraph" style:parent-style-name="Text_20_body">
      <style:text-properties officeooo:rsid="0eb8b68b" officeooo:paragraph-rsid="0eba4134"/>
    </style:style>
    <style:style style:name="P600" style:family="paragraph" style:parent-style-name="Text_20_body">
      <style:text-properties officeooo:rsid="0ebc3537" officeooo:paragraph-rsid="0ebd9309"/>
    </style:style>
    <style:style style:name="P601" style:family="paragraph" style:parent-style-name="Text_20_body">
      <style:text-properties officeooo:rsid="0ec0103f" officeooo:paragraph-rsid="0ec0103f"/>
    </style:style>
    <style:style style:name="P602" style:family="paragraph" style:parent-style-name="Text_20_body">
      <style:text-properties officeooo:rsid="0ec236ad" officeooo:paragraph-rsid="0ec236ad"/>
    </style:style>
    <style:style style:name="P603" style:family="paragraph" style:parent-style-name="Text_20_body">
      <style:text-properties officeooo:rsid="0ec236ad" officeooo:paragraph-rsid="0ec4ff1d"/>
    </style:style>
    <style:style style:name="P604" style:family="paragraph" style:parent-style-name="Text_20_body">
      <style:text-properties officeooo:rsid="0ec2da2c" officeooo:paragraph-rsid="0ec2da2c"/>
    </style:style>
    <style:style style:name="P605" style:family="paragraph" style:parent-style-name="Text_20_body">
      <style:text-properties officeooo:rsid="0ec45a47" officeooo:paragraph-rsid="0ec45a47"/>
    </style:style>
    <style:style style:name="P606" style:family="paragraph" style:parent-style-name="Text_20_body">
      <style:text-properties officeooo:rsid="0ed395f4" officeooo:paragraph-rsid="0ed395f4"/>
    </style:style>
    <style:style style:name="P607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8" style:family="paragraph" style:parent-style-name="Исходный_20_код">
      <style:text-properties officeooo:paragraph-rsid="0ea26c46"/>
    </style:style>
    <style:style style:name="P609" style:family="paragraph" style:parent-style-name="Исходный_20_код">
      <style:text-properties officeooo:paragraph-rsid="0ea7c2ca"/>
    </style:style>
    <style:style style:name="P610" style:family="paragraph" style:parent-style-name="Исходный_20_код">
      <style:text-properties officeooo:paragraph-rsid="0ecb2199"/>
    </style:style>
    <style:style style:name="P611" style:family="paragraph" style:parent-style-name="Исходный_20_код">
      <style:text-properties officeooo:paragraph-rsid="0ec80259"/>
    </style:style>
    <style:style style:name="P612" style:family="paragraph" style:parent-style-name="Text_20_body">
      <style:text-properties officeooo:rsid="0ed5075c" officeooo:paragraph-rsid="0efbdaeb"/>
    </style:style>
    <style:style style:name="P613" style:family="paragraph" style:parent-style-name="Исходный_20_код">
      <style:text-properties officeooo:paragraph-rsid="0effa1b9"/>
    </style:style>
    <style:style style:name="P614" style:family="paragraph" style:parent-style-name="Text_20_body">
      <style:text-properties officeooo:rsid="0f06a00d" officeooo:paragraph-rsid="0f06a00d"/>
    </style:style>
    <style:style style:name="P615" style:family="paragraph" style:parent-style-name="Text_20_body">
      <style:text-properties officeooo:rsid="0f06a00d" officeooo:paragraph-rsid="0f1787a1"/>
    </style:style>
    <style:style style:name="P616" style:family="paragraph" style:parent-style-name="Text_20_body">
      <style:text-properties officeooo:rsid="0f06a00d" officeooo:paragraph-rsid="0f30ffdf"/>
    </style:style>
    <style:style style:name="P617" style:family="paragraph" style:parent-style-name="Text_20_body">
      <style:text-properties officeooo:rsid="0f06a00d" officeooo:paragraph-rsid="0f310911"/>
    </style:style>
    <style:style style:name="P618" style:family="paragraph" style:parent-style-name="Text_20_body">
      <style:text-properties officeooo:rsid="0f06a00d" officeooo:paragraph-rsid="0f322749"/>
    </style:style>
    <style:style style:name="P619" style:family="paragraph" style:parent-style-name="Text_20_body">
      <style:text-properties officeooo:rsid="0f2e6fea" officeooo:paragraph-rsid="0f30b818"/>
    </style:style>
    <style:style style:name="P620" style:family="paragraph" style:parent-style-name="Text_20_body">
      <style:text-properties officeooo:rsid="0f2e6fea" officeooo:paragraph-rsid="0f35292a"/>
    </style:style>
    <style:style style:name="P621" style:family="paragraph" style:parent-style-name="Text_20_body">
      <style:text-properties officeooo:rsid="0f4c9ab9" officeooo:paragraph-rsid="0f4c9ab9"/>
    </style:style>
    <style:style style:name="P622" style:family="paragraph" style:parent-style-name="Text_20_body">
      <style:text-properties officeooo:rsid="0f4c9ab9" officeooo:paragraph-rsid="0f4fce3a"/>
    </style:style>
    <style:style style:name="P623" style:family="paragraph" style:parent-style-name="Text_20_body">
      <style:text-properties officeooo:rsid="0f4c9ab9" officeooo:paragraph-rsid="0f503e94"/>
    </style:style>
    <style:style style:name="P624" style:family="paragraph" style:parent-style-name="Исходный_20_код">
      <style:text-properties officeooo:paragraph-rsid="0f23426f"/>
    </style:style>
    <style:style style:name="P625" style:family="paragraph" style:parent-style-name="Исходный_20_код">
      <style:text-properties officeooo:paragraph-rsid="0f1787a1"/>
    </style:style>
    <style:style style:name="P626" style:family="paragraph" style:parent-style-name="Text_20_body">
      <style:text-properties officeooo:rsid="0f6a36a3" officeooo:paragraph-rsid="0f6a36a3"/>
    </style:style>
    <style:style style:name="P627" style:family="paragraph" style:parent-style-name="Text_20_body">
      <style:text-properties officeooo:rsid="0f6ffae0" officeooo:paragraph-rsid="0f740b34"/>
    </style:style>
    <style:style style:name="P628" style:family="paragraph" style:parent-style-name="Исходный_20_код">
      <style:text-properties officeooo:rsid="0a59dd24" officeooo:paragraph-rsid="0a5a3afc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6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4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42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3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4" style:family="paragraph" style:parent-style-name="Text_20_body">
      <style:text-properties officeooo:rsid="0f9d303d" officeooo:paragraph-rsid="0f9d303d"/>
    </style:style>
    <style:style style:name="P645" style:family="paragraph" style:parent-style-name="Text_20_body">
      <style:text-properties officeooo:rsid="00d615d9" officeooo:paragraph-rsid="0723ea59"/>
    </style:style>
    <style:style style:name="P646" style:family="paragraph" style:parent-style-name="Text_20_body">
      <style:text-properties officeooo:rsid="0fac5dfd" officeooo:paragraph-rsid="0fac5dfd"/>
    </style:style>
    <style:style style:name="P647" style:family="paragraph" style:parent-style-name="Text_20_body">
      <style:text-properties officeooo:rsid="0fac859d" officeooo:paragraph-rsid="0fac859d"/>
    </style:style>
    <style:style style:name="P648" style:family="paragraph" style:parent-style-name="Text_20_body">
      <style:text-properties officeooo:rsid="0fb526b3" officeooo:paragraph-rsid="0fb526b3"/>
    </style:style>
    <style:style style:name="P649" style:family="paragraph" style:parent-style-name="Text_20_body">
      <style:text-properties officeooo:rsid="0fbb4a16" officeooo:paragraph-rsid="0fbb4a16"/>
    </style:style>
    <style:style style:name="P650" style:family="paragraph" style:parent-style-name="Исходный_20_код">
      <style:text-properties officeooo:paragraph-rsid="0fc5bf1f"/>
    </style:style>
    <style:style style:name="P651" style:family="paragraph" style:parent-style-name="Исходный_20_код">
      <style:text-properties officeooo:paragraph-rsid="0fcd65ab"/>
    </style:style>
    <style:style style:name="P652" style:family="paragraph" style:parent-style-name="Исходный_20_код">
      <style:text-properties officeooo:rsid="0fe98ebf" officeooo:paragraph-rsid="0fe98ebf"/>
    </style:style>
    <style:style style:name="P653" style:family="paragraph" style:parent-style-name="Исходный_20_код">
      <style:text-properties officeooo:paragraph-rsid="1007e8f1"/>
    </style:style>
    <style:style style:name="P654" style:family="paragraph" style:parent-style-name="Text_20_body">
      <style:text-properties officeooo:rsid="0935eb79" officeooo:paragraph-rsid="0945e383"/>
    </style:style>
    <style:style style:name="P655" style:family="paragraph" style:parent-style-name="Text_20_body">
      <style:text-properties officeooo:rsid="0feadb3e" officeooo:paragraph-rsid="0feadb3e"/>
    </style:style>
    <style:style style:name="P656" style:family="paragraph" style:parent-style-name="Text_20_body">
      <style:text-properties officeooo:rsid="0ff3f8bb" officeooo:paragraph-rsid="0ff3f8bb"/>
    </style:style>
    <style:style style:name="P657" style:family="paragraph" style:parent-style-name="Text_20_body">
      <style:text-properties officeooo:rsid="0ff8ecf1" officeooo:paragraph-rsid="0ff8ecf1"/>
    </style:style>
    <style:style style:name="P658" style:family="paragraph" style:parent-style-name="Text_20_body">
      <style:text-properties officeooo:rsid="0fff5294" officeooo:paragraph-rsid="0fff5294"/>
    </style:style>
    <style:style style:name="P659" style:family="paragraph" style:parent-style-name="Text_20_body">
      <style:text-properties officeooo:rsid="100175d0" officeooo:paragraph-rsid="100175d0"/>
    </style:style>
    <style:style style:name="P660" style:family="paragraph" style:parent-style-name="Text_20_body">
      <style:text-properties officeooo:rsid="04d6ed33" officeooo:paragraph-rsid="1007e8f1"/>
    </style:style>
    <style:style style:name="P661" style:family="paragraph" style:parent-style-name="Text_20_body">
      <style:text-properties officeooo:rsid="04da2339" officeooo:paragraph-rsid="1007e8f1"/>
    </style:style>
    <style:style style:name="P662" style:family="paragraph" style:parent-style-name="Text_20_body">
      <style:text-properties officeooo:rsid="04da2413" officeooo:paragraph-rsid="1007e8f1"/>
    </style:style>
    <style:style style:name="P663" style:family="paragraph" style:parent-style-name="Text_20_body">
      <style:text-properties officeooo:rsid="0bb94d4a" officeooo:paragraph-rsid="1007e8f1"/>
    </style:style>
    <style:style style:name="P664" style:family="paragraph" style:parent-style-name="Text_20_body">
      <style:text-properties officeooo:rsid="04dc9a9f" officeooo:paragraph-rsid="1007e8f1"/>
    </style:style>
    <style:style style:name="P665" style:family="paragraph" style:parent-style-name="Text_20_body">
      <style:text-properties officeooo:rsid="0bb8dced" officeooo:paragraph-rsid="1007e8f1"/>
    </style:style>
    <style:style style:name="P666" style:family="paragraph" style:parent-style-name="Text_20_body">
      <style:text-properties officeooo:rsid="100c1453" officeooo:paragraph-rsid="100c1453"/>
    </style:style>
    <style:style style:name="P667" style:family="paragraph" style:parent-style-name="Text_20_body">
      <style:text-properties officeooo:rsid="101dbb12" officeooo:paragraph-rsid="101dbb12"/>
    </style:style>
    <style:style style:name="P668" style:family="paragraph" style:parent-style-name="Text_20_body">
      <style:text-properties officeooo:rsid="101f96d9" officeooo:paragraph-rsid="101f96d9"/>
    </style:style>
    <style:style style:name="P669" style:family="paragraph" style:parent-style-name="Text_20_body">
      <style:text-properties officeooo:rsid="10204e58" officeooo:paragraph-rsid="10204e58"/>
    </style:style>
    <style:style style:name="P670" style:family="paragraph" style:parent-style-name="Text_20_body">
      <style:text-properties officeooo:rsid="10224e47" officeooo:paragraph-rsid="10224e47"/>
    </style:style>
    <style:style style:name="P671" style:family="paragraph" style:parent-style-name="Text_20_body">
      <style:text-properties officeooo:rsid="0eaad947" officeooo:paragraph-rsid="1028613d"/>
    </style:style>
    <style:style style:name="P672" style:family="paragraph" style:parent-style-name="Text_20_body">
      <style:text-properties officeooo:paragraph-rsid="10315d3b"/>
    </style:style>
    <style:style style:name="P673" style:family="paragraph" style:parent-style-name="Text_20_body">
      <style:text-properties officeooo:rsid="01161f69" officeooo:paragraph-rsid="01161f69"/>
    </style:style>
    <style:style style:name="P674" style:family="paragraph" style:parent-style-name="Text_20_body">
      <style:text-properties officeooo:paragraph-rsid="06086fbd"/>
    </style:style>
    <style:style style:name="P675" style:family="paragraph" style:parent-style-name="Text_20_body">
      <style:text-properties officeooo:rsid="10481183" officeooo:paragraph-rsid="10481183"/>
    </style:style>
    <style:style style:name="P676" style:family="paragraph" style:parent-style-name="Исходный_20_код">
      <style:text-properties officeooo:paragraph-rsid="10351d4c"/>
    </style:style>
    <style:style style:name="P677" style:family="paragraph" style:parent-style-name="Исходный_20_код">
      <style:text-properties officeooo:paragraph-rsid="103f69c1"/>
    </style:style>
    <style:style style:name="P678" style:family="paragraph" style:parent-style-name="Text_20_body">
      <style:text-properties officeooo:rsid="105ebf56" officeooo:paragraph-rsid="105ebf56"/>
    </style:style>
    <style:style style:name="P679" style:family="paragraph" style:parent-style-name="Исходный_20_код">
      <style:text-properties officeooo:rsid="10552b2b" officeooo:paragraph-rsid="10552b2b"/>
    </style:style>
    <style:style style:name="P680" style:family="paragraph" style:parent-style-name="Исходный_20_код">
      <style:text-properties officeooo:rsid="1076c25c" officeooo:paragraph-rsid="1076c25c"/>
    </style:style>
    <style:style style:name="P681" style:family="paragraph" style:parent-style-name="Исходный_20_код">
      <style:text-properties officeooo:paragraph-rsid="108501fc"/>
    </style:style>
    <style:style style:name="P682" style:family="paragraph" style:parent-style-name="Text_20_body">
      <style:text-properties officeooo:rsid="026171d5" officeooo:paragraph-rsid="108d7890"/>
    </style:style>
    <style:style style:name="P683" style:family="paragraph" style:parent-style-name="Text_20_body">
      <style:text-properties officeooo:rsid="026171d5" officeooo:paragraph-rsid="108f6349"/>
    </style:style>
    <style:style style:name="P684" style:family="paragraph" style:parent-style-name="Text_20_body">
      <style:text-properties officeooo:rsid="1092f7ee" officeooo:paragraph-rsid="1092f7ee"/>
    </style:style>
    <style:style style:name="P685" style:family="paragraph" style:parent-style-name="Text_20_body">
      <style:text-properties officeooo:rsid="109dcbfc" officeooo:paragraph-rsid="10b38930"/>
    </style:style>
    <style:style style:name="P686" style:family="paragraph" style:parent-style-name="Text_20_body">
      <style:text-properties officeooo:paragraph-rsid="02783f62"/>
    </style:style>
    <style:style style:name="P687" style:family="paragraph" style:parent-style-name="Text_20_body">
      <style:text-properties officeooo:rsid="10a532e1" officeooo:paragraph-rsid="10b38930"/>
    </style:style>
    <style:style style:name="P688" style:family="paragraph" style:parent-style-name="Text_20_body">
      <style:text-properties officeooo:rsid="04e47d98" officeooo:paragraph-rsid="04e47d98"/>
    </style:style>
    <style:style style:name="P689" style:family="paragraph" style:parent-style-name="Text_20_body">
      <style:text-properties officeooo:rsid="10b9427a" officeooo:paragraph-rsid="10b9427a"/>
    </style:style>
    <style:style style:name="P690" style:family="paragraph" style:parent-style-name="Text_20_body">
      <style:text-properties officeooo:rsid="0ee06a17" officeooo:paragraph-rsid="0ee06a17"/>
    </style:style>
    <style:style style:name="P691" style:family="paragraph" style:parent-style-name="Text_20_body">
      <style:text-properties officeooo:rsid="10c79f81" officeooo:paragraph-rsid="10c79f81"/>
    </style:style>
    <style:style style:name="P692" style:family="paragraph" style:parent-style-name="Text_20_body">
      <style:text-properties officeooo:rsid="10cc87f6" officeooo:paragraph-rsid="10cc87f6"/>
    </style:style>
    <style:style style:name="P693" style:family="paragraph" style:parent-style-name="Text_20_body">
      <style:text-properties officeooo:rsid="0b484b4e" officeooo:paragraph-rsid="11020db2"/>
    </style:style>
    <style:style style:name="P694" style:family="paragraph" style:parent-style-name="Исходный_20_код">
      <style:text-properties officeooo:paragraph-rsid="10d9042a"/>
    </style:style>
    <style:style style:name="P695" style:family="paragraph" style:parent-style-name="Исходный_20_код">
      <style:text-properties officeooo:paragraph-rsid="10da203a"/>
    </style:style>
    <style:style style:name="P696" style:family="paragraph" style:parent-style-name="Исходный_20_код">
      <style:text-properties officeooo:paragraph-rsid="10dbbb5c"/>
    </style:style>
    <style:style style:name="P697" style:family="paragraph" style:parent-style-name="Исходный_20_код">
      <style:text-properties officeooo:paragraph-rsid="10eb31b1"/>
    </style:style>
    <style:style style:name="P698" style:family="paragraph" style:parent-style-name="Исходный_20_код">
      <style:text-properties officeooo:rsid="110ab5ad" officeooo:paragraph-rsid="110ab5ad"/>
    </style:style>
    <style:style style:name="P699" style:family="paragraph" style:parent-style-name="Исходный_20_код">
      <style:text-properties officeooo:paragraph-rsid="11127a1b"/>
    </style:style>
    <style:style style:name="P700" style:family="paragraph" style:parent-style-name="Исходный_20_код">
      <style:text-properties officeooo:paragraph-rsid="110b05af"/>
    </style:style>
    <style:style style:name="P701" style:family="paragraph" style:parent-style-name="Text_20_body">
      <style:text-properties officeooo:rsid="044907a9" officeooo:paragraph-rsid="044907a9"/>
    </style:style>
    <style:style style:name="P702" style:family="paragraph" style:parent-style-name="Text_20_body">
      <style:text-properties officeooo:rsid="044907a9" officeooo:paragraph-rsid="110b05af"/>
    </style:style>
    <style:style style:name="P703" style:family="paragraph" style:parent-style-name="Text_20_body">
      <style:text-properties officeooo:rsid="11155724" officeooo:paragraph-rsid="11155724"/>
    </style:style>
    <style:style style:name="P704" style:family="paragraph" style:parent-style-name="Text_20_body">
      <style:text-properties officeooo:rsid="11155724" officeooo:paragraph-rsid="11168658"/>
    </style:style>
    <style:style style:name="P705" style:family="paragraph" style:parent-style-name="Text_20_body">
      <style:text-properties officeooo:rsid="11155724" officeooo:paragraph-rsid="111b4f28"/>
    </style:style>
    <style:style style:name="P706" style:family="paragraph" style:parent-style-name="Text_20_body">
      <style:text-properties officeooo:rsid="11155724" officeooo:paragraph-rsid="1141c3f1"/>
    </style:style>
    <style:style style:name="P707" style:family="paragraph" style:parent-style-name="Исходный_20_код">
      <style:text-properties officeooo:paragraph-rsid="11168658"/>
    </style:style>
    <style:style style:name="P708" style:family="paragraph" style:parent-style-name="Text_20_body">
      <style:text-properties officeooo:rsid="087f2f39" officeooo:paragraph-rsid="111e9ee8"/>
    </style:style>
    <style:style style:name="P709" style:family="paragraph" style:parent-style-name="Text_20_body">
      <style:text-properties officeooo:rsid="087f2f39" officeooo:paragraph-rsid="1138718f"/>
    </style:style>
    <style:style style:name="P710" style:family="paragraph" style:parent-style-name="Text_20_body">
      <style:text-properties officeooo:rsid="087f2f39" officeooo:paragraph-rsid="113fd55c"/>
    </style:style>
    <style:style style:name="P711" style:family="paragraph" style:parent-style-name="Text_20_body">
      <style:text-properties officeooo:rsid="113ec859" officeooo:paragraph-rsid="113ec859"/>
    </style:style>
    <style:style style:name="P712" style:family="paragraph" style:parent-style-name="Исходный_20_код">
      <style:text-properties officeooo:paragraph-rsid="111cbd09"/>
    </style:style>
    <style:style style:name="P713" style:family="paragraph" style:parent-style-name="Heading_20_1">
      <style:text-properties officeooo:rsid="030668d5" officeooo:paragraph-rsid="09af3c4c"/>
    </style:style>
    <style:style style:name="P714" style:family="paragraph" style:parent-style-name="Heading_20_1">
      <style:text-properties officeooo:rsid="08376563" officeooo:paragraph-rsid="0975b3ad"/>
    </style:style>
    <style:style style:name="P715" style:family="paragraph" style:parent-style-name="Heading_20_1">
      <style:text-properties officeooo:paragraph-rsid="0f9d303d"/>
    </style:style>
    <style:style style:name="P716" style:family="paragraph" style:parent-style-name="Heading_20_2">
      <style:text-properties officeooo:rsid="0ff39871" officeooo:paragraph-rsid="0ff39871"/>
    </style:style>
    <style:style style:name="P717" style:family="paragraph" style:parent-style-name="Heading_20_2">
      <style:text-properties officeooo:paragraph-rsid="09af3c4c"/>
    </style:style>
    <style:style style:name="P718" style:family="paragraph" style:parent-style-name="Heading_20_2">
      <style:text-properties officeooo:rsid="0b4cbee6" officeooo:paragraph-rsid="0b4cbee6"/>
    </style:style>
    <style:style style:name="P719" style:family="paragraph" style:parent-style-name="Heading_20_2">
      <style:text-properties officeooo:rsid="0b9b4934" officeooo:paragraph-rsid="0b9b4934"/>
    </style:style>
    <style:style style:name="P720" style:family="paragraph" style:parent-style-name="Heading_20_2">
      <style:text-properties officeooo:paragraph-rsid="0bc0ed1b"/>
    </style:style>
    <style:style style:name="P721" style:family="paragraph" style:parent-style-name="Heading_20_2">
      <style:text-properties officeooo:paragraph-rsid="07294ebc"/>
    </style:style>
    <style:style style:name="P722" style:family="paragraph" style:parent-style-name="Heading_20_2">
      <style:text-properties officeooo:rsid="0007ce7d" officeooo:paragraph-rsid="01023fd0"/>
    </style:style>
    <style:style style:name="P723" style:family="paragraph" style:parent-style-name="Heading_20_2">
      <style:text-properties officeooo:rsid="0506f2f0" officeooo:paragraph-rsid="0c23ba8f"/>
    </style:style>
    <style:style style:name="P724" style:family="paragraph" style:parent-style-name="Heading_20_2">
      <style:text-properties officeooo:paragraph-rsid="0c23ba8f"/>
    </style:style>
    <style:style style:name="P725" style:family="paragraph" style:parent-style-name="Heading_20_2">
      <style:text-properties officeooo:rsid="0fac5dfd" officeooo:paragraph-rsid="0fac5dfd"/>
    </style:style>
    <style:style style:name="P726" style:family="paragraph" style:parent-style-name="Heading_20_2">
      <style:text-properties officeooo:paragraph-rsid="0be41be8"/>
    </style:style>
    <style:style style:name="P727" style:family="paragraph" style:parent-style-name="Heading_20_2">
      <style:text-properties officeooo:paragraph-rsid="10560b18"/>
    </style:style>
    <style:style style:name="P728" style:family="paragraph" style:parent-style-name="Heading_20_2">
      <style:text-properties officeooo:paragraph-rsid="0ae9a132"/>
    </style:style>
    <style:style style:name="P729" style:family="paragraph" style:parent-style-name="Heading_20_2">
      <style:text-properties officeooo:rsid="10091087" officeooo:paragraph-rsid="10091087"/>
    </style:style>
    <style:style style:name="P730" style:family="paragraph" style:parent-style-name="Heading_20_2">
      <style:text-properties officeooo:paragraph-rsid="047bd7da"/>
    </style:style>
    <style:style style:name="P731" style:family="paragraph" style:parent-style-name="Heading_20_2">
      <style:text-properties officeooo:paragraph-rsid="1007e8f1"/>
    </style:style>
    <style:style style:name="P732" style:family="paragraph" style:parent-style-name="Heading_20_2">
      <style:text-properties officeooo:rsid="0c60ed75" officeooo:paragraph-rsid="0c60ed75"/>
    </style:style>
    <style:style style:name="P733" style:family="paragraph" style:parent-style-name="Heading_20_2">
      <style:text-properties officeooo:rsid="0e79e90b" officeooo:paragraph-rsid="0e79e90b"/>
    </style:style>
    <style:style style:name="P734" style:family="paragraph" style:parent-style-name="Heading_20_3">
      <style:text-properties officeooo:rsid="0c495917" officeooo:paragraph-rsid="0c495917"/>
    </style:style>
    <style:style style:name="P735" style:family="paragraph" style:parent-style-name="Heading_20_3">
      <style:text-properties officeooo:rsid="061d21be" officeooo:paragraph-rsid="061d21be"/>
    </style:style>
    <style:style style:name="P736" style:family="paragraph" style:parent-style-name="Heading_20_3">
      <style:text-properties officeooo:rsid="09582543" officeooo:paragraph-rsid="09582543"/>
    </style:style>
    <style:style style:name="P737" style:family="paragraph" style:parent-style-name="Heading_20_3">
      <style:text-properties officeooo:rsid="0975b3ad" officeooo:paragraph-rsid="0975b3ad"/>
    </style:style>
    <style:style style:name="P738" style:family="paragraph" style:parent-style-name="Heading_20_3">
      <style:text-properties officeooo:paragraph-rsid="01023fd0"/>
    </style:style>
    <style:style style:name="P739" style:family="paragraph" style:parent-style-name="Heading_20_3">
      <style:text-properties officeooo:rsid="00fb200b" officeooo:paragraph-rsid="01023fd0"/>
    </style:style>
    <style:style style:name="P740" style:family="paragraph" style:parent-style-name="Heading_20_3">
      <style:text-properties officeooo:rsid="02524ea3" officeooo:paragraph-rsid="02524ea3"/>
    </style:style>
    <style:style style:name="P741" style:family="paragraph" style:parent-style-name="Heading_20_3">
      <style:text-properties officeooo:rsid="0251c04e" officeooo:paragraph-rsid="089539aa"/>
    </style:style>
    <style:style style:name="P742" style:family="paragraph" style:parent-style-name="Heading_20_3">
      <style:text-properties officeooo:rsid="0251c04e" officeooo:paragraph-rsid="0c5cade4"/>
    </style:style>
    <style:style style:name="P743" style:family="paragraph" style:parent-style-name="Heading_20_3">
      <style:text-properties officeooo:rsid="0251c04e" officeooo:paragraph-rsid="05049cfa"/>
    </style:style>
    <style:style style:name="P744" style:family="paragraph" style:parent-style-name="Heading_20_3">
      <style:text-properties officeooo:rsid="0251c04e" officeooo:paragraph-rsid="0251c04e"/>
    </style:style>
    <style:style style:name="P745" style:family="paragraph" style:parent-style-name="Heading_20_3">
      <style:text-properties officeooo:rsid="04306acc" officeooo:paragraph-rsid="04306acc"/>
    </style:style>
    <style:style style:name="P746" style:family="paragraph" style:parent-style-name="Heading_20_3">
      <style:text-properties officeooo:paragraph-rsid="0845f5a3"/>
    </style:style>
    <style:style style:name="P747" style:family="paragraph" style:parent-style-name="Heading_20_3">
      <style:text-properties officeooo:rsid="07060c18" officeooo:paragraph-rsid="07060c18"/>
    </style:style>
    <style:style style:name="P748" style:family="paragraph" style:parent-style-name="Heading_20_3">
      <style:text-properties officeooo:rsid="04a0107e" officeooo:paragraph-rsid="04c9d0e6"/>
    </style:style>
    <style:style style:name="P749" style:family="paragraph" style:parent-style-name="Heading_20_3">
      <style:text-properties officeooo:rsid="04a0107e" officeooo:paragraph-rsid="04a0107e"/>
    </style:style>
    <style:style style:name="P750" style:family="paragraph" style:parent-style-name="Heading_20_3">
      <style:text-properties officeooo:rsid="04a234b8" officeooo:paragraph-rsid="04a234b8"/>
    </style:style>
    <style:style style:name="P751" style:family="paragraph" style:parent-style-name="Heading_20_3">
      <style:text-properties officeooo:rsid="04a234b8" officeooo:paragraph-rsid="0c373b60"/>
    </style:style>
    <style:style style:name="P752" style:family="paragraph" style:parent-style-name="Heading_20_3">
      <style:text-properties officeooo:rsid="04a4a5b3" officeooo:paragraph-rsid="04a4a5b3"/>
    </style:style>
    <style:style style:name="P753" style:family="paragraph" style:parent-style-name="Heading_20_3">
      <style:text-properties officeooo:rsid="04a4a5b3" officeooo:paragraph-rsid="0c373b60"/>
    </style:style>
    <style:style style:name="P754" style:family="paragraph" style:parent-style-name="Heading_20_3">
      <style:text-properties officeooo:rsid="04a4a5b3" officeooo:paragraph-rsid="0c356a37"/>
    </style:style>
    <style:style style:name="P755" style:family="paragraph" style:parent-style-name="Heading_20_3">
      <style:text-properties officeooo:rsid="04a4e6c6" officeooo:paragraph-rsid="04a4e6c6"/>
    </style:style>
    <style:style style:name="P756" style:family="paragraph" style:parent-style-name="Heading_20_3">
      <style:text-properties officeooo:rsid="04a88932" officeooo:paragraph-rsid="0c356a37"/>
    </style:style>
    <style:style style:name="P757" style:family="paragraph" style:parent-style-name="Heading_20_3">
      <style:text-properties officeooo:rsid="04aa6536" officeooo:paragraph-rsid="04aa6536"/>
    </style:style>
    <style:style style:name="P758" style:family="paragraph" style:parent-style-name="Heading_20_3">
      <style:text-properties officeooo:rsid="04b01eb2" officeooo:paragraph-rsid="04b01eb2"/>
    </style:style>
    <style:style style:name="P759" style:family="paragraph" style:parent-style-name="Heading_20_3">
      <style:text-properties officeooo:paragraph-rsid="1007e8f1"/>
    </style:style>
    <style:style style:name="P760" style:family="paragraph" style:parent-style-name="Heading_20_3">
      <style:text-properties officeooo:rsid="088978d3" officeooo:paragraph-rsid="088978d3"/>
    </style:style>
    <style:style style:name="P761" style:family="paragraph" style:parent-style-name="Heading_20_3">
      <style:text-properties officeooo:paragraph-rsid="087a0a4f"/>
    </style:style>
    <style:style style:name="P762" style:family="paragraph" style:parent-style-name="Heading_20_3">
      <style:text-properties officeooo:paragraph-rsid="069e3f3c"/>
    </style:style>
    <style:style style:name="P763" style:family="paragraph" style:parent-style-name="Heading_20_3">
      <style:text-properties officeooo:paragraph-rsid="06903f5c"/>
    </style:style>
    <style:style style:name="P764" style:family="paragraph" style:parent-style-name="Heading_20_3">
      <style:text-properties officeooo:rsid="07d05194" officeooo:paragraph-rsid="084bf5e0"/>
    </style:style>
    <style:style style:name="P765" style:family="paragraph" style:parent-style-name="Heading_20_3">
      <style:text-properties officeooo:rsid="07d05194" officeooo:paragraph-rsid="08505a1a"/>
    </style:style>
    <style:style style:name="P766" style:family="paragraph" style:parent-style-name="Heading_20_3">
      <style:text-properties officeooo:rsid="07d05194" officeooo:paragraph-rsid="11127a1b"/>
    </style:style>
    <style:style style:name="P767" style:family="paragraph" style:parent-style-name="Heading_20_3">
      <style:text-properties officeooo:rsid="07d05194" officeooo:paragraph-rsid="11168658"/>
    </style:style>
    <style:style style:name="P768" style:family="paragraph" style:parent-style-name="Heading_20_3">
      <style:text-properties officeooo:rsid="07d05194" officeooo:paragraph-rsid="111b4f28"/>
    </style:style>
    <style:style style:name="P769" style:family="paragraph" style:parent-style-name="Heading_20_3">
      <style:text-properties officeooo:paragraph-rsid="11168658"/>
    </style:style>
    <style:style style:name="P770" style:family="paragraph" style:parent-style-name="Heading_20_3">
      <style:text-properties officeooo:paragraph-rsid="11127a1b"/>
    </style:style>
    <style:style style:name="P771" style:family="paragraph" style:parent-style-name="Heading_20_3">
      <style:text-properties officeooo:paragraph-rsid="0858963c"/>
    </style:style>
    <style:style style:name="P772" style:family="paragraph" style:parent-style-name="Heading_20_3">
      <style:text-properties officeooo:paragraph-rsid="087290ff"/>
    </style:style>
    <style:style style:name="P773" style:family="paragraph" style:parent-style-name="Heading_20_3">
      <style:text-properties officeooo:rsid="0861cddb" officeooo:paragraph-rsid="0d9b3c16"/>
    </style:style>
    <style:style style:name="P774" style:family="paragraph" style:parent-style-name="Heading_20_3">
      <style:text-properties officeooo:rsid="0861cddb" officeooo:paragraph-rsid="0d9d607c"/>
    </style:style>
    <style:style style:name="P775" style:family="paragraph" style:parent-style-name="Heading_20_3">
      <style:text-properties officeooo:rsid="0861cddb" officeooo:paragraph-rsid="0dbc64e8"/>
    </style:style>
    <style:style style:name="P776" style:family="paragraph" style:parent-style-name="Heading_20_3">
      <style:text-properties officeooo:paragraph-rsid="0874e748"/>
    </style:style>
    <style:style style:name="P777" style:family="paragraph" style:parent-style-name="Heading_20_3">
      <style:text-properties officeooo:paragraph-rsid="087d3abf"/>
    </style:style>
    <style:style style:name="P778" style:family="paragraph" style:parent-style-name="Heading_20_3">
      <style:text-properties officeooo:paragraph-rsid="087f2f39"/>
    </style:style>
    <style:style style:name="P779" style:family="paragraph" style:parent-style-name="Heading_20_3">
      <style:text-properties officeooo:paragraph-rsid="08828c49"/>
    </style:style>
    <style:style style:name="P780" style:family="paragraph" style:parent-style-name="Heading_20_3">
      <style:text-properties officeooo:paragraph-rsid="089539aa"/>
    </style:style>
    <style:style style:name="P781" style:family="paragraph" style:parent-style-name="Heading_20_3">
      <style:text-properties officeooo:rsid="0cf554b6" officeooo:paragraph-rsid="0cf554b6"/>
    </style:style>
    <style:style style:name="P782" style:family="paragraph" style:parent-style-name="Heading_20_3">
      <style:text-properties officeooo:rsid="0c7e0be5" officeooo:paragraph-rsid="0c7e0be5"/>
    </style:style>
    <style:style style:name="P783" style:family="paragraph" style:parent-style-name="Heading_20_3">
      <style:text-properties officeooo:rsid="084794a4" officeooo:paragraph-rsid="0c613b27"/>
    </style:style>
    <style:style style:name="P784" style:family="paragraph" style:parent-style-name="Heading_20_3">
      <style:text-properties officeooo:rsid="084794a4" officeooo:paragraph-rsid="0c643a78"/>
    </style:style>
    <style:style style:name="P785" style:family="paragraph" style:parent-style-name="Heading_20_3">
      <style:text-properties officeooo:rsid="084794a4" officeooo:paragraph-rsid="0c704f8f"/>
    </style:style>
    <style:style style:name="P786" style:family="paragraph" style:parent-style-name="Heading_20_3">
      <style:text-properties officeooo:rsid="084794a4" officeooo:paragraph-rsid="0c7340a0"/>
    </style:style>
    <style:style style:name="P787" style:family="paragraph" style:parent-style-name="Heading_20_3">
      <style:text-properties officeooo:rsid="084794a4" officeooo:paragraph-rsid="0c7c09e1"/>
    </style:style>
    <style:style style:name="P788" style:family="paragraph" style:parent-style-name="Heading_20_3">
      <style:text-properties officeooo:rsid="084794a4" officeooo:paragraph-rsid="0c82c35b"/>
    </style:style>
    <style:style style:name="P789" style:family="paragraph" style:parent-style-name="Heading_20_3">
      <style:text-properties officeooo:rsid="084794a4" officeooo:paragraph-rsid="0c920456"/>
    </style:style>
    <style:style style:name="P790" style:family="paragraph" style:parent-style-name="Heading_20_3">
      <style:text-properties officeooo:rsid="084794a4" officeooo:paragraph-rsid="0cf98c2a"/>
    </style:style>
    <style:style style:name="P791" style:family="paragraph" style:parent-style-name="Heading_20_3">
      <style:text-properties officeooo:rsid="084794a4" officeooo:paragraph-rsid="0c8724a6"/>
    </style:style>
    <style:style style:name="P792" style:family="paragraph" style:parent-style-name="Heading_20_3">
      <style:text-properties officeooo:rsid="084794a4" officeooo:paragraph-rsid="0ca9246c"/>
    </style:style>
    <style:style style:name="P793" style:family="paragraph" style:parent-style-name="Heading_20_3">
      <style:text-properties officeooo:paragraph-rsid="0d5e6c01"/>
    </style:style>
    <style:style style:name="P794" style:family="paragraph" style:parent-style-name="Heading_20_3">
      <style:text-properties officeooo:paragraph-rsid="0d2b5581"/>
    </style:style>
    <style:style style:name="P795" style:family="paragraph" style:parent-style-name="Heading_20_3">
      <style:text-properties officeooo:paragraph-rsid="0cc5b67f"/>
    </style:style>
    <style:style style:name="P796" style:family="paragraph" style:parent-style-name="Heading_20_3">
      <style:text-properties officeooo:paragraph-rsid="0cee8336"/>
    </style:style>
    <style:style style:name="P797" style:family="paragraph" style:parent-style-name="Heading_20_3">
      <style:text-properties officeooo:paragraph-rsid="0cb22524"/>
    </style:style>
    <style:style style:name="P798" style:family="paragraph" style:parent-style-name="Heading_20_3">
      <style:text-properties officeooo:paragraph-rsid="0cf1cd55"/>
    </style:style>
    <style:style style:name="P799" style:family="paragraph" style:parent-style-name="Heading_20_3">
      <style:text-properties officeooo:paragraph-rsid="0cb8d406"/>
    </style:style>
    <style:style style:name="P800" style:family="paragraph" style:parent-style-name="Heading_20_3">
      <style:text-properties officeooo:paragraph-rsid="0d2b7d13"/>
    </style:style>
    <style:style style:name="P801" style:family="paragraph" style:parent-style-name="Heading_20_3">
      <style:text-properties officeooo:paragraph-rsid="0d40f4d9"/>
    </style:style>
    <style:style style:name="P802" style:family="paragraph" style:parent-style-name="Heading_20_3">
      <style:text-properties officeooo:paragraph-rsid="0d26178e"/>
    </style:style>
    <style:style style:name="P803" style:family="paragraph" style:parent-style-name="Heading_20_3">
      <style:text-properties officeooo:paragraph-rsid="0dc87814"/>
    </style:style>
    <style:style style:name="P804" style:family="paragraph" style:parent-style-name="Heading_20_3">
      <style:text-properties officeooo:paragraph-rsid="0dc0ffa8"/>
    </style:style>
    <style:style style:name="P805" style:family="paragraph" style:parent-style-name="Heading_20_3">
      <style:text-properties officeooo:paragraph-rsid="0d733e38"/>
    </style:style>
    <style:style style:name="P806" style:family="paragraph" style:parent-style-name="Heading_20_3">
      <style:text-properties officeooo:rsid="0e822ae8" officeooo:paragraph-rsid="0ec80259"/>
    </style:style>
    <style:style style:name="P807" style:family="paragraph" style:parent-style-name="Heading_20_3">
      <style:text-properties officeooo:rsid="0e79e90b" officeooo:paragraph-rsid="0e79e90b"/>
    </style:style>
    <style:style style:name="P808" style:family="paragraph" style:parent-style-name="Heading_20_3">
      <style:text-properties officeooo:rsid="0e79e90b" officeooo:paragraph-rsid="0ea7c2ca"/>
    </style:style>
    <style:style style:name="P809" style:family="paragraph" style:parent-style-name="Heading_20_3">
      <style:text-properties officeooo:paragraph-rsid="0e79e90b"/>
    </style:style>
    <style:style style:name="P810" style:family="paragraph" style:parent-style-name="Heading_20_3">
      <style:text-properties officeooo:paragraph-rsid="0e7a1ee1"/>
    </style:style>
    <style:style style:name="P811" style:family="paragraph" style:parent-style-name="Heading_20_4">
      <style:text-properties officeooo:rsid="06051fca" officeooo:paragraph-rsid="06051fca"/>
    </style:style>
    <style:style style:name="P812" style:family="paragraph" style:parent-style-name="Heading_20_4">
      <style:text-properties officeooo:rsid="06051fca" officeooo:paragraph-rsid="06086fbd"/>
    </style:style>
    <style:style style:name="P813" style:family="paragraph" style:parent-style-name="Heading_20_4">
      <style:text-properties officeooo:rsid="06051fca" officeooo:paragraph-rsid="0609f852"/>
    </style:style>
    <style:style style:name="P814" style:family="paragraph" style:parent-style-name="Heading_20_4">
      <style:text-properties officeooo:rsid="06051fca" officeooo:paragraph-rsid="060ad3d7"/>
    </style:style>
    <style:style style:name="P815" style:family="paragraph" style:parent-style-name="Heading_20_4">
      <style:text-properties officeooo:rsid="06051fca" officeooo:paragraph-rsid="060af3f5"/>
    </style:style>
    <style:style style:name="P816" style:family="paragraph" style:parent-style-name="Heading_20_4">
      <style:text-properties officeooo:rsid="06051fca" officeooo:paragraph-rsid="060c39b8"/>
    </style:style>
    <style:style style:name="P817" style:family="paragraph" style:parent-style-name="Heading_20_4">
      <style:text-properties officeooo:rsid="06051fca" officeooo:paragraph-rsid="06d1b10a"/>
    </style:style>
    <style:style style:name="P818" style:family="paragraph" style:parent-style-name="Heading_20_4">
      <style:text-properties officeooo:rsid="034fdf84" officeooo:paragraph-rsid="03d7655a"/>
    </style:style>
    <style:style style:name="P819" style:family="paragraph" style:parent-style-name="Heading_20_4">
      <style:text-properties officeooo:rsid="034fdf84" officeooo:paragraph-rsid="03dd9cce"/>
    </style:style>
    <style:style style:name="P820" style:family="paragraph" style:parent-style-name="Heading_20_4">
      <style:text-properties officeooo:rsid="060f284b" officeooo:paragraph-rsid="060f284b"/>
    </style:style>
    <style:style style:name="P821" style:family="paragraph" style:parent-style-name="Heading_20_4">
      <style:text-properties officeooo:rsid="060f284b" officeooo:paragraph-rsid="061d21be"/>
    </style:style>
    <style:style style:name="P822" style:family="paragraph" style:parent-style-name="Heading_20_4">
      <style:text-properties officeooo:paragraph-rsid="061d21be"/>
    </style:style>
    <style:style style:name="P823" style:family="paragraph" style:parent-style-name="Heading_20_4">
      <style:text-properties officeooo:rsid="060d7cba" officeooo:paragraph-rsid="060d7cba"/>
    </style:style>
    <style:style style:name="P824" style:family="paragraph" style:parent-style-name="Heading_20_4">
      <style:text-properties officeooo:rsid="060d7cba" officeooo:paragraph-rsid="09582543"/>
    </style:style>
    <style:style style:name="P825" style:family="paragraph" style:parent-style-name="Heading_20_4">
      <style:text-properties officeooo:rsid="060d7cba" officeooo:paragraph-rsid="0975b3ad"/>
    </style:style>
    <style:style style:name="P826" style:family="paragraph" style:parent-style-name="Heading_20_4">
      <style:text-properties officeooo:rsid="0f16228b" officeooo:paragraph-rsid="0f23426f"/>
    </style:style>
    <style:style style:name="P827" style:family="paragraph" style:parent-style-name="Heading_20_4">
      <style:text-properties officeooo:rsid="0f16228b" officeooo:paragraph-rsid="0f16228b"/>
    </style:style>
    <style:style style:name="P828" style:family="paragraph" style:parent-style-name="Heading_20_4">
      <style:text-properties officeooo:paragraph-rsid="09582543"/>
    </style:style>
    <style:style style:name="P829" style:family="paragraph" style:parent-style-name="Heading_20_4">
      <style:text-properties officeooo:rsid="0f05a903" officeooo:paragraph-rsid="0f05a903"/>
    </style:style>
    <style:style style:name="P830" style:family="paragraph" style:parent-style-name="Heading_20_4">
      <style:text-properties officeooo:paragraph-rsid="0975b3ad"/>
    </style:style>
    <style:style style:name="P831" style:family="paragraph" style:parent-style-name="Heading_20_4">
      <style:text-properties officeooo:paragraph-rsid="025e6b69"/>
    </style:style>
    <style:style style:name="P832" style:family="paragraph" style:parent-style-name="Heading_20_4">
      <style:text-properties officeooo:rsid="096892a8" officeooo:paragraph-rsid="096892a8"/>
    </style:style>
    <style:style style:name="P833" style:family="paragraph" style:parent-style-name="Heading_20_4">
      <style:text-properties officeooo:rsid="096892a8" officeooo:paragraph-rsid="096a22d5"/>
    </style:style>
    <style:style style:name="P834" style:family="paragraph" style:parent-style-name="Heading_20_4">
      <style:text-properties officeooo:rsid="096892a8" officeooo:paragraph-rsid="10351d4c"/>
    </style:style>
    <style:style style:name="P835" style:family="paragraph" style:parent-style-name="Heading_20_4">
      <style:text-properties officeooo:paragraph-rsid="0c5cade4"/>
    </style:style>
    <style:style style:name="P836" style:family="paragraph" style:parent-style-name="Heading_20_4">
      <style:text-properties officeooo:paragraph-rsid="096a22d5"/>
    </style:style>
    <style:style style:name="P837" style:family="paragraph" style:parent-style-name="Heading_20_4">
      <style:text-properties officeooo:paragraph-rsid="02d46ef4"/>
    </style:style>
    <style:style style:name="P838" style:family="paragraph" style:parent-style-name="Heading_20_4">
      <style:text-properties officeooo:paragraph-rsid="0c5d9a16"/>
    </style:style>
    <style:style style:name="P839" style:family="paragraph" style:parent-style-name="Heading_20_4">
      <style:text-properties officeooo:paragraph-rsid="04321c81"/>
    </style:style>
    <style:style style:name="P840" style:family="paragraph" style:parent-style-name="Heading_20_4">
      <style:text-properties officeooo:paragraph-rsid="0432b9bb"/>
    </style:style>
    <style:style style:name="P841" style:family="paragraph" style:parent-style-name="Heading_20_4">
      <style:text-properties officeooo:paragraph-rsid="043b125e"/>
    </style:style>
    <style:style style:name="P842" style:family="paragraph" style:parent-style-name="Heading_20_4">
      <style:text-properties officeooo:paragraph-rsid="108501fc"/>
    </style:style>
    <style:style style:name="P843" style:family="paragraph" style:parent-style-name="Heading_20_4">
      <style:text-properties officeooo:paragraph-rsid="043f83fe"/>
    </style:style>
    <style:style style:name="P844" style:family="paragraph" style:parent-style-name="Heading_20_4">
      <style:text-properties officeooo:paragraph-rsid="04406dcf"/>
    </style:style>
    <style:style style:name="P845" style:family="paragraph" style:parent-style-name="Heading_20_4">
      <style:text-properties officeooo:paragraph-rsid="04423082"/>
    </style:style>
    <style:style style:name="P846" style:family="paragraph" style:parent-style-name="Heading_20_4">
      <style:text-properties officeooo:paragraph-rsid="04429bdc"/>
    </style:style>
    <style:style style:name="P847" style:family="paragraph" style:parent-style-name="Heading_20_4">
      <style:text-properties officeooo:paragraph-rsid="0443e35b"/>
    </style:style>
    <style:style style:name="P848" style:family="paragraph" style:parent-style-name="Heading_20_4">
      <style:text-properties officeooo:paragraph-rsid="05049cfa"/>
    </style:style>
    <style:style style:name="P849" style:family="paragraph" style:parent-style-name="Heading_20_4">
      <style:text-properties officeooo:paragraph-rsid="01091fb4"/>
    </style:style>
    <style:style style:name="P850" style:family="paragraph" style:parent-style-name="Heading_20_4">
      <style:text-properties officeooo:rsid="0112e62a" officeooo:paragraph-rsid="0112e62a"/>
    </style:style>
    <style:style style:name="P851" style:family="paragraph" style:parent-style-name="Heading_20_4">
      <style:text-properties officeooo:rsid="0112e62a" officeooo:paragraph-rsid="08446432"/>
    </style:style>
    <style:style style:name="P852" style:family="paragraph" style:parent-style-name="Heading_20_4">
      <style:text-properties officeooo:rsid="0112e62a" officeooo:paragraph-rsid="0845f5a3"/>
    </style:style>
    <style:style style:name="P853" style:family="paragraph" style:parent-style-name="Heading_20_4">
      <style:text-properties officeooo:paragraph-rsid="0139fdf0"/>
    </style:style>
    <style:style style:name="P854" style:family="paragraph" style:parent-style-name="Heading_20_4">
      <style:text-properties officeooo:rsid="01c5a1f7" officeooo:paragraph-rsid="01dfee0d"/>
    </style:style>
    <style:style style:name="P855" style:family="paragraph" style:parent-style-name="Heading_20_4">
      <style:text-properties officeooo:rsid="084794a4" officeooo:paragraph-rsid="084794a4"/>
    </style:style>
    <style:style style:name="P856" style:family="paragraph" style:parent-style-name="Heading_20_4">
      <style:text-properties officeooo:paragraph-rsid="110b05af"/>
    </style:style>
    <style:style style:name="P857" style:family="paragraph" style:parent-style-name="Heading_20_4">
      <style:text-properties officeooo:paragraph-rsid="07e7abec"/>
    </style:style>
    <style:style style:name="P858" style:family="paragraph" style:parent-style-name="Heading_20_4">
      <style:text-properties officeooo:paragraph-rsid="07ec9397"/>
    </style:style>
    <style:style style:name="P859" style:family="paragraph" style:parent-style-name="Heading_20_5">
      <style:text-properties officeooo:paragraph-rsid="022f637c"/>
    </style:style>
    <style:style style:name="P860" style:family="paragraph" style:parent-style-name="Text_20_body" style:list-style-name="L1">
      <style:text-properties officeooo:paragraph-rsid="089fff8f"/>
    </style:style>
    <style:style style:name="P861" style:family="paragraph" style:parent-style-name="Text_20_body" style:list-style-name="L1">
      <style:text-properties officeooo:rsid="08a73dc6" officeooo:paragraph-rsid="08a73dc6"/>
    </style:style>
    <style:style style:name="P862" style:family="paragraph" style:parent-style-name="Text_20_body" style:list-style-name="L1">
      <style:text-properties officeooo:rsid="089fff8f" officeooo:paragraph-rsid="089fff8f"/>
    </style:style>
    <style:style style:name="P863" style:family="paragraph" style:parent-style-name="Text_20_body" style:list-style-name="L2">
      <style:text-properties officeooo:rsid="08ae6576" officeooo:paragraph-rsid="08b5bdc5"/>
    </style:style>
    <style:style style:name="P864" style:family="paragraph" style:parent-style-name="Text_20_body" style:list-style-name="L3">
      <style:text-properties officeooo:rsid="08ae6576" officeooo:paragraph-rsid="08ae6576"/>
    </style:style>
    <style:style style:name="P865" style:family="paragraph" style:parent-style-name="Text_20_body" style:list-style-name="L3">
      <style:text-properties officeooo:paragraph-rsid="08ab5a51"/>
    </style:style>
    <style:style style:name="P866" style:family="paragraph" style:parent-style-name="Text_20_body" style:list-style-name="L3">
      <style:text-properties officeooo:rsid="08bbbe4a" officeooo:paragraph-rsid="08bbbe4a"/>
    </style:style>
    <style:style style:name="P867" style:family="paragraph" style:parent-style-name="Text_20_body" style:list-style-name="L3">
      <style:text-properties officeooo:rsid="08c2cdb8" officeooo:paragraph-rsid="08c2cdb8"/>
    </style:style>
    <style:style style:name="P868" style:family="paragraph" style:parent-style-name="Text_20_body" style:list-style-name="L3">
      <style:text-properties officeooo:rsid="08c5140a" officeooo:paragraph-rsid="08c5140a"/>
    </style:style>
    <style:style style:name="P869" style:family="paragraph" style:parent-style-name="Text_20_body" style:list-style-name="L3">
      <style:text-properties officeooo:rsid="08c6f77f" officeooo:paragraph-rsid="08d35a7d"/>
    </style:style>
    <style:style style:name="P870" style:family="paragraph" style:parent-style-name="Text_20_body" style:list-style-name="L4">
      <style:text-properties officeooo:rsid="092e9839" officeooo:paragraph-rsid="092e9839"/>
    </style:style>
    <style:style style:name="P871" style:family="paragraph" style:parent-style-name="Text_20_body" style:list-style-name="L5">
      <style:text-properties officeooo:paragraph-rsid="093a1e20"/>
    </style:style>
    <style:style style:name="P872" style:family="paragraph" style:parent-style-name="Text_20_body" style:list-style-name="L5">
      <style:text-properties officeooo:rsid="093b0e08" officeooo:paragraph-rsid="093b0e08"/>
    </style:style>
    <style:style style:name="P873" style:family="paragraph" style:parent-style-name="Text_20_body" style:list-style-name="L6">
      <style:text-properties officeooo:rsid="0b5bb9eb" officeooo:paragraph-rsid="0b5bb9eb"/>
    </style:style>
    <style:style style:name="P874" style:family="paragraph" style:parent-style-name="Text_20_body" style:list-style-name="L7">
      <style:text-properties officeooo:paragraph-rsid="0ba4d5c3"/>
    </style:style>
    <style:style style:name="P875" style:family="paragraph" style:parent-style-name="Text_20_body" style:list-style-name="L8">
      <style:text-properties officeooo:rsid="039cc364" officeooo:paragraph-rsid="0473ccea"/>
    </style:style>
    <style:style style:name="P876" style:family="paragraph" style:parent-style-name="Text_20_body" style:list-style-name="L8">
      <style:text-properties officeooo:rsid="039cc364" officeooo:paragraph-rsid="039cc364"/>
    </style:style>
    <style:style style:name="P877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78" style:family="paragraph" style:parent-style-name="Text_20_body" style:list-style-name="L9">
      <style:text-properties officeooo:paragraph-rsid="00c89376"/>
    </style:style>
    <style:style style:name="P879" style:family="paragraph" style:parent-style-name="Text_20_body" style:list-style-name="L9">
      <style:text-properties officeooo:rsid="00c6b5db" officeooo:paragraph-rsid="00c89376"/>
    </style:style>
    <style:style style:name="P880" style:family="paragraph" style:parent-style-name="Text_20_body" style:list-style-name="L9">
      <style:text-properties officeooo:rsid="00ca897b" officeooo:paragraph-rsid="00ca897b"/>
    </style:style>
    <style:style style:name="P881" style:family="paragraph" style:parent-style-name="Text_20_body" style:list-style-name="L9">
      <style:text-properties officeooo:rsid="00cab932" officeooo:paragraph-rsid="00cab932"/>
    </style:style>
    <style:style style:name="P882" style:family="paragraph" style:parent-style-name="Text_20_body" style:list-style-name="L9">
      <style:text-properties officeooo:rsid="06ea49fa" officeooo:paragraph-rsid="06ea49fa"/>
    </style:style>
    <style:style style:name="P883" style:family="paragraph" style:parent-style-name="Text_20_body" style:list-style-name="L10">
      <style:text-properties officeooo:paragraph-rsid="0ad205ef"/>
    </style:style>
    <style:style style:name="P884" style:family="paragraph" style:parent-style-name="Text_20_body" style:list-style-name="L10">
      <style:text-properties officeooo:rsid="0ad205ef" officeooo:paragraph-rsid="0ad205ef"/>
    </style:style>
    <style:style style:name="P885" style:family="paragraph" style:parent-style-name="Text_20_body" style:list-style-name="L11">
      <style:text-properties officeooo:rsid="001998ef" officeooo:paragraph-rsid="01023fd0"/>
    </style:style>
    <style:style style:name="P886" style:family="paragraph" style:parent-style-name="Text_20_body" style:list-style-name="L12">
      <style:text-properties officeooo:rsid="001998ef" officeooo:paragraph-rsid="01023fd0"/>
    </style:style>
    <style:style style:name="P887" style:family="paragraph" style:parent-style-name="Text_20_body" style:list-style-name="L13">
      <style:text-properties officeooo:rsid="05b0dc3b" officeooo:paragraph-rsid="05b0dc3b"/>
    </style:style>
    <style:style style:name="P888" style:family="paragraph" style:parent-style-name="Text_20_body" style:list-style-name="L14">
      <style:text-properties officeooo:paragraph-rsid="05cc541c"/>
    </style:style>
    <style:style style:name="P889" style:family="paragraph" style:parent-style-name="Text_20_body" style:list-style-name="L14">
      <style:text-properties officeooo:rsid="05cc541c" officeooo:paragraph-rsid="05cc541c"/>
    </style:style>
    <style:style style:name="P890" style:family="paragraph" style:parent-style-name="Text_20_body" style:list-style-name="L15">
      <style:text-properties officeooo:rsid="0a5d69ef" officeooo:paragraph-rsid="104b5c7f"/>
    </style:style>
    <style:style style:name="P891" style:family="paragraph" style:parent-style-name="Text_20_body" style:list-style-name="L15">
      <style:text-properties officeooo:rsid="0a5d69ef" officeooo:paragraph-rsid="0a5d69ef"/>
    </style:style>
    <style:style style:name="P892" style:family="paragraph" style:parent-style-name="Text_20_body" style:list-style-name="L16">
      <style:text-properties officeooo:rsid="0a6abdfc" officeooo:paragraph-rsid="0a6abdfc"/>
    </style:style>
    <style:style style:name="P893" style:family="paragraph" style:parent-style-name="Text_20_body" style:list-style-name="L17">
      <style:text-properties officeooo:paragraph-rsid="04078734"/>
    </style:style>
    <style:style style:name="P894" style:family="paragraph" style:parent-style-name="Text_20_body" style:list-style-name="L17">
      <style:text-properties officeooo:rsid="026903af" officeooo:paragraph-rsid="026903af"/>
    </style:style>
    <style:style style:name="P895" style:family="paragraph" style:parent-style-name="Text_20_body" style:list-style-name="L17">
      <style:text-properties officeooo:rsid="026ade76" officeooo:paragraph-rsid="109d6ab6"/>
    </style:style>
    <style:style style:name="P896" style:family="paragraph" style:parent-style-name="Text_20_body" style:list-style-name="L18">
      <style:text-properties officeooo:paragraph-rsid="07c16ce6"/>
    </style:style>
    <style:style style:name="P897" style:family="paragraph" style:parent-style-name="Text_20_body" style:list-style-name="L18">
      <style:text-properties officeooo:rsid="07c16ce6" officeooo:paragraph-rsid="07c16ce6"/>
    </style:style>
    <style:style style:name="P898" style:family="paragraph" style:parent-style-name="Text_20_body" style:list-style-name="L19">
      <style:text-properties officeooo:paragraph-rsid="07ce040e"/>
    </style:style>
    <style:style style:name="P899" style:family="paragraph" style:parent-style-name="Text_20_body" style:list-style-name="L19">
      <style:text-properties officeooo:paragraph-rsid="07e7abec"/>
    </style:style>
    <style:style style:name="P900" style:family="paragraph" style:parent-style-name="Text_20_body" style:list-style-name="L19">
      <style:text-properties officeooo:rsid="07ce040e" officeooo:paragraph-rsid="07ce040e"/>
    </style:style>
    <style:style style:name="P901" style:family="paragraph" style:parent-style-name="Text_20_body" style:list-style-name="L19">
      <style:text-properties officeooo:rsid="07ce0f00" officeooo:paragraph-rsid="07ce0f00"/>
    </style:style>
    <style:style style:name="P902" style:family="paragraph" style:parent-style-name="Text_20_body" style:list-style-name="L19">
      <style:text-properties officeooo:rsid="07ce0f00" officeooo:paragraph-rsid="07e7abec"/>
    </style:style>
    <style:style style:name="P903" style:family="paragraph" style:parent-style-name="Text_20_body" style:list-style-name="L19">
      <style:text-properties officeooo:rsid="07d05194" officeooo:paragraph-rsid="07d05194"/>
    </style:style>
    <style:style style:name="P904" style:family="paragraph" style:parent-style-name="Text_20_body" style:list-style-name="L19">
      <style:text-properties officeooo:rsid="07d05194" officeooo:paragraph-rsid="07e7abec"/>
    </style:style>
    <style:style style:name="P905" style:family="paragraph" style:parent-style-name="Text_20_body" style:list-style-name="L19">
      <style:text-properties officeooo:rsid="07d05194" officeooo:paragraph-rsid="07ec9397"/>
    </style:style>
    <style:style style:name="P906" style:family="paragraph" style:parent-style-name="Text_20_body" style:list-style-name="L20">
      <style:text-properties officeooo:rsid="07d05194" officeooo:paragraph-rsid="07d42575"/>
    </style:style>
    <style:style style:name="P907" style:family="paragraph" style:parent-style-name="Text_20_body" style:list-style-name="L20">
      <style:text-properties officeooo:rsid="07d1e99f" officeooo:paragraph-rsid="07d1e99f"/>
    </style:style>
    <style:style style:name="P908" style:family="paragraph" style:parent-style-name="Text_20_body" style:list-style-name="L19">
      <style:text-properties officeooo:rsid="07d1e99f" officeooo:paragraph-rsid="07ec9397"/>
    </style:style>
    <style:style style:name="P909" style:family="paragraph" style:parent-style-name="Text_20_body" style:list-style-name="L20">
      <style:text-properties officeooo:rsid="07d2dfac" officeooo:paragraph-rsid="07d2dfac"/>
    </style:style>
    <style:style style:name="P910" style:family="paragraph" style:parent-style-name="Text_20_body" style:list-style-name="L19">
      <style:text-properties officeooo:rsid="07d2dfac" officeooo:paragraph-rsid="07ec9397"/>
    </style:style>
    <style:style style:name="P911" style:family="paragraph" style:parent-style-name="Text_20_body">
      <style:text-properties officeooo:rsid="11486988" officeooo:paragraph-rsid="114bc50d"/>
    </style:style>
    <style:style style:name="P912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913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914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915" style:family="paragraph" style:parent-style-name="Text_20_body" style:list-style-name="L21">
      <style:text-properties officeooo:rsid="0eda592f" officeooo:paragraph-rsid="0eda592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6fc29c9"/>
    </style:style>
    <style:style style:name="T732" style:family="text">
      <style:text-properties officeooo:rsid="07033ede"/>
    </style:style>
    <style:style style:name="T733" style:family="text">
      <style:text-properties officeooo:rsid="0704cc8f"/>
    </style:style>
    <style:style style:name="T734" style:family="text">
      <style:text-properties officeooo:rsid="07086371"/>
    </style:style>
    <style:style style:name="T735" style:family="text">
      <style:text-properties officeooo:rsid="0709d32c"/>
    </style:style>
    <style:style style:name="T736" style:family="text">
      <style:text-properties officeooo:rsid="071d7ab4"/>
    </style:style>
    <style:style style:name="T737" style:family="text">
      <style:text-properties officeooo:rsid="0723ea59"/>
    </style:style>
    <style:style style:name="T738" style:family="text">
      <style:text-properties officeooo:rsid="0730b50e"/>
    </style:style>
    <style:style style:name="T739" style:family="text">
      <style:text-properties officeooo:rsid="07317418"/>
    </style:style>
    <style:style style:name="T740" style:family="text">
      <style:text-properties officeooo:rsid="07321227"/>
    </style:style>
    <style:style style:name="T741" style:family="text">
      <style:text-properties officeooo:rsid="07322ddb"/>
    </style:style>
    <style:style style:name="T742" style:family="text">
      <style:text-properties officeooo:rsid="0732d496"/>
    </style:style>
    <style:style style:name="T743" style:family="text">
      <style:text-properties officeooo:rsid="07332d8f"/>
    </style:style>
    <style:style style:name="T744" style:family="text">
      <style:text-properties officeooo:rsid="0736e651"/>
    </style:style>
    <style:style style:name="T745" style:family="text">
      <style:text-properties officeooo:rsid="073727fe"/>
    </style:style>
    <style:style style:name="T746" style:family="text">
      <style:text-properties officeooo:rsid="07390b95"/>
    </style:style>
    <style:style style:name="T747" style:family="text">
      <style:text-properties officeooo:rsid="073cc43a"/>
    </style:style>
    <style:style style:name="T748" style:family="text">
      <style:text-properties officeooo:rsid="074b7844"/>
    </style:style>
    <style:style style:name="T749" style:family="text">
      <style:text-properties officeooo:rsid="074dabb9"/>
    </style:style>
    <style:style style:name="T750" style:family="text">
      <style:text-properties officeooo:rsid="075027e6"/>
    </style:style>
    <style:style style:name="T751" style:family="text">
      <style:text-properties officeooo:rsid="0750966a"/>
    </style:style>
    <style:style style:name="T752" style:family="text">
      <style:text-properties officeooo:rsid="0752dee5"/>
    </style:style>
    <style:style style:name="T753" style:family="text">
      <style:text-properties officeooo:rsid="075920e0"/>
    </style:style>
    <style:style style:name="T754" style:family="text">
      <style:text-properties officeooo:rsid="07598a85"/>
    </style:style>
    <style:style style:name="T755" style:family="text">
      <style:text-properties officeooo:rsid="0759a1b2"/>
    </style:style>
    <style:style style:name="T756" style:family="text">
      <style:text-properties officeooo:rsid="0759d3a3"/>
    </style:style>
    <style:style style:name="T757" style:family="text">
      <style:text-properties officeooo:rsid="075ce370"/>
    </style:style>
    <style:style style:name="T758" style:family="text">
      <style:text-properties officeooo:rsid="075d51d0"/>
    </style:style>
    <style:style style:name="T759" style:family="text">
      <style:text-properties officeooo:rsid="075e0569"/>
    </style:style>
    <style:style style:name="T760" style:family="text">
      <style:text-properties officeooo:rsid="075fc138"/>
    </style:style>
    <style:style style:name="T761" style:family="text">
      <style:text-properties officeooo:rsid="075ff862"/>
    </style:style>
    <style:style style:name="T762" style:family="text">
      <style:text-properties officeooo:rsid="07601cd9"/>
    </style:style>
    <style:style style:name="T763" style:family="text">
      <style:text-properties officeooo:rsid="0761e988"/>
    </style:style>
    <style:style style:name="T764" style:family="text">
      <style:text-properties officeooo:rsid="0767c80e"/>
    </style:style>
    <style:style style:name="T765" style:family="text">
      <style:text-properties officeooo:rsid="0769c79d"/>
    </style:style>
    <style:style style:name="T766" style:family="text">
      <style:text-properties officeooo:rsid="076c388a"/>
    </style:style>
    <style:style style:name="T767" style:family="text">
      <style:text-properties officeooo:rsid="0770e6b7"/>
    </style:style>
    <style:style style:name="T768" style:family="text">
      <style:text-properties style:font-weight-asian="bold" style:font-weight-complex="bold"/>
    </style:style>
    <style:style style:name="T769" style:family="text">
      <style:text-properties officeooo:rsid="05d74cd6" style:font-weight-asian="bold" style:font-weight-complex="bold"/>
    </style:style>
    <style:style style:name="T770" style:family="text">
      <style:text-properties officeooo:rsid="07332d8f" style:font-weight-asian="bold" style:font-weight-complex="bold"/>
    </style:style>
    <style:style style:name="T771" style:family="text">
      <style:text-properties officeooo:rsid="06086fbd" style:font-weight-asian="bold" style:font-weight-complex="bold"/>
    </style:style>
    <style:style style:name="T772" style:family="text">
      <style:text-properties officeooo:rsid="0609f852" style:font-weight-asian="bold" style:font-weight-complex="bold"/>
    </style:style>
    <style:style style:name="T773" style:family="text">
      <style:text-properties officeooo:rsid="060ad3d7" style:font-weight-asian="bold" style:font-weight-complex="bold"/>
    </style:style>
    <style:style style:name="T774" style:family="text">
      <style:text-properties officeooo:rsid="0632e3da" style:font-weight-asian="bold" style:font-weight-complex="bold"/>
    </style:style>
    <style:style style:name="T775" style:family="text">
      <style:text-properties officeooo:rsid="0437df6e" style:font-weight-asian="bold" style:font-weight-complex="bold"/>
    </style:style>
    <style:style style:name="T776" style:family="text">
      <style:text-properties officeooo:rsid="0372aeaf" style:font-weight-asian="bold" style:font-weight-complex="bold"/>
    </style:style>
    <style:style style:name="T777" style:family="text">
      <style:text-properties officeooo:rsid="060af3f5" style:font-weight-asian="bold" style:font-weight-complex="bold"/>
    </style:style>
    <style:style style:name="T778" style:family="text">
      <style:text-properties officeooo:rsid="04238af5" style:font-weight-asian="bold" style:font-weight-complex="bold"/>
    </style:style>
    <style:style style:name="T779" style:family="text">
      <style:text-properties officeooo:rsid="060c39b8" style:font-weight-asian="bold" style:font-weight-complex="bold"/>
    </style:style>
    <style:style style:name="T780" style:family="text">
      <style:text-properties officeooo:rsid="03a4e9a6" style:font-weight-asian="bold" style:font-weight-complex="bold"/>
    </style:style>
    <style:style style:name="T781" style:family="text">
      <style:text-properties officeooo:rsid="061f4f9c" style:font-weight-asian="bold" style:font-weight-complex="bold"/>
    </style:style>
    <style:style style:name="T782" style:family="text">
      <style:text-properties officeooo:rsid="06ca7224" style:font-weight-asian="bold" style:font-weight-complex="bold"/>
    </style:style>
    <style:style style:name="T783" style:family="text">
      <style:text-properties officeooo:rsid="0625277d" style:font-weight-asian="bold" style:font-weight-complex="bold"/>
    </style:style>
    <style:style style:name="T784" style:family="text">
      <style:text-properties officeooo:rsid="06cd0ea7" style:font-weight-asian="bold" style:font-weight-complex="bold"/>
    </style:style>
    <style:style style:name="T785" style:family="text">
      <style:text-properties officeooo:rsid="063e9233" style:font-weight-asian="bold" style:font-weight-complex="bold"/>
    </style:style>
    <style:style style:name="T786" style:family="text">
      <style:text-properties officeooo:rsid="061df09b" style:font-weight-asian="bold" style:font-weight-complex="bold"/>
    </style:style>
    <style:style style:name="T787" style:family="text">
      <style:text-properties officeooo:rsid="062f324e" style:font-weight-asian="bold" style:font-weight-complex="bold"/>
    </style:style>
    <style:style style:name="T788" style:family="text">
      <style:text-properties officeooo:rsid="0634c7b6" style:font-weight-asian="bold" style:font-weight-complex="bold"/>
    </style:style>
    <style:style style:name="T789" style:family="text">
      <style:text-properties officeooo:rsid="05f9ba46" style:font-weight-asian="bold" style:font-weight-complex="bold"/>
    </style:style>
    <style:style style:name="T790" style:family="text">
      <style:text-properties officeooo:rsid="06ea7091" style:font-weight-asian="bold" style:font-weight-complex="bold"/>
    </style:style>
    <style:style style:name="T791" style:family="text">
      <style:text-properties officeooo:rsid="042e993b" style:font-weight-asian="bold" style:font-weight-complex="bold"/>
    </style:style>
    <style:style style:name="T792" style:family="text">
      <style:text-properties officeooo:rsid="050bb4ca" style:font-weight-asian="bold" style:font-weight-complex="bold"/>
    </style:style>
    <style:style style:name="T793" style:family="text">
      <style:text-properties officeooo:rsid="051d8c5e" style:font-weight-asian="bold" style:font-weight-complex="bold"/>
    </style:style>
    <style:style style:name="T794" style:family="text">
      <style:text-properties officeooo:rsid="0523a25e" style:font-weight-asian="bold" style:font-weight-complex="bold"/>
    </style:style>
    <style:style style:name="T795" style:family="text">
      <style:text-properties officeooo:rsid="053248e7" style:font-weight-asian="bold" style:font-weight-complex="bold"/>
    </style:style>
    <style:style style:name="T796" style:family="text">
      <style:text-properties officeooo:rsid="05354e78" style:font-weight-asian="bold" style:font-weight-complex="bold"/>
    </style:style>
    <style:style style:name="T797" style:family="text">
      <style:text-properties officeooo:rsid="0537219d" style:font-weight-asian="bold" style:font-weight-complex="bold"/>
    </style:style>
    <style:style style:name="T798" style:family="text">
      <style:text-properties officeooo:rsid="055469f5" style:font-weight-asian="bold" style:font-weight-complex="bold"/>
    </style:style>
    <style:style style:name="T799" style:family="text">
      <style:text-properties officeooo:rsid="05a0a2ac" style:font-weight-asian="bold" style:font-weight-complex="bold"/>
    </style:style>
    <style:style style:name="T800" style:family="text">
      <style:text-properties officeooo:rsid="05d29889" style:font-weight-asian="bold" style:font-weight-complex="bold"/>
    </style:style>
    <style:style style:name="T801" style:family="text">
      <style:text-properties officeooo:rsid="05b8f47d" style:font-weight-asian="bold" style:font-weight-complex="bold"/>
    </style:style>
    <style:style style:name="T802" style:family="text">
      <style:text-properties officeooo:rsid="05c958d4" style:font-weight-asian="bold" style:font-weight-complex="bold"/>
    </style:style>
    <style:style style:name="T803" style:family="text">
      <style:text-properties officeooo:rsid="05e07efd" style:font-weight-asian="bold" style:font-weight-complex="bold"/>
    </style:style>
    <style:style style:name="T804" style:family="text">
      <style:text-properties officeooo:rsid="025caa0e" style:font-weight-asian="bold" style:font-weight-complex="bold"/>
    </style:style>
    <style:style style:name="T805" style:family="text">
      <style:text-properties officeooo:rsid="04d86354" style:font-weight-asian="bold" style:font-weight-complex="bold"/>
    </style:style>
    <style:style style:name="T806" style:family="text">
      <style:text-properties officeooo:rsid="04de7130" style:font-weight-asian="bold" style:font-weight-complex="bold"/>
    </style:style>
    <style:style style:name="T807" style:family="text">
      <style:text-properties officeooo:rsid="0753718c" style:font-weight-asian="bold" style:font-weight-complex="bold"/>
    </style:style>
    <style:style style:name="T808" style:family="text">
      <style:text-properties officeooo:rsid="07550873" style:font-weight-asian="bold" style:font-weight-complex="bold"/>
    </style:style>
    <style:style style:name="T809" style:family="text">
      <style:text-properties officeooo:rsid="04bf7578" style:font-weight-asian="bold" style:font-weight-complex="bold"/>
    </style:style>
    <style:style style:name="T810" style:family="text">
      <style:text-properties officeooo:rsid="04b6c830" style:font-weight-asian="bold" style:font-weight-complex="bold"/>
    </style:style>
    <style:style style:name="T811" style:family="text">
      <style:text-properties officeooo:rsid="0766af6c" style:font-weight-asian="bold" style:font-weight-complex="bold"/>
    </style:style>
    <style:style style:name="T812" style:family="text">
      <style:text-properties officeooo:rsid="0767c80e" style:font-weight-asian="bold" style:font-weight-complex="bold"/>
    </style:style>
    <style:style style:name="T813" style:family="text">
      <style:text-properties officeooo:rsid="07598a85" style:font-weight-asian="bold" style:font-weight-complex="bold"/>
    </style:style>
    <style:style style:name="T814" style:family="text">
      <style:text-properties officeooo:rsid="0759d3a3" style:font-weight-asian="bold" style:font-weight-complex="bold"/>
    </style:style>
    <style:style style:name="T815" style:family="text">
      <style:text-properties officeooo:rsid="075fc138" style:font-weight-asian="bold" style:font-weight-complex="bold"/>
    </style:style>
    <style:style style:name="T816" style:family="text">
      <style:text-properties officeooo:rsid="014cf5a9" style:font-weight-asian="bold" style:font-weight-complex="bold"/>
    </style:style>
    <style:style style:name="T817" style:family="text">
      <style:text-properties officeooo:rsid="02b3acad" style:font-weight-asian="bold" style:font-weight-complex="bold"/>
    </style:style>
    <style:style style:name="T818" style:family="text">
      <style:text-properties officeooo:rsid="02c27374" style:font-weight-asian="bold" style:font-weight-complex="bold"/>
    </style:style>
    <style:style style:name="T819" style:family="text">
      <style:text-properties officeooo:rsid="02d7f4b0" style:font-weight-asian="bold" style:font-weight-complex="bold"/>
    </style:style>
    <style:style style:name="T820" style:family="text">
      <style:text-properties officeooo:rsid="02e6e887" style:font-weight-asian="bold" style:font-weight-complex="bold"/>
    </style:style>
    <style:style style:name="T821" style:family="text">
      <style:text-properties officeooo:rsid="0118a6a6" style:font-weight-asian="bold" style:font-weight-complex="bold"/>
    </style:style>
    <style:style style:name="T822" style:family="text">
      <style:text-properties officeooo:rsid="0118e77e" style:font-weight-asian="bold" style:font-weight-complex="bold"/>
    </style:style>
    <style:style style:name="T823" style:family="text">
      <style:text-properties officeooo:rsid="01d4361f" style:font-weight-asian="bold" style:font-weight-complex="bold"/>
    </style:style>
    <style:style style:name="T824" style:family="text">
      <style:text-properties officeooo:rsid="0120ea38" style:font-weight-asian="bold" style:font-weight-complex="bold"/>
    </style:style>
    <style:style style:name="T825" style:family="text">
      <style:text-properties officeooo:rsid="01311a80" style:font-weight-asian="bold" style:font-weight-complex="bold"/>
    </style:style>
    <style:style style:name="T826" style:family="text">
      <style:text-properties officeooo:rsid="01318492" style:font-weight-asian="bold" style:font-weight-complex="bold"/>
    </style:style>
    <style:style style:name="T827" style:family="text">
      <style:text-properties officeooo:rsid="01384f38" style:font-weight-asian="bold" style:font-weight-complex="bold"/>
    </style:style>
    <style:style style:name="T828" style:family="text">
      <style:text-properties officeooo:rsid="0133721b" style:font-weight-asian="bold" style:font-weight-complex="bold"/>
    </style:style>
    <style:style style:name="T829" style:family="text">
      <style:text-properties officeooo:rsid="013de234" style:font-weight-asian="bold" style:font-weight-complex="bold"/>
    </style:style>
    <style:style style:name="T830" style:family="text">
      <style:text-properties officeooo:rsid="01438800" style:font-weight-asian="bold" style:font-weight-complex="bold"/>
    </style:style>
    <style:style style:name="T831" style:family="text">
      <style:text-properties officeooo:rsid="014feb0b" style:font-weight-asian="bold" style:font-weight-complex="bold"/>
    </style:style>
    <style:style style:name="T832" style:family="text">
      <style:text-properties officeooo:rsid="0173fa91" style:font-weight-asian="bold" style:font-weight-complex="bold"/>
    </style:style>
    <style:style style:name="T833" style:family="text">
      <style:text-properties officeooo:rsid="017a0847" style:font-weight-asian="bold" style:font-weight-complex="bold"/>
    </style:style>
    <style:style style:name="T834" style:family="text">
      <style:text-properties officeooo:rsid="017aa7f2" style:font-weight-asian="bold" style:font-weight-complex="bold"/>
    </style:style>
    <style:style style:name="T835" style:family="text">
      <style:text-properties officeooo:rsid="019ce3cc" style:font-weight-asian="bold" style:font-weight-complex="bold"/>
    </style:style>
    <style:style style:name="T836" style:family="text">
      <style:text-properties officeooo:rsid="019e2b1f" style:font-weight-asian="bold" style:font-weight-complex="bold"/>
    </style:style>
    <style:style style:name="T837" style:family="text">
      <style:text-properties officeooo:rsid="01bf3ed5" style:font-weight-asian="bold" style:font-weight-complex="bold"/>
    </style:style>
    <style:style style:name="T838" style:family="text">
      <style:text-properties officeooo:rsid="02227558" style:font-weight-asian="bold" style:font-weight-complex="bold"/>
    </style:style>
    <style:style style:name="T839" style:family="text">
      <style:text-properties officeooo:rsid="0830bbed" style:font-weight-asian="bold" style:font-weight-complex="bold"/>
    </style:style>
    <style:style style:name="T840" style:family="text">
      <style:text-properties officeooo:rsid="09582543" style:font-weight-asian="bold" style:font-weight-complex="bold"/>
    </style:style>
    <style:style style:name="T841" style:family="text">
      <style:text-properties officeooo:rsid="09582648" style:font-weight-asian="bold" style:font-weight-complex="bold"/>
    </style:style>
    <style:style style:name="T842" style:family="text">
      <style:text-properties officeooo:rsid="09602b06" style:font-weight-asian="bold" style:font-weight-complex="bold"/>
    </style:style>
    <style:style style:name="T843" style:family="text">
      <style:text-properties officeooo:rsid="096699c3" style:font-weight-asian="bold" style:font-weight-complex="bold"/>
    </style:style>
    <style:style style:name="T844" style:family="text">
      <style:text-properties officeooo:rsid="0975b3ad" style:font-weight-asian="bold" style:font-weight-complex="bold"/>
    </style:style>
    <style:style style:name="T845" style:family="text">
      <style:text-properties officeooo:rsid="0976943b" style:font-weight-asian="bold" style:font-weight-complex="bold"/>
    </style:style>
    <style:style style:name="T846" style:family="text">
      <style:text-properties officeooo:rsid="098139f5" style:font-weight-asian="bold" style:font-weight-complex="bold"/>
    </style:style>
    <style:style style:name="T847" style:family="text">
      <style:text-properties officeooo:rsid="0c581156" style:font-weight-asian="bold" style:font-weight-complex="bold"/>
    </style:style>
    <style:style style:name="T848" style:family="text">
      <style:text-properties officeooo:rsid="04c9d0e6" style:font-weight-asian="bold" style:font-weight-complex="bold"/>
    </style:style>
    <style:style style:name="T849" style:family="text">
      <style:text-properties officeooo:rsid="02783f62" style:font-weight-asian="bold" style:font-weight-complex="bold"/>
    </style:style>
    <style:style style:name="T850" style:family="text">
      <style:text-properties officeooo:rsid="00ea2ee5" style:font-size-asian="12pt" style:font-weight-asian="bold" style:font-size-complex="12pt" style:font-weight-complex="bold"/>
    </style:style>
    <style:style style:name="T851" style:family="text">
      <style:text-properties officeooo:rsid="0f4532e3" style:font-size-asian="12pt" style:font-weight-asian="bold" style:font-size-complex="12pt" style:font-weight-complex="bold"/>
    </style:style>
    <style:style style:name="T852" style:family="text">
      <style:text-properties officeooo:rsid="07943d53"/>
    </style:style>
    <style:style style:name="T853" style:family="text">
      <style:text-properties officeooo:rsid="07a8a14b"/>
    </style:style>
    <style:style style:name="T854" style:family="text">
      <style:text-properties officeooo:rsid="07aa0252"/>
    </style:style>
    <style:style style:name="T855" style:family="text">
      <style:text-properties officeooo:rsid="07b0c38b"/>
    </style:style>
    <style:style style:name="T856" style:family="text">
      <style:text-properties officeooo:rsid="07b729ce"/>
    </style:style>
    <style:style style:name="T857" style:family="text">
      <style:text-properties officeooo:rsid="07b896f7"/>
    </style:style>
    <style:style style:name="T858" style:family="text">
      <style:text-properties officeooo:rsid="07b93712"/>
    </style:style>
    <style:style style:name="T859" style:family="text">
      <style:text-properties officeooo:rsid="07bd6177"/>
    </style:style>
    <style:style style:name="T860" style:family="text">
      <style:text-properties officeooo:rsid="07bd96ca"/>
    </style:style>
    <style:style style:name="T861" style:family="text">
      <style:text-properties officeooo:rsid="07be8631"/>
    </style:style>
    <style:style style:name="T862" style:family="text">
      <style:text-properties officeooo:rsid="07bf300a"/>
    </style:style>
    <style:style style:name="T863" style:family="text">
      <style:text-properties officeooo:rsid="07bf79f7"/>
    </style:style>
    <style:style style:name="T864" style:family="text">
      <style:text-properties officeooo:rsid="07c16ce6"/>
    </style:style>
    <style:style style:name="T865" style:family="text">
      <style:text-properties officeooo:rsid="07c27967"/>
    </style:style>
    <style:style style:name="T866" style:family="text">
      <style:text-properties officeooo:rsid="07c7fe8f"/>
    </style:style>
    <style:style style:name="T867" style:family="text">
      <style:text-properties officeooo:rsid="07c8c7e4"/>
    </style:style>
    <style:style style:name="T868" style:family="text">
      <style:text-properties officeooo:rsid="07cb4b54"/>
    </style:style>
    <style:style style:name="T869" style:family="text">
      <style:text-properties officeooo:rsid="07ce040e"/>
    </style:style>
    <style:style style:name="T870" style:family="text">
      <style:text-properties officeooo:rsid="07ce0f00"/>
    </style:style>
    <style:style style:name="T871" style:family="text">
      <style:text-properties officeooo:rsid="07cf7bcd"/>
    </style:style>
    <style:style style:name="T872" style:family="text">
      <style:text-properties officeooo:rsid="07d41262"/>
    </style:style>
    <style:style style:name="T873" style:family="text">
      <style:text-properties officeooo:rsid="07d5633c"/>
    </style:style>
    <style:style style:name="T874" style:family="text">
      <style:text-properties officeooo:rsid="07d5843b"/>
    </style:style>
    <style:style style:name="T875" style:family="text">
      <style:text-properties officeooo:rsid="07d69de3"/>
    </style:style>
    <style:style style:name="T876" style:family="text">
      <style:text-properties officeooo:rsid="07d82fd4"/>
    </style:style>
    <style:style style:name="T877" style:family="text">
      <style:text-properties officeooo:rsid="07da0771"/>
    </style:style>
    <style:style style:name="T878" style:family="text">
      <style:text-properties officeooo:rsid="07dcfb14"/>
    </style:style>
    <style:style style:name="T879" style:family="text">
      <style:text-properties officeooo:rsid="07dfc171"/>
    </style:style>
    <style:style style:name="T880" style:family="text">
      <style:text-properties officeooo:rsid="07e1abd0"/>
    </style:style>
    <style:style style:name="T881" style:family="text">
      <style:text-properties officeooo:rsid="07e5f11c"/>
    </style:style>
    <style:style style:name="T882" style:family="text">
      <style:text-properties officeooo:rsid="07e7abec"/>
    </style:style>
    <style:style style:name="T883" style:family="text">
      <style:text-properties officeooo:rsid="07e7d761"/>
    </style:style>
    <style:style style:name="T884" style:family="text">
      <style:text-properties officeooo:rsid="07e87943"/>
    </style:style>
    <style:style style:name="T885" style:family="text">
      <style:text-properties officeooo:rsid="07ea724b"/>
    </style:style>
    <style:style style:name="T886" style:family="text">
      <style:text-properties officeooo:rsid="07eb58b1"/>
    </style:style>
    <style:style style:name="T887" style:family="text">
      <style:text-properties officeooo:rsid="07ec9397"/>
    </style:style>
    <style:style style:name="T888" style:family="text">
      <style:text-properties officeooo:rsid="07edaf0c"/>
    </style:style>
    <style:style style:name="T889" style:family="text">
      <style:text-properties officeooo:rsid="07edb52c"/>
    </style:style>
    <style:style style:name="T890" style:family="text">
      <style:text-properties officeooo:rsid="07eeae75"/>
    </style:style>
    <style:style style:name="T891" style:family="text">
      <style:text-properties officeooo:rsid="07ef765f"/>
    </style:style>
    <style:style style:name="T892" style:family="text">
      <style:text-properties officeooo:rsid="07f12425"/>
    </style:style>
    <style:style style:name="T893" style:family="text">
      <style:text-properties officeooo:rsid="07f22e13"/>
    </style:style>
    <style:style style:name="T894" style:family="text">
      <style:text-properties officeooo:rsid="07f3ee20"/>
    </style:style>
    <style:style style:name="T895" style:family="text">
      <style:text-properties officeooo:rsid="07f4568f"/>
    </style:style>
    <style:style style:name="T896" style:family="text">
      <style:text-properties officeooo:rsid="07f53974"/>
    </style:style>
    <style:style style:name="T897" style:family="text">
      <style:text-properties officeooo:rsid="07f68ce8"/>
    </style:style>
    <style:style style:name="T898" style:family="text">
      <style:text-properties officeooo:rsid="07f7a56a"/>
    </style:style>
    <style:style style:name="T899" style:family="text">
      <style:text-properties officeooo:rsid="07f87ada"/>
    </style:style>
    <style:style style:name="T900" style:family="text">
      <style:text-properties officeooo:rsid="07fb9066"/>
    </style:style>
    <style:style style:name="T901" style:family="text">
      <style:text-properties officeooo:rsid="07fbbbfd"/>
    </style:style>
    <style:style style:name="T902" style:family="text">
      <style:text-properties officeooo:rsid="07fd6c70"/>
    </style:style>
    <style:style style:name="T903" style:family="text">
      <style:text-properties officeooo:rsid="07fee197"/>
    </style:style>
    <style:style style:name="T904" style:family="text">
      <style:text-properties officeooo:rsid="07ffbc24"/>
    </style:style>
    <style:style style:name="T905" style:family="text">
      <style:text-properties officeooo:rsid="07ffdc71"/>
    </style:style>
    <style:style style:name="T906" style:family="text">
      <style:text-properties officeooo:rsid="08000b39"/>
    </style:style>
    <style:style style:name="T907" style:family="text">
      <style:text-properties officeooo:rsid="0801f095"/>
    </style:style>
    <style:style style:name="T908" style:family="text">
      <style:text-properties officeooo:rsid="0802bf6a"/>
    </style:style>
    <style:style style:name="T909" style:family="text">
      <style:text-properties officeooo:rsid="080395a1"/>
    </style:style>
    <style:style style:name="T910" style:family="text">
      <style:text-properties officeooo:rsid="0806b93d"/>
    </style:style>
    <style:style style:name="T911" style:family="text">
      <style:text-properties officeooo:rsid="08091ec0"/>
    </style:style>
    <style:style style:name="T912" style:family="text">
      <style:text-properties officeooo:rsid="080bc407"/>
    </style:style>
    <style:style style:name="T913" style:family="text">
      <style:text-properties officeooo:rsid="080fba1e"/>
    </style:style>
    <style:style style:name="T914" style:family="text">
      <style:text-properties officeooo:rsid="0812832f"/>
    </style:style>
    <style:style style:name="T915" style:family="text">
      <style:text-properties officeooo:rsid="08137b70"/>
    </style:style>
    <style:style style:name="T916" style:family="text">
      <style:text-properties officeooo:rsid="08195eda"/>
    </style:style>
    <style:style style:name="T917" style:family="text">
      <style:text-properties officeooo:rsid="081a0aa8"/>
    </style:style>
    <style:style style:name="T918" style:family="text">
      <style:text-properties officeooo:rsid="081bec56"/>
    </style:style>
    <style:style style:name="T919" style:family="text">
      <style:text-properties officeooo:rsid="081c1144"/>
    </style:style>
    <style:style style:name="T920" style:family="text">
      <style:text-properties officeooo:rsid="081caec0"/>
    </style:style>
    <style:style style:name="T921" style:family="text">
      <style:text-properties officeooo:rsid="081d68db"/>
    </style:style>
    <style:style style:name="T922" style:family="text">
      <style:text-properties officeooo:rsid="082122bf"/>
    </style:style>
    <style:style style:name="T923" style:family="text">
      <style:text-properties officeooo:rsid="0822c67e"/>
    </style:style>
    <style:style style:name="T924" style:family="text">
      <style:text-properties officeooo:rsid="0827e8f0"/>
    </style:style>
    <style:style style:name="T925" style:family="text">
      <style:text-properties officeooo:rsid="0832a904"/>
    </style:style>
    <style:style style:name="T926" style:family="text">
      <style:text-properties officeooo:rsid="03f3db74"/>
    </style:style>
    <style:style style:name="T927" style:family="text">
      <style:text-properties officeooo:rsid="083e46f7"/>
    </style:style>
    <style:style style:name="T928" style:family="text">
      <style:text-properties officeooo:rsid="02cab066"/>
    </style:style>
    <style:style style:name="T929" style:family="text">
      <style:text-properties officeooo:rsid="083e787c"/>
    </style:style>
    <style:style style:name="T930" style:family="text">
      <style:text-properties officeooo:rsid="0840593f"/>
    </style:style>
    <style:style style:name="T931" style:family="text">
      <style:text-properties officeooo:rsid="08414ae1"/>
    </style:style>
    <style:style style:name="T932" style:family="text">
      <style:text-properties officeooo:rsid="084270b7"/>
    </style:style>
    <style:style style:name="T933" style:family="text">
      <style:text-properties officeooo:rsid="08446432"/>
    </style:style>
    <style:style style:name="T934" style:family="text">
      <style:text-properties officeooo:rsid="0845f5a3"/>
    </style:style>
    <style:style style:name="T935" style:family="text">
      <style:text-properties officeooo:rsid="08493dba"/>
    </style:style>
    <style:style style:name="T936" style:family="text">
      <style:text-properties officeooo:rsid="084bf5e0"/>
    </style:style>
    <style:style style:name="T937" style:family="text">
      <style:text-properties officeooo:rsid="084cfa00"/>
    </style:style>
    <style:style style:name="T938" style:family="text">
      <style:text-properties officeooo:rsid="084e5390"/>
    </style:style>
    <style:style style:name="T939" style:family="text">
      <style:text-properties officeooo:rsid="08542f14"/>
    </style:style>
    <style:style style:name="T940" style:family="text">
      <style:text-properties officeooo:rsid="08552323"/>
    </style:style>
    <style:style style:name="T941" style:family="text">
      <style:text-properties officeooo:rsid="0858963c"/>
    </style:style>
    <style:style style:name="T942" style:family="text">
      <style:text-properties officeooo:rsid="0858d414"/>
    </style:style>
    <style:style style:name="T943" style:family="text">
      <style:text-properties officeooo:rsid="085a3191"/>
    </style:style>
    <style:style style:name="T944" style:family="text">
      <style:text-properties officeooo:rsid="085ac14a"/>
    </style:style>
    <style:style style:name="T945" style:family="text">
      <style:text-properties officeooo:rsid="085ca051"/>
    </style:style>
    <style:style style:name="T946" style:family="text">
      <style:text-properties officeooo:rsid="085e8842"/>
    </style:style>
    <style:style style:name="T947" style:family="text">
      <style:text-properties officeooo:rsid="086392ec"/>
    </style:style>
    <style:style style:name="T948" style:family="text">
      <style:text-properties officeooo:rsid="0865900f"/>
    </style:style>
    <style:style style:name="T949" style:family="text">
      <style:text-properties officeooo:rsid="086634fb"/>
    </style:style>
    <style:style style:name="T950" style:family="text">
      <style:text-properties officeooo:rsid="0869d2bd"/>
    </style:style>
    <style:style style:name="T951" style:family="text">
      <style:text-properties officeooo:rsid="086a5e9c"/>
    </style:style>
    <style:style style:name="T952" style:family="text">
      <style:text-properties officeooo:rsid="086d03d7"/>
    </style:style>
    <style:style style:name="T953" style:family="text">
      <style:text-properties officeooo:rsid="086e178e"/>
    </style:style>
    <style:style style:name="T954" style:family="text">
      <style:text-properties officeooo:rsid="086ff0fa"/>
    </style:style>
    <style:style style:name="T955" style:family="text">
      <style:text-properties officeooo:rsid="087290ff"/>
    </style:style>
    <style:style style:name="T956" style:family="text">
      <style:text-properties officeooo:rsid="087306ba"/>
    </style:style>
    <style:style style:name="T957" style:family="text">
      <style:text-properties officeooo:rsid="0874e748"/>
    </style:style>
    <style:style style:name="T958" style:family="text">
      <style:text-properties officeooo:rsid="087593c4"/>
    </style:style>
    <style:style style:name="T959" style:family="text">
      <style:text-properties officeooo:rsid="087921da"/>
    </style:style>
    <style:style style:name="T960" style:family="text">
      <style:text-properties officeooo:rsid="087a0a4f"/>
    </style:style>
    <style:style style:name="T961" style:family="text">
      <style:text-properties officeooo:rsid="087a12f4"/>
    </style:style>
    <style:style style:name="T962" style:family="text">
      <style:text-properties officeooo:rsid="087b1727"/>
    </style:style>
    <style:style style:name="T963" style:family="text">
      <style:text-properties officeooo:rsid="087d18ca"/>
    </style:style>
    <style:style style:name="T964" style:family="text">
      <style:text-properties officeooo:rsid="087d3abf"/>
    </style:style>
    <style:style style:name="T965" style:family="text">
      <style:text-properties officeooo:rsid="087f2f39"/>
    </style:style>
    <style:style style:name="T966" style:family="text">
      <style:text-properties officeooo:rsid="087f6eae"/>
    </style:style>
    <style:style style:name="T967" style:family="text">
      <style:text-properties officeooo:rsid="088113a0"/>
    </style:style>
    <style:style style:name="T968" style:family="text">
      <style:text-properties officeooo:rsid="08825cee"/>
    </style:style>
    <style:style style:name="T969" style:family="text">
      <style:text-properties officeooo:rsid="08828c49"/>
    </style:style>
    <style:style style:name="T970" style:family="text">
      <style:text-properties officeooo:rsid="088516da"/>
    </style:style>
    <style:style style:name="T971" style:family="text">
      <style:text-properties officeooo:rsid="08874e19"/>
    </style:style>
    <style:style style:name="T972" style:family="text">
      <style:text-properties officeooo:rsid="088978d3"/>
    </style:style>
    <style:style style:name="T973" style:family="text">
      <style:text-properties officeooo:rsid="088b5b26"/>
    </style:style>
    <style:style style:name="T974" style:family="text">
      <style:text-properties officeooo:rsid="088c64a6"/>
    </style:style>
    <style:style style:name="T975" style:family="text">
      <style:text-properties officeooo:rsid="088d258e"/>
    </style:style>
    <style:style style:name="T976" style:family="text">
      <style:text-properties officeooo:rsid="088e08f4"/>
    </style:style>
    <style:style style:name="T977" style:family="text">
      <style:text-properties officeooo:rsid="0890b8c4"/>
    </style:style>
    <style:style style:name="T978" style:family="text">
      <style:text-properties officeooo:rsid="08925cc5"/>
    </style:style>
    <style:style style:name="T979" style:family="text">
      <style:text-properties officeooo:rsid="08928c6c"/>
    </style:style>
    <style:style style:name="T980" style:family="text">
      <style:text-properties officeooo:rsid="089539aa"/>
    </style:style>
    <style:style style:name="T981" style:family="text">
      <style:text-properties officeooo:rsid="089687aa"/>
    </style:style>
    <style:style style:name="T982" style:family="text">
      <style:text-properties officeooo:rsid="0896acde"/>
    </style:style>
    <style:style style:name="T983" style:family="text">
      <style:text-properties officeooo:rsid="0899d6d5"/>
    </style:style>
    <style:style style:name="T984" style:family="text">
      <style:text-properties officeooo:rsid="089a7954"/>
    </style:style>
    <style:style style:name="T985" style:family="text">
      <style:text-properties officeooo:rsid="089dd5ba"/>
    </style:style>
    <style:style style:name="T986" style:family="text">
      <style:text-properties officeooo:rsid="089fff8f"/>
    </style:style>
    <style:style style:name="T987" style:family="text">
      <style:text-properties officeooo:rsid="08a172bf"/>
    </style:style>
    <style:style style:name="T988" style:family="text">
      <style:text-properties officeooo:rsid="08a2a082"/>
    </style:style>
    <style:style style:name="T989" style:family="text">
      <style:text-properties officeooo:rsid="08a46e41"/>
    </style:style>
    <style:style style:name="T990" style:family="text">
      <style:text-properties officeooo:rsid="08a66b1d"/>
    </style:style>
    <style:style style:name="T991" style:family="text">
      <style:text-properties officeooo:rsid="08aa0307"/>
    </style:style>
    <style:style style:name="T992" style:family="text">
      <style:text-properties officeooo:rsid="08ab5a51"/>
    </style:style>
    <style:style style:name="T993" style:family="text">
      <style:text-properties officeooo:rsid="08acf39a"/>
    </style:style>
    <style:style style:name="T994" style:family="text">
      <style:text-properties officeooo:rsid="08ae6576"/>
    </style:style>
    <style:style style:name="T995" style:family="text">
      <style:text-properties officeooo:rsid="08af039e"/>
    </style:style>
    <style:style style:name="T996" style:family="text">
      <style:text-properties officeooo:rsid="08b001a2"/>
    </style:style>
    <style:style style:name="T997" style:family="text">
      <style:text-properties officeooo:rsid="08b136a8"/>
    </style:style>
    <style:style style:name="T998" style:family="text">
      <style:text-properties officeooo:rsid="08b36d74"/>
    </style:style>
    <style:style style:name="T999" style:family="text">
      <style:text-properties officeooo:rsid="08b3d34f"/>
    </style:style>
    <style:style style:name="T1000" style:family="text">
      <style:text-properties officeooo:rsid="08b59f09"/>
    </style:style>
    <style:style style:name="T1001" style:family="text">
      <style:text-properties officeooo:rsid="08b5bdc5"/>
    </style:style>
    <style:style style:name="T1002" style:family="text">
      <style:text-properties officeooo:rsid="08b82b3d"/>
    </style:style>
    <style:style style:name="T1003" style:family="text">
      <style:text-properties officeooo:rsid="08b8d286"/>
    </style:style>
    <style:style style:name="T1004" style:family="text">
      <style:text-properties officeooo:rsid="08b93abe"/>
    </style:style>
    <style:style style:name="T1005" style:family="text">
      <style:text-properties officeooo:rsid="08bd1e55"/>
    </style:style>
    <style:style style:name="T1006" style:family="text">
      <style:text-properties officeooo:rsid="08bf140f"/>
    </style:style>
    <style:style style:name="T1007" style:family="text">
      <style:text-properties officeooo:rsid="08bf3a67"/>
    </style:style>
    <style:style style:name="T1008" style:family="text">
      <style:text-properties officeooo:rsid="08bfcd67"/>
    </style:style>
    <style:style style:name="T1009" style:family="text">
      <style:text-properties officeooo:rsid="08c12692"/>
    </style:style>
    <style:style style:name="T1010" style:family="text">
      <style:text-properties officeooo:rsid="08cbda9e"/>
    </style:style>
    <style:style style:name="T1011" style:family="text">
      <style:text-properties officeooo:rsid="08ce8d1a"/>
    </style:style>
    <style:style style:name="T1012" style:family="text">
      <style:text-properties officeooo:rsid="08cf8749"/>
    </style:style>
    <style:style style:name="T1013" style:family="text">
      <style:text-properties officeooo:rsid="08d35a7d"/>
    </style:style>
    <style:style style:name="T1014" style:family="text">
      <style:text-properties officeooo:rsid="08deb17f"/>
    </style:style>
    <style:style style:name="T1015" style:family="text">
      <style:text-properties officeooo:rsid="08dfc2f1"/>
    </style:style>
    <style:style style:name="T1016" style:family="text">
      <style:text-properties officeooo:rsid="08e17f29"/>
    </style:style>
    <style:style style:name="T1017" style:family="text">
      <style:text-properties officeooo:rsid="08e6ddf6"/>
    </style:style>
    <style:style style:name="T1018" style:family="text">
      <style:text-properties officeooo:rsid="08e7720d"/>
    </style:style>
    <style:style style:name="T1019" style:family="text">
      <style:text-properties officeooo:rsid="08e99531"/>
    </style:style>
    <style:style style:name="T1020" style:family="text">
      <style:text-properties officeooo:rsid="08ec32c1"/>
    </style:style>
    <style:style style:name="T1021" style:family="text">
      <style:text-properties officeooo:rsid="08f82700"/>
    </style:style>
    <style:style style:name="T1022" style:family="text">
      <style:text-properties officeooo:rsid="08f89a21"/>
    </style:style>
    <style:style style:name="T1023" style:family="text">
      <style:text-properties officeooo:rsid="08f8a93a"/>
    </style:style>
    <style:style style:name="T1024" style:family="text">
      <style:text-properties officeooo:rsid="08fc6d86"/>
    </style:style>
    <style:style style:name="T1025" style:family="text">
      <style:text-properties officeooo:rsid="08fdd2d0"/>
    </style:style>
    <style:style style:name="T1026" style:family="text">
      <style:text-properties officeooo:rsid="08ffea82"/>
    </style:style>
    <style:style style:name="T1027" style:family="text">
      <style:text-properties officeooo:rsid="0907685b"/>
    </style:style>
    <style:style style:name="T1028" style:family="text">
      <style:text-properties officeooo:rsid="09092fae"/>
    </style:style>
    <style:style style:name="T1029" style:family="text">
      <style:text-properties officeooo:rsid="090a81f0"/>
    </style:style>
    <style:style style:name="T1030" style:family="text">
      <style:text-properties officeooo:rsid="090d20ae"/>
    </style:style>
    <style:style style:name="T1031" style:family="text">
      <style:text-properties officeooo:rsid="091162cc"/>
    </style:style>
    <style:style style:name="T1032" style:family="text">
      <style:text-properties officeooo:rsid="09124caa"/>
    </style:style>
    <style:style style:name="T1033" style:family="text">
      <style:text-properties officeooo:rsid="09139e05"/>
    </style:style>
    <style:style style:name="T1034" style:family="text">
      <style:text-properties officeooo:rsid="09151866"/>
    </style:style>
    <style:style style:name="T1035" style:family="text">
      <style:text-properties officeooo:rsid="0916e88d"/>
    </style:style>
    <style:style style:name="T1036" style:family="text">
      <style:text-properties officeooo:rsid="0917906c"/>
    </style:style>
    <style:style style:name="T1037" style:family="text">
      <style:text-properties officeooo:rsid="091af1fc"/>
    </style:style>
    <style:style style:name="T1038" style:family="text">
      <style:text-properties officeooo:rsid="091c1e47"/>
    </style:style>
    <style:style style:name="T1039" style:family="text">
      <style:text-properties officeooo:rsid="091d25f8"/>
    </style:style>
    <style:style style:name="T1040" style:family="text">
      <style:text-properties officeooo:rsid="091dfcce"/>
    </style:style>
    <style:style style:name="T1041" style:family="text">
      <style:text-properties officeooo:rsid="091f6557"/>
    </style:style>
    <style:style style:name="T1042" style:family="text">
      <style:text-properties officeooo:rsid="092370f8"/>
    </style:style>
    <style:style style:name="T1043" style:family="text">
      <style:text-properties officeooo:rsid="0924b8ed"/>
    </style:style>
    <style:style style:name="T1044" style:family="text">
      <style:text-properties officeooo:rsid="09260fd6"/>
    </style:style>
    <style:style style:name="T1045" style:family="text">
      <style:text-properties officeooo:rsid="0926c302"/>
    </style:style>
    <style:style style:name="T1046" style:family="text">
      <style:text-properties officeooo:rsid="0928c144"/>
    </style:style>
    <style:style style:name="T1047" style:family="text">
      <style:text-properties officeooo:rsid="092da239"/>
    </style:style>
    <style:style style:name="T1048" style:family="text">
      <style:text-properties officeooo:rsid="092e9839"/>
    </style:style>
    <style:style style:name="T1049" style:family="text">
      <style:text-properties officeooo:rsid="092f7ffa"/>
    </style:style>
    <style:style style:name="T1050" style:family="text">
      <style:text-properties officeooo:rsid="09313398"/>
    </style:style>
    <style:style style:name="T1051" style:family="text">
      <style:text-properties officeooo:rsid="0932cd0b"/>
    </style:style>
    <style:style style:name="T1052" style:family="text">
      <style:text-properties officeooo:rsid="093405eb"/>
    </style:style>
    <style:style style:name="T1053" style:family="text">
      <style:text-properties officeooo:rsid="093605c9"/>
    </style:style>
    <style:style style:name="T1054" style:family="text">
      <style:text-properties officeooo:rsid="09397865"/>
    </style:style>
    <style:style style:name="T1055" style:family="text">
      <style:text-properties officeooo:rsid="093a1e20"/>
    </style:style>
    <style:style style:name="T1056" style:family="text">
      <style:text-properties officeooo:rsid="093b5601"/>
    </style:style>
    <style:style style:name="T1057" style:family="text">
      <style:text-properties officeooo:rsid="09413357"/>
    </style:style>
    <style:style style:name="T1058" style:family="text">
      <style:text-properties officeooo:rsid="09421b2d"/>
    </style:style>
    <style:style style:name="T1059" style:family="text">
      <style:text-properties officeooo:rsid="094366ac"/>
    </style:style>
    <style:style style:name="T1060" style:family="text">
      <style:text-properties officeooo:rsid="0944aa60"/>
    </style:style>
    <style:style style:name="T1061" style:family="text">
      <style:text-properties officeooo:rsid="0946c1e2"/>
    </style:style>
    <style:style style:name="T1062" style:family="text">
      <style:text-properties officeooo:rsid="09480e95"/>
    </style:style>
    <style:style style:name="T1063" style:family="text">
      <style:text-properties officeooo:rsid="094c25fe"/>
    </style:style>
    <style:style style:name="T1064" style:family="text">
      <style:text-properties officeooo:rsid="094d60b9"/>
    </style:style>
    <style:style style:name="T1065" style:family="text">
      <style:text-properties officeooo:rsid="094e524e"/>
    </style:style>
    <style:style style:name="T1066" style:family="text">
      <style:text-properties officeooo:rsid="094ff7f2"/>
    </style:style>
    <style:style style:name="T1067" style:family="text">
      <style:text-properties officeooo:rsid="0951813b"/>
    </style:style>
    <style:style style:name="T1068" style:family="text">
      <style:text-properties officeooo:rsid="095251d5"/>
    </style:style>
    <style:style style:name="T1069" style:family="text">
      <style:text-properties officeooo:rsid="0953fc00"/>
    </style:style>
    <style:style style:name="T1070" style:family="text">
      <style:text-properties officeooo:rsid="09543191"/>
    </style:style>
    <style:style style:name="T1071" style:family="text">
      <style:text-properties officeooo:rsid="095713c9"/>
    </style:style>
    <style:style style:name="T1072" style:family="text">
      <style:text-properties officeooo:rsid="09582543"/>
    </style:style>
    <style:style style:name="T1073" style:family="text">
      <style:text-properties officeooo:rsid="09582648"/>
    </style:style>
    <style:style style:name="T1074" style:family="text">
      <style:text-properties officeooo:rsid="0958c81d"/>
    </style:style>
    <style:style style:name="T1075" style:family="text">
      <style:text-properties officeooo:rsid="095a2a0f"/>
    </style:style>
    <style:style style:name="T1076" style:family="text">
      <style:text-properties officeooo:rsid="095be431"/>
    </style:style>
    <style:style style:name="T1077" style:family="text">
      <style:text-properties officeooo:rsid="095c637a"/>
    </style:style>
    <style:style style:name="T1078" style:family="text">
      <style:text-properties officeooo:rsid="095d516c"/>
    </style:style>
    <style:style style:name="T1079" style:family="text">
      <style:text-properties officeooo:rsid="095ea716"/>
    </style:style>
    <style:style style:name="T1080" style:family="text">
      <style:text-properties officeooo:rsid="09614e6f"/>
    </style:style>
    <style:style style:name="T1081" style:family="text">
      <style:text-properties officeooo:rsid="0961d72c"/>
    </style:style>
    <style:style style:name="T1082" style:family="text">
      <style:text-properties officeooo:rsid="096336d0"/>
    </style:style>
    <style:style style:name="T1083" style:family="text">
      <style:text-properties officeooo:rsid="0964f856"/>
    </style:style>
    <style:style style:name="T1084" style:family="text">
      <style:text-properties officeooo:rsid="096699c3"/>
    </style:style>
    <style:style style:name="T1085" style:family="text">
      <style:text-properties officeooo:rsid="09676dd0"/>
    </style:style>
    <style:style style:name="T1086" style:family="text">
      <style:text-properties officeooo:rsid="09678be4"/>
    </style:style>
    <style:style style:name="T1087" style:family="text">
      <style:text-properties officeooo:rsid="096892a8"/>
    </style:style>
    <style:style style:name="T1088" style:family="text">
      <style:text-properties officeooo:rsid="0969828e"/>
    </style:style>
    <style:style style:name="T1089" style:family="text">
      <style:text-properties officeooo:rsid="096a22d5"/>
    </style:style>
    <style:style style:name="T1090" style:family="text">
      <style:text-properties officeooo:rsid="096bc028"/>
    </style:style>
    <style:style style:name="T1091" style:family="text">
      <style:text-properties officeooo:rsid="096cf465"/>
    </style:style>
    <style:style style:name="T1092" style:family="text">
      <style:text-properties officeooo:rsid="096ff565"/>
    </style:style>
    <style:style style:name="T1093" style:family="text">
      <style:text-properties officeooo:rsid="0970fb78"/>
    </style:style>
    <style:style style:name="T1094" style:family="text">
      <style:text-properties officeooo:rsid="0973d278"/>
    </style:style>
    <style:style style:name="T1095" style:family="text">
      <style:text-properties officeooo:rsid="0974691b"/>
    </style:style>
    <style:style style:name="T1096" style:family="text">
      <style:text-properties officeooo:rsid="0601ba37"/>
    </style:style>
    <style:style style:name="T1097" style:family="text">
      <style:text-properties officeooo:rsid="0975b3ad"/>
    </style:style>
    <style:style style:name="T1098" style:family="text">
      <style:text-properties officeooo:rsid="0976943b"/>
    </style:style>
    <style:style style:name="T1099" style:family="text">
      <style:text-properties officeooo:rsid="09785fc2"/>
    </style:style>
    <style:style style:name="T1100" style:family="text">
      <style:text-properties officeooo:rsid="097a17ce"/>
    </style:style>
    <style:style style:name="T1101" style:family="text">
      <style:text-properties officeooo:rsid="097b0759"/>
    </style:style>
    <style:style style:name="T1102" style:family="text">
      <style:text-properties officeooo:rsid="097cd71a"/>
    </style:style>
    <style:style style:name="T1103" style:family="text">
      <style:text-properties officeooo:rsid="097eaf65"/>
    </style:style>
    <style:style style:name="T1104" style:family="text">
      <style:text-properties officeooo:rsid="09808c0e"/>
    </style:style>
    <style:style style:name="T1105" style:family="text">
      <style:text-properties officeooo:rsid="098139f5"/>
    </style:style>
    <style:style style:name="T1106" style:family="text">
      <style:text-properties officeooo:rsid="09815b7e"/>
    </style:style>
    <style:style style:name="T1107" style:family="text">
      <style:text-properties officeooo:rsid="0983446e"/>
    </style:style>
    <style:style style:name="T1108" style:family="text">
      <style:text-properties officeooo:rsid="09842e84"/>
    </style:style>
    <style:style style:name="T1109" style:family="text">
      <style:text-properties officeooo:rsid="09866926"/>
    </style:style>
    <style:style style:name="T1110" style:family="text">
      <style:text-properties officeooo:rsid="09868822"/>
    </style:style>
    <style:style style:name="T1111" style:family="text">
      <style:text-properties officeooo:rsid="0986b4e6"/>
    </style:style>
    <style:style style:name="T1112" style:family="text">
      <style:text-properties officeooo:rsid="0989914e"/>
    </style:style>
    <style:style style:name="T1113" style:family="text">
      <style:text-properties officeooo:rsid="098aa1cc"/>
    </style:style>
    <style:style style:name="T1114" style:family="text">
      <style:text-properties officeooo:rsid="098b4e46"/>
    </style:style>
    <style:style style:name="T1115" style:family="text">
      <style:text-properties officeooo:rsid="098b6823"/>
    </style:style>
    <style:style style:name="T1116" style:family="text">
      <style:text-properties officeooo:rsid="098f80c5"/>
    </style:style>
    <style:style style:name="T1117" style:family="text">
      <style:text-properties officeooo:rsid="0991581f"/>
    </style:style>
    <style:style style:name="T1118" style:family="text">
      <style:text-properties officeooo:rsid="0991eb9b"/>
    </style:style>
    <style:style style:name="T1119" style:family="text">
      <style:text-properties officeooo:rsid="0993c5f7"/>
    </style:style>
    <style:style style:name="T1120" style:family="text">
      <style:text-properties officeooo:rsid="0994b598"/>
    </style:style>
    <style:style style:name="T1121" style:family="text">
      <style:text-properties officeooo:rsid="09957784"/>
    </style:style>
    <style:style style:name="T1122" style:family="text">
      <style:text-properties officeooo:rsid="09972dd3"/>
    </style:style>
    <style:style style:name="T1123" style:family="text">
      <style:text-properties officeooo:rsid="0997c0c9"/>
    </style:style>
    <style:style style:name="T1124" style:family="text">
      <style:text-properties officeooo:rsid="09985e30"/>
    </style:style>
    <style:style style:name="T1125" style:family="text">
      <style:text-properties officeooo:rsid="099a752b"/>
    </style:style>
    <style:style style:name="T1126" style:family="text">
      <style:text-properties officeooo:rsid="099c4819"/>
    </style:style>
    <style:style style:name="T1127" style:family="text">
      <style:text-properties officeooo:rsid="099e71bc"/>
    </style:style>
    <style:style style:name="T1128" style:family="text">
      <style:text-properties officeooo:rsid="09a33716"/>
    </style:style>
    <style:style style:name="T1129" style:family="text">
      <style:text-properties officeooo:rsid="09a4c3c1"/>
    </style:style>
    <style:style style:name="T1130" style:family="text">
      <style:text-properties officeooo:rsid="09a69252"/>
    </style:style>
    <style:style style:name="T1131" style:family="text">
      <style:text-properties officeooo:rsid="09a88a41"/>
    </style:style>
    <style:style style:name="T1132" style:family="text">
      <style:text-properties officeooo:rsid="09a97713"/>
    </style:style>
    <style:style style:name="T1133" style:family="text">
      <style:text-properties officeooo:rsid="09aa0988"/>
    </style:style>
    <style:style style:name="T1134" style:family="text">
      <style:text-properties officeooo:rsid="09ab1766"/>
    </style:style>
    <style:style style:name="T1135" style:family="text">
      <style:text-properties officeooo:rsid="09af3c4c"/>
    </style:style>
    <style:style style:name="T1136" style:family="text">
      <style:text-properties officeooo:rsid="09afcc9e"/>
    </style:style>
    <style:style style:name="T1137" style:family="text">
      <style:text-properties officeooo:rsid="09b125a4"/>
    </style:style>
    <style:style style:name="T1138" style:family="text">
      <style:text-properties officeooo:rsid="09b31cb4"/>
    </style:style>
    <style:style style:name="T1139" style:family="text">
      <style:text-properties officeooo:rsid="09b36abe"/>
    </style:style>
    <style:style style:name="T1140" style:family="text">
      <style:text-properties officeooo:rsid="09b3a5fb"/>
    </style:style>
    <style:style style:name="T1141" style:family="text">
      <style:text-properties officeooo:rsid="09b3af73"/>
    </style:style>
    <style:style style:name="T1142" style:family="text">
      <style:text-properties officeooo:rsid="09b5b518"/>
    </style:style>
    <style:style style:name="T1143" style:family="text">
      <style:text-properties officeooo:rsid="09b82faa"/>
    </style:style>
    <style:style style:name="T1144" style:family="text">
      <style:text-properties officeooo:rsid="09b8eba8"/>
    </style:style>
    <style:style style:name="T1145" style:family="text">
      <style:text-properties officeooo:rsid="09b9d6ae"/>
    </style:style>
    <style:style style:name="T1146" style:family="text">
      <style:text-properties officeooo:rsid="09bf8baf"/>
    </style:style>
    <style:style style:name="T1147" style:family="text">
      <style:text-properties officeooo:rsid="09c1e41c"/>
    </style:style>
    <style:style style:name="T1148" style:family="text">
      <style:text-properties officeooo:rsid="09c3029b"/>
    </style:style>
    <style:style style:name="T1149" style:family="text">
      <style:text-properties officeooo:rsid="09c56054"/>
    </style:style>
    <style:style style:name="T1150" style:family="text">
      <style:text-properties officeooo:rsid="09c848a1"/>
    </style:style>
    <style:style style:name="T1151" style:family="text">
      <style:text-properties officeooo:rsid="09ca775b"/>
    </style:style>
    <style:style style:name="T1152" style:family="text">
      <style:text-properties officeooo:rsid="09cad273"/>
    </style:style>
    <style:style style:name="T1153" style:family="text">
      <style:text-properties officeooo:rsid="09ce5a09"/>
    </style:style>
    <style:style style:name="T1154" style:family="text">
      <style:text-properties officeooo:rsid="09dbc59f"/>
    </style:style>
    <style:style style:name="T1155" style:family="text">
      <style:text-properties officeooo:rsid="09df1666"/>
    </style:style>
    <style:style style:name="T1156" style:family="text">
      <style:text-properties officeooo:rsid="09e0ece4"/>
    </style:style>
    <style:style style:name="T1157" style:family="text">
      <style:text-properties officeooo:rsid="09e7f3e6"/>
    </style:style>
    <style:style style:name="T1158" style:family="text">
      <style:text-properties officeooo:rsid="09e99054"/>
    </style:style>
    <style:style style:name="T1159" style:family="text">
      <style:text-properties officeooo:rsid="09ec2841"/>
    </style:style>
    <style:style style:name="T1160" style:family="text">
      <style:text-properties officeooo:rsid="09ee34d9"/>
    </style:style>
    <style:style style:name="T1161" style:family="text">
      <style:text-properties officeooo:rsid="09f1055c"/>
    </style:style>
    <style:style style:name="T1162" style:family="text">
      <style:text-properties officeooo:rsid="09f35dcd"/>
    </style:style>
    <style:style style:name="T1163" style:family="text">
      <style:text-properties officeooo:rsid="09f4df9a"/>
    </style:style>
    <style:style style:name="T1164" style:family="text">
      <style:text-properties officeooo:rsid="09f5b3fd"/>
    </style:style>
    <style:style style:name="T1165" style:family="text">
      <style:text-properties officeooo:rsid="09f9d863"/>
    </style:style>
    <style:style style:name="T1166" style:family="text">
      <style:text-properties officeooo:rsid="09fdb11f"/>
    </style:style>
    <style:style style:name="T1167" style:family="text">
      <style:text-properties officeooo:rsid="0a01c9ef"/>
    </style:style>
    <style:style style:name="T1168" style:family="text">
      <style:text-properties officeooo:rsid="0a02c548"/>
    </style:style>
    <style:style style:name="T1169" style:family="text">
      <style:text-properties officeooo:rsid="0a043402"/>
    </style:style>
    <style:style style:name="T1170" style:family="text">
      <style:text-properties officeooo:rsid="0a072126"/>
    </style:style>
    <style:style style:name="T1171" style:family="text">
      <style:text-properties officeooo:rsid="0a0806b7"/>
    </style:style>
    <style:style style:name="T1172" style:family="text">
      <style:text-properties officeooo:rsid="0a08be7e"/>
    </style:style>
    <style:style style:name="T1173" style:family="text">
      <style:text-properties officeooo:rsid="0a0b13bf"/>
    </style:style>
    <style:style style:name="T1174" style:family="text">
      <style:text-properties officeooo:rsid="0a0b544d"/>
    </style:style>
    <style:style style:name="T1175" style:family="text">
      <style:text-properties officeooo:rsid="0a0b677e"/>
    </style:style>
    <style:style style:name="T1176" style:family="text">
      <style:text-properties officeooo:rsid="0a0c6cb6"/>
    </style:style>
    <style:style style:name="T1177" style:family="text">
      <style:text-properties officeooo:rsid="0a0eac36"/>
    </style:style>
    <style:style style:name="T1178" style:family="text">
      <style:text-properties officeooo:rsid="0a0ef3b4"/>
    </style:style>
    <style:style style:name="T1179" style:family="text">
      <style:text-properties officeooo:rsid="0a131e7a"/>
    </style:style>
    <style:style style:name="T1180" style:family="text">
      <style:text-properties officeooo:rsid="0a163a49"/>
    </style:style>
    <style:style style:name="T1181" style:family="text">
      <style:text-properties officeooo:rsid="0a174319"/>
    </style:style>
    <style:style style:name="T1182" style:family="text">
      <style:text-properties officeooo:rsid="0a1ad57b"/>
    </style:style>
    <style:style style:name="T1183" style:family="text">
      <style:text-properties officeooo:rsid="0a1cc671"/>
    </style:style>
    <style:style style:name="T1184" style:family="text">
      <style:text-properties officeooo:rsid="0a1ee5b1"/>
    </style:style>
    <style:style style:name="T1185" style:family="text">
      <style:text-properties officeooo:rsid="0a232b3a"/>
    </style:style>
    <style:style style:name="T1186" style:family="text">
      <style:text-properties officeooo:rsid="0a2371e4"/>
    </style:style>
    <style:style style:name="T1187" style:family="text">
      <style:text-properties officeooo:rsid="0a25260f"/>
    </style:style>
    <style:style style:name="T1188" style:family="text">
      <style:text-properties officeooo:rsid="0a26a613"/>
    </style:style>
    <style:style style:name="T1189" style:family="text">
      <style:text-properties officeooo:rsid="0a280a5e"/>
    </style:style>
    <style:style style:name="T1190" style:family="text">
      <style:text-properties officeooo:rsid="0a29da8f"/>
    </style:style>
    <style:style style:name="T1191" style:family="text">
      <style:text-properties officeooo:rsid="0a2cde03"/>
    </style:style>
    <style:style style:name="T1192" style:family="text">
      <style:text-properties officeooo:rsid="0a2e90c1"/>
    </style:style>
    <style:style style:name="T1193" style:family="text">
      <style:text-properties officeooo:rsid="0a2f346f"/>
    </style:style>
    <style:style style:name="T1194" style:family="text">
      <style:text-properties officeooo:rsid="0a2f752a"/>
    </style:style>
    <style:style style:name="T1195" style:family="text">
      <style:text-properties officeooo:rsid="0a305a0c"/>
    </style:style>
    <style:style style:name="T1196" style:family="text">
      <style:text-properties officeooo:rsid="0a351e3d"/>
    </style:style>
    <style:style style:name="T1197" style:family="text">
      <style:text-properties officeooo:rsid="0a3824a7"/>
    </style:style>
    <style:style style:name="T1198" style:family="text">
      <style:text-properties officeooo:rsid="0a382f2f"/>
    </style:style>
    <style:style style:name="T1199" style:family="text">
      <style:text-properties officeooo:rsid="0a394ea2"/>
    </style:style>
    <style:style style:name="T1200" style:family="text">
      <style:text-properties officeooo:rsid="0a3c5021"/>
    </style:style>
    <style:style style:name="T1201" style:family="text">
      <style:text-properties officeooo:rsid="0a404705"/>
    </style:style>
    <style:style style:name="T1202" style:family="text">
      <style:text-properties officeooo:rsid="0a40ff29"/>
    </style:style>
    <style:style style:name="T1203" style:family="text">
      <style:text-properties officeooo:rsid="0a415af1"/>
    </style:style>
    <style:style style:name="T1204" style:family="text">
      <style:text-properties officeooo:rsid="0a428c0d"/>
    </style:style>
    <style:style style:name="T1205" style:family="text">
      <style:text-properties officeooo:rsid="0a429bd3"/>
    </style:style>
    <style:style style:name="T1206" style:family="text">
      <style:text-properties officeooo:rsid="0a432be5"/>
    </style:style>
    <style:style style:name="T1207" style:family="text">
      <style:text-properties officeooo:rsid="0a46bcb2"/>
    </style:style>
    <style:style style:name="T1208" style:family="text">
      <style:text-properties officeooo:rsid="0a495185"/>
    </style:style>
    <style:style style:name="T1209" style:family="text">
      <style:text-properties officeooo:rsid="0a4da1a0"/>
    </style:style>
    <style:style style:name="T1210" style:family="text">
      <style:text-properties officeooo:rsid="0a50630e"/>
    </style:style>
    <style:style style:name="T1211" style:family="text">
      <style:text-properties officeooo:rsid="0a52ad94"/>
    </style:style>
    <style:style style:name="T1212" style:family="text">
      <style:text-properties officeooo:rsid="0a531ae8"/>
    </style:style>
    <style:style style:name="T1213" style:family="text">
      <style:text-properties officeooo:rsid="0a532271"/>
    </style:style>
    <style:style style:name="T1214" style:family="text">
      <style:text-properties officeooo:rsid="0a53bea1"/>
    </style:style>
    <style:style style:name="T1215" style:family="text">
      <style:text-properties officeooo:rsid="0a558c01"/>
    </style:style>
    <style:style style:name="T1216" style:family="text">
      <style:text-properties officeooo:rsid="0a576a46"/>
    </style:style>
    <style:style style:name="T1217" style:family="text">
      <style:text-properties officeooo:rsid="0a579921"/>
    </style:style>
    <style:style style:name="T1218" style:family="text">
      <style:text-properties officeooo:rsid="0a59b90b"/>
    </style:style>
    <style:style style:name="T1219" style:family="text">
      <style:text-properties officeooo:rsid="0a5ed008"/>
    </style:style>
    <style:style style:name="T1220" style:family="text">
      <style:text-properties officeooo:rsid="0a618943"/>
    </style:style>
    <style:style style:name="T1221" style:family="text">
      <style:text-properties officeooo:rsid="0a650f60"/>
    </style:style>
    <style:style style:name="T1222" style:family="text">
      <style:text-properties officeooo:rsid="0a655b2e"/>
    </style:style>
    <style:style style:name="T1223" style:family="text">
      <style:text-properties officeooo:rsid="0a6748b9"/>
    </style:style>
    <style:style style:name="T1224" style:family="text">
      <style:text-properties officeooo:rsid="0a6c03c2"/>
    </style:style>
    <style:style style:name="T1225" style:family="text">
      <style:text-properties officeooo:rsid="0a6f831f"/>
    </style:style>
    <style:style style:name="T1226" style:family="text">
      <style:text-properties officeooo:rsid="0a71954f"/>
    </style:style>
    <style:style style:name="T1227" style:family="text">
      <style:text-properties officeooo:rsid="0a746705"/>
    </style:style>
    <style:style style:name="T1228" style:family="text">
      <style:text-properties officeooo:rsid="0a77b286"/>
    </style:style>
    <style:style style:name="T1229" style:family="text">
      <style:text-properties officeooo:rsid="0a78fa91"/>
    </style:style>
    <style:style style:name="T1230" style:family="text">
      <style:text-properties officeooo:rsid="0a7a5fad"/>
    </style:style>
    <style:style style:name="T1231" style:family="text">
      <style:text-properties officeooo:rsid="0a7bd871"/>
    </style:style>
    <style:style style:name="T1232" style:family="text">
      <style:text-properties officeooo:rsid="0a859b56"/>
    </style:style>
    <style:style style:name="T1233" style:family="text">
      <style:text-properties officeooo:rsid="0a864e5e"/>
    </style:style>
    <style:style style:name="T1234" style:family="text">
      <style:text-properties officeooo:rsid="0a886aaf"/>
    </style:style>
    <style:style style:name="T1235" style:family="text">
      <style:text-properties officeooo:rsid="0a8c203b"/>
    </style:style>
    <style:style style:name="T1236" style:family="text">
      <style:text-properties officeooo:rsid="0a8e9a55"/>
    </style:style>
    <style:style style:name="T1237" style:family="text">
      <style:text-properties officeooo:rsid="0a8f61a6"/>
    </style:style>
    <style:style style:name="T1238" style:family="text">
      <style:text-properties officeooo:rsid="0a93e76f"/>
    </style:style>
    <style:style style:name="T1239" style:family="text">
      <style:text-properties officeooo:rsid="0a98594d"/>
    </style:style>
    <style:style style:name="T1240" style:family="text">
      <style:text-properties officeooo:rsid="0a997589"/>
    </style:style>
    <style:style style:name="T1241" style:family="text">
      <style:text-properties officeooo:rsid="0a9b64d7"/>
    </style:style>
    <style:style style:name="T1242" style:family="text">
      <style:text-properties officeooo:rsid="0a9be2cd"/>
    </style:style>
    <style:style style:name="T1243" style:family="text">
      <style:text-properties officeooo:rsid="0aa0afd0"/>
    </style:style>
    <style:style style:name="T1244" style:family="text">
      <style:text-properties officeooo:rsid="0aa1eafb"/>
    </style:style>
    <style:style style:name="T1245" style:family="text">
      <style:text-properties officeooo:rsid="0aa4b11b"/>
    </style:style>
    <style:style style:name="T1246" style:family="text">
      <style:text-properties officeooo:rsid="0aa7a8a2"/>
    </style:style>
    <style:style style:name="T1247" style:family="text">
      <style:text-properties officeooo:rsid="0aa8c667"/>
    </style:style>
    <style:style style:name="T1248" style:family="text">
      <style:text-properties officeooo:rsid="0aa985ca"/>
    </style:style>
    <style:style style:name="T1249" style:family="text">
      <style:text-properties officeooo:rsid="0aab29f2"/>
    </style:style>
    <style:style style:name="T1250" style:family="text">
      <style:text-properties officeooo:rsid="0abb36b1"/>
    </style:style>
    <style:style style:name="T1251" style:family="text">
      <style:text-properties officeooo:rsid="0abd9db5"/>
    </style:style>
    <style:style style:name="T1252" style:family="text">
      <style:text-properties officeooo:rsid="0ac43531"/>
    </style:style>
    <style:style style:name="T1253" style:family="text">
      <style:text-properties officeooo:rsid="0ac93a89"/>
    </style:style>
    <style:style style:name="T1254" style:family="text">
      <style:text-properties officeooo:rsid="0acac340"/>
    </style:style>
    <style:style style:name="T1255" style:family="text">
      <style:text-properties officeooo:rsid="0acb7008"/>
    </style:style>
    <style:style style:name="T1256" style:family="text">
      <style:text-properties officeooo:rsid="0acc00f1"/>
    </style:style>
    <style:style style:name="T1257" style:family="text">
      <style:text-properties officeooo:rsid="0ad205ef"/>
    </style:style>
    <style:style style:name="T1258" style:family="text">
      <style:text-properties officeooo:rsid="0adad406"/>
    </style:style>
    <style:style style:name="T1259" style:family="text">
      <style:text-properties officeooo:rsid="0ae082dd"/>
    </style:style>
    <style:style style:name="T1260" style:family="text">
      <style:text-properties officeooo:rsid="0ae26b17"/>
    </style:style>
    <style:style style:name="T1261" style:family="text">
      <style:text-properties officeooo:rsid="0ae5d7b7"/>
    </style:style>
    <style:style style:name="T1262" style:family="text">
      <style:text-properties officeooo:rsid="0ae60fd4"/>
    </style:style>
    <style:style style:name="T1263" style:family="text">
      <style:text-properties officeooo:rsid="0ae68c4c"/>
    </style:style>
    <style:style style:name="T1264" style:family="text">
      <style:text-properties officeooo:rsid="0ae9a132"/>
    </style:style>
    <style:style style:name="T1265" style:family="text">
      <style:text-properties officeooo:rsid="0aeaa293"/>
    </style:style>
    <style:style style:name="T1266" style:family="text">
      <style:text-properties officeooo:rsid="0aeda264"/>
    </style:style>
    <style:style style:name="T1267" style:family="text">
      <style:text-properties officeooo:rsid="0aef6fc6"/>
    </style:style>
    <style:style style:name="T1268" style:family="text">
      <style:text-properties officeooo:rsid="0af1c360"/>
    </style:style>
    <style:style style:name="T1269" style:family="text">
      <style:text-properties officeooo:rsid="0af74849"/>
    </style:style>
    <style:style style:name="T1270" style:family="text">
      <style:text-properties officeooo:rsid="0af95f48"/>
    </style:style>
    <style:style style:name="T1271" style:family="text">
      <style:text-properties officeooo:rsid="0afacff8"/>
    </style:style>
    <style:style style:name="T1272" style:family="text">
      <style:text-properties officeooo:rsid="0afb821b"/>
    </style:style>
    <style:style style:name="T1273" style:family="text">
      <style:text-properties officeooo:rsid="0afd4b65"/>
    </style:style>
    <style:style style:name="T1274" style:family="text">
      <style:text-properties officeooo:rsid="0afeffe2"/>
    </style:style>
    <style:style style:name="T1275" style:family="text">
      <style:text-properties officeooo:rsid="0b02aebe"/>
    </style:style>
    <style:style style:name="T1276" style:family="text">
      <style:text-properties officeooo:rsid="0b0d1459"/>
    </style:style>
    <style:style style:name="T1277" style:family="text">
      <style:text-properties officeooo:rsid="0b133856"/>
    </style:style>
    <style:style style:name="T1278" style:family="text">
      <style:text-properties officeooo:rsid="0b1631d7"/>
    </style:style>
    <style:style style:name="T1279" style:family="text">
      <style:text-properties officeooo:rsid="0b196672"/>
    </style:style>
    <style:style style:name="T1280" style:family="text">
      <style:text-properties officeooo:rsid="0b1db7c5"/>
    </style:style>
    <style:style style:name="T1281" style:family="text">
      <style:text-properties officeooo:rsid="0b26ed00"/>
    </style:style>
    <style:style style:name="T1282" style:family="text">
      <style:text-properties officeooo:rsid="0b27bd2d"/>
    </style:style>
    <style:style style:name="T1283" style:family="text">
      <style:text-properties officeooo:rsid="0b29b325"/>
    </style:style>
    <style:style style:name="T1284" style:family="text">
      <style:text-properties officeooo:rsid="0b2b417a"/>
    </style:style>
    <style:style style:name="T1285" style:family="text">
      <style:text-properties officeooo:rsid="0b31c485"/>
    </style:style>
    <style:style style:name="T1286" style:family="text">
      <style:text-properties officeooo:rsid="0b34492b"/>
    </style:style>
    <style:style style:name="T1287" style:family="text">
      <style:text-properties officeooo:rsid="0b35add3"/>
    </style:style>
    <style:style style:name="T1288" style:family="text">
      <style:text-properties officeooo:rsid="0b38a260"/>
    </style:style>
    <style:style style:name="T1289" style:family="text">
      <style:text-properties officeooo:rsid="0b3b6041"/>
    </style:style>
    <style:style style:name="T1290" style:family="text">
      <style:text-properties officeooo:rsid="0b3c79b9"/>
    </style:style>
    <style:style style:name="T1291" style:family="text">
      <style:text-properties officeooo:rsid="0b42cf48"/>
    </style:style>
    <style:style style:name="T1292" style:family="text">
      <style:text-properties officeooo:rsid="0b44d283"/>
    </style:style>
    <style:style style:name="T1293" style:family="text">
      <style:text-properties officeooo:rsid="0b4ba94d"/>
    </style:style>
    <style:style style:name="T1294" style:family="text">
      <style:text-properties officeooo:rsid="0b4bc6e8"/>
    </style:style>
    <style:style style:name="T1295" style:family="text">
      <style:text-properties officeooo:rsid="0b4fa1d8"/>
    </style:style>
    <style:style style:name="T1296" style:family="text">
      <style:text-properties officeooo:rsid="0b50920e"/>
    </style:style>
    <style:style style:name="T1297" style:family="text">
      <style:text-properties officeooo:rsid="0b5213bb"/>
    </style:style>
    <style:style style:name="T1298" style:family="text">
      <style:text-properties officeooo:rsid="0b53d54e"/>
    </style:style>
    <style:style style:name="T1299" style:family="text">
      <style:text-properties officeooo:rsid="0b54b8c4"/>
    </style:style>
    <style:style style:name="T1300" style:family="text">
      <style:text-properties officeooo:rsid="0b550d32"/>
    </style:style>
    <style:style style:name="T1301" style:family="text">
      <style:text-properties officeooo:rsid="0b5852c9"/>
    </style:style>
    <style:style style:name="T1302" style:family="text">
      <style:text-properties officeooo:rsid="0b590892"/>
    </style:style>
    <style:style style:name="T1303" style:family="text">
      <style:text-properties officeooo:rsid="0b59831a"/>
    </style:style>
    <style:style style:name="T1304" style:family="text">
      <style:text-properties officeooo:rsid="0b5ae18d"/>
    </style:style>
    <style:style style:name="T1305" style:family="text">
      <style:text-properties officeooo:rsid="0b5f8f0b"/>
    </style:style>
    <style:style style:name="T1306" style:family="text">
      <style:text-properties officeooo:rsid="0b61060f"/>
    </style:style>
    <style:style style:name="T1307" style:family="text">
      <style:text-properties officeooo:rsid="0b62f3b3"/>
    </style:style>
    <style:style style:name="T1308" style:family="text">
      <style:text-properties officeooo:rsid="0b64e13c"/>
    </style:style>
    <style:style style:name="T1309" style:family="text">
      <style:text-properties officeooo:rsid="0b659999"/>
    </style:style>
    <style:style style:name="T1310" style:family="text">
      <style:text-properties officeooo:rsid="0b65a349"/>
    </style:style>
    <style:style style:name="T1311" style:family="text">
      <style:text-properties officeooo:rsid="0b686dc4"/>
    </style:style>
    <style:style style:name="T1312" style:family="text">
      <style:text-properties officeooo:rsid="0b69cd39"/>
    </style:style>
    <style:style style:name="T1313" style:family="text">
      <style:text-properties officeooo:rsid="0b6dd7c1"/>
    </style:style>
    <style:style style:name="T1314" style:family="text">
      <style:text-properties officeooo:rsid="0b72cb37"/>
    </style:style>
    <style:style style:name="T1315" style:family="text">
      <style:text-properties officeooo:rsid="00951bc6"/>
    </style:style>
    <style:style style:name="T1316" style:family="text">
      <style:text-properties officeooo:rsid="0b906737"/>
    </style:style>
    <style:style style:name="T1317" style:family="text">
      <style:text-properties officeooo:rsid="0b90a961"/>
    </style:style>
    <style:style style:name="T1318" style:family="text">
      <style:text-properties officeooo:rsid="0b9b4934"/>
    </style:style>
    <style:style style:name="T1319" style:family="text">
      <style:text-properties officeooo:rsid="0b9b817d"/>
    </style:style>
    <style:style style:name="T1320" style:family="text">
      <style:text-properties officeooo:rsid="0b9d5286"/>
    </style:style>
    <style:style style:name="T1321" style:family="text">
      <style:text-properties officeooo:rsid="0ba01014"/>
    </style:style>
    <style:style style:name="T1322" style:family="text">
      <style:text-properties officeooo:rsid="0ba1daf7"/>
    </style:style>
    <style:style style:name="T1323" style:family="text">
      <style:text-properties officeooo:rsid="0ba3a49d"/>
    </style:style>
    <style:style style:name="T1324" style:family="text">
      <style:text-properties officeooo:rsid="0ba4d5c3"/>
    </style:style>
    <style:style style:name="T1325" style:family="text">
      <style:text-properties officeooo:rsid="0ba8674e"/>
    </style:style>
    <style:style style:name="T1326" style:family="text">
      <style:text-properties officeooo:rsid="0bab76fd"/>
    </style:style>
    <style:style style:name="T1327" style:family="text">
      <style:text-properties officeooo:rsid="0bac25fc"/>
    </style:style>
    <style:style style:name="T1328" style:family="text">
      <style:text-properties officeooo:rsid="0bac88ac"/>
    </style:style>
    <style:style style:name="T1329" style:family="text">
      <style:text-properties officeooo:rsid="0bb1767d"/>
    </style:style>
    <style:style style:name="T1330" style:family="text">
      <style:text-properties officeooo:rsid="0bb2d733"/>
    </style:style>
    <style:style style:name="T1331" style:family="text">
      <style:text-properties officeooo:rsid="0bb740c2"/>
    </style:style>
    <style:style style:name="T1332" style:family="text">
      <style:text-properties officeooo:rsid="0bbb2959"/>
    </style:style>
    <style:style style:name="T1333" style:family="text">
      <style:text-properties officeooo:rsid="0bbbf274"/>
    </style:style>
    <style:style style:name="T1334" style:family="text">
      <style:text-properties officeooo:rsid="0bbd49eb"/>
    </style:style>
    <style:style style:name="T1335" style:family="text">
      <style:text-properties officeooo:rsid="0bbdb743"/>
    </style:style>
    <style:style style:name="T1336" style:family="text">
      <style:text-properties officeooo:rsid="0bc42071"/>
    </style:style>
    <style:style style:name="T1337" style:family="text">
      <style:text-properties officeooo:rsid="0bc62e40"/>
    </style:style>
    <style:style style:name="T1338" style:family="text">
      <style:text-properties officeooo:rsid="0bc8bbf6"/>
    </style:style>
    <style:style style:name="T1339" style:family="text">
      <style:text-properties officeooo:rsid="0bca5b09"/>
    </style:style>
    <style:style style:name="T1340" style:family="text">
      <style:text-properties officeooo:rsid="0bcad8d5"/>
    </style:style>
    <style:style style:name="T1341" style:family="text">
      <style:text-properties officeooo:rsid="0bccc636"/>
    </style:style>
    <style:style style:name="T1342" style:family="text">
      <style:text-properties officeooo:rsid="0bccddae"/>
    </style:style>
    <style:style style:name="T1343" style:family="text">
      <style:text-properties officeooo:rsid="0bd1a9f6"/>
    </style:style>
    <style:style style:name="T1344" style:family="text">
      <style:text-properties officeooo:rsid="0bd40430"/>
    </style:style>
    <style:style style:name="T1345" style:family="text">
      <style:text-properties officeooo:rsid="0bd5481d"/>
    </style:style>
    <style:style style:name="T1346" style:family="text">
      <style:text-properties officeooo:rsid="0bd72bfc"/>
    </style:style>
    <style:style style:name="T1347" style:family="text">
      <style:text-properties officeooo:rsid="0bdaf79a"/>
    </style:style>
    <style:style style:name="T1348" style:family="text">
      <style:text-properties officeooo:rsid="0bdc6c11"/>
    </style:style>
    <style:style style:name="T1349" style:family="text">
      <style:text-properties officeooo:rsid="0bdc8883"/>
    </style:style>
    <style:style style:name="T1350" style:family="text">
      <style:text-properties officeooo:rsid="0bde62f3"/>
    </style:style>
    <style:style style:name="T1351" style:family="text">
      <style:text-properties officeooo:rsid="0be07c32"/>
    </style:style>
    <style:style style:name="T1352" style:family="text">
      <style:text-properties officeooo:rsid="0be1244e"/>
    </style:style>
    <style:style style:name="T1353" style:family="text">
      <style:text-properties officeooo:rsid="0be22aa7"/>
    </style:style>
    <style:style style:name="T1354" style:family="text">
      <style:text-properties officeooo:rsid="0be41be8"/>
    </style:style>
    <style:style style:name="T1355" style:family="text">
      <style:text-properties officeooo:rsid="0bec3182"/>
    </style:style>
    <style:style style:name="T1356" style:family="text">
      <style:text-properties officeooo:rsid="0bee1dd7"/>
    </style:style>
    <style:style style:name="T1357" style:family="text">
      <style:text-properties officeooo:rsid="0bef76e5"/>
    </style:style>
    <style:style style:name="T1358" style:family="text">
      <style:text-properties officeooo:rsid="0bf0d0ff"/>
    </style:style>
    <style:style style:name="T1359" style:family="text">
      <style:text-properties officeooo:rsid="0bf0df8b"/>
    </style:style>
    <style:style style:name="T1360" style:family="text">
      <style:text-properties officeooo:rsid="0bf0e2f7"/>
    </style:style>
    <style:style style:name="T1361" style:family="text">
      <style:text-properties officeooo:rsid="0bf1d15e"/>
    </style:style>
    <style:style style:name="T1362" style:family="text">
      <style:text-properties officeooo:rsid="0bf3a8f8"/>
    </style:style>
    <style:style style:name="T1363" style:family="text">
      <style:text-properties officeooo:rsid="0bf43ad1"/>
    </style:style>
    <style:style style:name="T1364" style:family="text">
      <style:text-properties officeooo:rsid="0bf5a295"/>
    </style:style>
    <style:style style:name="T1365" style:family="text">
      <style:text-properties officeooo:rsid="0bf6427c"/>
    </style:style>
    <style:style style:name="T1366" style:family="text">
      <style:text-properties officeooo:rsid="0bf7ddb4"/>
    </style:style>
    <style:style style:name="T1367" style:family="text">
      <style:text-properties officeooo:rsid="0bf8cf74"/>
    </style:style>
    <style:style style:name="T1368" style:family="text">
      <style:text-properties officeooo:rsid="0bf99eeb"/>
    </style:style>
    <style:style style:name="T1369" style:family="text">
      <style:text-properties officeooo:rsid="0bf9b8c4"/>
    </style:style>
    <style:style style:name="T1370" style:family="text">
      <style:text-properties officeooo:rsid="0bfc477c"/>
    </style:style>
    <style:style style:name="T1371" style:family="text">
      <style:text-properties officeooo:rsid="0bfc58d4"/>
    </style:style>
    <style:style style:name="T1372" style:family="text">
      <style:text-properties officeooo:rsid="0bfdf5ea"/>
    </style:style>
    <style:style style:name="T1373" style:family="text">
      <style:text-properties officeooo:rsid="0bffeaa7"/>
    </style:style>
    <style:style style:name="T1374" style:family="text">
      <style:text-properties officeooo:rsid="0c0181bb"/>
    </style:style>
    <style:style style:name="T1375" style:family="text">
      <style:text-properties officeooo:rsid="0c057cdb"/>
    </style:style>
    <style:style style:name="T1376" style:family="text">
      <style:text-properties officeooo:rsid="0c07fbf6"/>
    </style:style>
    <style:style style:name="T1377" style:family="text">
      <style:text-properties officeooo:rsid="0c0b9bba"/>
    </style:style>
    <style:style style:name="T1378" style:family="text">
      <style:text-properties officeooo:rsid="0c0baf7a"/>
    </style:style>
    <style:style style:name="T1379" style:family="text">
      <style:text-properties officeooo:rsid="0c0d7153"/>
    </style:style>
    <style:style style:name="T1380" style:family="text">
      <style:text-properties officeooo:rsid="0c0dd584"/>
    </style:style>
    <style:style style:name="T1381" style:family="text">
      <style:text-properties officeooo:rsid="0c111741"/>
    </style:style>
    <style:style style:name="T1382" style:family="text">
      <style:text-properties officeooo:rsid="0c148fa8"/>
    </style:style>
    <style:style style:name="T1383" style:family="text">
      <style:text-properties officeooo:rsid="0c157b04"/>
    </style:style>
    <style:style style:name="T1384" style:family="text">
      <style:text-properties officeooo:rsid="0c16cc5e"/>
    </style:style>
    <style:style style:name="T1385" style:family="text">
      <style:text-properties officeooo:rsid="0c19aaba"/>
    </style:style>
    <style:style style:name="T1386" style:family="text">
      <style:text-properties officeooo:rsid="0c1b05c0"/>
    </style:style>
    <style:style style:name="T1387" style:family="text">
      <style:text-properties officeooo:rsid="0c1c8540"/>
    </style:style>
    <style:style style:name="T1388" style:family="text">
      <style:text-properties officeooo:rsid="0c1d4f2b"/>
    </style:style>
    <style:style style:name="T1389" style:family="text">
      <style:text-properties officeooo:rsid="0c21c0d4"/>
    </style:style>
    <style:style style:name="T1390" style:family="text">
      <style:text-properties officeooo:rsid="0c236192"/>
    </style:style>
    <style:style style:name="T1391" style:family="text">
      <style:text-properties officeooo:rsid="0c23e67a"/>
    </style:style>
    <style:style style:name="T1392" style:family="text">
      <style:text-properties officeooo:rsid="0c26206c"/>
    </style:style>
    <style:style style:name="T1393" style:family="text">
      <style:text-properties officeooo:rsid="0c295e0a"/>
    </style:style>
    <style:style style:name="T1394" style:family="text">
      <style:text-properties officeooo:rsid="0c29ff0c"/>
    </style:style>
    <style:style style:name="T1395" style:family="text">
      <style:text-properties officeooo:rsid="0c2e0b47"/>
    </style:style>
    <style:style style:name="T1396" style:family="text">
      <style:text-properties officeooo:rsid="0c2f278d"/>
    </style:style>
    <style:style style:name="T1397" style:family="text">
      <style:text-properties officeooo:rsid="0c33d1f1"/>
    </style:style>
    <style:style style:name="T1398" style:family="text">
      <style:text-properties officeooo:rsid="0c35298e"/>
    </style:style>
    <style:style style:name="T1399" style:family="text">
      <style:text-properties officeooo:rsid="0c356a37"/>
    </style:style>
    <style:style style:name="T1400" style:family="text">
      <style:text-properties officeooo:rsid="0c361e28"/>
    </style:style>
    <style:style style:name="T1401" style:family="text">
      <style:text-properties officeooo:rsid="0c373b60"/>
    </style:style>
    <style:style style:name="T1402" style:family="text">
      <style:text-properties officeooo:rsid="0c387055"/>
    </style:style>
    <style:style style:name="T1403" style:family="text">
      <style:text-properties officeooo:rsid="0c3a9876"/>
    </style:style>
    <style:style style:name="T1404" style:family="text">
      <style:text-properties officeooo:rsid="0c3b289c"/>
    </style:style>
    <style:style style:name="T1405" style:family="text">
      <style:text-properties officeooo:rsid="0c3c818a"/>
    </style:style>
    <style:style style:name="T1406" style:family="text">
      <style:text-properties officeooo:rsid="0c3e2b1b"/>
    </style:style>
    <style:style style:name="T1407" style:family="text">
      <style:text-properties officeooo:rsid="0c3fcacb"/>
    </style:style>
    <style:style style:name="T1408" style:family="text">
      <style:text-properties officeooo:rsid="0c406460"/>
    </style:style>
    <style:style style:name="T1409" style:family="text">
      <style:text-properties officeooo:rsid="0c40bd22"/>
    </style:style>
    <style:style style:name="T1410" style:family="text">
      <style:text-properties officeooo:rsid="0c425122"/>
    </style:style>
    <style:style style:name="T1411" style:family="text">
      <style:text-properties officeooo:rsid="0c438bb4"/>
    </style:style>
    <style:style style:name="T1412" style:family="text">
      <style:text-properties officeooo:rsid="0c44321d"/>
    </style:style>
    <style:style style:name="T1413" style:family="text">
      <style:text-properties officeooo:rsid="0c457ef8"/>
    </style:style>
    <style:style style:name="T1414" style:family="text">
      <style:text-properties officeooo:rsid="0c477ae4"/>
    </style:style>
    <style:style style:name="T1415" style:family="text">
      <style:text-properties officeooo:rsid="0c478e19"/>
    </style:style>
    <style:style style:name="T1416" style:family="text">
      <style:text-properties officeooo:rsid="0c499bfb"/>
    </style:style>
    <style:style style:name="T1417" style:family="text">
      <style:text-properties officeooo:rsid="0c4b9ef7"/>
    </style:style>
    <style:style style:name="T1418" style:family="text">
      <style:text-properties officeooo:rsid="0c4cbbca"/>
    </style:style>
    <style:style style:name="T1419" style:family="text">
      <style:text-properties officeooo:rsid="0c4ef4e2"/>
    </style:style>
    <style:style style:name="T1420" style:family="text">
      <style:text-properties officeooo:rsid="0c5120d4"/>
    </style:style>
    <style:style style:name="T1421" style:family="text">
      <style:text-properties officeooo:rsid="0c55439d"/>
    </style:style>
    <style:style style:name="T1422" style:family="text">
      <style:text-properties officeooo:rsid="0c581156"/>
    </style:style>
    <style:style style:name="T1423" style:family="text">
      <style:text-properties officeooo:rsid="0c5c1a16"/>
    </style:style>
    <style:style style:name="T1424" style:family="text">
      <style:text-properties officeooo:rsid="0c5cade4"/>
    </style:style>
    <style:style style:name="T1425" style:family="text">
      <style:text-properties officeooo:rsid="0c5d9a16"/>
    </style:style>
    <style:style style:name="T1426" style:family="text">
      <style:text-properties officeooo:rsid="0c5f3f74"/>
    </style:style>
    <style:style style:name="T1427" style:family="text">
      <style:text-properties officeooo:rsid="0c613b27"/>
    </style:style>
    <style:style style:name="T1428" style:family="text">
      <style:text-properties officeooo:rsid="0c6165dd"/>
    </style:style>
    <style:style style:name="T1429" style:family="text">
      <style:text-properties officeooo:rsid="0c629543"/>
    </style:style>
    <style:style style:name="T1430" style:family="text">
      <style:text-properties officeooo:rsid="0c643a78"/>
    </style:style>
    <style:style style:name="T1431" style:family="text">
      <style:text-properties officeooo:rsid="0c65bac9"/>
    </style:style>
    <style:style style:name="T1432" style:family="text">
      <style:text-properties officeooo:rsid="0c671337"/>
    </style:style>
    <style:style style:name="T1433" style:family="text">
      <style:text-properties officeooo:rsid="0c6813bb"/>
    </style:style>
    <style:style style:name="T1434" style:family="text">
      <style:text-properties officeooo:rsid="0c6969eb"/>
    </style:style>
    <style:style style:name="T1435" style:family="text">
      <style:text-properties officeooo:rsid="0c6c6373"/>
    </style:style>
    <style:style style:name="T1436" style:family="text">
      <style:text-properties officeooo:rsid="0c704f8f"/>
    </style:style>
    <style:style style:name="T1437" style:family="text">
      <style:text-properties officeooo:rsid="0c7340a0"/>
    </style:style>
    <style:style style:name="T1438" style:family="text">
      <style:text-properties officeooo:rsid="0c746d5b"/>
    </style:style>
    <style:style style:name="T1439" style:family="text">
      <style:text-properties officeooo:rsid="0c756efe"/>
    </style:style>
    <style:style style:name="T1440" style:family="text">
      <style:text-properties officeooo:rsid="0c7859b0"/>
    </style:style>
    <style:style style:name="T1441" style:family="text">
      <style:text-properties officeooo:rsid="0c7a7d20"/>
    </style:style>
    <style:style style:name="T1442" style:family="text">
      <style:text-properties officeooo:rsid="0c7c09e1"/>
    </style:style>
    <style:style style:name="T1443" style:family="text">
      <style:text-properties officeooo:rsid="0c7e0be5"/>
    </style:style>
    <style:style style:name="T1444" style:family="text">
      <style:text-properties officeooo:rsid="0c7f0a59"/>
    </style:style>
    <style:style style:name="T1445" style:family="text">
      <style:text-properties officeooo:rsid="0c7f51eb"/>
    </style:style>
    <style:style style:name="T1446" style:family="text">
      <style:text-properties officeooo:rsid="0c7ffaf6"/>
    </style:style>
    <style:style style:name="T1447" style:family="text">
      <style:text-properties officeooo:rsid="0c82c35b"/>
    </style:style>
    <style:style style:name="T1448" style:family="text">
      <style:text-properties officeooo:rsid="0c82fe2c"/>
    </style:style>
    <style:style style:name="T1449" style:family="text">
      <style:text-properties officeooo:rsid="0c8465ab"/>
    </style:style>
    <style:style style:name="T1450" style:family="text">
      <style:text-properties officeooo:rsid="0c85c8db"/>
    </style:style>
    <style:style style:name="T1451" style:family="text">
      <style:text-properties officeooo:rsid="0c8724a6"/>
    </style:style>
    <style:style style:name="T1452" style:family="text">
      <style:text-properties officeooo:rsid="0c8794b0"/>
    </style:style>
    <style:style style:name="T1453" style:family="text">
      <style:text-properties officeooo:rsid="0c881c12"/>
    </style:style>
    <style:style style:name="T1454" style:family="text">
      <style:text-properties officeooo:rsid="0c88d31a"/>
    </style:style>
    <style:style style:name="T1455" style:family="text">
      <style:text-properties officeooo:rsid="0c8a62bd"/>
    </style:style>
    <style:style style:name="T1456" style:family="text">
      <style:text-properties officeooo:rsid="0c8b4158"/>
    </style:style>
    <style:style style:name="T1457" style:family="text">
      <style:text-properties officeooo:rsid="0c8c54bf"/>
    </style:style>
    <style:style style:name="T1458" style:family="text">
      <style:text-properties officeooo:rsid="0c8f9eb3"/>
    </style:style>
    <style:style style:name="T1459" style:family="text">
      <style:text-properties officeooo:rsid="0c920456"/>
    </style:style>
    <style:style style:name="T1460" style:family="text">
      <style:text-properties officeooo:rsid="0c9207a7"/>
    </style:style>
    <style:style style:name="T1461" style:family="text">
      <style:text-properties officeooo:rsid="0c935e08"/>
    </style:style>
    <style:style style:name="T1462" style:family="text">
      <style:text-properties officeooo:rsid="0c94d0e3"/>
    </style:style>
    <style:style style:name="T1463" style:family="text">
      <style:text-properties officeooo:rsid="0c9be5cc"/>
    </style:style>
    <style:style style:name="T1464" style:family="text">
      <style:text-properties officeooo:rsid="0ca9246c"/>
    </style:style>
    <style:style style:name="T1465" style:family="text">
      <style:text-properties officeooo:rsid="0caaf4ef"/>
    </style:style>
    <style:style style:name="T1466" style:family="text">
      <style:text-properties officeooo:rsid="0cab45fa"/>
    </style:style>
    <style:style style:name="T1467" style:family="text">
      <style:text-properties officeooo:rsid="0caf945b"/>
    </style:style>
    <style:style style:name="T1468" style:family="text">
      <style:text-properties officeooo:rsid="0cb10098"/>
    </style:style>
    <style:style style:name="T1469" style:family="text">
      <style:text-properties officeooo:rsid="0cb22524"/>
    </style:style>
    <style:style style:name="T1470" style:family="text">
      <style:text-properties officeooo:rsid="0cb37b87"/>
    </style:style>
    <style:style style:name="T1471" style:family="text">
      <style:text-properties officeooo:rsid="0cb4a210"/>
    </style:style>
    <style:style style:name="T1472" style:family="text">
      <style:text-properties officeooo:rsid="0cb8d406"/>
    </style:style>
    <style:style style:name="T1473" style:family="text">
      <style:text-properties officeooo:rsid="0cba1cd6"/>
    </style:style>
    <style:style style:name="T1474" style:family="text">
      <style:text-properties officeooo:rsid="0cbc8816"/>
    </style:style>
    <style:style style:name="T1475" style:family="text">
      <style:text-properties officeooo:rsid="0cbd424a"/>
    </style:style>
    <style:style style:name="T1476" style:family="text">
      <style:text-properties officeooo:rsid="0cbeb774"/>
    </style:style>
    <style:style style:name="T1477" style:family="text">
      <style:text-properties officeooo:rsid="0cbf9957"/>
    </style:style>
    <style:style style:name="T1478" style:family="text">
      <style:text-properties officeooo:rsid="0cc5b67f"/>
    </style:style>
    <style:style style:name="T1479" style:family="text">
      <style:text-properties officeooo:rsid="0cc61a10"/>
    </style:style>
    <style:style style:name="T1480" style:family="text">
      <style:text-properties officeooo:rsid="0cc6f0bf"/>
    </style:style>
    <style:style style:name="T1481" style:family="text">
      <style:text-properties officeooo:rsid="0cc7512a"/>
    </style:style>
    <style:style style:name="T1482" style:family="text">
      <style:text-properties officeooo:rsid="0cc81f7f"/>
    </style:style>
    <style:style style:name="T1483" style:family="text">
      <style:text-properties officeooo:rsid="0cca38f4"/>
    </style:style>
    <style:style style:name="T1484" style:family="text">
      <style:text-properties officeooo:rsid="0ccae580"/>
    </style:style>
    <style:style style:name="T1485" style:family="text">
      <style:text-properties officeooo:rsid="0ccbddb5"/>
    </style:style>
    <style:style style:name="T1486" style:family="text">
      <style:text-properties officeooo:rsid="0cceaea5"/>
    </style:style>
    <style:style style:name="T1487" style:family="text">
      <style:text-properties officeooo:rsid="0cd0a16b"/>
    </style:style>
    <style:style style:name="T1488" style:family="text">
      <style:text-properties officeooo:rsid="0cd5c56f"/>
    </style:style>
    <style:style style:name="T1489" style:family="text">
      <style:text-properties officeooo:rsid="0b9e30b6"/>
    </style:style>
    <style:style style:name="T1490" style:family="text">
      <style:text-properties officeooo:rsid="0ce48380"/>
    </style:style>
    <style:style style:name="T1491" style:family="text">
      <style:text-properties officeooo:rsid="0ce5a0a5"/>
    </style:style>
    <style:style style:name="T1492" style:family="text">
      <style:text-properties officeooo:rsid="0ce70d00"/>
    </style:style>
    <style:style style:name="T1493" style:family="text">
      <style:text-properties officeooo:rsid="0ce8468b"/>
    </style:style>
    <style:style style:name="T1494" style:family="text">
      <style:text-properties officeooo:rsid="0ce8747f"/>
    </style:style>
    <style:style style:name="T1495" style:family="text">
      <style:text-properties officeooo:rsid="0ce95ec3"/>
    </style:style>
    <style:style style:name="T1496" style:family="text">
      <style:text-properties officeooo:rsid="0ceb28fd"/>
    </style:style>
    <style:style style:name="T1497" style:family="text">
      <style:text-properties officeooo:rsid="0cec6e6e"/>
    </style:style>
    <style:style style:name="T1498" style:family="text">
      <style:text-properties officeooo:rsid="0cecda2f"/>
    </style:style>
    <style:style style:name="T1499" style:family="text">
      <style:text-properties officeooo:rsid="0cee8336"/>
    </style:style>
    <style:style style:name="T1500" style:family="text">
      <style:text-properties officeooo:rsid="0cf00477"/>
    </style:style>
    <style:style style:name="T1501" style:family="text">
      <style:text-properties officeooo:rsid="0cf0b0f0"/>
    </style:style>
    <style:style style:name="T1502" style:family="text">
      <style:text-properties officeooo:rsid="0cf0b62b"/>
    </style:style>
    <style:style style:name="T1503" style:family="text">
      <style:text-properties officeooo:rsid="0cf1cd55"/>
    </style:style>
    <style:style style:name="T1504" style:family="text">
      <style:text-properties officeooo:rsid="0cf37beb"/>
    </style:style>
    <style:style style:name="T1505" style:family="text">
      <style:text-properties officeooo:rsid="0cf554b6"/>
    </style:style>
    <style:style style:name="T1506" style:family="text">
      <style:text-properties officeooo:rsid="0cf743e2"/>
    </style:style>
    <style:style style:name="T1507" style:family="text">
      <style:text-properties officeooo:rsid="0cf7cd50"/>
    </style:style>
    <style:style style:name="T1508" style:family="text">
      <style:text-properties officeooo:rsid="0cf98c2a"/>
    </style:style>
    <style:style style:name="T1509" style:family="text">
      <style:text-properties officeooo:rsid="0cfb93c6"/>
    </style:style>
    <style:style style:name="T1510" style:family="text">
      <style:text-properties officeooo:rsid="0cfe5efc"/>
    </style:style>
    <style:style style:name="T1511" style:family="text">
      <style:text-properties officeooo:rsid="0cff8911"/>
    </style:style>
    <style:style style:name="T1512" style:family="text">
      <style:text-properties officeooo:rsid="0d04f404"/>
    </style:style>
    <style:style style:name="T1513" style:family="text">
      <style:text-properties officeooo:rsid="0d066e04"/>
    </style:style>
    <style:style style:name="T1514" style:family="text">
      <style:text-properties officeooo:rsid="0d0727b1"/>
    </style:style>
    <style:style style:name="T1515" style:family="text">
      <style:text-properties officeooo:rsid="0d0a8155"/>
    </style:style>
    <style:style style:name="T1516" style:family="text">
      <style:text-properties officeooo:rsid="0d0aff24"/>
    </style:style>
    <style:style style:name="T1517" style:family="text">
      <style:text-properties officeooo:rsid="0d0c7940"/>
    </style:style>
    <style:style style:name="T1518" style:family="text">
      <style:text-properties officeooo:rsid="0d0dbe43"/>
    </style:style>
    <style:style style:name="T1519" style:family="text">
      <style:text-properties officeooo:rsid="0d0f564c"/>
    </style:style>
    <style:style style:name="T1520" style:family="text">
      <style:text-properties officeooo:rsid="0d12d740"/>
    </style:style>
    <style:style style:name="T1521" style:family="text">
      <style:text-properties officeooo:rsid="0d144030"/>
    </style:style>
    <style:style style:name="T1522" style:family="text">
      <style:text-properties officeooo:rsid="0d148751"/>
    </style:style>
    <style:style style:name="T1523" style:family="text">
      <style:text-properties officeooo:rsid="0d1a0090"/>
    </style:style>
    <style:style style:name="T1524" style:family="text">
      <style:text-properties officeooo:rsid="0d1d6138"/>
    </style:style>
    <style:style style:name="T1525" style:family="text">
      <style:text-properties officeooo:rsid="0d1e0a8e"/>
    </style:style>
    <style:style style:name="T1526" style:family="text">
      <style:text-properties officeooo:rsid="0d21a83f"/>
    </style:style>
    <style:style style:name="T1527" style:family="text">
      <style:text-properties officeooo:rsid="0d22de60"/>
    </style:style>
    <style:style style:name="T1528" style:family="text">
      <style:text-properties officeooo:rsid="0d243b50"/>
    </style:style>
    <style:style style:name="T1529" style:family="text">
      <style:text-properties officeooo:rsid="0d26178e"/>
    </style:style>
    <style:style style:name="T1530" style:family="text">
      <style:text-properties officeooo:rsid="0d28e666"/>
    </style:style>
    <style:style style:name="T1531" style:family="text">
      <style:text-properties officeooo:rsid="0d292aaa"/>
    </style:style>
    <style:style style:name="T1532" style:family="text">
      <style:text-properties officeooo:rsid="0d2a7e61"/>
    </style:style>
    <style:style style:name="T1533" style:family="text">
      <style:text-properties officeooo:rsid="0d2b2c2e"/>
    </style:style>
    <style:style style:name="T1534" style:family="text">
      <style:text-properties officeooo:rsid="0d2b7d13"/>
    </style:style>
    <style:style style:name="T1535" style:family="text">
      <style:text-properties officeooo:rsid="0d2bd44d"/>
    </style:style>
    <style:style style:name="T1536" style:family="text">
      <style:text-properties officeooo:rsid="0d2cc923"/>
    </style:style>
    <style:style style:name="T1537" style:family="text">
      <style:text-properties officeooo:rsid="0d2d1c3f"/>
    </style:style>
    <style:style style:name="T1538" style:family="text">
      <style:text-properties officeooo:rsid="0d2e8619"/>
    </style:style>
    <style:style style:name="T1539" style:family="text">
      <style:text-properties officeooo:rsid="0d3051bd"/>
    </style:style>
    <style:style style:name="T1540" style:family="text">
      <style:text-properties officeooo:rsid="0d319fa1"/>
    </style:style>
    <style:style style:name="T1541" style:family="text">
      <style:text-properties officeooo:rsid="0d3506f3"/>
    </style:style>
    <style:style style:name="T1542" style:family="text">
      <style:text-properties officeooo:rsid="0d35ae95"/>
    </style:style>
    <style:style style:name="T1543" style:family="text">
      <style:text-properties officeooo:rsid="0d376cfb"/>
    </style:style>
    <style:style style:name="T1544" style:family="text">
      <style:text-properties officeooo:rsid="0d39f095"/>
    </style:style>
    <style:style style:name="T1545" style:family="text">
      <style:text-properties officeooo:rsid="0d3be0c6"/>
    </style:style>
    <style:style style:name="T1546" style:family="text">
      <style:text-properties officeooo:rsid="0d3d9139"/>
    </style:style>
    <style:style style:name="T1547" style:family="text">
      <style:text-properties officeooo:rsid="0d40f4d9"/>
    </style:style>
    <style:style style:name="T1548" style:family="text">
      <style:text-properties officeooo:rsid="0d415238"/>
    </style:style>
    <style:style style:name="T1549" style:family="text">
      <style:text-properties officeooo:rsid="0d444910"/>
    </style:style>
    <style:style style:name="T1550" style:family="text">
      <style:text-properties officeooo:rsid="0d46982c"/>
    </style:style>
    <style:style style:name="T1551" style:family="text">
      <style:text-properties officeooo:rsid="0d476466"/>
    </style:style>
    <style:style style:name="T1552" style:family="text">
      <style:text-properties officeooo:rsid="0d48be2c"/>
    </style:style>
    <style:style style:name="T1553" style:family="text">
      <style:text-properties officeooo:rsid="0d497614"/>
    </style:style>
    <style:style style:name="T1554" style:family="text">
      <style:text-properties officeooo:rsid="0d4b68d2"/>
    </style:style>
    <style:style style:name="T1555" style:family="text">
      <style:text-properties officeooo:rsid="0d4d3b51"/>
    </style:style>
    <style:style style:name="T1556" style:family="text">
      <style:text-properties officeooo:rsid="0d4fbf53"/>
    </style:style>
    <style:style style:name="T1557" style:family="text">
      <style:text-properties officeooo:rsid="0d506102"/>
    </style:style>
    <style:style style:name="T1558" style:family="text">
      <style:text-properties officeooo:rsid="0d519fc9"/>
    </style:style>
    <style:style style:name="T1559" style:family="text">
      <style:text-properties officeooo:rsid="0d532229"/>
    </style:style>
    <style:style style:name="T1560" style:family="text">
      <style:text-properties officeooo:rsid="0d542e70"/>
    </style:style>
    <style:style style:name="T1561" style:family="text">
      <style:text-properties officeooo:rsid="0d594a28"/>
    </style:style>
    <style:style style:name="T1562" style:family="text">
      <style:text-properties officeooo:rsid="0d5e6c01"/>
    </style:style>
    <style:style style:name="T1563" style:family="text">
      <style:text-properties officeooo:rsid="0d5f8719"/>
    </style:style>
    <style:style style:name="T1564" style:family="text">
      <style:text-properties officeooo:rsid="0d620d00"/>
    </style:style>
    <style:style style:name="T1565" style:family="text">
      <style:text-properties officeooo:rsid="0d6307b6"/>
    </style:style>
    <style:style style:name="T1566" style:family="text">
      <style:text-properties officeooo:rsid="0d631b05"/>
    </style:style>
    <style:style style:name="T1567" style:family="text">
      <style:text-properties officeooo:rsid="0d6586bf"/>
    </style:style>
    <style:style style:name="T1568" style:family="text">
      <style:text-properties officeooo:rsid="0d6b604b"/>
    </style:style>
    <style:style style:name="T1569" style:family="text">
      <style:text-properties officeooo:rsid="0d733e38"/>
    </style:style>
    <style:style style:name="T1570" style:family="text">
      <style:text-properties officeooo:rsid="0d812272"/>
    </style:style>
    <style:style style:name="T1571" style:family="text">
      <style:text-properties officeooo:rsid="0d833399"/>
    </style:style>
    <style:style style:name="T1572" style:family="text">
      <style:text-properties officeooo:rsid="0d84dfce"/>
    </style:style>
    <style:style style:name="T1573" style:family="text">
      <style:text-properties officeooo:rsid="0d873251"/>
    </style:style>
    <style:style style:name="T1574" style:family="text">
      <style:text-properties officeooo:rsid="0d8d6fbf"/>
    </style:style>
    <style:style style:name="T1575" style:family="text">
      <style:text-properties officeooo:rsid="0d8ec6e5"/>
    </style:style>
    <style:style style:name="T1576" style:family="text">
      <style:text-properties officeooo:rsid="0d8f2f4f"/>
    </style:style>
    <style:style style:name="T1577" style:family="text">
      <style:text-properties officeooo:rsid="0d9b3c16"/>
    </style:style>
    <style:style style:name="T1578" style:family="text">
      <style:text-properties officeooo:rsid="0d9d607c"/>
    </style:style>
    <style:style style:name="T1579" style:family="text">
      <style:text-properties officeooo:rsid="0da09703"/>
    </style:style>
    <style:style style:name="T1580" style:family="text">
      <style:text-properties officeooo:rsid="0da5013f"/>
    </style:style>
    <style:style style:name="T1581" style:family="text">
      <style:text-properties officeooo:rsid="0da541f6"/>
    </style:style>
    <style:style style:name="T1582" style:family="text">
      <style:text-properties officeooo:rsid="0da7b30f"/>
    </style:style>
    <style:style style:name="T1583" style:family="text">
      <style:text-properties officeooo:rsid="0da991ce"/>
    </style:style>
    <style:style style:name="T1584" style:family="text">
      <style:text-properties officeooo:rsid="0db5c9b5"/>
    </style:style>
    <style:style style:name="T1585" style:family="text">
      <style:text-properties officeooo:rsid="0db63aa1"/>
    </style:style>
    <style:style style:name="T1586" style:family="text">
      <style:text-properties officeooo:rsid="0db826b8"/>
    </style:style>
    <style:style style:name="T1587" style:family="text">
      <style:text-properties officeooo:rsid="0dbc64e8"/>
    </style:style>
    <style:style style:name="T1588" style:family="text">
      <style:text-properties officeooo:rsid="0dc0ffa8"/>
    </style:style>
    <style:style style:name="T1589" style:family="text">
      <style:text-properties officeooo:rsid="0dc2b714"/>
    </style:style>
    <style:style style:name="T1590" style:family="text">
      <style:text-properties officeooo:rsid="0dc4126f"/>
    </style:style>
    <style:style style:name="T1591" style:family="text">
      <style:text-properties officeooo:rsid="0dc76595"/>
    </style:style>
    <style:style style:name="T1592" style:family="text">
      <style:text-properties officeooo:rsid="0dc87814"/>
    </style:style>
    <style:style style:name="T1593" style:family="text">
      <style:text-properties officeooo:rsid="0dca44b2"/>
    </style:style>
    <style:style style:name="T1594" style:family="text">
      <style:text-properties officeooo:rsid="0dcb35bb"/>
    </style:style>
    <style:style style:name="T1595" style:family="text">
      <style:text-properties officeooo:rsid="0dcd03fd"/>
    </style:style>
    <style:style style:name="T1596" style:family="text">
      <style:text-properties officeooo:rsid="0dceac17"/>
    </style:style>
    <style:style style:name="T1597" style:family="text">
      <style:text-properties officeooo:rsid="0ddcedef"/>
    </style:style>
    <style:style style:name="T1598" style:family="text">
      <style:text-properties officeooo:rsid="0de1f0f0"/>
    </style:style>
    <style:style style:name="T1599" style:family="text">
      <style:text-properties officeooo:rsid="0de3e5d8"/>
    </style:style>
    <style:style style:name="T1600" style:family="text">
      <style:text-properties officeooo:rsid="0de42b19"/>
    </style:style>
    <style:style style:name="T1601" style:family="text">
      <style:text-properties officeooo:rsid="0de60411"/>
    </style:style>
    <style:style style:name="T1602" style:family="text">
      <style:text-properties officeooo:rsid="0de68e1f"/>
    </style:style>
    <style:style style:name="T1603" style:family="text">
      <style:text-properties officeooo:rsid="0de692c2"/>
    </style:style>
    <style:style style:name="T1604" style:family="text">
      <style:text-properties officeooo:rsid="0de79926"/>
    </style:style>
    <style:style style:name="T1605" style:family="text">
      <style:text-properties officeooo:rsid="0de79bb2"/>
    </style:style>
    <style:style style:name="T1606" style:family="text">
      <style:text-properties officeooo:rsid="0de81f39"/>
    </style:style>
    <style:style style:name="T1607" style:family="text">
      <style:text-properties officeooo:rsid="0de97b84"/>
    </style:style>
    <style:style style:name="T1608" style:family="text">
      <style:text-properties officeooo:rsid="0dea9241"/>
    </style:style>
    <style:style style:name="T1609" style:family="text">
      <style:text-properties officeooo:rsid="0dec26e0"/>
    </style:style>
    <style:style style:name="T1610" style:family="text">
      <style:text-properties officeooo:rsid="0dee128d"/>
    </style:style>
    <style:style style:name="T1611" style:family="text">
      <style:text-properties officeooo:rsid="0df23fbb"/>
    </style:style>
    <style:style style:name="T1612" style:family="text">
      <style:text-properties officeooo:rsid="0df37ff5"/>
    </style:style>
    <style:style style:name="T1613" style:family="text">
      <style:text-properties officeooo:rsid="0df72512"/>
    </style:style>
    <style:style style:name="T1614" style:family="text">
      <style:text-properties officeooo:rsid="0df787a5"/>
    </style:style>
    <style:style style:name="T1615" style:family="text">
      <style:text-properties officeooo:rsid="0df7d806"/>
    </style:style>
    <style:style style:name="T1616" style:family="text">
      <style:text-properties officeooo:rsid="0df8b60e"/>
    </style:style>
    <style:style style:name="T1617" style:family="text">
      <style:text-properties officeooo:rsid="0dfd456d"/>
    </style:style>
    <style:style style:name="T1618" style:family="text">
      <style:text-properties officeooo:rsid="0dfe038c"/>
    </style:style>
    <style:style style:name="T1619" style:family="text">
      <style:text-properties officeooo:rsid="0dfe4922"/>
    </style:style>
    <style:style style:name="T1620" style:family="text">
      <style:text-properties officeooo:rsid="0dfed179"/>
    </style:style>
    <style:style style:name="T1621" style:family="text">
      <style:text-properties officeooo:rsid="0e00911d"/>
    </style:style>
    <style:style style:name="T1622" style:family="text">
      <style:text-properties officeooo:rsid="0e03a3fe"/>
    </style:style>
    <style:style style:name="T1623" style:family="text">
      <style:text-properties officeooo:rsid="0e0525c7"/>
    </style:style>
    <style:style style:name="T1624" style:family="text">
      <style:text-properties officeooo:rsid="0e071731"/>
    </style:style>
    <style:style style:name="T1625" style:family="text">
      <style:text-properties officeooo:rsid="0e078d38"/>
    </style:style>
    <style:style style:name="T1626" style:family="text">
      <style:text-properties officeooo:rsid="0e0905d3"/>
    </style:style>
    <style:style style:name="T1627" style:family="text">
      <style:text-properties officeooo:rsid="0e0cb67b"/>
    </style:style>
    <style:style style:name="T1628" style:family="text">
      <style:text-properties officeooo:rsid="0e0e7c34"/>
    </style:style>
    <style:style style:name="T1629" style:family="text">
      <style:text-properties officeooo:rsid="0e0f13a6"/>
    </style:style>
    <style:style style:name="T1630" style:family="text">
      <style:text-properties officeooo:rsid="0e0f556f"/>
    </style:style>
    <style:style style:name="T1631" style:family="text">
      <style:text-properties officeooo:rsid="0e10fac2"/>
    </style:style>
    <style:style style:name="T1632" style:family="text">
      <style:text-properties officeooo:rsid="0e1751aa"/>
    </style:style>
    <style:style style:name="T1633" style:family="text">
      <style:text-properties officeooo:rsid="0e182e7d"/>
    </style:style>
    <style:style style:name="T1634" style:family="text">
      <style:text-properties officeooo:rsid="0e19d128"/>
    </style:style>
    <style:style style:name="T1635" style:family="text">
      <style:text-properties officeooo:rsid="0e1bf02f"/>
    </style:style>
    <style:style style:name="T1636" style:family="text">
      <style:text-properties officeooo:rsid="0e1da8d3"/>
    </style:style>
    <style:style style:name="T1637" style:family="text">
      <style:text-properties officeooo:rsid="0e1ed751"/>
    </style:style>
    <style:style style:name="T1638" style:family="text">
      <style:text-properties officeooo:rsid="0e233622"/>
    </style:style>
    <style:style style:name="T1639" style:family="text">
      <style:text-properties officeooo:rsid="0e23f3b9"/>
    </style:style>
    <style:style style:name="T1640" style:family="text">
      <style:text-properties officeooo:rsid="0e288940"/>
    </style:style>
    <style:style style:name="T1641" style:family="text">
      <style:text-properties officeooo:rsid="0e28a71a"/>
    </style:style>
    <style:style style:name="T1642" style:family="text">
      <style:text-properties officeooo:rsid="0e2a5a96"/>
    </style:style>
    <style:style style:name="T1643" style:family="text">
      <style:text-properties officeooo:rsid="0e2cf016"/>
    </style:style>
    <style:style style:name="T1644" style:family="text">
      <style:text-properties officeooo:rsid="0e2d7fbe"/>
    </style:style>
    <style:style style:name="T1645" style:family="text">
      <style:text-properties officeooo:rsid="0e2e2106"/>
    </style:style>
    <style:style style:name="T1646" style:family="text">
      <style:text-properties officeooo:rsid="0e308e1e"/>
    </style:style>
    <style:style style:name="T1647" style:family="text">
      <style:text-properties officeooo:rsid="0e30de5c"/>
    </style:style>
    <style:style style:name="T1648" style:family="text">
      <style:text-properties officeooo:rsid="0e336f63"/>
    </style:style>
    <style:style style:name="T1649" style:family="text">
      <style:text-properties officeooo:rsid="0e344e37"/>
    </style:style>
    <style:style style:name="T1650" style:family="text">
      <style:text-properties officeooo:rsid="0e34f6a9"/>
    </style:style>
    <style:style style:name="T1651" style:family="text">
      <style:text-properties officeooo:rsid="0e36bcce"/>
    </style:style>
    <style:style style:name="T1652" style:family="text">
      <style:text-properties officeooo:rsid="0e38a8ac"/>
    </style:style>
    <style:style style:name="T1653" style:family="text">
      <style:text-properties officeooo:rsid="0e3a92a6"/>
    </style:style>
    <style:style style:name="T1654" style:family="text">
      <style:text-properties officeooo:rsid="0e3b0b4b"/>
    </style:style>
    <style:style style:name="T1655" style:family="text">
      <style:text-properties officeooo:rsid="0e3b5f6a"/>
    </style:style>
    <style:style style:name="T1656" style:family="text">
      <style:text-properties officeooo:rsid="0e3e525b"/>
    </style:style>
    <style:style style:name="T1657" style:family="text">
      <style:text-properties officeooo:rsid="0e3f41b3"/>
    </style:style>
    <style:style style:name="T1658" style:family="text">
      <style:text-properties officeooo:rsid="0e448729"/>
    </style:style>
    <style:style style:name="T1659" style:family="text">
      <style:text-properties officeooo:rsid="0e456c6d"/>
    </style:style>
    <style:style style:name="T1660" style:family="text">
      <style:text-properties officeooo:rsid="0e48d8d2"/>
    </style:style>
    <style:style style:name="T1661" style:family="text">
      <style:text-properties officeooo:rsid="0e4acdb4"/>
    </style:style>
    <style:style style:name="T1662" style:family="text">
      <style:text-properties officeooo:rsid="0e4d295b"/>
    </style:style>
    <style:style style:name="T1663" style:family="text">
      <style:text-properties officeooo:rsid="0e4f471b"/>
    </style:style>
    <style:style style:name="T1664" style:family="text">
      <style:text-properties officeooo:rsid="0e508cd5"/>
    </style:style>
    <style:style style:name="T1665" style:family="text">
      <style:text-properties officeooo:rsid="0e556684"/>
    </style:style>
    <style:style style:name="T1666" style:family="text">
      <style:text-properties officeooo:rsid="0e5740b3"/>
    </style:style>
    <style:style style:name="T1667" style:family="text">
      <style:text-properties officeooo:rsid="0e575454"/>
    </style:style>
    <style:style style:name="T1668" style:family="text">
      <style:text-properties officeooo:rsid="0e58a960"/>
    </style:style>
    <style:style style:name="T1669" style:family="text">
      <style:text-properties officeooo:rsid="0e5c125f"/>
    </style:style>
    <style:style style:name="T1670" style:family="text">
      <style:text-properties officeooo:rsid="0e5c8c6f"/>
    </style:style>
    <style:style style:name="T1671" style:family="text">
      <style:text-properties officeooo:rsid="0e61eee5"/>
    </style:style>
    <style:style style:name="T1672" style:family="text">
      <style:text-properties officeooo:rsid="0e64cfbc"/>
    </style:style>
    <style:style style:name="T1673" style:family="text">
      <style:text-properties officeooo:rsid="0e680f3d"/>
    </style:style>
    <style:style style:name="T1674" style:family="text">
      <style:text-properties officeooo:rsid="0e6828ba"/>
    </style:style>
    <style:style style:name="T1675" style:family="text">
      <style:text-properties officeooo:rsid="0e685a5a"/>
    </style:style>
    <style:style style:name="T1676" style:family="text">
      <style:text-properties officeooo:rsid="0e690501"/>
    </style:style>
    <style:style style:name="T1677" style:family="text">
      <style:text-properties officeooo:rsid="0e6932b5"/>
    </style:style>
    <style:style style:name="T1678" style:family="text">
      <style:text-properties officeooo:rsid="0e6ae4c4"/>
    </style:style>
    <style:style style:name="T1679" style:family="text">
      <style:text-properties officeooo:rsid="0e6c1324"/>
    </style:style>
    <style:style style:name="T1680" style:family="text">
      <style:text-properties officeooo:rsid="0e7084c5"/>
    </style:style>
    <style:style style:name="T1681" style:family="text">
      <style:text-properties officeooo:rsid="0e73f525"/>
    </style:style>
    <style:style style:name="T1682" style:family="text">
      <style:text-properties officeooo:rsid="0e784916"/>
    </style:style>
    <style:style style:name="T1683" style:family="text">
      <style:text-properties officeooo:rsid="0e79e90b"/>
    </style:style>
    <style:style style:name="T1684" style:family="text">
      <style:text-properties officeooo:rsid="0e7b78c0"/>
    </style:style>
    <style:style style:name="T1685" style:family="text">
      <style:text-properties officeooo:rsid="0e7c0e63"/>
    </style:style>
    <style:style style:name="T1686" style:family="text">
      <style:text-properties officeooo:rsid="0e7d8a01"/>
    </style:style>
    <style:style style:name="T1687" style:family="text">
      <style:text-properties officeooo:rsid="0e7f05d5"/>
    </style:style>
    <style:style style:name="T1688" style:family="text">
      <style:text-properties officeooo:rsid="0e812c4f"/>
    </style:style>
    <style:style style:name="T1689" style:family="text">
      <style:text-properties officeooo:rsid="0e822ae8"/>
    </style:style>
    <style:style style:name="T1690" style:family="text">
      <style:text-properties officeooo:rsid="0e83ba5c"/>
    </style:style>
    <style:style style:name="T1691" style:family="text">
      <style:text-properties officeooo:rsid="0e84cb07"/>
    </style:style>
    <style:style style:name="T1692" style:family="text">
      <style:text-properties officeooo:rsid="0e862797"/>
    </style:style>
    <style:style style:name="T1693" style:family="text">
      <style:text-properties officeooo:rsid="0e87a071"/>
    </style:style>
    <style:style style:name="T1694" style:family="text">
      <style:text-properties officeooo:rsid="0e886194"/>
    </style:style>
    <style:style style:name="T1695" style:family="text">
      <style:text-properties officeooo:rsid="0e88ec4d"/>
    </style:style>
    <style:style style:name="T1696" style:family="text">
      <style:text-properties officeooo:rsid="0e8db29b"/>
    </style:style>
    <style:style style:name="T1697" style:family="text">
      <style:text-properties officeooo:rsid="0e8e89cb"/>
    </style:style>
    <style:style style:name="T1698" style:family="text">
      <style:text-properties officeooo:rsid="0e8fa9a8"/>
    </style:style>
    <style:style style:name="T1699" style:family="text">
      <style:text-properties officeooo:rsid="0e926f59"/>
    </style:style>
    <style:style style:name="T1700" style:family="text">
      <style:text-properties officeooo:rsid="0e94092d"/>
    </style:style>
    <style:style style:name="T1701" style:family="text">
      <style:text-properties officeooo:rsid="0e94908b"/>
    </style:style>
    <style:style style:name="T1702" style:family="text">
      <style:text-properties officeooo:rsid="0e9550ae"/>
    </style:style>
    <style:style style:name="T1703" style:family="text">
      <style:text-properties officeooo:rsid="0e960989"/>
    </style:style>
    <style:style style:name="T1704" style:family="text">
      <style:text-properties officeooo:rsid="0e97448e"/>
    </style:style>
    <style:style style:name="T1705" style:family="text">
      <style:text-properties officeooo:rsid="0e98c894"/>
    </style:style>
    <style:style style:name="T1706" style:family="text">
      <style:text-properties officeooo:rsid="0e9a2304"/>
    </style:style>
    <style:style style:name="T1707" style:family="text">
      <style:text-properties officeooo:rsid="0e9b251c"/>
    </style:style>
    <style:style style:name="T1708" style:family="text">
      <style:text-properties officeooo:rsid="0ea26c46"/>
    </style:style>
    <style:style style:name="T1709" style:family="text">
      <style:text-properties officeooo:rsid="0ea50bb2"/>
    </style:style>
    <style:style style:name="T1710" style:family="text">
      <style:text-properties officeooo:rsid="0ea570b6"/>
    </style:style>
    <style:style style:name="T1711" style:family="text">
      <style:text-properties officeooo:rsid="0ea7c23b"/>
    </style:style>
    <style:style style:name="T1712" style:family="text">
      <style:text-properties officeooo:rsid="0ea94f85"/>
    </style:style>
    <style:style style:name="T1713" style:family="text">
      <style:text-properties officeooo:rsid="0eb27f30"/>
    </style:style>
    <style:style style:name="T1714" style:family="text">
      <style:text-properties officeooo:rsid="0eb85a04"/>
    </style:style>
    <style:style style:name="T1715" style:family="text">
      <style:text-properties officeooo:rsid="0eb8b68b"/>
    </style:style>
    <style:style style:name="T1716" style:family="text">
      <style:text-properties officeooo:rsid="0eba4134"/>
    </style:style>
    <style:style style:name="T1717" style:family="text">
      <style:text-properties officeooo:rsid="0ebd9309"/>
    </style:style>
    <style:style style:name="T1718" style:family="text">
      <style:text-properties officeooo:rsid="0ec0103f"/>
    </style:style>
    <style:style style:name="T1719" style:family="text">
      <style:text-properties officeooo:rsid="0ec04adc"/>
    </style:style>
    <style:style style:name="T1720" style:family="text">
      <style:text-properties officeooo:rsid="0ec16dd4"/>
    </style:style>
    <style:style style:name="T1721" style:family="text">
      <style:text-properties officeooo:rsid="0ec3e444"/>
    </style:style>
    <style:style style:name="T1722" style:family="text">
      <style:text-properties officeooo:rsid="0ec4ff1d"/>
    </style:style>
    <style:style style:name="T1723" style:family="text">
      <style:text-properties officeooo:rsid="0ec639b7"/>
    </style:style>
    <style:style style:name="T1724" style:family="text">
      <style:text-properties officeooo:rsid="0ec6e52d"/>
    </style:style>
    <style:style style:name="T1725" style:family="text">
      <style:text-properties officeooo:rsid="0ecb2199"/>
    </style:style>
    <style:style style:name="T1726" style:family="text">
      <style:text-properties officeooo:rsid="0eccabef"/>
    </style:style>
    <style:style style:name="T1727" style:family="text">
      <style:text-properties officeooo:rsid="0ece770f"/>
    </style:style>
    <style:style style:name="T1728" style:family="text">
      <style:text-properties officeooo:rsid="0eced2c1"/>
    </style:style>
    <style:style style:name="T1729" style:family="text">
      <style:text-properties officeooo:rsid="0ed5075c"/>
    </style:style>
    <style:style style:name="T1730" style:family="text">
      <style:text-properties officeooo:rsid="0ed5af72"/>
    </style:style>
    <style:style style:name="T1731" style:family="text">
      <style:text-properties officeooo:rsid="0ed97b3a"/>
    </style:style>
    <style:style style:name="T1732" style:family="text">
      <style:text-properties officeooo:rsid="0ededbe5"/>
    </style:style>
    <style:style style:name="T1733" style:family="text">
      <style:text-properties officeooo:rsid="0ee2dd03"/>
    </style:style>
    <style:style style:name="T1734" style:family="text">
      <style:text-properties officeooo:rsid="0ee58d8c"/>
    </style:style>
    <style:style style:name="T1735" style:family="text">
      <style:text-properties officeooo:rsid="0ee597c2"/>
    </style:style>
    <style:style style:name="T1736" style:family="text">
      <style:text-properties officeooo:rsid="0ee6fe1f"/>
    </style:style>
    <style:style style:name="T1737" style:family="text">
      <style:text-properties officeooo:rsid="0eed8af0"/>
    </style:style>
    <style:style style:name="T1738" style:family="text">
      <style:text-properties officeooo:rsid="0eee7e3d"/>
    </style:style>
    <style:style style:name="T1739" style:family="text">
      <style:text-properties officeooo:rsid="0ef11f15"/>
    </style:style>
    <style:style style:name="T1740" style:family="text">
      <style:text-properties officeooo:rsid="0ef89795"/>
    </style:style>
    <style:style style:name="T1741" style:family="text">
      <style:text-properties officeooo:rsid="0efaafbb"/>
    </style:style>
    <style:style style:name="T1742" style:family="text">
      <style:text-properties officeooo:rsid="0efb41cf"/>
    </style:style>
    <style:style style:name="T1743" style:family="text">
      <style:text-properties officeooo:rsid="0efb8452"/>
    </style:style>
    <style:style style:name="T1744" style:family="text">
      <style:text-properties officeooo:rsid="0efbdaeb"/>
    </style:style>
    <style:style style:name="T1745" style:family="text">
      <style:text-properties officeooo:rsid="0efdf4c3"/>
    </style:style>
    <style:style style:name="T1746" style:family="text">
      <style:text-properties officeooo:rsid="0effa1b9"/>
    </style:style>
    <style:style style:name="T1747" style:family="text">
      <style:text-properties officeooo:rsid="0f009cf5"/>
    </style:style>
    <style:style style:name="T1748" style:family="text">
      <style:text-properties officeooo:rsid="0f02746f"/>
    </style:style>
    <style:style style:name="T1749" style:family="text">
      <style:text-properties officeooo:rsid="0f041296"/>
    </style:style>
    <style:style style:name="T1750" style:family="text">
      <style:text-properties officeooo:rsid="0f07c41a"/>
    </style:style>
    <style:style style:name="T1751" style:family="text">
      <style:text-properties officeooo:rsid="0f0ad6db"/>
    </style:style>
    <style:style style:name="T1752" style:family="text">
      <style:text-properties officeooo:rsid="0f0c5e45"/>
    </style:style>
    <style:style style:name="T1753" style:family="text">
      <style:text-properties officeooo:rsid="0f10db66"/>
    </style:style>
    <style:style style:name="T1754" style:family="text">
      <style:text-properties officeooo:rsid="0f128600"/>
    </style:style>
    <style:style style:name="T1755" style:family="text">
      <style:text-properties officeooo:rsid="0f1787a1"/>
    </style:style>
    <style:style style:name="T1756" style:family="text">
      <style:text-properties officeooo:rsid="0f184154"/>
    </style:style>
    <style:style style:name="T1757" style:family="text">
      <style:text-properties officeooo:rsid="0f18fd30"/>
    </style:style>
    <style:style style:name="T1758" style:family="text">
      <style:text-properties officeooo:rsid="0f1a26b1"/>
    </style:style>
    <style:style style:name="T1759" style:family="text">
      <style:text-properties officeooo:rsid="0f1ceb96"/>
    </style:style>
    <style:style style:name="T1760" style:family="text">
      <style:text-properties officeooo:rsid="0f1dad41"/>
    </style:style>
    <style:style style:name="T1761" style:family="text">
      <style:text-properties officeooo:rsid="0f1ef306"/>
    </style:style>
    <style:style style:name="T1762" style:family="text">
      <style:text-properties officeooo:rsid="0f1fb8c7"/>
    </style:style>
    <style:style style:name="T1763" style:family="text">
      <style:text-properties officeooo:rsid="0f216439"/>
    </style:style>
    <style:style style:name="T1764" style:family="text">
      <style:text-properties officeooo:rsid="0f23426f"/>
    </style:style>
    <style:style style:name="T1765" style:family="text">
      <style:text-properties officeooo:rsid="0f26af33"/>
    </style:style>
    <style:style style:name="T1766" style:family="text">
      <style:text-properties officeooo:rsid="0f2b7251"/>
    </style:style>
    <style:style style:name="T1767" style:family="text">
      <style:text-properties officeooo:rsid="0f2c9771"/>
    </style:style>
    <style:style style:name="T1768" style:family="text">
      <style:text-properties officeooo:rsid="0f2db536"/>
    </style:style>
    <style:style style:name="T1769" style:family="text">
      <style:text-properties officeooo:rsid="0f2e6fea"/>
    </style:style>
    <style:style style:name="T1770" style:family="text">
      <style:text-properties officeooo:rsid="0f2f8c2f"/>
    </style:style>
    <style:style style:name="T1771" style:family="text">
      <style:text-properties officeooo:rsid="0bc4ab9e"/>
    </style:style>
    <style:style style:name="T1772" style:family="text">
      <style:text-properties officeooo:rsid="0f30b818"/>
    </style:style>
    <style:style style:name="T1773" style:family="text">
      <style:text-properties officeooo:rsid="0f33b0b5"/>
    </style:style>
    <style:style style:name="T1774" style:family="text">
      <style:text-properties officeooo:rsid="0f35292a"/>
    </style:style>
    <style:style style:name="T1775" style:family="text">
      <style:text-properties officeooo:rsid="0f36fbdb"/>
    </style:style>
    <style:style style:name="T1776" style:family="text">
      <style:text-properties officeooo:rsid="0f3c73fc"/>
    </style:style>
    <style:style style:name="T1777" style:family="text">
      <style:text-properties officeooo:rsid="0f3e4972"/>
    </style:style>
    <style:style style:name="T1778" style:family="text">
      <style:text-properties officeooo:rsid="0f451189"/>
    </style:style>
    <style:style style:name="T1779" style:family="text">
      <style:text-properties officeooo:rsid="0f46c99f"/>
    </style:style>
    <style:style style:name="T1780" style:family="text">
      <style:text-properties officeooo:rsid="0f4c52e2"/>
    </style:style>
    <style:style style:name="T1781" style:family="text">
      <style:text-properties officeooo:rsid="0f4fce3a"/>
    </style:style>
    <style:style style:name="T1782" style:family="text">
      <style:text-properties officeooo:rsid="0f503e94"/>
    </style:style>
    <style:style style:name="T1783" style:family="text">
      <style:text-properties officeooo:rsid="0f592efc"/>
    </style:style>
    <style:style style:name="T1784" style:family="text">
      <style:text-properties officeooo:rsid="0f5ef45b"/>
    </style:style>
    <style:style style:name="T1785" style:family="text">
      <style:text-properties officeooo:rsid="0f5fd87b"/>
    </style:style>
    <style:style style:name="T1786" style:family="text">
      <style:text-properties officeooo:rsid="0f641d42"/>
    </style:style>
    <style:style style:name="T1787" style:family="text">
      <style:text-properties officeooo:rsid="0f64aba3"/>
    </style:style>
    <style:style style:name="T1788" style:family="text">
      <style:text-properties officeooo:rsid="0f65f31b"/>
    </style:style>
    <style:style style:name="T1789" style:family="text">
      <style:text-properties officeooo:rsid="0f697b61"/>
    </style:style>
    <style:style style:name="T1790" style:family="text">
      <style:text-properties officeooo:rsid="0f6bdc6f"/>
    </style:style>
    <style:style style:name="T1791" style:family="text">
      <style:text-properties officeooo:rsid="0f6f331b"/>
    </style:style>
    <style:style style:name="T1792" style:family="text">
      <style:text-properties officeooo:rsid="0f6ffebe"/>
    </style:style>
    <style:style style:name="T1793" style:family="text">
      <style:text-properties officeooo:rsid="0f711e70"/>
    </style:style>
    <style:style style:name="T1794" style:family="text">
      <style:text-properties officeooo:rsid="0a0eac73"/>
    </style:style>
    <style:style style:name="T1795" style:family="text">
      <style:text-properties officeooo:rsid="0f740b34"/>
    </style:style>
    <style:style style:name="T1796" style:family="text">
      <style:text-properties officeooo:rsid="0f75502c"/>
    </style:style>
    <style:style style:name="T1797" style:family="text">
      <style:text-properties officeooo:rsid="0f76adee"/>
    </style:style>
    <style:style style:name="T1798" style:family="text">
      <style:text-properties officeooo:rsid="0f79ef88"/>
    </style:style>
    <style:style style:name="T1799" style:family="text">
      <style:text-properties officeooo:rsid="0f7b6689"/>
    </style:style>
    <style:style style:name="T1800" style:family="text">
      <style:text-properties officeooo:rsid="0f7c4388"/>
    </style:style>
    <style:style style:name="T1801" style:family="text">
      <style:text-properties officeooo:rsid="0f7f2853"/>
    </style:style>
    <style:style style:name="T1802" style:family="text">
      <style:text-properties officeooo:rsid="0f7f48b4"/>
    </style:style>
    <style:style style:name="T1803" style:family="text">
      <style:text-properties officeooo:rsid="0f7f7d78"/>
    </style:style>
    <style:style style:name="T1804" style:family="text">
      <style:text-properties officeooo:rsid="0f85284f"/>
    </style:style>
    <style:style style:name="T1805" style:family="text">
      <style:text-properties officeooo:rsid="0f86e3c7"/>
    </style:style>
    <style:style style:name="T1806" style:family="text">
      <style:text-properties officeooo:rsid="0f889e4c"/>
    </style:style>
    <style:style style:name="T1807" style:family="text">
      <style:text-properties officeooo:rsid="0f8bdc8c"/>
    </style:style>
    <style:style style:name="T1808" style:family="text">
      <style:text-properties officeooo:rsid="0f8f98af"/>
    </style:style>
    <style:style style:name="T1809" style:family="text">
      <style:text-properties officeooo:rsid="0f99c66e"/>
    </style:style>
    <style:style style:name="T1810" style:family="text">
      <style:text-properties officeooo:rsid="0f9dcdc1"/>
    </style:style>
    <style:style style:name="T1811" style:family="text">
      <style:text-properties officeooo:rsid="0f9fb36d"/>
    </style:style>
    <style:style style:name="T1812" style:family="text">
      <style:text-properties officeooo:rsid="0fa02ede"/>
    </style:style>
    <style:style style:name="T1813" style:family="text">
      <style:text-properties officeooo:rsid="0fa16066"/>
    </style:style>
    <style:style style:name="T1814" style:family="text">
      <style:text-properties officeooo:rsid="0fa398e2"/>
    </style:style>
    <style:style style:name="T1815" style:family="text">
      <style:text-properties officeooo:rsid="0fa5422f"/>
    </style:style>
    <style:style style:name="T1816" style:family="text">
      <style:text-properties officeooo:rsid="0faa0ba8"/>
    </style:style>
    <style:style style:name="T1817" style:family="text">
      <style:text-properties officeooo:rsid="0fac859d"/>
    </style:style>
    <style:style style:name="T1818" style:family="text">
      <style:text-properties officeooo:rsid="0fada30a"/>
    </style:style>
    <style:style style:name="T1819" style:family="text">
      <style:text-properties officeooo:rsid="0faf9fc1"/>
    </style:style>
    <style:style style:name="T1820" style:family="text">
      <style:text-properties officeooo:rsid="0fb07609"/>
    </style:style>
    <style:style style:name="T1821" style:family="text">
      <style:text-properties officeooo:rsid="0fb1300e"/>
    </style:style>
    <style:style style:name="T1822" style:family="text">
      <style:text-properties officeooo:rsid="0fb30b6f"/>
    </style:style>
    <style:style style:name="T1823" style:family="text">
      <style:text-properties officeooo:rsid="0fb71fbc"/>
    </style:style>
    <style:style style:name="T1824" style:family="text">
      <style:text-properties officeooo:rsid="0fb8bec9"/>
    </style:style>
    <style:style style:name="T1825" style:family="text">
      <style:text-properties officeooo:rsid="0fb9f1a9"/>
    </style:style>
    <style:style style:name="T1826" style:family="text">
      <style:text-properties officeooo:rsid="0fba92e7"/>
    </style:style>
    <style:style style:name="T1827" style:family="text">
      <style:text-properties officeooo:rsid="0fbd1996"/>
    </style:style>
    <style:style style:name="T1828" style:family="text">
      <style:text-properties officeooo:rsid="0fbddcc8"/>
    </style:style>
    <style:style style:name="T1829" style:family="text">
      <style:text-properties officeooo:rsid="0fbe63b0"/>
    </style:style>
    <style:style style:name="T1830" style:family="text">
      <style:text-properties officeooo:rsid="0fbfba00"/>
    </style:style>
    <style:style style:name="T1831" style:family="text">
      <style:text-properties officeooo:rsid="0fc0eb06"/>
    </style:style>
    <style:style style:name="T1832" style:family="text">
      <style:text-properties officeooo:rsid="0fc1faae"/>
    </style:style>
    <style:style style:name="T1833" style:family="text">
      <style:text-properties officeooo:rsid="0fc4f70b"/>
    </style:style>
    <style:style style:name="T1834" style:family="text">
      <style:text-properties officeooo:rsid="0fc8627e"/>
    </style:style>
    <style:style style:name="T1835" style:family="text">
      <style:text-properties officeooo:rsid="0fc9fb86"/>
    </style:style>
    <style:style style:name="T1836" style:family="text">
      <style:text-properties officeooo:rsid="0fcad7f2"/>
    </style:style>
    <style:style style:name="T1837" style:family="text">
      <style:text-properties officeooo:rsid="0fcd65ab"/>
    </style:style>
    <style:style style:name="T1838" style:family="text">
      <style:text-properties officeooo:rsid="0fd1af1b"/>
    </style:style>
    <style:style style:name="T1839" style:family="text">
      <style:text-properties officeooo:rsid="0fd39f9b"/>
    </style:style>
    <style:style style:name="T1840" style:family="text">
      <style:text-properties officeooo:rsid="0fd8329d"/>
    </style:style>
    <style:style style:name="T1841" style:family="text">
      <style:text-properties officeooo:rsid="0fd9c186"/>
    </style:style>
    <style:style style:name="T1842" style:family="text">
      <style:text-properties officeooo:rsid="0fda7f5f"/>
    </style:style>
    <style:style style:name="T1843" style:family="text">
      <style:text-properties officeooo:rsid="0fdb8262"/>
    </style:style>
    <style:style style:name="T1844" style:family="text">
      <style:text-properties officeooo:rsid="0fdc9e32"/>
    </style:style>
    <style:style style:name="T1845" style:family="text">
      <style:text-properties officeooo:rsid="0fde315b"/>
    </style:style>
    <style:style style:name="T1846" style:family="text">
      <style:text-properties officeooo:rsid="0fde7b52"/>
    </style:style>
    <style:style style:name="T1847" style:family="text">
      <style:text-properties officeooo:rsid="0fe23c64"/>
    </style:style>
    <style:style style:name="T1848" style:family="text">
      <style:text-properties officeooo:rsid="0fe52187"/>
    </style:style>
    <style:style style:name="T1849" style:family="text">
      <style:text-properties officeooo:rsid="0fe5c9f7"/>
    </style:style>
    <style:style style:name="T1850" style:family="text">
      <style:text-properties officeooo:rsid="0feab9ab"/>
    </style:style>
    <style:style style:name="T1851" style:family="text">
      <style:text-properties officeooo:rsid="0feadb3e"/>
    </style:style>
    <style:style style:name="T1852" style:family="text">
      <style:text-properties officeooo:rsid="0ff72a20"/>
    </style:style>
    <style:style style:name="T1853" style:family="text">
      <style:text-properties officeooo:rsid="0ffb8bbf"/>
    </style:style>
    <style:style style:name="T1854" style:family="text">
      <style:text-properties officeooo:rsid="0ffd835c"/>
    </style:style>
    <style:style style:name="T1855" style:family="text">
      <style:text-properties officeooo:rsid="0fffacf1"/>
    </style:style>
    <style:style style:name="T1856" style:family="text">
      <style:text-properties officeooo:rsid="10019896"/>
    </style:style>
    <style:style style:name="T1857" style:family="text">
      <style:text-properties officeooo:rsid="1001c040"/>
    </style:style>
    <style:style style:name="T1858" style:family="text">
      <style:text-properties officeooo:rsid="1002ae1d"/>
    </style:style>
    <style:style style:name="T1859" style:family="text">
      <style:text-properties officeooo:rsid="1002f4a2"/>
    </style:style>
    <style:style style:name="T1860" style:family="text">
      <style:text-properties officeooo:rsid="1004a83a"/>
    </style:style>
    <style:style style:name="T1861" style:family="text">
      <style:text-properties officeooo:rsid="10067a88"/>
    </style:style>
    <style:style style:name="T1862" style:family="text">
      <style:text-properties officeooo:rsid="047bd7da"/>
    </style:style>
    <style:style style:name="T1863" style:family="text">
      <style:text-properties officeooo:rsid="100ce8d8"/>
    </style:style>
    <style:style style:name="T1864" style:family="text">
      <style:text-properties officeooo:rsid="100dc55d"/>
    </style:style>
    <style:style style:name="T1865" style:family="text">
      <style:text-properties officeooo:rsid="100df57b"/>
    </style:style>
    <style:style style:name="T1866" style:family="text">
      <style:text-properties officeooo:rsid="100e2829"/>
    </style:style>
    <style:style style:name="T1867" style:family="text">
      <style:text-properties officeooo:rsid="100e39eb"/>
    </style:style>
    <style:style style:name="T1868" style:family="text">
      <style:text-properties officeooo:rsid="10111ac9"/>
    </style:style>
    <style:style style:name="T1869" style:family="text">
      <style:text-properties officeooo:rsid="101120c7"/>
    </style:style>
    <style:style style:name="T1870" style:family="text">
      <style:text-properties officeooo:rsid="1012b95f"/>
    </style:style>
    <style:style style:name="T1871" style:family="text">
      <style:text-properties officeooo:rsid="1014579b"/>
    </style:style>
    <style:style style:name="T1872" style:family="text">
      <style:text-properties officeooo:rsid="1015f5c3"/>
    </style:style>
    <style:style style:name="T1873" style:family="text">
      <style:text-properties officeooo:rsid="1017df2c"/>
    </style:style>
    <style:style style:name="T1874" style:family="text">
      <style:text-properties officeooo:rsid="1019293b"/>
    </style:style>
    <style:style style:name="T1875" style:family="text">
      <style:text-properties officeooo:rsid="102390bc"/>
    </style:style>
    <style:style style:name="T1876" style:family="text">
      <style:text-properties officeooo:rsid="102524a1"/>
    </style:style>
    <style:style style:name="T1877" style:family="text">
      <style:text-properties officeooo:rsid="0c60ed75"/>
    </style:style>
    <style:style style:name="T1878" style:family="text">
      <style:text-properties officeooo:rsid="102a4e87"/>
    </style:style>
    <style:style style:name="T1879" style:family="text">
      <style:text-properties officeooo:rsid="102ad204"/>
    </style:style>
    <style:style style:name="T1880" style:family="text">
      <style:text-properties officeooo:rsid="102bb5ff"/>
    </style:style>
    <style:style style:name="T1881" style:family="text">
      <style:text-properties officeooo:rsid="102da411"/>
    </style:style>
    <style:style style:name="T1882" style:family="text">
      <style:text-properties officeooo:rsid="102e445f"/>
    </style:style>
    <style:style style:name="T1883" style:family="text">
      <style:text-properties officeooo:rsid="102e9cde"/>
    </style:style>
    <style:style style:name="T1884" style:family="text">
      <style:text-properties officeooo:rsid="102f7fdf"/>
    </style:style>
    <style:style style:name="T1885" style:family="text">
      <style:text-properties officeooo:rsid="10315d3b"/>
    </style:style>
    <style:style style:name="T1886" style:family="text">
      <style:text-properties officeooo:rsid="10339018"/>
    </style:style>
    <style:style style:name="T1887" style:family="text">
      <style:text-properties officeooo:rsid="10351d4c"/>
    </style:style>
    <style:style style:name="T1888" style:family="text">
      <style:text-properties officeooo:rsid="103850df"/>
    </style:style>
    <style:style style:name="T1889" style:family="text">
      <style:text-properties officeooo:rsid="1038a6c0"/>
    </style:style>
    <style:style style:name="T1890" style:family="text">
      <style:text-properties officeooo:rsid="10392064"/>
    </style:style>
    <style:style style:name="T1891" style:family="text">
      <style:text-properties officeooo:rsid="1039d7a4"/>
    </style:style>
    <style:style style:name="T1892" style:family="text">
      <style:text-properties officeooo:rsid="103a4c39"/>
    </style:style>
    <style:style style:name="T1893" style:family="text">
      <style:text-properties officeooo:rsid="103c0bd4"/>
    </style:style>
    <style:style style:name="T1894" style:family="text">
      <style:text-properties officeooo:rsid="1042eeeb"/>
    </style:style>
    <style:style style:name="T1895" style:family="text">
      <style:text-properties officeooo:rsid="10449f50"/>
    </style:style>
    <style:style style:name="T1896" style:family="text">
      <style:text-properties officeooo:rsid="10487524"/>
    </style:style>
    <style:style style:name="T1897" style:family="text">
      <style:text-properties officeooo:rsid="104b5c7f"/>
    </style:style>
    <style:style style:name="T1898" style:family="text">
      <style:text-properties officeooo:rsid="104cb072"/>
    </style:style>
    <style:style style:name="T1899" style:family="text">
      <style:text-properties officeooo:rsid="104d1482"/>
    </style:style>
    <style:style style:name="T1900" style:family="text">
      <style:text-properties officeooo:rsid="1050cbbe"/>
    </style:style>
    <style:style style:name="T1901" style:family="text">
      <style:text-properties officeooo:rsid="1053eb5f"/>
    </style:style>
    <style:style style:name="T1902" style:family="text">
      <style:text-properties officeooo:rsid="10560b18"/>
    </style:style>
    <style:style style:name="T1903" style:family="text">
      <style:text-properties officeooo:rsid="105781fb"/>
    </style:style>
    <style:style style:name="T1904" style:family="text">
      <style:text-properties officeooo:rsid="105a47cb"/>
    </style:style>
    <style:style style:name="T1905" style:family="text">
      <style:text-properties officeooo:rsid="105d2272"/>
    </style:style>
    <style:style style:name="T1906" style:family="text">
      <style:text-properties officeooo:rsid="105d3f84"/>
    </style:style>
    <style:style style:name="T1907" style:family="text">
      <style:text-properties officeooo:rsid="105f272d"/>
    </style:style>
    <style:style style:name="T1908" style:family="text">
      <style:text-properties officeooo:rsid="105f4a89"/>
    </style:style>
    <style:style style:name="T1909" style:family="text">
      <style:text-properties officeooo:rsid="106315a4"/>
    </style:style>
    <style:style style:name="T1910" style:family="text">
      <style:text-properties officeooo:rsid="106619c5"/>
    </style:style>
    <style:style style:name="T1911" style:family="text">
      <style:text-properties officeooo:rsid="1067699a"/>
    </style:style>
    <style:style style:name="T1912" style:family="text">
      <style:text-properties officeooo:rsid="1067d1a6"/>
    </style:style>
    <style:style style:name="T1913" style:family="text">
      <style:text-properties officeooo:rsid="1068835c"/>
    </style:style>
    <style:style style:name="T1914" style:family="text">
      <style:text-properties officeooo:rsid="106a4945"/>
    </style:style>
    <style:style style:name="T1915" style:family="text">
      <style:text-properties officeooo:rsid="1070c762"/>
    </style:style>
    <style:style style:name="T1916" style:family="text">
      <style:text-properties officeooo:rsid="1079966b"/>
    </style:style>
    <style:style style:name="T1917" style:family="text">
      <style:text-properties officeooo:rsid="107acaa3"/>
    </style:style>
    <style:style style:name="T1918" style:family="text">
      <style:text-properties officeooo:rsid="107cabf9"/>
    </style:style>
    <style:style style:name="T1919" style:family="text">
      <style:text-properties officeooo:rsid="107d4f0e"/>
    </style:style>
    <style:style style:name="T1920" style:family="text">
      <style:text-properties officeooo:rsid="107e8af2"/>
    </style:style>
    <style:style style:name="T1921" style:family="text">
      <style:text-properties officeooo:rsid="107fb2e9"/>
    </style:style>
    <style:style style:name="T1922" style:family="text">
      <style:text-properties officeooo:rsid="108107ae"/>
    </style:style>
    <style:style style:name="T1923" style:family="text">
      <style:text-properties officeooo:rsid="1082c474"/>
    </style:style>
    <style:style style:name="T1924" style:family="text">
      <style:text-properties officeooo:rsid="108501fc"/>
    </style:style>
    <style:style style:name="T1925" style:family="text">
      <style:text-properties officeooo:rsid="108522dc"/>
    </style:style>
    <style:style style:name="T1926" style:family="text">
      <style:text-properties officeooo:rsid="108799cf"/>
    </style:style>
    <style:style style:name="T1927" style:family="text">
      <style:text-properties officeooo:rsid="10887371"/>
    </style:style>
    <style:style style:name="T1928" style:family="text">
      <style:text-properties officeooo:rsid="108a4404"/>
    </style:style>
    <style:style style:name="T1929" style:family="text">
      <style:text-properties officeooo:rsid="108b9976"/>
    </style:style>
    <style:style style:name="T1930" style:family="text">
      <style:text-properties officeooo:rsid="108d7890"/>
    </style:style>
    <style:style style:name="T1931" style:family="text">
      <style:text-properties officeooo:rsid="108f6349"/>
    </style:style>
    <style:style style:name="T1932" style:family="text">
      <style:text-properties officeooo:rsid="10916c1c"/>
    </style:style>
    <style:style style:name="T1933" style:family="text">
      <style:text-properties officeooo:rsid="1091cfff"/>
    </style:style>
    <style:style style:name="T1934" style:family="text">
      <style:text-properties officeooo:rsid="1092d9de"/>
    </style:style>
    <style:style style:name="T1935" style:family="text">
      <style:text-properties officeooo:rsid="1092f7ee"/>
    </style:style>
    <style:style style:name="T1936" style:family="text">
      <style:text-properties officeooo:rsid="10933fcd"/>
    </style:style>
    <style:style style:name="T1937" style:family="text">
      <style:text-properties officeooo:rsid="10949a79"/>
    </style:style>
    <style:style style:name="T1938" style:family="text">
      <style:text-properties officeooo:rsid="10954dbd"/>
    </style:style>
    <style:style style:name="T1939" style:family="text">
      <style:text-properties officeooo:rsid="10957be6"/>
    </style:style>
    <style:style style:name="T1940" style:family="text">
      <style:text-properties officeooo:rsid="10977946"/>
    </style:style>
    <style:style style:name="T1941" style:family="text">
      <style:text-properties officeooo:rsid="10984e68"/>
    </style:style>
    <style:style style:name="T1942" style:family="text">
      <style:text-properties officeooo:rsid="10993c69"/>
    </style:style>
    <style:style style:name="T1943" style:family="text">
      <style:text-properties officeooo:rsid="109a2e4c"/>
    </style:style>
    <style:style style:name="T1944" style:family="text">
      <style:text-properties officeooo:rsid="109a7866"/>
    </style:style>
    <style:style style:name="T1945" style:family="text">
      <style:text-properties officeooo:rsid="109c722d"/>
    </style:style>
    <style:style style:name="T1946" style:family="text">
      <style:text-properties officeooo:rsid="109d3d31"/>
    </style:style>
    <style:style style:name="T1947" style:family="text">
      <style:text-properties officeooo:rsid="109d6ab6"/>
    </style:style>
    <style:style style:name="T1948" style:family="text">
      <style:text-properties officeooo:rsid="10a1002d"/>
    </style:style>
    <style:style style:name="T1949" style:family="text">
      <style:text-properties officeooo:rsid="10a28232"/>
    </style:style>
    <style:style style:name="T1950" style:family="text">
      <style:text-properties officeooo:rsid="10a5aa84"/>
    </style:style>
    <style:style style:name="T1951" style:family="text">
      <style:text-properties officeooo:rsid="10a788f3"/>
    </style:style>
    <style:style style:name="T1952" style:family="text">
      <style:text-properties officeooo:rsid="10aa8896"/>
    </style:style>
    <style:style style:name="T1953" style:family="text">
      <style:text-properties officeooo:rsid="10ab8e56"/>
    </style:style>
    <style:style style:name="T1954" style:family="text">
      <style:text-properties officeooo:rsid="10acde90"/>
    </style:style>
    <style:style style:name="T1955" style:family="text">
      <style:text-properties officeooo:rsid="10adfc85"/>
    </style:style>
    <style:style style:name="T1956" style:family="text">
      <style:text-properties officeooo:rsid="10af0763"/>
    </style:style>
    <style:style style:name="T1957" style:family="text">
      <style:text-properties officeooo:rsid="10b0820b"/>
    </style:style>
    <style:style style:name="T1958" style:family="text">
      <style:text-properties officeooo:rsid="10b13236"/>
    </style:style>
    <style:style style:name="T1959" style:family="text">
      <style:text-properties officeooo:rsid="10b19b44"/>
    </style:style>
    <style:style style:name="T1960" style:family="text">
      <style:text-properties officeooo:rsid="10b28785"/>
    </style:style>
    <style:style style:name="T1961" style:family="text">
      <style:text-properties officeooo:rsid="10b3506c"/>
    </style:style>
    <style:style style:name="T1962" style:family="text">
      <style:text-properties officeooo:rsid="10b52645"/>
    </style:style>
    <style:style style:name="T1963" style:family="text">
      <style:text-properties officeooo:rsid="10b696f2"/>
    </style:style>
    <style:style style:name="T1964" style:family="text">
      <style:text-properties officeooo:rsid="10b75d6d"/>
    </style:style>
    <style:style style:name="T1965" style:family="text">
      <style:text-properties officeooo:rsid="10b7c3e8"/>
    </style:style>
    <style:style style:name="T1966" style:family="text">
      <style:text-properties officeooo:rsid="10bac7c0"/>
    </style:style>
    <style:style style:name="T1967" style:family="text">
      <style:text-properties officeooo:rsid="10bbb7c8"/>
    </style:style>
    <style:style style:name="T1968" style:family="text">
      <style:text-properties officeooo:rsid="10bc4f83"/>
    </style:style>
    <style:style style:name="T1969" style:family="text">
      <style:text-properties officeooo:rsid="10be1a53"/>
    </style:style>
    <style:style style:name="T1970" style:family="text">
      <style:text-properties officeooo:rsid="10c3a034"/>
    </style:style>
    <style:style style:name="T1971" style:family="text">
      <style:text-properties officeooo:rsid="10c56f65"/>
    </style:style>
    <style:style style:name="T1972" style:family="text">
      <style:text-properties officeooo:rsid="10c68d73"/>
    </style:style>
    <style:style style:name="T1973" style:family="text">
      <style:text-properties officeooo:rsid="10c7f0a8"/>
    </style:style>
    <style:style style:name="T1974" style:family="text">
      <style:text-properties officeooo:rsid="10ced9e5"/>
    </style:style>
    <style:style style:name="T1975" style:family="text">
      <style:text-properties officeooo:rsid="10cfd8b3"/>
    </style:style>
    <style:style style:name="T1976" style:family="text">
      <style:text-properties officeooo:rsid="10d137c7"/>
    </style:style>
    <style:style style:name="T1977" style:family="text">
      <style:text-properties officeooo:rsid="10d2f4ae"/>
    </style:style>
    <style:style style:name="T1978" style:family="text">
      <style:text-properties officeooo:rsid="10d5e74f"/>
    </style:style>
    <style:style style:name="T1979" style:family="text">
      <style:text-properties officeooo:rsid="10d6918e"/>
    </style:style>
    <style:style style:name="T1980" style:family="text">
      <style:text-properties officeooo:rsid="10d79cc9"/>
    </style:style>
    <style:style style:name="T1981" style:family="text">
      <style:text-properties officeooo:rsid="10d8f4bc"/>
    </style:style>
    <style:style style:name="T1982" style:family="text">
      <style:text-properties officeooo:rsid="10d9042a"/>
    </style:style>
    <style:style style:name="T1983" style:family="text">
      <style:text-properties officeooo:rsid="10da203a"/>
    </style:style>
    <style:style style:name="T1984" style:family="text">
      <style:text-properties officeooo:rsid="10dbb91e"/>
    </style:style>
    <style:style style:name="T1985" style:family="text">
      <style:text-properties officeooo:rsid="10dbbb5c"/>
    </style:style>
    <style:style style:name="T1986" style:family="text">
      <style:text-properties officeooo:rsid="10dbd6b9"/>
    </style:style>
    <style:style style:name="T1987" style:family="text">
      <style:text-properties officeooo:rsid="10ddd26c"/>
    </style:style>
    <style:style style:name="T1988" style:family="text">
      <style:text-properties officeooo:rsid="10df8773"/>
    </style:style>
    <style:style style:name="T1989" style:family="text">
      <style:text-properties officeooo:rsid="10e1bf98"/>
    </style:style>
    <style:style style:name="T1990" style:family="text">
      <style:text-properties officeooo:rsid="10e33149"/>
    </style:style>
    <style:style style:name="T1991" style:family="text">
      <style:text-properties officeooo:rsid="10e4d276"/>
    </style:style>
    <style:style style:name="T1992" style:family="text">
      <style:text-properties officeooo:rsid="10e5f7af"/>
    </style:style>
    <style:style style:name="T1993" style:family="text">
      <style:text-properties officeooo:rsid="10ea8de7"/>
    </style:style>
    <style:style style:name="T1994" style:family="text">
      <style:text-properties officeooo:rsid="10eee404"/>
    </style:style>
    <style:style style:name="T1995" style:family="text">
      <style:text-properties officeooo:rsid="10efc278"/>
    </style:style>
    <style:style style:name="T1996" style:family="text">
      <style:text-properties officeooo:rsid="10f15a75"/>
    </style:style>
    <style:style style:name="T1997" style:family="text">
      <style:text-properties officeooo:rsid="10f216d1"/>
    </style:style>
    <style:style style:name="T1998" style:family="text">
      <style:text-properties officeooo:rsid="10f461a8"/>
    </style:style>
    <style:style style:name="T1999" style:family="text">
      <style:text-properties officeooo:rsid="10f69aed"/>
    </style:style>
    <style:style style:name="T2000" style:family="text">
      <style:text-properties officeooo:rsid="10f9a687"/>
    </style:style>
    <style:style style:name="T2001" style:family="text">
      <style:text-properties officeooo:rsid="10fad1e4"/>
    </style:style>
    <style:style style:name="T2002" style:family="text">
      <style:text-properties officeooo:rsid="10faf9ba"/>
    </style:style>
    <style:style style:name="T2003" style:family="text">
      <style:text-properties officeooo:rsid="10fb02eb"/>
    </style:style>
    <style:style style:name="T2004" style:family="text">
      <style:text-properties officeooo:rsid="10fb203b"/>
    </style:style>
    <style:style style:name="T2005" style:family="text">
      <style:text-properties officeooo:rsid="10fbf7b2"/>
    </style:style>
    <style:style style:name="T2006" style:family="text">
      <style:text-properties officeooo:rsid="10fdb6dc"/>
    </style:style>
    <style:style style:name="T2007" style:family="text">
      <style:text-properties officeooo:rsid="10fedb76"/>
    </style:style>
    <style:style style:name="T2008" style:family="text">
      <style:text-properties officeooo:rsid="10ff7d93"/>
    </style:style>
    <style:style style:name="T2009" style:family="text">
      <style:text-properties officeooo:rsid="1104954c"/>
    </style:style>
    <style:style style:name="T2010" style:family="text">
      <style:text-properties officeooo:rsid="11066543"/>
    </style:style>
    <style:style style:name="T2011" style:family="text">
      <style:text-properties officeooo:rsid="110b05af"/>
    </style:style>
    <style:style style:name="T2012" style:family="text">
      <style:text-properties officeooo:rsid="110b11c1"/>
    </style:style>
    <style:style style:name="T2013" style:family="text">
      <style:text-properties officeooo:rsid="110d2ef5"/>
    </style:style>
    <style:style style:name="T2014" style:family="text">
      <style:text-properties officeooo:rsid="1110e4ef"/>
    </style:style>
    <style:style style:name="T2015" style:family="text">
      <style:text-properties officeooo:rsid="11127a1b"/>
    </style:style>
    <style:style style:name="T2016" style:family="text">
      <style:text-properties officeooo:rsid="1113c6f4"/>
    </style:style>
    <style:style style:name="T2017" style:family="text">
      <style:text-properties officeooo:rsid="1113c8db"/>
    </style:style>
    <style:style style:name="T2018" style:family="text">
      <style:text-properties officeooo:rsid="11155724"/>
    </style:style>
    <style:style style:name="T2019" style:family="text">
      <style:text-properties officeooo:rsid="11168658"/>
    </style:style>
    <style:style style:name="T2020" style:family="text">
      <style:text-properties officeooo:rsid="11175d56"/>
    </style:style>
    <style:style style:name="T2021" style:family="text">
      <style:text-properties officeooo:rsid="1118283a"/>
    </style:style>
    <style:style style:name="T2022" style:family="text">
      <style:text-properties officeooo:rsid="111b4f28"/>
    </style:style>
    <style:style style:name="T2023" style:family="text">
      <style:text-properties officeooo:rsid="111cbd09"/>
    </style:style>
    <style:style style:name="T2024" style:family="text">
      <style:text-properties officeooo:rsid="111cc416"/>
    </style:style>
    <style:style style:name="T2025" style:family="text">
      <style:text-properties officeooo:rsid="111dd407"/>
    </style:style>
    <style:style style:name="T2026" style:family="text">
      <style:text-properties officeooo:rsid="111e9ee8"/>
    </style:style>
    <style:style style:name="T2027" style:family="text">
      <style:text-properties officeooo:rsid="111f6ddb"/>
    </style:style>
    <style:style style:name="T2028" style:family="text">
      <style:text-properties officeooo:rsid="1120738d"/>
    </style:style>
    <style:style style:name="T2029" style:family="text">
      <style:text-properties officeooo:rsid="11208fec"/>
    </style:style>
    <style:style style:name="T2030" style:family="text">
      <style:text-properties officeooo:rsid="11225948"/>
    </style:style>
    <style:style style:name="T2031" style:family="text">
      <style:text-properties officeooo:rsid="11230a0d"/>
    </style:style>
    <style:style style:name="T2032" style:family="text">
      <style:text-properties officeooo:rsid="11249776"/>
    </style:style>
    <style:style style:name="T2033" style:family="text">
      <style:text-properties officeooo:rsid="112636b4"/>
    </style:style>
    <style:style style:name="T2034" style:family="text">
      <style:text-properties officeooo:rsid="1126d07d"/>
    </style:style>
    <style:style style:name="T2035" style:family="text">
      <style:text-properties officeooo:rsid="112837cf"/>
    </style:style>
    <style:style style:name="T2036" style:family="text">
      <style:text-properties officeooo:rsid="11299a93"/>
    </style:style>
    <style:style style:name="T2037" style:family="text">
      <style:text-properties officeooo:rsid="1129e52a"/>
    </style:style>
    <style:style style:name="T2038" style:family="text">
      <style:text-properties officeooo:rsid="112a3dd8"/>
    </style:style>
    <style:style style:name="T2039" style:family="text">
      <style:text-properties officeooo:rsid="112b6c19"/>
    </style:style>
    <style:style style:name="T2040" style:family="text">
      <style:text-properties officeooo:rsid="112d3e3b"/>
    </style:style>
    <style:style style:name="T2041" style:family="text">
      <style:text-properties officeooo:rsid="112f1cd7"/>
    </style:style>
    <style:style style:name="T2042" style:family="text">
      <style:text-properties officeooo:rsid="11326d03"/>
    </style:style>
    <style:style style:name="T2043" style:family="text">
      <style:text-properties officeooo:rsid="1134bfad"/>
    </style:style>
    <style:style style:name="T2044" style:family="text">
      <style:text-properties officeooo:rsid="113767b4"/>
    </style:style>
    <style:style style:name="T2045" style:family="text">
      <style:text-properties officeooo:rsid="1138718f"/>
    </style:style>
    <style:style style:name="T2046" style:family="text">
      <style:text-properties officeooo:rsid="113a523c"/>
    </style:style>
    <style:style style:name="T2047" style:family="text">
      <style:text-properties officeooo:rsid="113b9808"/>
    </style:style>
    <style:style style:name="T2048" style:family="text">
      <style:text-properties officeooo:rsid="113d5e0a"/>
    </style:style>
    <style:style style:name="T2049" style:family="text">
      <style:text-properties officeooo:rsid="113f9856"/>
    </style:style>
    <style:style style:name="T2050" style:family="text">
      <style:text-properties officeooo:rsid="113fd55c"/>
    </style:style>
    <style:style style:name="T2051" style:family="text">
      <style:text-properties officeooo:rsid="1141b0aa"/>
    </style:style>
    <style:style style:name="T2052" style:family="text">
      <style:text-properties officeooo:rsid="1142c323"/>
    </style:style>
    <style:style style:name="T2053" style:family="text">
      <style:text-properties officeooo:rsid="11432634"/>
    </style:style>
    <style:style style:name="T2054" style:family="text">
      <style:text-properties officeooo:rsid="11450efa"/>
    </style:style>
    <style:style style:name="T2055" style:family="text">
      <style:text-properties officeooo:rsid="1146f49f"/>
    </style:style>
    <style:style style:name="T2056" style:family="text">
      <style:text-properties officeooo:rsid="114bd16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7"><text:span text:style-name="T1392">Памяти</text:span> Никлаус<text:span text:style-name="T1392">а</text:span> Вирт<text:span text:style-name="T1392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6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61">Алфавит языка включает в себя:</text:p>
      <text:list xml:id="list2978059001" text:style-name="L1">
        <text:list-item>
          <text:p text:style-name="P861">пробельные символы: пробел, табуляция, возврат каретки, перевод строки;</text:p>
        </text:list-item>
        <text:list-item>
          <text:p text:style-name="P860"><text:span text:style-name="T986">буквы латиницы: </text:span><text:span text:style-name="Source_20_Text"><text:span text:style-name="T986">A-Z</text:span></text:span><text:span text:style-name="T986"> и </text:span><text:span text:style-name="Source_20_Text"><text:span text:style-name="T986">a-z</text:span></text:span><text:span text:style-name="T986">;</text:span></text:p>
        </text:list-item>
        <text:list-item>
          <text:p text:style-name="P862">буквы кириллицы: <text:span text:style-name="Source_20_Text">А-Я</text:span> и <text:span text:style-name="Source_20_Text">а-я</text:span>;</text:p>
        </text:list-item>
        <text:list-item>
          <text:p text:style-name="P862">арабские цифры: <text:span text:style-name="Source_20_Text">0-9</text:span>;</text:p>
        </text:list-item>
        <text:list-item>
          <text:p text:style-name="P860"><text:span text:style-name="T986">символы:</text:span><text:span text:style-name="Source_20_Text"><text:span text:style-name="T986"> _ </text:span></text:span><text:span text:style-name="Source_20_Text"><text:span text:style-name="T987">+ - * \ / % ^ = &lt; &gt; ! &amp; | ~ : ; . , ( ) [ ] { } </text:span></text:span><text:span text:style-name="Source_20_Text"><text:span text:style-name="T988">$ # ` ' " </text:span></text:span><text:span text:style-name="Source_20_Text"><text:span text:style-name="T989">№</text:span></text:span></text:p>
        </text:list-item>
      </text:list>
      <text:p text:style-name="P387"><text:span text:style-name="T990">Строковые и символьные литералы в исходном коде могут содержать любые символы, допустимые в кодировке UTF-8, </text:span><text:span text:style-name="T991">за исключением символов возврата каретки, перевода строки и нулевого символа</text:span><text:span text:style-name="T990">.</text:span></text:p>
      <text:p text:style-name="P388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3">Лексемы язык<text:span text:style-name="T1003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2">равнозначны пробелу и </text:span>не имеют специального синтаксического значения, с той оговоркой, что:</text:p>
      <text:list xml:id="list2001651249" text:style-name="L2">
        <text:list-item>
          <text:p text:style-name="P863"><text:span text:style-name="T1001">перевод строки и возврат каретки</text:span> недопустимы в<text:span text:style-name="T1006">нутри</text:span> строковых и символьных литерал<text:span text:style-name="T1006">ов</text:span>;</text:p>
        </text:list-item>
        <text:list-item>
          <text:p text:style-name="P863"><text:span text:style-name="T1001">перевод строки и возврат каретки считаются окончанием</text:span><text:span text:style-name="T1007"> </text:span><text:span text:style-name="T1001">однострочного комментария.</text:span></text:p>
        </text:list-item>
      </text:list>
      <text:p text:style-name="P363"><text:span text:style-name="T1001">В остальном</text:span><text:span text:style-name="T995">, </text:span>разбиение исходного текста на строки остаётся <text:span text:style-name="T1008">полностью </text:span>на усмотрение программиста.</text:p>
      <text:p text:style-name="P364">В тех случаях, когда <text:span text:style-name="T1009">Клаус может распознать </text:span><text:span text:style-name="T996">лексемы однозначно, отделять их </text:span><text:span text:style-name="T997">друг от друга </text:span><text:span text:style-name="T996">пробельными символами не требуется.</text:span></text:p>
      <text:p text:style-name="P362">В языке Клаус <text:span text:style-name="T1071">есть</text:span> следующие виды лексических единиц:</text:p>
      <text:list xml:id="list2138792611" text:style-name="L3">
        <text:list-item>
          <text:p text:style-name="P865"><text:span text:style-name="T19">Ключевое слово</text:span><text:span text:style-name="T992"> </text:span><text:span text:style-name="T1005">(зарезервированное слово) </text:span><text:span text:style-name="T992">— слово, состоящее только из букв кириллицы </text:span><text:span text:style-name="T993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0">одинаковое</text:span><text:span text:style-name="T993"> значение, например, </text:span><text:span text:style-name="Source_20_Text"><text:span text:style-name="T993">любой любая любое</text:span></text:span><text:span text:style-name="T993"> </text:span><text:span text:style-name="T1000">или</text:span><text:span text:style-name="T993"> </text:span><text:span text:style-name="Source_20_Text"><text:span text:style-name="T993">целое </text:span></text:span><text:span text:style-name="Source_20_Text"><text:span text:style-name="T1783">целые </text:span></text:span><text:span text:style-name="Source_20_Text"><text:span text:style-name="T993">целых</text:span></text:span><text:span text:style-name="T993">, и т.п. </text:span><text:span text:style-name="T994">Перечень ключевых слов и их синонимов приведён в соответствующем разделе.</text:span></text:p>
        </text:list-item>
        <text:list-item>
          <text:p text:style-name="P864"><text:span text:style-name="T1">Идентификатор</text:span> <text:span text:style-name="T1563">(имя) </text:span>— слово, состоящее из букв <text:span text:style-name="T1004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8">и их параметров</text:span>, подпрограмм и их параметров, типов данных, констант, переменных, исключений и их параметров, полей структур<text:span text:style-name="T999">.</text:span></text:p>
        </text:list-item>
        <text:list-item>
          <text:p text:style-name="P866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5">круглые и квадратные скобки, </text:span><text:span text:style-name="T1012">точка, двоеточие,</text:span><text:span text:style-name="T1005"> а также другие знаки, имеющие специальное синтаксическое значение.</text:span></text:p>
        </text:list-item>
        <text:list-item>
          <text:p text:style-name="P867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68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1">конца строки — т.е., до </text:span>ближайшего символа перевода строки или возврата каретки.</text:p>
        </text:list-item>
        <text:list-item>
          <text:p text:style-name="P869"><text:span text:style-name="T1">Многострочный комментарий</text:span> — любой текст, начиная от <text:span text:style-name="T1749">комбинации символов</text:span> «<text:span text:style-name="Source_20_Text">/*</text:span>» и до ближайшей <text:span text:style-name="T1749">комбинации символов</text:span> «<text:span text:style-name="Source_20_Text">*/</text:span>». <text:span text:style-name="T1013">Вложенные многострочные</text:span> <text:span text:style-name="T1013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6">В нижеследующем списке к<text:span text:style-name="T1315">лючевые слова, перечисленные в одной строке, являются синонимами — т.е., в исходном тексте </text:span><text:span text:style-name="T41">программист </text:span><text:span text:style-name="T1315">может использовать люб</text:span><text:span text:style-name="T41">ую</text:span><text:span text:style-name="T1315"> из перечисленных словоформ </text:span><text:span text:style-name="T44">по своему усмотрению</text:span><text:span text:style-name="T1315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70"><text:span text:style-name="T46">П</text:span><text:span text:style-name="T42">ример:</text:span></text:p>
      <text:p text:style-name="P367">типы<text:line-break/> <text:s text:c="3"/><text:span text:style-name="T721">с: строка;<text:line-break/> <text:s text:c="3"/>ц</text:span><text:span text:style-name="T1778">1, ц2</text:span><text:span text:style-name="T721">: цел</text:span><text:span text:style-name="T1778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6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0">словарей массив</text:span></text:span><text:span text:style-name="Source_20_Text"><text:span text:style-name="T851">ы</text:span></text:span><text:span text:style-name="Source_20_Text"><text:span text:style-name="T850"> строка</text:span></text:span><text:span text:style-name="T66">» и «</text:span><text:span text:style-name="Source_20_Text"><text:span text:style-name="T850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7">бросить</text:p>
      <text:p text:style-name="P367">вв</text:p>
      <text:p text:style-name="P367">вернуть вернуться</text:p>
      <text:p text:style-name="P367">вх</text:p>
      <text:p text:style-name="P367">выбор</text:p>
      <text:p text:style-name="P367">вых</text:p>
      <text:p text:style-name="P367">да</text:p>
      <text:p text:style-name="P367">дальше</text:p>
      <text:p text:style-name="P367">для</text:p>
      <text:p text:style-name="P367">до</text:p>
      <text:p text:style-name="P367">дробное дробные дробных</text:p>
      <text:p text:style-name="P367">если</text:p>
      <text:p text:style-name="P367">есть</text:p>
      <text:p text:style-name="P367">завершить</text:p>
      <text:p text:style-name="P367">задача</text:p>
      <text:p text:style-name="P367">и</text:p>
      <text:p text:style-name="P367"><text:soft-page-break/>из</text:p>
      <text:p text:style-name="P367">или</text:p>
      <text:p text:style-name="P367">иначе</text:p>
      <text:p text:style-name="P367">исключение исключения</text:p>
      <text:p text:style-name="P652">используется используются</text:p>
      <text:p text:style-name="P367">каждый каждого каждой</text:p>
      <text:p text:style-name="P367">ключ</text:p>
      <text:p text:style-name="P367">когда</text:p>
      <text:p text:style-name="P367">константа константы</text:p>
      <text:p text:style-name="P680">курс</text:p>
      <text:p text:style-name="P367">либо</text:p>
      <text:p text:style-name="P367">логическое логические логических</text:p>
      <text:p text:style-name="P367">любой любая любое</text:p>
      <text:p text:style-name="P367">массив массивы массивов</text:p>
      <text:p text:style-name="P367">момент моменты моментов</text:p>
      <text:p text:style-name="P367">напоследок</text:p>
      <text:p text:style-name="P367">начало</text:p>
      <text:p text:style-name="P367">не</text:p>
      <text:p text:style-name="P367">нет</text:p>
      <text:p text:style-name="P367">нету</text:p>
      <text:p text:style-name="P367">ничего</text:p>
      <text:p text:style-name="P367">обратный</text:p>
      <text:p text:style-name="P367">объект объекты объектов</text:p>
      <text:p text:style-name="P367">окончание конец</text:p>
      <text:p text:style-name="P367">от</text:p>
      <text:p text:style-name="P367">ошибка</text:p>
      <text:p text:style-name="P367">переменная переменные</text:p>
      <text:p text:style-name="P679">повторить</text:p>
      <text:p text:style-name="P367">пока</text:p>
      <text:p text:style-name="P698">практикум</text:p>
      <text:p text:style-name="P367">прервать</text:p>
      <text:p text:style-name="P367">программа</text:p>
      <text:p text:style-name="P367">продолжить</text:p>
      <text:p text:style-name="P367">процедура</text:p>
      <text:p text:style-name="P367">пусто</text:p>
      <text:p text:style-name="P679">раз раза</text:p>
      <text:p text:style-name="P367">символ символы символов</text:p>
      <text:p text:style-name="P367">словарь словари словарей</text:p>
      <text:p text:style-name="P367">сообщение</text:p>
      <text:p text:style-name="P367">строка строки строк</text:p>
      <text:p text:style-name="P367">структура структуры структур</text:p>
      <text:p text:style-name="P367">тип типы</text:p>
      <text:p text:style-name="P367">то</text:p>
      <text:p text:style-name="P367">тогда</text:p>
      <text:p text:style-name="P367">точность</text:p>
      <text:p text:style-name="P367">функция</text:p>
      <text:p text:style-name="P367">целое целые целых</text:p>
      <text:p text:style-name="P367">цикл</text:p>
      <text:h text:style-name="Heading_20_1" text:outline-level="1">Структура <text:span text:style-name="T1019">исходного кода</text:span></text:h>
      <text:p text:style-name="P368">Программа на языке Клаус, а также любая подпрограмма — процедура или функция — состоит из заголовка, <text:span text:style-name="T1066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9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4">в круглых скобках следует </text:span><text:soft-page-break/><text:span text:style-name="T1779">объявление</text:span><text:span text:style-name="T1014"> единственного параметра, принимаемого программой, который всегда должен быть </text:span><text:span text:style-name="T1779">определён</text:span><text:span text:style-name="T1014"> как входной и иметь тип </text:span><text:span text:style-name="Source_20_Text"><text:span text:style-name="T1014">массив строк</text:span></text:span><text:span text:style-name="T1014">.</text:span></text:p>
      <text:p text:style-name="P369"><text:span text:style-name="T1022">З</text:span><text:span text:style-name="T1015">аголов</text:span><text:span text:style-name="T1022">ок</text:span><text:span text:style-name="T1015"> программы завершается знаком «</text:span><text:span text:style-name="Source_20_Text"><text:span text:style-name="T1015">;</text:span></text:span><text:span text:style-name="T1015">».</text:span></text:p>
      <text:p text:style-name="P393">программа <text:span text:style-name="T1044">Пустая</text:span>;<text:line-break/><text:span text:style-name="T1016">начало<text:line-break/> <text:s text:c="3"/>ничего;<text:line-break/>окончание.</text:span></text:p>
      <text:p text:style-name="P393"/>
      <text:p text:style-name="P487">программа Эхо(арг: массив строк);<text:line-break/>переменн<text:span text:style-name="T1317">ые</text:span><text:line-break/> <text:s text:c="3"/><text:span text:style-name="T1316">к</text:span>: целое;<text:line-break/> <text:s text:c="3"/>рзд: строка = "";<text:line-break/>начало<text:line-break/> <text:s text:c="3"/>для <text:span text:style-name="T1316">к</text:span> от 0 до длина(арг)-1 цикл начало<text:line-break/> <text:s text:c="7"/>вывести(рзд, арг[<text:span text:style-name="T1316">к</text:span>]);<text:line-break/> <text:s text:c="7"/>рзд := " ";<text:line-break/> <text:s text:c="3"/><text:span text:style-name="T1316">конец</text:span>;<text:line-break/> <text:s text:c="3"/>вывести(НС);<text:line-break/>окончание.</text:p>
      <text:p text:style-name="P371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8">объявленным</text:span> выше него по тексту исходного кода.</text:p>
      <text:p text:style-name="P371">Тело программы <text:span text:style-name="T1017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72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72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2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5">1Задание1 </text:span><text:span text:style-name="T1922">практикум</text:span><text:span text:style-name="T1915"> ВводныйКурс;<text:line-break/>начало<text:line-break/> <text:s text:c="3"/>вывести("Привет, Мироздание!");<text:line-break/>окончание.</text:span></text:p>
      <text:p text:style-name="P372">В нынешней версии Клаус<text:span text:style-name="T1916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716" text:outline-level="2">Подключение модулей</text:h>
      <text:p text:style-name="P656">Модулем в языке Клаус называется <text:span text:style-name="T1852">именованная </text:span>библиотека, содержащая определения типов данных, констант, переменных, исключений, процедур и функций. <text:span text:style-name="T1852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2">используется</text:span></text:span><text:span text:style-name="T1852">.</text:span></text:p>
      <text:p text:style-name="P657">Перечень модулей, <text:span text:style-name="T1859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3">в</text:span>след за ним через запятую должны быть перечислены имена используемых модулей,<text:span text:style-name="T1853"> </text:span><text:span text:style-name="T1856">в конце списка требуется </text:span><text:span text:style-name="T1853">знак «</text:span><text:span text:style-name="Source_20_Text"><text:span text:style-name="T1853">;</text:span></text:span><text:span text:style-name="T1853">».</text:span></text:p>
      <text:p text:style-name="Исходный_20_код"><text:span text:style-name="T1854">п</text:span>рограмма Пример;<text:line-break/><text:span text:style-name="T1854">используются<text:line-break/> <text:s text:c="3"/>Терм</text:span><text:span text:style-name="T1874">инал</text:span><text:span text:style-name="T1854">, Графика, Файлы;<text:line-break/>начало<text:line-break/> <text:s text:c="3"/>ничего;<text:line-break/>окончание.</text:span></text:p>
      <text:p text:style-name="P659">Модуль <text:span text:style-name="Source_20_Text">Клаус</text:span>, содержащий стандартную библиотеку языка, неявно подключается к каждой программе <text:span text:style-name="T1860">и считается первым в списке используемых модулей</text:span>.</text:p>
      <text:p text:style-name="P658">В нынешней версии языка не<text:span text:style-name="T1855">т </text:span>возможност<text:span text:style-name="T1855">и создавать собственные модули. </text:span><text:span text:style-name="T1856">Однако, </text:span><text:span text:style-name="T1857">программисты могут использовать несколько встроенных модулей, описанных в разделе «</text:span><text:span text:style-name="T1873">Встроенная б</text:span><text:span text:style-name="T1858">иблиотека</text:span><text:span text:style-name="T1857">» </text:span><text:span text:style-name="T1861">настоящего руководства</text:span><text:span text:style-name="T1857">.</text:span></text:p>
      <text:h text:style-name="Heading_20_2" text:outline-level="2"><text:span text:style-name="T1020">Определение</text:span> подпрограмм<text:span text:style-name="T1043">ы</text:span></text:h>
      <text:p text:style-name="P373">В языке Клаус существует две разновидности подпрограмм: процедуры и функции. Они полностью идентичны во всём, за <text:span text:style-name="T1024">тем </text:span>исключением, что функция возвращает значение, а процедура <text:span text:style-name="T1045">не возвращает</text:span>.</text:p>
      <text:p text:style-name="P374">Подпрограммы могут быть определены в <text:span text:style-name="T1067">разделе</text:span> определений основной программы, либо <text:span text:style-name="T1143">в разделах определений</text:span> других подпрограмм с произвольным уровнем вложенности.</text:p>
      <text:p text:style-name="P375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5">Далее <text:span text:style-name="T1026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3">обязательно должны быть указаны пустые круглые</text:span><text:span text:style-name="T1025"> </text:span>скобки.</text:p>
      <text:p text:style-name="P376">Затем, только <text:span text:style-name="T1039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1">Безымянное определение типа данных в этом случае не допускается.</text:span></text:p>
      <text:p text:style-name="P377">Заголовок подпрограммы <text:span text:style-name="T1023">завершается знаком «</text:span><text:span text:style-name="Source_20_Text"><text:span text:style-name="T1023">;</text:span></text:span><text:span text:style-name="T1023">».</text:span></text:p>
      <text:p text:style-name="P378"><text:span text:style-name="T1068">Раздел</text:span> определений подпрограммы и её тело <text:span text:style-name="T1069">устроены так же</text:span>, <text:span text:style-name="T1069">как</text:span> <text:span text:style-name="T1069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9">В Клаусе определено три режима передачи параметров в подпрограммы: входные, выходные и проходные параметры.</text:p>
      <text:p text:style-name="P380">Значение входного параметра непосредственно переда<text:span text:style-name="T1030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7">им</text:span> было перед вызовом.</text:p>
      <text:p text:style-name="P380">В качестве входных параметров можно указывать переменные, константы, буквальные значения и выражения, включая вызовы функций.</text:p>
      <text:p text:style-name="P381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8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82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29">без изменений</text:span>, а значения выходных обнуляются перед вызовом подпрограммы.</text:p>
      <text:p text:style-name="P383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1">Ключевое слово </text:span><text:span text:style-name="Source_20_Text"><text:span text:style-name="T1031">вх</text:span></text:span><text:span text:style-name="T1031"> можно опустить, в таком случае параметр будет считаться входным.</text:span></text:p>
      <text:p text:style-name="P384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0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4">Для каждого из параметров можно указать несколько синоним</text:span><text:span text:style-name="T1805">ичных имён</text:span><text:span text:style-name="T1804">, разделив их знаком «</text:span><text:span text:style-name="Source_20_Text"><text:span text:style-name="T1804">/</text:span></text:span><text:span text:style-name="T1804">».</text:span></text:p>
      <text:p text:style-name="P385">В качестве типов параметров можно использовать ключевые слова, соответствующие простым типам Клаус<text:span text:style-name="T1917">а</text:span>, а также идентификаторы ранее объявленных типов <text:span text:style-name="T1038">данных</text:span>. Безымянные определения типов в данном случае не допускаются. Единственным исключением из этого правила является <text:span text:style-name="T1037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34" text:outline-level="3"><text:span text:style-name="T1416">Предварительное</text:span> определение</text:h>
      <text:p text:style-name="P504">Предварительное определение подпрограммы представляет собой её заголовок, <text:span text:style-name="T1417">после которого вместо тела подпрограммы указано ключевое слово </text:span><text:span text:style-name="Source_20_Text"><text:span text:style-name="T1417">дальше</text:span></text:span><text:span text:style-name="T1417"> и знак «</text:span><text:span text:style-name="Source_20_Text"><text:span text:style-name="T1417">;</text:span></text:span><text:span text:style-name="T1417">».</text:span></text:p>
      <text:p text:style-name="Исходный_20_код">функция мояФункция(а, б: целое): дробное; дальше;</text:p>
      <text:p text:style-name="P505">Если в исходном коде дано такое предварительное определение, то <text:span text:style-name="T1420">в той же области видимости </text:span>ниже по тексту должно <text:span text:style-name="T1418">располагаться</text:span> полное определение этой подпрограммы, <text:span text:style-name="T1419">включая её тело, </text:span>причём заголовок должен точно совпадать с заголовком в предварительном определении.</text:p>
      <text:p text:style-name="P506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4">()</text:span>;<text:line-break/><text:span text:style-name="T1032">начало<text:line-break/> <text:s text:c="3"/>ничего;<text:line-break/>окончание;</text:span></text:p>
      <text:p text:style-name="Исходный_20_код"/>
      <text:p text:style-name="P394">функция синус(х: дробное): дробное;<text:line-break/>начало<text:line-break/> <text:s text:c="3"/>вернуть sin(х);<text:line-break/>окончание;</text:p>
      <text:p text:style-name="P395"><text:line-break/><text:span text:style-name="T1034">функция </text:span><text:span text:style-name="T1042">к</text:span><text:span text:style-name="T1034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5"/>
      <text:p text:style-name="P395"><text:span text:style-name="T1033">тип Точка = структура<text:line-break/> <text:s text:c="3"/></text:span><text:span text:style-name="T1565">г</text:span><text:span text:style-name="T1033">, </text:span><text:span text:style-name="T1565">в</text:span><text:span text:style-name="T1033">: целое;<text:line-break/>конец;<text:line-break/><text:line-break/>функция </text:span><text:span text:style-name="T1564">тчк</text:span><text:span text:style-name="T1033">(</text:span><text:span text:style-name="T1035">х</text:span><text:span text:style-name="T1033">, </text:span><text:span text:style-name="T1035">у</text:span><text:span text:style-name="T1033">: целое): Точка;<text:line-break/>переменная<text:line-break/> <text:s text:c="3"/>т: Точка;<text:line-break/>начало<text:line-break/></text:span><text:soft-page-break/><text:span text:style-name="T1033"> <text:s text:c="3"/>т.</text:span><text:span text:style-name="T1565">г</text:span><text:span text:style-name="T1033"> := </text:span><text:span text:style-name="T1036">х</text:span><text:span text:style-name="T1033">;<text:line-break/> <text:s text:c="3"/>т.</text:span><text:span text:style-name="T1565">в</text:span><text:span text:style-name="T1033"> := </text:span><text:span text:style-name="T1035">у</text:span><text:span text:style-name="T1033">;<text:line-break/> <text:s text:c="3"/>вернуть т;<text:line-break/>окончание;</text:span></text:p>
      <text:p text:style-name="P394"/>
      <text:p text:style-name="Исходный_20_код"><text:span text:style-name="T1041">процедура</text:span><text:span text:style-name="T1033"> </text:span><text:span text:style-name="T1041">подвинуть</text:span><text:span text:style-name="T1033">(</text:span><text:span text:style-name="T1041">вв т: Точка; </text:span><text:span text:style-name="T1046">вх </text:span><text:span text:style-name="T1041">д</text:span><text:span text:style-name="T1035">х</text:span><text:span text:style-name="T1033">, </text:span><text:span text:style-name="T1041">д</text:span><text:span text:style-name="T1035">у</text:span><text:span text:style-name="T1033">: целое);<text:line-break/>начало<text:line-break/> <text:s text:c="3"/>т.</text:span><text:span text:style-name="T1566">г</text:span><text:span text:style-name="T1033"> </text:span><text:span text:style-name="T1041">+</text:span><text:span text:style-name="T1033">= </text:span><text:span text:style-name="T1041">д</text:span><text:span text:style-name="T1036">х</text:span><text:span text:style-name="T1033">;<text:line-break/> <text:s text:c="3"/>т.</text:span><text:span text:style-name="T1566">в</text:span><text:span text:style-name="T1033"> </text:span><text:span text:style-name="T1041">+</text:span><text:span text:style-name="T1033">= </text:span><text:span text:style-name="T1041">д</text:span><text:span text:style-name="T1035">у</text:span><text:span text:style-name="T1033">;<text:line-break/>окончание;</text:span></text:p>
      <text:p text:style-name="Исходный_20_код"/>
      <text:p text:style-name="P507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6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4">имена</text:span> должны быть уникальны — т.е., ни одно имя не может совпадать с другим именем, объявленным в той же области видимости. <text:span text:style-name="T1047">Регистр букв в именах </text:span><text:span text:style-name="T1050">не учитывается — </text:span><text:span text:style-name="T1047">т.е., </text:span><text:span text:style-name="T1058">слова</text:span><text:span text:style-name="T1047"> </text:span><text:span text:style-name="Source_20_Text"><text:span text:style-name="T1047">имя</text:span></text:span><text:span text:style-name="T1047">, </text:span><text:span text:style-name="Source_20_Text"><text:span text:style-name="T1047">ИМЯ</text:span></text:span><text:span text:style-name="T1047"> и </text:span><text:span text:style-name="Source_20_Text"><text:span text:style-name="T1047">Имя</text:span></text:span><text:span text:style-name="T1047"> считаются совпадающими.</text:span></text:p>
      <text:p text:style-name="P389">Область видимости подпрограммы является вложенной по отношению к основной программе или <text:span text:style-name="T1054">к </text:span>объемлющей подпрограмме, в которой она определена. <text:span text:style-name="T1048">Имена, объявленные во вложенной области видимости, могут совпадать с именами, объявленными в объемлющ</text:span><text:span text:style-name="T1049">их</text:span><text:span text:style-name="T1048"> област</text:span><text:span text:style-name="T1049">ях</text:span><text:span text:style-name="T1048"> видимости, </text:span><text:span text:style-name="T1049">но не друг с другом</text:span><text:span text:style-name="T1048">.</text:span></text:p>
      <text:p text:style-name="P390">К области видимости основной программы относятся:</text:p>
      <text:list xml:id="list1829773231" text:style-name="L4">
        <text:list-item>
          <text:p text:style-name="P870">Имя программы;</text:p>
        </text:list-item>
        <text:list-item>
          <text:p text:style-name="P870">Имя входного параметра программы, если он объявлен;</text:p>
        </text:list-item>
        <text:list-item>
          <text:p text:style-name="P870">Все имена, объявленные в области определений программы.</text:p>
        </text:list-item>
      </text:list>
      <text:p text:style-name="P391"><text:span text:style-name="T1053">По аналогии</text:span>, к области видимости подпрограммы относятся имя подпрограммы, имена её параметров и вс<text:span text:style-name="T1050">е</text:span> локально объявленные имена.</text:p>
      <text:p text:style-name="P391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2">С</text:span><text:span text:style-name="T1051">ледовательно, имя подпрограммы должно быть уникально в обеих </text:span><text:span text:style-name="T1061">этих </text:span><text:span text:style-name="T1051">областях.</text:span></text:p>
      <text:p text:style-name="P392">При обращении к идентификатору в исходном <text:span text:style-name="T1057">коде</text:span> программы <text:span text:style-name="T1062">имя разрешается по следующим правилам</text:span>:</text:p>
      <text:list xml:id="list267215478" text:style-name="L5">
        <text:list-item>
          <text:p text:style-name="P871"><text:span text:style-name="T1062">Выполняется п</text:span><text:span text:style-name="T1055">оиск </text:span><text:span text:style-name="T1070">имени</text:span><text:span text:style-name="T1055"> в локальной области видимости, </text:span><text:span text:style-name="T1070">среди тех имён, что объявлены выше по тексту исходного кода</text:span><text:span text:style-name="T1055">;</text:span></text:p>
        </text:list-item>
        <text:list-item>
          <text:p text:style-name="P872">Если имя не найдено, <text:span text:style-name="T1062">то</text:span> <text:span text:style-name="T1062">выполняется </text:span>поиск <text:span text:style-name="T1070">выше по тексту </text:span>в<text:span text:style-name="T1063">о всех</text:span> объемлющих областях видимости, по порядку <text:span text:style-name="T1056">изнутри наружу</text:span>;</text:p>
        </text:list-item>
      </text:list>
      <text:p text:style-name="P396">Иными слова<text:span text:style-name="T1059">ми</text:span>, <text:span text:style-name="T1060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5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7"><text:soft-page-break/>Имена, объявленные во вложенных областях видимости, никогда не видны из объемлющих областей.</text:p>
      <text:p text:style-name="P654"><text:span text:style-name="T1850">Модули, подключаемые с помощью конструкции </text:span><text:span text:style-name="Source_20_Text"><text:span text:style-name="T1850">используется</text:span></text:span><text:span text:style-name="T1850">, становятся внешними областями видимости по отношению к основной программе</text:span>. <text:span text:style-name="T1850">Если идентификатор не найден в пределах программы, то выполняется поиск в каждом из подключённых модулей </text:span><text:span text:style-name="T1851">по порядку от конца к началу списка.</text:span></text:p>
      <text:p text:style-name="P655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7">Глобальные определения типов <text:span text:style-name="T1109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09">в теле основной программы, а также во всех вложенных областях видимости — </text:span><text:span text:style-name="T1131">в </text:span><text:span text:style-name="T1109">процедурах и функциях, — если не перекрыты в них локальными определениями.</text:span></text:p>
      <text:p text:style-name="P408">Любая подпрограмма имеет собственный раздел определений <text:span text:style-name="T1134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8">Во всех случаях <text:span text:style-name="T1132">видны только</text:span> те определения, которые были даны выше по тексту исходного кода. <text:span text:style-name="T1133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0">тип мойТип = массив целых;<text:line-break/> <text:s text:c="3"/>константа Пи = 3.1415926;<text:line-break/> <text:s text:c="3"/></text:span><text:span text:style-name="T1111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6">Определения</text:span> типов</text:h>
      <text:p text:style-name="P41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2">Объявление типа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<text:span text:style-name="T1337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7">данных</text:span>, идентификатор ранее объявленного типа, либо определение составного типа — массива, словаря или структуры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Исходный_20_код">программа Пример;<text:line-break/><text:span text:style-name="T1112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4">п1, п2: целое;<text:line-break/> <text:s text:c="7"/>п3: строка;</text:span><text:span text:style-name="T1112"><text:line-break/> <text:s text:c="3"/>окончание;<text:line-break/></text:span><text:soft-page-break/><text:span text:style-name="T1112">начало<text:line-break/> <text:s text:c="3"/></text:span><text:span text:style-name="T1115">ничего;</text:span><text:span text:style-name="T1112"><text:line-break/>окончание.</text:span></text:p>
      <text:p text:style-name="P415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7">Параметры исключений могут иметь только простой тип, обозначаемый ключевым словом языка.</text:span></text:p>
      <text:p text:style-name="P493">Объявлени<text:span text:style-name="T1119">е</text:span> типов, имеющих различные имена, но <text:span text:style-name="T1118">эквивалентные</text:span> определения, зачастую использу<text:span text:style-name="T1119">е</text:span>тся для улучшения читаемости исходного кода <text:span text:style-name="T1120">п</text:span>рограммы.</text:p>
      <text:p text:style-name="P491">Если в объявлении типа данных указано несколько идентификаторов <text:span text:style-name="T1338">через «</text:span><text:span text:style-name="Source_20_Text"><text:span text:style-name="T1338">/</text:span></text:span><text:span text:style-name="T1338">»</text:span>, то <text:span text:style-name="T1339">все </text:span>эти идентификаторы являются синонимами, <text:span text:style-name="T1340">т.е.</text:span> в исходном коде <text:span text:style-name="T1342">для улучшения читаемости </text:span>может использоваться любой из них, <text:span text:style-name="T1341">на усмотрение программиста</text:span>.</text:p>
      <text:p text:style-name="P490">программа Пример;<text:line-break/><text:span text:style-name="T1112">тип<text:line-break/> <text:s text:c="3"/></text:span>Точка/Точек<text:span text:style-name="T1112"> = </text:span>структура<text:line-break/> <text:s text:c="7"/>x: дробное;<text:line-break/> <text:s text:c="7"/>y: дробное;<text:line-break/> <text:s text:c="3"/>окончание<text:span text:style-name="T1112">;<text:line-break/></text:span>переменные<text:line-break/> <text:s text:c="3"/>т: Точка;<text:line-break/> <text:s text:c="3"/>мт: массив Точек;<text:span text:style-name="T1112"><text:line-break/>начало<text:line-break/> <text:s text:c="3"/></text:span><text:span text:style-name="T1115">ничего;</text:span><text:span text:style-name="T1112"><text:line-break/>окончание.</text:span></text:p>
      <text:p text:style-name="P413">Синтаксис определений составных типов <text:span text:style-name="T1113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6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10">Секция определений <text:span text:style-name="T1121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1">констант</text:span></text:span><text:span text:style-name="Source_20_Text"><text:span text:style-name="T1125">а</text:span></text:span> или <text:span text:style-name="Source_20_Text"><text:span text:style-name="T1121">константы</text:span></text:span>, за которым следует одно или несколько объявлений <text:span text:style-name="T1121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4">Объявление <text:span text:style-name="T1122">константы</text:span> начинается с идентификатора <text:span text:style-name="T1336">(или нескольких идентификаторов, разделённых знаком «</text:span><text:span text:style-name="Source_20_Text"><text:span text:style-name="T1336">/</text:span></text:span><text:span text:style-name="T1336">»)</text:span>, за которым следует знак «<text:span text:style-name="Source_20_Text">=</text:span>», а за ним — <text:span text:style-name="T1122">буквальное значение, имя ранее определённой константы или выражение</text:span>. <text:span text:style-name="T1112">После каждого определения должен следовать знак «</text:span><text:span text:style-name="Source_20_Text"><text:span text:style-name="T1112">;</text:span></text:span><text:span text:style-name="T1112">».</text:span></text:p>
      <text:p text:style-name="P619"><text:span text:style-name="T1771">Если </text:span><text:span text:style-name="T1772">для константы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</text:span></text:p>
      <text:p text:style-name="P619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8"><text:span text:style-name="T1769">Если т</text:span>ип константы не указан явно, он определяется исходя из типа указанного буквального значения или выражения. <text:span text:style-name="T1769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6">специально указано как </text:span>дробн<text:span text:style-name="T1126">ое</text:span>: <text:span text:style-name="Source_20_Text">1.0</text:span> или <text:span text:style-name="Source_20_Text">1э0</text:span>.</text:p>
      <text:p text:style-name="P419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3">Обращени</text:span><text:span text:style-name="T1124">я</text:span><text:span text:style-name="T1123"> к переменным и вызовы функций в таком выражении недопустимы.</text:span></text:p>
      <text:p text:style-name="P695"><text:soft-page-break/>программа Пример;<text:line-break/><text:span text:style-name="T1983">тип</text:span><text:line-break/> <text:s text:c="3"/>Точка = структура<text:line-break/><text:span text:style-name="T1821"> <text:s text:c="7"/>г, в: целое;<text:line-break/> <text:s text:c="3"/>окончание;<text:line-break/></text:span><text:span text:style-name="T1126">константы<text:line-break/> <text:s text:c="3"/></text:span><text:span text:style-name="T1129">целыйН</text:span><text:span text:style-name="T1126">уль = 0;<text:line-break/> <text:s text:c="3"/>дробныйНуль = 0.0;<text:line-break/> <text:s text:c="3"/>не</text:span><text:span text:style-name="T1923">ч</text:span><text:span text:style-name="T1126">исло = 0 / 0;<text:line-break/> <text:s text:c="3"/>бесконечность = 1 / 0;<text:line-break/> <text:s text:c="3"/></text:span><text:span text:style-name="T1128">Пи = 3.1415926;<text:line-break/> <text:s text:c="3"/>прямойУгол = Пи / </text:span><text:span text:style-name="T1130">2;<text:line-break/> <text:s text:c="3"/></text:span><text:span text:style-name="T1770">т: Точка = {г = 10, в = 20};</text:span><text:line-break/><text:span text:style-name="T1126">начало<text:line-break/> <text:s text:c="3"/>ничего;<text:line-break/>окончание.</text:span></text:p>
      <text:h text:style-name="P717" text:outline-level="2">Определения <text:span text:style-name="T1135">переменных</text:span></text:h>
      <text:p text:style-name="P417"><text:span text:style-name="T1135">Переменная</text:span> представляет собой именованное значение простого <text:span text:style-name="T1135">или составного </text:span>типа, которое может меняться в процессе выполнения программы. <text:span text:style-name="T1135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5">.</text:span></text:p>
      <text:p text:style-name="P420"><text:span text:style-name="T1136">Для переменных составных типов начальное значение </text:span><text:span text:style-name="T1144">не может быть указано</text:span>.</text:p>
      <text:p text:style-name="P409">Секция определений <text:span text:style-name="T1137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7">переменная</text:span></text:span> или <text:span text:style-name="Source_20_Text"><text:span text:style-name="T1137">переменные</text:span></text:span>, за которым следует одно или несколько объявлений <text:span text:style-name="T1138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09"><text:span text:style-name="T1140">Объявление</text:span> <text:span text:style-name="T1139">переменной</text:span> начинается с идентификатора <text:span text:style-name="T1139">или </text:span><text:span text:style-name="T1777">списка</text:span><text:span text:style-name="T1139"> идентификаторов, перечисленных через запятую — так можно объявить несколько однотипных переменных. </text:span><text:span text:style-name="T1773">Каждый из идентификаторов в списке может иметь несколько синонимов, перечисленных через «</text:span><text:span text:style-name="Source_20_Text"><text:span text:style-name="T1773">/</text:span></text:span><text:span text:style-name="T1773">». </text:span><text:span text:style-name="T1139">Затем</text:span> следует знак «<text:span text:style-name="Source_20_Text">:</text:span>», а за ним — <text:span text:style-name="T1139">определение типа переменной</text:span>. <text:span text:style-name="T1139">После этого может быть указан знак «</text:span><text:span text:style-name="Source_20_Text"><text:span text:style-name="T1139">=</text:span></text:span><text:span text:style-name="T1139">» и начальное значение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620"><text:span text:style-name="T1771">Если </text:span><text:span text:style-name="T1772">для </text:span><text:span text:style-name="T1774">переменной</text:span><text:span text:style-name="T1771"> указано несколько </text:span><text:span text:style-name="T1772">имён</text:span><text:span text:style-name="T1771"> </text:span><text:span text:style-name="T1338">через «</text:span><text:span text:style-name="Source_20_Text"><text:span text:style-name="T1338">/</text:span></text:span><text:span text:style-name="T1338">»</text:span><text:span text:style-name="T1771">, то </text:span><text:span text:style-name="T1339">все </text:span><text:span text:style-name="T1771">эти </text:span><text:span text:style-name="T1772">имена</text:span><text:span text:style-name="T1771"> являются синонимами, </text:span><text:span text:style-name="T1340">т.е.</text:span><text:span text:style-name="T1771"> в исходном коде </text:span><text:span text:style-name="T1342">для улучшения читаемости </text:span><text:span text:style-name="T1771">может использоваться любо</text:span><text:span text:style-name="T1772">е</text:span><text:span text:style-name="T1771"> из них, </text:span><text:span text:style-name="T1341">на усмотрение программиста</text:span><text:span text:style-name="T1771">. </text:span><text:span text:style-name="T1774">Следует иметь в виду, что имена, перечисленные через «</text:span><text:span text:style-name="Source_20_Text"><text:span text:style-name="T1774">/</text:span></text:span><text:span text:style-name="T1774">», являются именами одной </text:span><text:span text:style-name="T1775">и той же </text:span><text:span text:style-name="T1774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2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2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0">одновременно</text:span> объявляются несколько переменных <text:span text:style-name="T1141">через запятую</text:span>, то все они получат одинаковые начальные значения.</text:p>
      <text:p text:style-name="P422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6">считается, что </text:span>переменная <text:span text:style-name="T1816">относится к</text:span> ближайшей объемлющей области видимости — т.е., <text:span text:style-name="T1816">к</text:span> <text:span text:style-name="T1152">раздел</text:span><text:span text:style-name="T1816">у</text:span><text:span text:style-name="T1152"> определений </text:span>той подпрограмм<text:span text:style-name="T1152">ы</text:span>, которая содержит <text:span text:style-name="T1153">инструкцию перехвата</text:span>. Однако, <text:span text:style-name="T1815">обращение к</text:span> такой переменной <text:span text:style-name="T1815">возможно только в пределах инструкции перехвата исключения, в которой она объявлена</text:span>.</text:p>
      <text:p text:style-name="P473"><text:soft-page-break/>программа Пример;<text:line-break/><text:span text:style-name="T1147">тип<text:line-break/> <text:s text:c="3"/></text:span><text:span text:style-name="T1150">к</text:span><text:span text:style-name="T1147">омплексное = структура<text:line-break/> <text:s text:c="7"/>д: дробное;<text:line-break/> <text:s text:c="7"/>м: дробное;<text:line-break/> <text:s text:c="3"/>окончание;</text:span><text:line-break/><text:span text:style-name="T1146">переменные</text:span><text:span text:style-name="T1126"><text:line-break/> <text:s text:c="3"/></text:span><text:span text:style-name="T1146">стр: строка</text:span><text:span text:style-name="T1126"> = "</text:span><text:span text:style-name="T1146">Новая строка</text:span><text:span text:style-name="T1126">";<text:line-break/> <text:s text:c="3"/></text:span><text:span text:style-name="T1146">н, м: целое = 1</text:span><text:span text:style-name="T1126">;<text:line-break/> <text:s text:c="3"/></text:span><text:span text:style-name="T1148">к</text:span><text:span text:style-name="T1146">: </text:span><text:span text:style-name="T1150">к</text:span><text:span text:style-name="T1148">омплексное</text:span><text:span text:style-name="T1126">;<text:line-break/> <text:s text:c="3"/></text:span><text:span text:style-name="T1146">точк</text:span><text:span text:style-name="T1149">и/</text:span><text:span text:style-name="T1776">точек</text:span><text:span text:style-name="T1146">: </text:span><text:span text:style-name="T1149">словарь </text:span><text:span text:style-name="T1146">структур<text:line-break/> <text:s text:c="7"/>х, у: дробное;<text:line-break/> <text:s text:c="3"/>окончание </text:span><text:span text:style-name="T1149">ключ </text:span><text:span text:style-name="T1151">строка</text:span><text:span text:style-name="T1128">;</text:span><text:line-break/><text:span text:style-name="T1126">начало<text:line-break/> <text:s text:c="3"/>ничего;<text:line-break/>окончание.</text:span></text:p>
      <text:h text:style-name="P718" text:outline-level="2">Определения исключений</text:h>
      <text:p text:style-name="P475"><text:span text:style-name="T1295">Всплывающее и</text:span>сключение представляет собой специальн<text:span text:style-name="T1304">ый</text:span> <text:span text:style-name="T1304">именованный объект</text:span>, котор<text:span text:style-name="T1304">ый</text:span> <text:span text:style-name="T1304">создаётся</text:span> для того, чтобы прервать последовательность выполнения программы в случае возникновения нештатн<text:span text:style-name="T1296">ой</text:span> ситуаци<text:span text:style-name="T1296">и</text:span> и задействовать средства обработки ошибок.</text:p>
      <text:p text:style-name="P411">Секция определений <text:span text:style-name="T1297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7">исключение</text:span></text:span> или <text:span text:style-name="Source_20_Text"><text:span text:style-name="T1297">исключения</text:span></text:span>, за которым следует одно или несколько объявлений <text:span text:style-name="T1298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2">и подпрограммами</text:span>.</text:p>
      <text:p text:style-name="P411"><text:span text:style-name="T1140">Объявление</text:span> <text:span text:style-name="T1299">исключения</text:span> начинается с идентификатора. <text:span text:style-name="T1300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0">сообщение</text:span></text:span><text:span text:style-name="T1300">, а за ним текст сообщения об ошибке — буквальное значение или выражение строкового типа.</text:span> <text:span text:style-name="T1139">К</text:span><text:span text:style-name="T1112">аждо</text:span><text:span text:style-name="T1139">е</text:span><text:span text:style-name="T1112"> </text:span><text:span text:style-name="T1145">объявление</text:span><text:span text:style-name="T1112"> </text:span><text:span text:style-name="T1139">завершается знаком</text:span><text:span text:style-name="T1112"> «</text:span><text:span text:style-name="Source_20_Text"><text:span text:style-name="T1112">;</text:span></text:span><text:span text:style-name="T1112">».</text:span></text:p>
      <text:p text:style-name="P484">программа Пример;<text:line-break/><text:span text:style-name="T1301">исключения<text:line-break/> <text:s text:c="3"/>Ош</text:span><text:span text:style-name="T1302">ибка</text:span><text:span text:style-name="T1301">1;<text:line-break/> <text:s text:c="3"/>Ош</text:span><text:span text:style-name="T1302">ибка</text:span><text:span text:style-name="T1301">2 сообщение "Вторая ошибка";</text:span></text:p>
      <text:p text:style-name="P484"><text:span text:style-name="T1301"><text:s text:c="4"/>Ош</text:span><text:span text:style-name="T1302">ибкаВТексте</text:span><text:span text:style-name="T1301">(</text:span><text:span text:style-name="T1302">стр, симв</text:span><text:span text:style-name="T1301">: целое; </text:span><text:span text:style-name="T1302">чтоНеТак</text:span><text:span text:style-name="T1301">: строка)<text:line-break/> <text:s text:c="7"/>сообщение "</text:span><text:span text:style-name="T1302">Ошибка в строке %(стр), символ %(симв). %(чтоНеТак)</text:span><text:span text:style-name="T1301">";<text:line-break/>начало<text:line-break/> <text:s text:c="3"/></text:span><text:span text:style-name="T1303">ошибка ОшибкаВТексте(5, 10, "Пропущена запятая.");</text:span><text:span text:style-name="T1301"><text:line-break/>окончание.</text:span></text:p>
      <text:p text:style-name="P476">Параметры исключений объявляются по тем же правилам, что и параметры подпрограмм, с двумя оговорками:</text:p>
      <text:list xml:id="list3890654047" text:style-name="L6">
        <text:list-item>
          <text:p text:style-name="P873">они могут быть только простых типов;</text:p>
        </text:list-item>
        <text:list-item>
          <text:p text:style-name="P873">они могут быть только входными.</text:p>
        </text:list-item>
      </text:list>
      <text:p text:style-name="P476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6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713" text:outline-level="1"><text:soft-page-break/>Типы данных</text:h>
      <text:h text:style-name="P719" text:outline-level="2">Приведение типов</text:h>
      <text:p text:style-name="P485"><text:span text:style-name="T1320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0">ключевое слово — имя</text:span> типа данных, за которым в круглых скобках указывается исходное значение <text:span text:style-name="T1326">или выражение</text:span>. <text:span text:style-name="T1325">Такая конструкция конвертирует </text:span><text:span text:style-name="T1490">исходное</text:span><text:span text:style-name="T1325"> значение в указанный тип, а если это невозможно, создаётся исключение.</text:span></text:p>
      <text:p text:style-name="P488">переменные<text:line-break/><text:span text:style-name="T1318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8">л := логическое(с); // л </text:span><text:span text:style-name="T1319">= да</text:span><text:span text:style-name="T1318"><text:line-break/> <text:s text:c="3"/>с := строка(</text:span><text:span text:style-name="T1321">ц</text:span><text:span text:style-name="T1318">); <text:s text:c="4"/>// с </text:span><text:span text:style-name="T1319">=</text:span><text:span text:style-name="T1318"> "1</text:span><text:span text:style-name="T1321">0</text:span><text:span text:style-name="T1318">"<text:line-break/> <text:s text:c="3"/>ц := целое(д); <text:s text:c="5"/>// ц </text:span><text:span text:style-name="T1319">=</text:span><text:span text:style-name="T1318"> 123<text:line-break/> <text:s text:c="3"/></text:span><text:span text:style-name="T1328">д := ц; <text:s text:c="12"/>// д = 123.0 </text:span><text:span text:style-name="T1329">(</text:span><text:span text:style-name="T1328">неявное преобразование</text:span><text:span text:style-name="T1329">)</text:span><text:span text:style-name="T1318"><text:line-break/> <text:s text:c="3"/></text:span><text:span text:style-name="T1323">д := дробное("Ку"); // исключение ОшибкаКонвертации</text:span><text:line-break/>окончание;</text:p>
      <text:p text:style-name="P558"><text:span text:style-name="T1489">Преобразование </text:span><text:span text:style-name="T1492">типов </text:span><text:span text:style-name="T1493">данных </text:span><text:span text:style-name="T1489">выполняется по правилам, описанным </text:span><text:span text:style-name="T1491">ниже</text:span><text:span text:style-name="T1489"> для каждого из простых типов.</text:span></text:p>
      <text:p text:style-name="P558">Неявное <text:span text:style-name="T1330">преобразование</text:span> допускается в двух случаях:</text:p>
      <text:list xml:id="list747681835" text:style-name="L7">
        <text:list-item>
          <text:p text:style-name="P874"><text:span text:style-name="T1322">при преобразовании символа в строку, </text:span><text:span text:style-name="T1327">но не наоборот</text:span><text:span text:style-name="T1322">;</text:span></text:p>
        </text:list-item>
        <text:list-item>
          <text:p text:style-name="P874"><text:span text:style-name="T1324">при преобразовании </text:span><text:span text:style-name="T1322">целого числа в дробное число, </text:span><text:span text:style-name="T1327">но не наоборот</text:span><text:span text:style-name="T1322">.</text:span></text:p>
        </text:list-item>
      </text:list>
      <text:p text:style-name="P486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811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8">символ</text:span></text:span> и <text:span text:style-name="Source_20_Text"><text:span text:style-name="T76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1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812" text:outline-level="4">Синтаксис</text:h>
      <text:p text:style-name="P677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77"><text:span text:style-name="T1893">начало<text:line-break/> <text:s text:c="3"/>п1 := "АБВГ";<text:line-break/> <text:s text:c="3"/></text:span><text:span text:style-name="T1894">вывести(</text:span><text:span text:style-name="T1893">п1[2]</text:span><text:span text:style-name="T1894">)</text:span><text:span text:style-name="T1893">; // </text:span><text:span text:style-name="T1894">будет выведено</text:span><text:span text:style-name="T1893"> "Б", </text:span><text:span text:style-name="T1895">т.к. буквы кириллицы занимают 2 байта</text:span><text:span text:style-name="T1893"><text:line-break/>окончание.</text:span></text:p>
      <text:p text:style-name="P674"><text:span text:style-name="T640">Ключевые слова </text:span><text:span text:style-name="Source_20_Text"><text:span text:style-name="T771">строка</text:span></text:span><text:span text:style-name="T640"> и </text:span><text:span text:style-name="Source_20_Text"><text:span text:style-name="T771">строк</text:span></text:span><text:span text:style-name="T640"> полностью эквивалентны и взаимозаменяемы.</text:span></text:p>
      <text:p text:style-name="P266"><text:span text:style-name="T649">В исходном коде программы д</text:span>ля обращения к <text:span text:style-name="T1889">символу в строке</text:span> <text:span text:style-name="T650">нужно указать</text:span> <text:span text:style-name="T1898">целочисленный </text:span><text:span text:style-name="T1890">индекс </text:span>в квадратных скобках после имени <text:span text:style-name="T1889">строковой </text:span>переменной. <text:span text:style-name="T1890">Этот индекс </text:span><text:span text:style-name="T1899">означает</text:span><text:span text:style-name="T1890"> номер байта в строке, соответствующий началу </text:span><text:span text:style-name="T1891">требуемого </text:span><text:span text:style-name="T1890">символа. </text:span><text:span text:style-name="T1892">Первый символ в строке начинается с нулевого байта.</text:span></text:p>
      <text:p text:style-name="P675">Такое обращение к символу в строке допустимо только для чтения. Для модификации символов в строке <text:span text:style-name="T1900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5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5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8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8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2">Переменная целого типа содержит 64-битное целочисленное значение со знаком.</text:p>
      <text:h text:style-name="P813" text:outline-level="4">Синтаксис</text:h>
      <text:p text:style-name="P268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3">Ключевые слова <text:span text:style-name="Source_20_Text"><text:span text:style-name="T772">целое</text:span></text:span> и <text:span text:style-name="Source_20_Text"><text:span text:style-name="T772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2">е</text:span> цифр<text:span text:style-name="T952">ы</text:span></text:p>
      <text:p text:style-name="Исходный_20_код">-$0123456789abcdef // 16-ричны<text:span text:style-name="T952">е</text:span> цифр<text:span text:style-name="T952">ы</text:span> (латиница)</text:p>
      <text:p text:style-name="Исходный_20_код">-$0123456789абцдеф // 16-ричны<text:span text:style-name="T952">е</text:span> цифр<text:span text:style-name="T952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818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4">объект</text:span></text:span>.</text:p>
      <text:p text:style-name="P119">При приведении к символьному типу целое число означает кодпо<text:span text:style-name="T953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4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814" text:outline-level="4">Синтаксис</text:h>
      <text:p text:style-name="P269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5"><text:soft-page-break/>Ключевые слова <text:span text:style-name="Source_20_Text"><text:span text:style-name="T773">дробное</text:span></text:span> и <text:span text:style-name="Source_20_Text"><text:span text:style-name="T77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819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7"><text:span text:style-name="T386">Переменная типа </text:span><text:span text:style-name="Source_20_Text"><text:span text:style-name="T776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7"><text:span text:style-name="T386">Нулевым моментом считается </text:span><text:span text:style-name="T954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815" text:outline-level="4">Синтаксис</text:h>
      <text:p text:style-name="P257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6">Ключевые слова <text:span text:style-name="Source_20_Text"><text:span text:style-name="T777">момент</text:span></text:span> и <text:span text:style-name="Source_20_Text"><text:span text:style-name="T77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1441057966" text:style-name="L8">
        <text:list-item>
          <text:p text:style-name="P875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75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76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77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8">ОшибкаКонвертации</text:span></text:span><text:span text:style-name="T178">.</text:span></text:p>
      <text:h text:style-name="Heading_20_3" text:outline-level="3">Логическое</text:h>
      <text:p text:style-name="P258">Переменная логического типа имеет одно из двух значений: истинное или ложное. <text:span text:style-name="T87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816" text:outline-level="4">Синтаксис</text:h>
      <text:p text:style-name="P270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59"><text:span text:style-name="T184">Ключевые слова </text:span><text:span text:style-name="Source_20_Text"><text:span text:style-name="T779">логическое</text:span></text:span><text:span text:style-name="T184"> и </text:span><text:span text:style-name="Source_20_Text"><text:span text:style-name="T779">логических</text:span></text:span><text:span text:style-name="T184"> полностью эквивалентны и взаимозаменяемы.</text:span></text:p>
      <text:h text:style-name="P820" text:outline-level="4"><text:soft-page-break/>Формат литерала</text:h>
      <text:p text:style-name="P260"><text:span text:style-name="T406">В качестве литералов в исходном коде применяются ключевые слова </text:span><text:span text:style-name="Source_20_Text"><text:span text:style-name="T780">да</text:span></text:span><text:span text:style-name="T406"> и </text:span><text:span text:style-name="Source_20_Text"><text:span text:style-name="T780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2">Любые другие строковые значения вызовут исключение <text:span text:style-name="Source_20_Text"><text:span text:style-name="T768">ОшибкаКонвертации</text:span></text:span>.</text:p>
      <text:h text:style-name="P735" text:outline-level="3">Объект</text:h>
      <text:p text:style-name="P261">Переменная типа <text:span text:style-name="Source_20_Text"><text:span text:style-name="T781">объект</text:span></text:span><text:span text:style-name="T652"> содержит дескриптор встроенного объекта Клаус</text:span><text:span text:style-name="T1918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2">объект</text:span></text:span><text:span text:style-name="T712"> можно присвоить значение</text:span><text:span text:style-name="T654"> </text:span><text:span text:style-name="Source_20_Text"><text:span text:style-name="T783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2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2"><text:span text:style-name="T714">Значение типа </text:span><text:span text:style-name="Source_20_Text"><text:span text:style-name="T784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3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8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3"><text:span text:style-name="T21">Внимание!</text:span><text:span text:style-name="T1494"> </text:span><text:span text:style-name="T668">Присваивание переменной типа </text:span><text:span text:style-name="Source_20_Text"><text:span text:style-name="T785">объект</text:span></text:span><text:span text:style-name="T668"> значения </text:span><text:span text:style-name="Source_20_Text"><text:span text:style-name="T785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1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19">а</text:span>. Значение <text:span text:style-name="Source_20_Text"><text:span text:style-name="T768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2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817" text:outline-level="4">Синтаксис</text:h>
      <text:p text:style-name="P271">переменн<text:span text:style-name="T639">ые</text:span><text:line-break/> <text:s text:c="3"/><text:span text:style-name="T736">п</text:span>1: <text:span text:style-name="T651">объект</text:span>;<text:line-break/> <text:s text:c="3"/><text:span text:style-name="T736">п</text:span>2: массив <text:span text:style-name="T651">объектов</text:span>;</text:p>
      <text:p text:style-name="P261"><text:span text:style-name="T184">Ключевые слова </text:span><text:span text:style-name="Source_20_Text"><text:span text:style-name="T786">объект</text:span></text:span><text:span text:style-name="T184"> и </text:span><text:span text:style-name="Source_20_Text"><text:span text:style-name="T786">объектов</text:span></text:span><text:span text:style-name="T184"> полностью эквивалентны и взаимозаменяемы.</text:span></text:p>
      <text:h text:style-name="P821" text:outline-level="4"><text:soft-page-break/>Формат литерала</text:h>
      <text:p text:style-name="P261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7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22" text:outline-level="4">Начальное значение</text:h>
      <text:p text:style-name="P141"><text:span text:style-name="T660">Пусто</text:span>.</text:p>
      <text:h text:style-name="P822" text:outline-level="4">Преобразование типов</text:h>
      <text:p text:style-name="P274">Приведение других типов к типу <text:span text:style-name="Source_20_Text"><text:span text:style-name="T768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8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8">пусто</text:span></text:span><text:span text:style-name="T662"> </text:span><text:span text:style-name="T667">приводится к</text:span><text:span text:style-name="T662"> нулю.</text:span></text:p>
      <text:p text:style-name="P492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720" text:outline-level="2"><text:span text:style-name="T630">Составные</text:span> типы</text:h>
      <text:h text:style-name="Heading_20_3" text:outline-level="3">Массив</text:h>
      <text:p text:style-name="P237">Переменная типа <text:span text:style-name="Source_20_Text"><text:span text:style-name="T76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23" text:outline-level="4">Синтаксис</text:h>
      <text:p text:style-name="P240">Определение массивного типа состоит из ключевого слова <text:span text:style-name="Source_20_Text"><text:span text:style-name="T768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632">,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12"> </text:span><text:span text:style-name="Source_20_Text"><text:span text:style-name="T789">массивов</text:span></text:span><text:span text:style-name="T632"> и т. п.</text:span></text:p>
      <text:p text:style-name="P267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3">Ключевые слова <text:span text:style-name="Source_20_Text"><text:span text:style-name="T768">массив</text:span></text:span> и <text:span text:style-name="Source_20_Text"><text:span text:style-name="T768">массивов</text:span></text:span> полностью эквивалентны и взаимозаменяемы.</text:p>
      <text:p text:style-name="P263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5">Для работы с массивами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 </text:span></text:p>
      <text:p text:style-name="P406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3">длина(м1, 1);</text:span><text:span text:style-name="T646"><text:line-break/> <text:s text:c="3"/>м1[0] := 10;<text:line-break/> <text:s text:c="3"/></text:span><text:span text:style-name="T1093">длина(м2, 2);</text:span><text:span text:style-name="T646"><text:line-break/></text:span><text:soft-page-break/><text:span text:style-name="T646"> <text:s text:c="3"/></text:span><text:span text:style-name="T1093">длина(м2[1], 11);</text:span><text:span text:style-name="T646"><text:line-break/> <text:s text:c="3"/>м2[1][10] := `2023-07-06 12:00`;<text:line-break/>окончание.</text:span></text:p>
      <text:h text:style-name="P826" text:outline-level="4">Формат литерала</text:h>
      <text:p text:style-name="P616">Литерал <text:span text:style-name="T1764">массива</text:span> начинается со знака «<text:span text:style-name="Source_20_Text"><text:span text:style-name="T1764">[</text:span></text:span>», за которым следует <text:span text:style-name="T1752">список</text:span> <text:span text:style-name="T1764">элементов массива</text:span> через запятую и завершающий знак «<text:span text:style-name="Source_20_Text"><text:span text:style-name="T1764">]</text:span></text:span>». <text:span text:style-name="T1764">Список элементов содержит выражения, определяющие значения элементов массива</text:span>.</text:p>
      <text:p text:style-name="P624"><text:span text:style-name="T1750">п</text:span>еременная<text:line-break/> <text:s text:c="3"/><text:span text:style-name="T1765">м</text:span><text:span text:style-name="T1750">: </text:span><text:span text:style-name="T1765">массив строк</text:span><text:span text:style-name="T1762">;</text:span><text:span text:style-name="T1750"><text:line-break/></text:span>начало<text:line-break/> <text:s text:c="3"/><text:span text:style-name="T1765">м</text:span><text:span text:style-name="T1750"> := </text:span><text:span text:style-name="T1765">[</text:span><text:span text:style-name="T1750">"</text:span><text:span text:style-name="T1763">Иванов</text:span><text:span text:style-name="T1750">", "</text:span><text:span text:style-name="T1763">Петров</text:span><text:span text:style-name="T1750">", "</text:span><text:span text:style-name="T1763">Сидоров</text:span><text:span text:style-name="T1750">"</text:span><text:span text:style-name="T1765">]</text:span><text:span text:style-name="T1750">;</text:span><text:line-break/>окончание.</text:p>
      <text:p text:style-name="P621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5">Пустой массив.</text:p>
      <text:h text:style-name="Heading_20_4" text:outline-level="4">Преобразование типов</text:h>
      <text:p text:style-name="P248"><text:span text:style-name="T637">Явное п</text:span>риведение массивов к другим типам данных запрещено.</text:p>
      <text:p text:style-name="P248">Переменной типа <text:span text:style-name="Source_20_Text"><text:span text:style-name="T768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36" text:outline-level="3">Словарь</text:h>
      <text:p text:style-name="P238">Переменная типа <text:span text:style-name="Source_20_Text"><text:span text:style-name="T840">словарь</text:span></text:span> содержит несколько однотипных значений, каждому из которых соответствует <text:span text:style-name="T1072">значение ключа, уникальное в пределах словаря</text:span>. <text:span text:style-name="T1072">Ключи в словаре отсортированы в порядке возрастания. </text:span><text:span text:style-name="T631">Элементы </text:span><text:span text:style-name="T1072">словаря</text:span><text:span text:style-name="T631"> могут иметь любой тип — простой или составной, </text:span><text:span text:style-name="T1075">а </text:span><text:span text:style-name="T1072">ключи — любой из простых типов</text:span><text:span text:style-name="T631">.</text:span></text:p>
      <text:h text:style-name="P824" text:outline-level="4">Синтаксис</text:h>
      <text:p text:style-name="P242">Определение <text:span text:style-name="T1073">словарного</text:span> типа состоит из ключевого слова <text:span text:style-name="Source_20_Text"><text:span text:style-name="T841">словарь</text:span></text:span> и следующего за ним определения типа элемента <text:span text:style-name="T1073">словаря; после этого следует слово </text:span><text:span text:style-name="Source_20_Text"><text:span text:style-name="T1073">ключ</text:span></text:span><text:span text:style-name="T1073"> и </text:span><text:span text:style-name="T1074">ключевое слово, указывающее тип ключа</text:span>. <text:span text:style-name="T1343">Затем, если ключ словаря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3">константное</text:span><text:span text:style-name="T1343"> </text:span><text:span text:style-name="T1349">выражение </text:span><text:span text:style-name="T1393">дробного типа</text:span><text:span text:style-name="T1343">, определяющее точность сравнения ключей.</text:span></text:p>
      <text:p text:style-name="P242"><text:span text:style-name="T1076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4">Определением типа ключа может </text:span><text:span text:style-name="T1345">быть </text:span><text:span text:style-name="T1344">только ключевое слово простого типа данных.</text:span></text:p>
      <text:p text:style-name="P398">тип<text:line-break/> <text:s text:c="3"/>т<text:span text:style-name="T1077">С</text:span>Ц = <text:span text:style-name="T1077">словарь</text:span> целых <text:span text:style-name="T1078">ключ строка</text:span>;<text:line-break/> <text:s text:c="3"/><text:span text:style-name="T635">т</text:span><text:span text:style-name="T1077">СМ</text:span><text:span text:style-name="T647">Д</text:span><text:span text:style-name="T648">кС</text:span><text:span text:style-name="T635"> = словар</text:span><text:span text:style-name="T1077">ь массивов</text:span><text:span text:style-name="T635"> дробных ключ символ;</text:span><text:line-break/>переменная<text:line-break/> <text:s text:c="3"/><text:span text:style-name="T634">мой</text:span><text:span text:style-name="T1078">Словарь</text:span><text:span text:style-name="T634">: </text:span><text:span text:style-name="T1078">словарь</text:span><text:span text:style-name="T634"> </text:span><text:span text:style-name="T636">моментов </text:span><text:span text:style-name="T1078">ключ объект</text:span><text:span text:style-name="T634">;<text:line-break/> <text:s text:c="3"/>ещё</text:span><text:span text:style-name="T1079">Словарь</text:span><text:span text:style-name="T634">: словар</text:span><text:span text:style-name="T1079">ь</text:span><text:span text:style-name="T634"> структур<text:line-break/> <text:s text:c="7"/>поле1: символ;<text:line-break/> <text:s text:c="7"/>поле2: строка;</text:span></text:p>
      <text:p text:style-name="P398"><text:s text:c="4"/><text:span text:style-name="T634">окончание ключ строка;</text:span></text:p>
      <text:p text:style-name="P244">Ключевые слова <text:span text:style-name="Source_20_Text"><text:span text:style-name="T842">словарь</text:span></text:span> и <text:span text:style-name="Source_20_Text"><text:span text:style-name="T842">словарей</text:span></text:span> полностью эквивалентны и взаимозаменяемы.</text:p>
      <text:p text:style-name="P264"><text:soft-page-break/><text:span text:style-name="T649">В исходном коде программы д</text:span>ля обращения к элементу <text:span text:style-name="T1080">словаря</text:span> <text:span text:style-name="T650">нужно указать </text:span><text:span text:style-name="T1080">ключ</text:span> элемента в квадратных скобках после имени переменной-<text:span text:style-name="T1080">словаря</text:span>. <text:span text:style-name="T1085">Для </text:span><text:span text:style-name="T1092">добавления в словарь пары ключ-значение можно использовать инструкцию присваивания. Кроме того, для </text:span><text:span text:style-name="T1085">работы с</text:span><text:span text:style-name="T1092">о</text:span><text:span text:style-name="T1085"> </text:span><text:span text:style-name="T1092">словарями</text:span><text:span text:style-name="T1085"> и их элементами используются функции </text:span><text:span text:style-name="Source_20_Text"><text:span text:style-name="T1085">длина()</text:span></text:span><text:span text:style-name="T1085">, </text:span><text:span text:style-name="Source_20_Text"><text:span text:style-name="T1085">добавить()</text:span></text:span><text:span text:style-name="T1085">, </text:span><text:span text:style-name="Source_20_Text"><text:span text:style-name="T1085">вставить()</text:span></text:span><text:span text:style-name="T1085">, </text:span><text:span text:style-name="Source_20_Text"><text:span text:style-name="T1085">удалить()</text:span></text:span><text:span text:style-name="T1085"> </text:span><text:span text:style-name="T1086">и конструкции </text:span><text:span text:style-name="Source_20_Text"><text:span text:style-name="T1086">есть()</text:span></text:span><text:span text:style-name="T1086">, </text:span><text:span text:style-name="Source_20_Text"><text:span text:style-name="T1086">нету()</text:span></text:span><text:span text:style-name="T1086">.</text:span></text:p>
      <text:p text:style-name="P398">переменная<text:line-break/> <text:s text:c="3"/><text:span text:style-name="T1081">сл</text:span>1: <text:span text:style-name="T1081">словарь</text:span> целых <text:span text:style-name="T1081">ключ </text:span><text:span text:style-name="T1094">символ</text:span>;<text:line-break/> <text:s text:c="3"/><text:span text:style-name="T1081">сл</text:span>2: <text:span text:style-name="T1081">словарь словарей</text:span> моментов <text:span text:style-name="T1081">ключ целое ключ строка</text:span>;<text:line-break/><text:span text:style-name="T646">начало<text:line-break/> <text:s text:c="3"/></text:span><text:span text:style-name="T1081">сл</text:span><text:span text:style-name="T646">1['0'] := 10;<text:line-break/> <text:s text:c="3"/></text:span><text:span text:style-name="T1081">сл</text:span><text:span text:style-name="T646">2["</text:span><text:span text:style-name="T1082">первый</text:span><text:span text:style-name="T646">"][10] := `2023-07-06 12:00`;<text:line-break/>окончание.</text:span></text:p>
      <text:p text:style-name="P495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0">не превышает</text:span> указанного значения <text:span text:style-name="T1347">точности</text:span>.</text:p>
      <text:p text:style-name="Исходный_20_код">переменная<text:line-break/> <text:s text:c="3"/><text:span text:style-name="T1346">сл: словарь строк ключ дробное точность 0.01;</text:span><text:line-break/>начало<text:line-break/> <text:s text:c="3"/><text:span text:style-name="T1346">сл[0] := "Нуль";<text:line-break/> <text:s text:c="3"/>сл[0.001] := "Снова нуль";<text:line-break/> <text:s text:c="3"/>сл[0.02] := "Две сотых";</text:span><text:line-break/>окончание.</text:p>
      <text:p text:style-name="P497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8">и строковое значение "Снова нуль" будет присвоено </text:span><text:span text:style-name="T1394">ранее добавленному </text:span><text:span text:style-name="T1348">нулевому ключу</text:span>.</text:p>
      <text:h text:style-name="P827" text:outline-level="4">Формат литерала</text:h>
      <text:p text:style-name="P617">Литерал <text:span text:style-name="T1755">словаря</text:span> начинается со знака «<text:span text:style-name="Source_20_Text">{</text:span>», за которым следует <text:span text:style-name="T1752">список</text:span> <text:span text:style-name="T1755">пар ключ-значение</text:span> через запятую и завершающий знак «<text:span text:style-name="Source_20_Text">}</text:span>». Каждый элемент <text:span text:style-name="T1753">списка</text:span> <text:span text:style-name="T1766">начинается с выражения</text:span><text:span text:style-name="T1755">, определяюще</text:span><text:span text:style-name="T1766">го</text:span><text:span text:style-name="T1755"> значение ключа</text:span>, <text:span text:style-name="T1759">за </text:span><text:span text:style-name="T1766">которым</text:span><text:span text:style-name="T1759"> следует </text:span>знак «<text:span text:style-name="Source_20_Text">:</text:span>» <text:span text:style-name="T1756">и </text:span>выражение, определяющее <text:span text:style-name="T1755">словарное значение, сопоставленное этому ключу</text:span>.</text:p>
      <text:p text:style-name="P615"><text:span text:style-name="T1757">Если несколько элементов списка соответствуют одному и тому же значению ключа, то </text:span><text:span text:style-name="T1761">этому ключу</text:span><text:span text:style-name="T1758"> присваивается </text:span><text:span text:style-name="T1757">словарное значение из последнего по порядку элемента</text:span>.</text:p>
      <text:p text:style-name="P625"><text:span text:style-name="T1750">п</text:span>еременная<text:line-break/> <text:s text:c="3"/><text:span text:style-name="T1762">сл</text:span><text:span text:style-name="T1750">: </text:span><text:span text:style-name="T1762">словарь </text:span><text:span text:style-name="T1763">целых</text:span><text:span text:style-name="T1762"> ключ строка;</text:span><text:span text:style-name="T1750"><text:line-break/></text:span>начало<text:line-break/> <text:s text:c="3"/><text:span text:style-name="T1763">сл</text:span><text:span text:style-name="T1750"> := {<text:line-break/> <text:s text:c="7"/>"</text:span><text:span text:style-name="T1763">Иванов</text:span><text:span text:style-name="T1750">": </text:span><text:span text:style-name="T1763">150</text:span><text:span text:style-name="T1750">,<text:line-break/> <text:s text:c="7"/>"</text:span><text:span text:style-name="T1763">Петров</text:span><text:span text:style-name="T1750">": </text:span><text:span text:style-name="T1763">200</text:span><text:span text:style-name="T1750">,<text:line-break/> <text:s text:c="7"/>"</text:span><text:span text:style-name="T1763">Сидоров</text:span><text:span text:style-name="T1750">": </text:span><text:span text:style-name="T1763">250</text:span><text:span text:style-name="T1750">};</text:span><text:line-break/>окончание.</text:p>
      <text:p text:style-name="P622">Кроме того, в качестве литерала можно использовать ключевое слово <text:span text:style-name="Source_20_Text">пусто</text:span> — это означает пустой <text:span text:style-name="T1781">словарь</text:span>.</text:p>
      <text:h text:style-name="P828" text:outline-level="4">Начальное значение</text:h>
      <text:p text:style-name="P246">Пустой <text:span text:style-name="T1083">словарь</text:span>.</text:p>
      <text:h text:style-name="P828" text:outline-level="4">Преобразование типов</text:h>
      <text:p text:style-name="P249"><text:span text:style-name="T637">Явное п</text:span>риведение <text:span text:style-name="T1084">словарей</text:span> к другим типам данных запрещено.</text:p>
      <text:p text:style-name="P249"><text:soft-page-break/>Переменной типа <text:span text:style-name="Source_20_Text"><text:span text:style-name="T843">словарь</text:span></text:span> можно присвоить значение — <text:span text:style-name="T1084">словарь</text:span>, состоящий из элементов такого же типа или типа, совместимого по присваиванию, <text:span text:style-name="T1095">при условии точного совпадения типов ключей</text:span>. <text:span text:style-name="T638">Например, </text:span><text:span text:style-name="T1084">словарю</text:span><text:span text:style-name="T638"> дробных можно присвоить </text:span><text:span text:style-name="T1084">словарь</text:span><text:span text:style-name="T638"> целых, а </text:span><text:span text:style-name="T1084">словарю</text:span><text:span text:style-name="T638"> строк можно присвоить </text:span><text:span text:style-name="T1084">словарь</text:span><text:span text:style-name="T638"> символов.</text:span></text:p>
      <text:h text:style-name="P737" text:outline-level="3">Структура</text:h>
      <text:p text:style-name="P239">Переменная типа <text:span text:style-name="Source_20_Text"><text:span text:style-name="T844">структура</text:span></text:span> содержит <text:span text:style-name="T1097">одно или несколько</text:span> <text:span text:style-name="T1097">именованных</text:span> значений <text:span text:style-name="T1097">различных типов, называемых полями структуры; значением структурной переменной является совокупность значений всех её полей. </text:span><text:span text:style-name="T1098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25" text:outline-level="4">Синтаксис</text:h>
      <text:p text:style-name="P241">Определение <text:span text:style-name="T1098">структурного</text:span> типа <text:span text:style-name="T1098">начинается ключевым словом</text:span> <text:span text:style-name="Source_20_Text"><text:span text:style-name="T845">структура</text:span></text:span> и <text:span text:style-name="T1098">заканчивается ключевым словом </text:span><text:span text:style-name="Source_20_Text"><text:span text:style-name="T1103">окончание</text:span></text:span><text:span text:style-name="T1098">, между которыми располагаются определения полей структуры</text:span>. <text:span text:style-name="T1098">Определения полей </text:span><text:span text:style-name="T1099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6">.</text:span></text:p>
      <text:p text:style-name="P402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3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9">тип<text:line-break/> <text:s text:c="3"/>т<text:span text:style-name="T1099">Стр</text:span> = <text:span text:style-name="T1099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0">словарь объектов ключ строка</text:span><text:span text:style-name="T1099">;<text:line-break/> <text:s text:c="7"/>конец;<text:line-break/> <text:s text:c="3"/>окончание</text:span>;<text:line-break/>переменная<text:line-break/> <text:s text:c="3"/><text:span text:style-name="T1101">точка</text:span><text:span text:style-name="T634">: </text:span><text:span text:style-name="T1101">структура<text:line-break/> <text:s text:c="7"/></text:span><text:span text:style-name="T1984">г</text:span><text:span text:style-name="T1101">, </text:span><text:span text:style-name="T1984">в</text:span><text:span text:style-name="T1101">: целое</text:span><text:span text:style-name="T634">;<text:line-break/> <text:s text:c="3"/></text:span><text:span text:style-name="T1101">конец;<text:line-break/> <text:s text:c="3"/>люди: массив структур<text:line-break/> <text:s text:c="7"/>фамилия, </text:span><text:span text:style-name="T1107">имя, отчество</text:span><text:span text:style-name="T1101">: строка;<text:line-break/> <text:s text:c="7"/></text:span><text:span text:style-name="T1107">ДР</text:span><text:span text:style-name="T1101">: </text:span><text:span text:style-name="T1107">момент</text:span><text:span text:style-name="T1101">;<text:line-break/> <text:s text:c="3"/>конец;</text:span></text:p>
      <text:p text:style-name="P265"><text:span text:style-name="T649">В исходном коде программы д</text:span>ля обращения к <text:span text:style-name="T1102">полю структуры</text:span> <text:span text:style-name="T650">нужно указать </text:span><text:span text:style-name="T1104">имя поля, отделив его от имени переменной знаком «</text:span><text:span text:style-name="Source_20_Text"><text:span text:style-name="T1104">.</text:span></text:span><text:span text:style-name="T1104">»</text:span><text:span text:style-name="T1086">. </text:span><text:span text:style-name="T1106">Аналогичным образом можно обращаться к полям вложенных структур.</text:span></text:p>
      <text:p text:style-name="P399">переменная<text:line-break/> <text:s text:c="3"/><text:span text:style-name="T1081">с</text:span><text:span text:style-name="T1104">тр</text:span>: <text:span text:style-name="T1104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4">стр.п1 := "значение"</text:span><text:span text:style-name="T646">;<text:line-break/> <text:s text:c="3"/></text:span><text:span text:style-name="T1104">стр.п2.п1 := 10</text:span><text:span text:style-name="T646">;<text:line-break/>окончание.</text:span></text:p>
      <text:h text:style-name="P829" text:outline-level="4"><text:soft-page-break/>Формат литерала</text:h>
      <text:p text:style-name="P618">Литерал структуры начинается со знака «<text:span text:style-name="Source_20_Text">{</text:span>», за которым следует <text:span text:style-name="T1752">список</text:span> значений полей через запятую и завершающий знак «<text:span text:style-name="Source_20_Text">}</text:span>». Каждый элемент <text:span text:style-name="T1753">списка</text:span> <text:span text:style-name="T1767">начинается с имени</text:span> поля, <text:span text:style-name="T1760">за </text:span><text:span text:style-name="T1767">которым</text:span><text:span text:style-name="T1760"> следует</text:span> знак «<text:span text:style-name="Source_20_Text"><text:span text:style-name="T1751">=</text:span></text:span>» и выражение, определяющее значение этого поля.</text:p>
      <text:p text:style-name="P614">Литерал не обязательно должен содержать все поля структуры; если поле отсутствует в <text:span text:style-name="T1754">списке</text:span>, оно получит нулевое начальное значение. Однако, каждое поле должно должно быть упомянуто <text:span text:style-name="T1768">в списке </text:span>не более одного раза.</text:p>
      <text:p text:style-name="P696"><text:span text:style-name="T1987">п</text:span><text:span text:style-name="T1986">рограмма Пример;</text:span><text:span text:style-name="T1985"><text:line-break/>тип</text:span><text:span text:style-name="T1988">ы</text:span><text:span text:style-name="T1750"><text:line-break/> <text:s text:c="3"/>Точка = структура<text:line-break/></text:span><text:span text:style-name="T1821"> <text:s text:c="7"/>г, в: целое;<text:line-break/> <text:s text:c="3"/>окончание;<text:line-break/> <text:s text:c="3"/></text:span><text:span text:style-name="T1988">Размер = Точка;</text:span><text:span text:style-name="T1821"><text:line-break/></text:span><text:span text:style-name="T1750">п</text:span>еременная<text:line-break/> <text:s text:c="3"/><text:span text:style-name="T1750">фигура: структура<text:line-break/> <text:s text:c="7"/>вид: строка;<text:line-break/> <text:s text:c="7"/>цвет: целое;<text:line-break/> <text:s text:c="7"/></text:span><text:span text:style-name="T1990">поз</text:span><text:span text:style-name="T1750">: Точка;<text:line-break/> <text:s text:c="7"/></text:span><text:span text:style-name="T1990">р</text:span><text:span text:style-name="T1991">а</text:span><text:span text:style-name="T1990">зм</text:span><text:span text:style-name="T1750">: Размер;<text:line-break/> <text:s text:c="3"/>окончание;</text:span><text:line-break/>начало<text:line-break/> <text:s text:c="3"/><text:span text:style-name="T1750">фигура := {<text:line-break/> <text:s text:c="7"/>вид </text:span><text:span text:style-name="T1751">=</text:span><text:span text:style-name="T1750"> "эллипс",<text:line-break/> <text:s text:c="7"/>цвет </text:span><text:span text:style-name="T1751">=</text:span><text:span text:style-name="T1750"> $FFFFFF,<text:line-break/> <text:s text:c="7"/></text:span><text:span text:style-name="T1990">поз</text:span><text:span text:style-name="T1750"> </text:span><text:span text:style-name="T1751">=</text:span><text:span text:style-name="T1750"> {г </text:span><text:span text:style-name="T1751">=</text:span><text:span text:style-name="T1750"> 10, в </text:span><text:span text:style-name="T1751">=</text:span><text:span text:style-name="T1750"> 20},<text:line-break/> <text:s text:c="7"/></text:span><text:span text:style-name="T1990">р</text:span><text:span text:style-name="T1991">а</text:span><text:span text:style-name="T1990">зм</text:span><text:span text:style-name="T1750"> </text:span><text:span text:style-name="T1751">=</text:span><text:span text:style-name="T1750"> {г </text:span><text:span text:style-name="T1751">=</text:span><text:span text:style-name="T1750"> 50, в </text:span><text:span text:style-name="T1751">=</text:span><text:span text:style-name="T1750"> 50}<text:line-break/> <text:s text:c="3"/>};</text:span><text:line-break/>окончание.</text:p>
      <text:p text:style-name="P623">Кроме того, в качестве литерала <text:span text:style-name="T1989">структуры </text:span>можно использовать ключевое слово <text:span text:style-name="Source_20_Text">пусто</text:span> — <text:span text:style-name="T1782">в этом случае все поля структуры будут иметь нулевые начальные значения</text:span>.</text:p>
      <text:h text:style-name="P830" text:outline-level="4">Начальное значение</text:h>
      <text:p text:style-name="P247"><text:span text:style-name="T1104">Все поля структуры имеют начальные значения, </text:span><text:span text:style-name="T1105">соответствующие их типам</text:span>.</text:p>
      <text:h text:style-name="P830" text:outline-level="4">Преобразование типов</text:h>
      <text:p text:style-name="P250"><text:span text:style-name="T637">Явное п</text:span>риведение <text:span text:style-name="T1105">структур</text:span> к другим типам данных запрещено.</text:p>
      <text:p text:style-name="Text_20_body"><text:span text:style-name="T1096">Переменной типа </text:span><text:span text:style-name="Source_20_Text"><text:span text:style-name="T846">структура</text:span></text:span><text:span text:style-name="T1096"> можно присвоить значение — </text:span><text:span text:style-name="T1105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5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714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6">Операции в выражениях выполняются в порядке </text:span><text:span text:style-name="T730">возрастания</text:span><text:span text:style-name="T926"> приоритета </text:span><text:span text:style-name="T725">(чем меньше приоритет, тем раньше — </text:span><text:span text:style-name="T1108">см. табл. ниже</text:span><text:span text:style-name="T725">)</text:span><text:span text:style-name="T926">. Равноприоритетные операции выполняются по порядку слева направо. </text:span><text:span text:style-name="T727">Д</text:span><text:span text:style-name="T429">ля бинарных операций сначала вычисляется левый, а затем правый операнд</text:span><text:span text:style-name="T926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6"> выражения.</text:span></text:p>
      <text:p text:style-name="P323"><text:soft-page-break/><text:span text:style-name="T1127">О</text:span>перации <text:span text:style-name="T1127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7">Операция деления всегда возвращает дробный результат.</text:span></text:p>
      <text:p text:style-name="P645">Операции целочисленного деления и остатка от деления, <text:span text:style-name="T737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7">т</text:span>.</text:p>
      <text:p text:style-name="P644">Операции сложения и вычитания определены для целых и дробных чисел, а также моментов. <text:span text:style-name="T1810">Вычитание </text:span><text:span text:style-name="T1814">момента</text:span><text:span text:style-name="T1810"> из </text:span><text:span text:style-name="T1814">числа</text:span><text:span text:style-name="T1810"> запрещено; в остальных случаях сложение и вычитание </text:span><text:span text:style-name="T1811">двух </text:span><text:span text:style-name="T1810">моментов, </text:span><text:span text:style-name="T1813">либо</text:span><text:span text:style-name="T1811"> момента</text:span><text:span text:style-name="T1810"> </text:span><text:span text:style-name="T1812">и числа </text:span><text:span text:style-name="T1810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1353118516" text:style-name="L9">
        <text:list-item>
          <text:p text:style-name="P879">символы можно сравнивать с символами, но не со строками;</text:p>
        </text:list-item>
        <text:list-item>
          <text:p text:style-name="P880">строки можно сравнивать со строками, но не с символами;</text:p>
        </text:list-item>
        <text:list-item>
          <text:p text:style-name="P878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81">моменты можно сравнивать с моментами;</text:p>
        </text:list-item>
        <text:list-item>
          <text:p text:style-name="P881">логические <text:span text:style-name="T63">значения</text:span> можно сравнивать <text:span text:style-name="T59">между собой:</text:span> <text:span text:style-name="Source_20_Text"><text:span text:style-name="T768">да</text:span></text:span> больше, чем <text:span text:style-name="Source_20_Text"><text:span text:style-name="T768">нет</text:span></text:span>.</text:p>
        </text:list-item>
        <text:list-item>
          <text:p text:style-name="P882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8">объект</text:span></text:span>. <text:span text:style-name="T722">При сравнении объектов значение </text:span><text:span text:style-name="Source_20_Text"><text:span text:style-name="T790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8">Не</text:span></text:span><text:span text:style-name="Source_20_Text"><text:span text:style-name="T791">верное</text:span></text:span><text:span text:style-name="Source_20_Text"><text:span text:style-name="T768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6">Значения составных типов — массивы, словари, структуры — не могут быть операндами в выражениях.</text:p>
      <text:h text:style-name="P721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9">Знак</text:p>
          </table:table-cell>
          <table:table-cell table:style-name="Таблица1.A1" office:value-type="string">
            <text:p text:style-name="P629">Операция</text:p>
          </table:table-cell>
          <table:table-cell table:style-name="Таблица1.A1" office:value-type="string">
            <text:p text:style-name="P629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9"><text:span text:style-name="T50">Р</text:span>езультат</text:p>
          </table:table-cell>
          <table:table-cell table:style-name="Таблица1.A1" office:value-type="string">
            <text:p text:style-name="P630">Приоритет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1"><text:span text:style-name="T64">У</text:span>нарный минус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2">целое, дробное, момент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! <text:span text:style-name="T36">не</text:span></text:p>
          </table:table-cell>
          <table:table-cell table:style-name="Таблица1.A1" office:value-type="string">
            <text:p text:style-name="P631"><text:span text:style-name="T64">У</text:span>нарное отрицание</text:p>
          </table:table-cell>
          <table:table-cell table:style-name="Таблица1.A1" office:value-type="string">
            <text:p text:style-name="P631">логичес<text:span text:style-name="T1806">к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1">логическ<text:span text:style-name="T1806">ое</text:span>, <text:span text:style-name="T726">цел</text:span><text:span text:style-name="T1806">ое</text:span></text:p>
          </table:table-cell>
          <table:table-cell table:style-name="Таблица1.A1" office:value-type="string">
            <text:p text:style-name="P634">0</text:p>
          </table:table-cell>
        </table:table-row>
        <table:table-row>
          <table:table-cell table:style-name="Таблица1.A2" office:value-type="string">
            <text:p text:style-name="P636">^</text:p>
          </table:table-cell>
          <table:table-cell table:style-name="Таблица1.A1" office:value-type="string">
            <text:p text:style-name="P635"><text:span text:style-name="T71">Возведение в с</text:span>тепень</text:p>
          </table:table-cell>
          <table:table-cell table:style-name="Таблица1.A1" office:value-type="string">
            <text:p text:style-name="P637">целое, дробное</text:p>
          </table:table-cell>
          <table:table-cell table:style-name="Таблица1.A1" office:value-type="string">
            <text:p text:style-name="P638">целое, дробное</text:p>
          </table:table-cell>
          <table:table-cell table:style-name="Таблица1.A1" office:value-type="string">
            <text:p text:style-name="P639">1</text:p>
          </table:table-cell>
        </table:table-row>
        <table:table-row>
          <table:table-cell table:style-name="Таблица1.A2" office:value-type="string">
            <text:p text:style-name="P636">*</text:p>
          </table:table-cell>
          <table:table-cell table:style-name="Таблица1.A1" office:value-type="string">
            <text:p text:style-name="P635">Умножени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3">целое, дробн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/</text:p>
          </table:table-cell>
          <table:table-cell table:style-name="Таблица1.A1" office:value-type="string">
            <text:p text:style-name="P635">Деление</text:p>
          </table:table-cell>
          <table:table-cell table:style-name="Таблица1.A1" office:value-type="string">
            <text:p text:style-name="P635">числа</text:p>
          </table:table-cell>
          <table:table-cell table:style-name="Таблица1.A1" office:value-type="string">
            <text:p text:style-name="P635">число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\</text:p>
          </table:table-cell>
          <table:table-cell table:style-name="Таблица1.A1" office:value-type="string">
            <text:p text:style-name="P635">Цело<text:span text:style-name="T51">численное</text:span> деление</text:p>
          </table:table-cell>
          <table:table-cell table:style-name="Таблица1.A1" office:value-type="string">
            <text:p text:style-name="P635">цел<text:span text:style-name="T1807">ое</text:span>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%</text:p>
          </table:table-cell>
          <table:table-cell table:style-name="Таблица1.A1" office:value-type="string">
            <text:p text:style-name="P635">Остаток <text:span text:style-name="T51">от деления</text:span></text:p>
          </table:table-cell>
          <table:table-cell table:style-name="Таблица1.A1" office:value-type="string">
            <text:p text:style-name="P635">целые</text:p>
          </table:table-cell>
          <table:table-cell table:style-name="Таблица1.A1" office:value-type="string">
            <text:p text:style-name="P635">целое</text:p>
          </table:table-cell>
          <table:table-cell table:style-name="Таблица1.A1" office:value-type="string">
            <text:p text:style-name="P639">2</text:p>
          </table:table-cell>
        </table:table-row>
        <table:table-row>
          <table:table-cell table:style-name="Таблица1.A2" office:value-type="string">
            <text:p text:style-name="P636">+</text:p>
          </table:table-cell>
          <table:table-cell table:style-name="Таблица1.A1" office:value-type="string">
            <text:p text:style-name="P635">Сложе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36">-</text:p>
          </table:table-cell>
          <table:table-cell table:style-name="Таблица1.A1" office:value-type="string">
            <text:p text:style-name="P635">Вычитание</text:p>
          </table:table-cell>
          <table:table-cell table:style-name="Таблица1.A1" office:value-type="string">
            <text:p text:style-name="P635">числа, <text:span text:style-name="T54">момент</text:span><text:span text:style-name="T1809">ы</text:span></text:p>
          </table:table-cell>
          <table:table-cell table:style-name="Таблица1.A1" office:value-type="string">
            <text:p text:style-name="P635">число, <text:span text:style-name="T55">момент</text:span></text:p>
          </table:table-cell>
          <table:table-cell table:style-name="Таблица1.A1" office:value-type="string">
            <text:p text:style-name="P639">3</text:p>
          </table:table-cell>
        </table:table-row>
        <table:table-row>
          <table:table-cell table:style-name="Таблица1.A2" office:value-type="string">
            <text:p text:style-name="P642">&amp;</text:p>
          </table:table-cell>
          <table:table-cell table:style-name="Таблица1.A1" office:value-type="string">
            <text:p text:style-name="P640">Побитовое 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4</text:p>
          </table:table-cell>
        </table:table-row>
        <table:table-row>
          <table:table-cell table:style-name="Таблица1.A2" office:value-type="string">
            <text:p text:style-name="P642">|</text:p>
          </table:table-cell>
          <table:table-cell table:style-name="Таблица1.A1" office:value-type="string">
            <text:p text:style-name="P640">Побитовое ИЛИ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42">~</text:p>
          </table:table-cell>
          <table:table-cell table:style-name="Таблица1.A1" office:value-type="string">
            <text:p text:style-name="P640">Побитовое <text:span text:style-name="T1808">ЛИБО</text:span></text:p>
          </table:table-cell>
          <table:table-cell table:style-name="Таблица1.A1" office:value-type="string">
            <text:p text:style-name="P640">целые</text:p>
          </table:table-cell>
          <table:table-cell table:style-name="Таблица1.A1" office:value-type="string">
            <text:p text:style-name="P640">целое</text:p>
          </table:table-cell>
          <table:table-cell table:style-name="Таблица1.A1" office:value-type="string">
            <text:p text:style-name="P641">5</text:p>
          </table:table-cell>
        </table:table-row>
        <table:table-row>
          <table:table-cell table:style-name="Таблица1.A2" office:value-type="string">
            <text:p text:style-name="P636">++</text:p>
          </table:table-cell>
          <table:table-cell table:style-name="Таблица1.A1" office:value-type="string">
            <text:p text:style-name="P635">Соединение</text:p>
          </table:table-cell>
          <table:table-cell table:style-name="Таблица1.A1" office:value-type="string">
            <text:p text:style-name="P635">строки, символы</text:p>
          </table:table-cell>
          <table:table-cell table:style-name="Таблица1.A1" office:value-type="string">
            <text:p text:style-name="P635">строка</text:p>
          </table:table-cell>
          <table:table-cell table:style-name="Таблица1.A1" office:value-type="string">
            <text:p text:style-name="P641">6</text:p>
          </table:table-cell>
        </table:table-row>
        <table:table-row>
          <table:table-cell table:style-name="Таблица1.A2" office:value-type="string">
            <text:p text:style-name="P636">=</text:p>
          </table:table-cell>
          <table:table-cell table:style-name="Таблица1.A1" office:value-type="string">
            <text:p text:style-name="P635">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&gt;</text:p>
          </table:table-cell>
          <table:table-cell table:style-name="Таблица1.A1" office:value-type="string">
            <text:p text:style-name="P635">Не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</text:p>
          </table:table-cell>
          <table:table-cell table:style-name="Таблица1.A1" office:value-type="string">
            <text:p text:style-name="P635">Бол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</text:p>
          </table:table-cell>
          <table:table-cell table:style-name="Таблица1.A1" office:value-type="string">
            <text:p text:style-name="P635">Меньше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gt;=</text:p>
          </table:table-cell>
          <table:table-cell table:style-name="Таблица1.A1" office:value-type="string">
            <text:p text:style-name="P643">Бол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lt;=</text:p>
          </table:table-cell>
          <table:table-cell table:style-name="Таблица1.A1" office:value-type="string">
            <text:p text:style-name="P643">Меньше или равно</text:p>
          </table:table-cell>
          <table:table-cell table:style-name="Таблица1.A1" office:value-type="string">
            <text:p text:style-name="P635">просты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7</text:p>
          </table:table-cell>
        </table:table-row>
        <table:table-row>
          <table:table-cell table:style-name="Таблица1.A2" office:value-type="string">
            <text:p text:style-name="P636">&amp;&amp; <text:span text:style-name="T36">и</text:span></text:p>
          </table:table-cell>
          <table:table-cell table:style-name="Таблица1.A1" office:value-type="string">
            <text:p text:style-name="P635"><text:span text:style-name="T729">Логическое </text:span>И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8</text:p>
          </table:table-cell>
        </table:table-row>
        <table:table-row>
          <table:table-cell table:style-name="Таблица1.A2" office:value-type="string">
            <text:p text:style-name="P636">|| <text:span text:style-name="T36">или</text:span></text:p>
          </table:table-cell>
          <table:table-cell table:style-name="Таблица1.A1" office:value-type="string">
            <text:p text:style-name="P635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  <table:table-row table:style-name="Таблица1.23">
          <table:table-cell table:style-name="Таблица1.A2" office:value-type="string">
            <text:p text:style-name="P636">~<text:span text:style-name="T731">~ </text:span><text:span text:style-name="T36">либо</text:span></text:p>
          </table:table-cell>
          <table:table-cell table:style-name="Таблица1.A1" office:value-type="string">
            <text:p text:style-name="P635"><text:span text:style-name="T729">Логическое </text:span><text:span text:style-name="T1808">ЛИБО</text:span></text:p>
          </table:table-cell>
          <table:table-cell table:style-name="Таблица1.A1" office:value-type="string">
            <text:p text:style-name="P635">логические</text:p>
          </table:table-cell>
          <table:table-cell table:style-name="Таблица1.A1" office:value-type="string">
            <text:p text:style-name="P635">логический</text:p>
          </table:table-cell>
          <table:table-cell table:style-name="Таблица1.A1" office:value-type="string">
            <text:p text:style-name="P641">9</text:p>
          </table:table-cell>
        </table:table-row>
      </table:table>
      <text:h text:style-name="P715" text:outline-level="1"><text:soft-page-break/>Инструкции</text:h>
      <text:h text:style-name="Heading_20_2" text:outline-level="2">Знак «;»</text:h>
      <text:p text:style-name="P465"><text:span text:style-name="T1268">После каждой инструкции</text:span> <text:span text:style-name="T1259">в языке Клаус </text:span><text:span text:style-name="T1268">требуется</text:span> знак «<text:span text:style-name="Source_20_Text">;</text:span>» <text:span text:style-name="T1269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6">Знак «<text:span text:style-name="Source_20_Text">;</text:span>» не допускается:</text:p>
      <text:list xml:id="list2649198724" text:style-name="L10">
        <text:list-item>
          <text:p text:style-name="P883"><text:span text:style-name="T1270">в</text:span><text:span text:style-name="T1257"> условном ветвлении перед ключевым словом </text:span><text:span text:style-name="Source_20_Text"><text:span text:style-name="T1257">иначе</text:span></text:span><text:span text:style-name="T1257">, если оно есть;</text:span></text:p>
        </text:list-item>
        <text:list-item>
          <text:p text:style-name="P884"><text:span text:style-name="T1270">в</text:span> цикле с постусловием перед ключевым словом <text:span text:style-name="Source_20_Text">пока</text:span>.</text:p>
        </text:list-item>
      </text:list>
      <text:p text:style-name="P466">Во всех остальных случаях знак «<text:span text:style-name="Source_20_Text">;</text:span>» требуется после каждой инструкции, <text:span text:style-name="T1258">за исключением окончания тела основной программы, где требуется знак «</text:span><text:span text:style-name="Source_20_Text"><text:span text:style-name="T1258">.</text:span></text:span><text:span text:style-name="T1258">» </text:span><text:span text:style-name="T1269">(точка)</text:span>.</text:p>
      <text:h text:style-name="P722" text:outline-level="2"><text:span text:style-name="T1390">И</text:span><text:span text:style-name="T1366">нструкция </text:span><text:span text:style-name="T1350">п</text:span>рисваивани<text:span text:style-name="T1366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38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1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39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4">Вычислить <text:span text:style-name="T1272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4">Вычислить <text:span text:style-name="T1272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4">Вычислить <text:span text:style-name="T1272">побитовое «</text:span><text:span text:style-name="T1928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3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29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29">значение </text:span>переменн<text:span text:style-name="T1929">ой</text:span> В в третью степень<text:line-break/> <text:s text:c="3"/><text:span text:style-name="T1274">Г |= 8; // устанавливает единицу в </text:span><text:span text:style-name="T1282">3-</text:span><text:span text:style-name="T1275">м</text:span><text:span text:style-name="T1274"> </text:span><text:span text:style-name="T1281">(считая от 0) </text:span><text:span text:style-name="T1274">бите переменной Г</text:span></text:p>
      <text:p text:style-name="P3">окончание;</text:p>
      <text:h text:style-name="P738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489617136" text:style-name="L11">
        <text:list-item>
          <text:p text:style-name="P885">Строковой переменной может быть присвоено символьное значение, но не наоборот;</text:p>
        </text:list-item>
        <text:list-item>
          <text:p text:style-name="P885">Дробной переменной может быть присвоено целое значение, но не наоборот;</text:p>
        </text:list-item>
        <text:list-item>
          <text:p text:style-name="P885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2251046958" text:style-name="L12">
        <text:list-item>
          <text:p text:style-name="P886">Массиву может быть присвоен массив, состоящий из элементов совместимого типа;</text:p>
        </text:list-item>
        <text:list-item>
          <text:p text:style-name="P886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86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38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7">Инструкция в</text:span>ызов<text:span text:style-name="T1367">а</text:span> подпрограмм<text:span text:style-name="T1367">ы</text:span></text:h>
      <text:p text:style-name="P202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3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4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23" text:outline-level="2"><text:span text:style-name="T1350">Ничего — п</text:span>устая инструкция</text:h>
      <text:p text:style-name="P201">Пустая инструкция записывается ключевым словом <text:span text:style-name="Source_20_Text"><text:span text:style-name="T792">ничего</text:span></text:span><text:span text:style-name="T1240">:</text:span></text:p>
      <text:p text:style-name="P494"><text:span text:style-name="T529">начало</text:span><text:line-break/> <text:s text:c="3"/>ничего;<text:line-break/><text:span text:style-name="T529">окончание;</text:span></text:p>
      <text:p text:style-name="P201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4"><text:span text:style-name="T530">начало</text:span><text:line-break/> <text:s text:c="3"/>если <text:span text:style-name="T1389">В</text:span>сёХорошо то ничего<text:line-break/> <text:s text:c="3"/>иначе <text:span text:style-name="T1211">сообщить</text:span>("Что-то пошло не так!");<text:line-break/><text:span text:style-name="T530">окончание;</text:span></text:p>
      <text:p text:style-name="P692"><text:span text:style-name="T199">Примечание:</text:span> Эта инструкция выглядит бесполезной, однако это не так: <text:span text:style-name="T1975">б</text:span>ез неё невозможно обойтись, если требуется полностью подавить всплывающее исключение. <text:span text:style-name="T1974">К</text:span>роме того, она бывает <text:span text:style-name="T1976">удобна</text:span>, чтобы установить точку останова в отладчике перед выходом из блока, но после выполнения всех инструкций в блоке.</text:p>
      <text:h text:style-name="P724" text:outline-level="2"><text:span text:style-name="T1351">Завершить — з</text:span>авершени<text:span text:style-name="T1196">е</text:span> программы</text:h>
      <text:p text:style-name="P205">Для завершения работы программы используется инструкция <text:span text:style-name="Source_20_Text"><text:span text:style-name="T1283">завершить</text:span></text:span>:</text:p>
      <text:p text:style-name="P508">завершить;<text:line-break/><text:span text:style-name="T1422">завершить 0;<text:line-break/>завершить кодОшибки;</text:span></text:p>
      <text:p text:style-name="P205">где <text:span text:style-name="Source_20_Text"><text:span text:style-name="T768">код</text:span></text:span><text:span text:style-name="Source_20_Text"><text:span text:style-name="T847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6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3">завершить</text:span></text:span><text:span text:style-name="T540">, то код завершения по умолчанию будет равен нулю. </text:span><text:span text:style-name="T1423">Аналогично, инструкция </text:span><text:span text:style-name="Source_20_Text"><text:span text:style-name="T1423">завершить</text:span></text:span><text:span text:style-name="T1423"> вызывает успешное завершение программы, если код не указан явно.</text:span></text:p>
      <text:p text:style-name="P207">Инструкция <text:span text:style-name="Source_20_Text"><text:span text:style-name="T768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8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4">завершить</text:span></text:span><text:span text:style-name="T542"> вызвала исключение.</text:span></text:p>
      <text:h text:style-name="Heading_20_2" text:outline-level="2"><text:span text:style-name="T1352">Вернуть — в</text:span>озврат <text:span text:style-name="T558">из подпрограммы</text:span></text:h>
      <text:p text:style-name="P463">Инструкция возврата используется для <text:span text:style-name="T1284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4"><text:soft-page-break/>Инструкция записывается ключевым словом <text:span text:style-name="Source_20_Text">вернуть</text:span> <text:span text:style-name="T1977">или </text:span><text:span text:style-name="Source_20_Text"><text:span text:style-name="T1977">вернуться</text:span></text:span><text:span text:style-name="T1977">,</text:span> после которого может быть указано возвращаемое значение <text:span text:style-name="T1250">функции</text:span>.</text:p>
      <text:p text:style-name="P471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71"/>
      <text:p text:style-name="P472">процедура мояПроцедура();<text:line-break/><text:span text:style-name="T545">начало<text:line-break/> <text:s text:c="3"/>вернуться;<text:line-break/>окончание;</text:span></text:p>
      <text:p text:style-name="P210">Ключевые слова <text:span text:style-name="Source_20_Text"><text:span text:style-name="T768">вернуть</text:span></text:span> и <text:span text:style-name="Source_20_Text"><text:span text:style-name="T768">вернуться</text:span></text:span> полностью эквивалентны <text:span text:style-name="T561">и взаимозаменяемы</text:span>.</text:p>
      <text:p text:style-name="P209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5">вернуть</text:span></text:span><text:span text:style-name="T547">, то она вернёт нулевое начальное значение соответствующего типа.</text:span></text:p>
      <text:p text:style-name="P209">Для процедур <text:span text:style-name="T562">указывать </text:span>возвращаем<text:span text:style-name="T546">о</text:span>е значение не допускается.</text:p>
      <text:p text:style-name="P211">Если инструкция <text:span text:style-name="Source_20_Text"><text:span text:style-name="T768">вернуть</text:span></text:span> выполняется в теле основной программы, то она работает в точности так же, как инструкция <text:span text:style-name="Source_20_Text"><text:span text:style-name="T768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8">Если инструкция <text:span text:style-name="Source_20_Text"><text:span text:style-name="T796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7">вернуть</text:span></text:span><text:span text:style-name="T542"> вызвала исключение.</text:span></text:p>
      <text:h text:style-name="Heading_20_2" text:outline-level="2"><text:span text:style-name="T1353">Начало-конец — с</text:span>оставной блок инструкций</text:h>
      <text:p text:style-name="P212">Составной блок<text:span text:style-name="T571"> </text:span>представляет собой инструкцию, которая может содержать <text:span text:style-name="T975">одну или </text:span>несколько других инструкций и предоставл<text:span text:style-name="T738">я</text:span><text:span text:style-name="T585">ет</text:span> средства для обработки исключений.</text:p>
      <text:p text:style-name="P213">Составной блок начинается ключевым словом <text:span text:style-name="Source_20_Text"><text:span text:style-name="T768">начало</text:span></text:span> и заканчивается словом <text:span text:style-name="Source_20_Text"><text:span text:style-name="T768">конец</text:span></text:span> или <text:span text:style-name="Source_20_Text"><text:span text:style-name="T768">окончание</text:span></text:span>. <text:span text:style-name="T567">Ключевые с</text:span><text:span text:style-name="T563">лова </text:span><text:span text:style-name="Source_20_Text"><text:span text:style-name="T798">конец</text:span></text:span><text:span text:style-name="T563"> и </text:span><text:span text:style-name="Source_20_Text"><text:span text:style-name="T798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4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6">ые</text:span><text:span text:style-name="T564"> составны</text:span><text:span text:style-name="T976">е</text:span><text:span text:style-name="T564"> блок</text:span><text:span text:style-name="T976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4">Составной блок может применяться во всех случаях, когда синтаксис языка требует наличия ровно одной инструкции, <text:span text:style-name="T1285">а фактически их требуется несколько</text:span> — в условных ветвлениях, в циклах, в <text:span text:style-name="T1276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5">если <text:span text:style-name="T570">Ы &lt; </text:span><text:span text:style-name="T1978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0"> <text:s text:c="3"/>чтоТоДругое();<text:line-break/> <text:s text:c="3"/>четвёртое();<text:line-break/> <text:s text:c="3"/>пятое();<text:line-break/>конец;</text:span></text:p>
      <text:p text:style-name="P216">Инструкции в теле составного блока выполняются по порядку <text:span text:style-name="T739">одна за другой</text:span>. Если при выполнении<text:span text:style-name="T574"> </text:span><text:span text:style-name="T1251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7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8">исключение</text:span></text:span> или <text:span text:style-name="Source_20_Text"><text:span text:style-name="T768">исключения</text:span></text:span>.</text:p>
      <text:p text:style-name="P218">начало<text:line-break/> <text:s text:c="3"/><text:span text:style-name="T1278">выполнитьОдно</text:span>();<text:line-break/> <text:s text:c="3"/>выполнить<text:span text:style-name="T1278">Второе</text:span>();<text:line-break/> <text:s text:c="3"/><text:span text:style-name="T1278">выполнитьТретье</text:span><text:span text:style-name="T1277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0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19">Секция обработки исключений может быть простой или детализированной.</text:p>
      <text:p text:style-name="P219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1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8">бросить</text:span></text:span>.</text:p>
      <text:p text:style-name="P222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8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40">ое</text:span><text:span text:style-name="T579"> тогда сообщить("Какая-то неожиданная ошибка!");</text:span><text:line-break/>конец;</text:p>
      <text:p text:style-name="P225"><text:span text:style-name="T623">Составной б</text:span>лок может заканчиваться секцией гарантированного <text:span text:style-name="T1784">выполнения</text:span>.</text:p>
      <text:p text:style-name="P223">Если в блоке <text:span text:style-name="T583">есть</text:span> секция <text:span text:style-name="T580">гарантированного </text:span><text:span text:style-name="T1784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2">Также управление передаётся в эту секцию при выходе из блока инструкциями </text:span><text:span text:style-name="Source_20_Text"><text:span text:style-name="T799">прервать</text:span></text:span><text:span text:style-name="T582">, </text:span><text:span text:style-name="Source_20_Text"><text:span text:style-name="T799">продолжить</text:span></text:span><text:span text:style-name="T582">, </text:span><text:span text:style-name="Source_20_Text"><text:span text:style-name="T799">вернуть</text:span></text:span><text:span text:style-name="T582"> и </text:span><text:span text:style-name="Source_20_Text"><text:span text:style-name="T799">завершить</text:span></text:span><text:span text:style-name="T582">.</text:span></text:p>
      <text:p text:style-name="P224">Секция гарантированного <text:span text:style-name="T1785">выполнения</text:span> начинается ключевым словом <text:span text:style-name="Source_20_Text"><text:span text:style-name="T768">напоследок</text:span></text:span>. Эта секция должна располагаться в конце блока, после основной секции и секции обработки исключений.</text:p>
      <text:p text:style-name="P228"><text:soft-page-break/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4"><text:s text:c="4"/><text:span text:style-name="T584">вернуть 0;</text:span></text:p>
      <text:p text:style-name="P236">исключение</text:p>
      <text:p text:style-name="P234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25" text:outline-level="2"><text:span text:style-name="T1841">Для-</text:span><text:span text:style-name="T1842">начало</text:span> — доступ к полям структур</text:h>
      <text:p text:style-name="P646">Составной блок инструкций может начинаться с ключевого слова <text:span text:style-name="Source_20_Text"><text:span text:style-name="T1843">для</text:span></text:span>, за которым <text:span text:style-name="T1818">указан</text:span> <text:span text:style-name="T1817">путь к переменной или константе структурного типа</text:span>, а <text:span text:style-name="T1818">вслед за ним</text:span> — слово <text:span text:style-name="Source_20_Text">начало</text:span>, <text:span text:style-name="T1848">тело составного блока и слово </text:span><text:span text:style-name="Source_20_Text"><text:span text:style-name="T1849">конец</text:span></text:span><text:span text:style-name="T1848"> </text:span><text:span text:style-name="T1979">или </text:span><text:span text:style-name="Source_20_Text"><text:span text:style-name="T1979">окончание</text:span></text:span><text:span text:style-name="T1979">.</text:span></text:p>
      <text:p text:style-name="P647">В таком составном блоке создаётся локальная область видимости, позволяющая <text:span text:style-name="T1819">напрямую обращаться</text:span> к полям <text:span text:style-name="T1819">указанной </text:span>структур<text:span text:style-name="T1819">ы </text:span><text:span text:style-name="T1820">в пределах блока, </text:span><text:span text:style-name="T1821">например:</text:span></text:p>
      <text:p text:style-name="P694">программа Пример;<text:line-break/><text:span text:style-name="T1982">тип</text:span><text:line-break/> <text:s text:c="3"/>Точка = структура<text:line-break/><text:span text:style-name="T1821"> <text:s text:c="7"/>г, в: целое;<text:line-break/> <text:s text:c="3"/>окончание;<text:line-break/>переменная<text:line-break/> <text:s text:c="3"/>тчк: Точка;<text:line-break/></text:span><text:span text:style-name="T1844">для</text:span><text:span text:style-name="T1821"> тчк начало<text:line-break/> <text:s text:c="3"/>г := 10; // </text:span><text:span text:style-name="T1822">присвоить значение полю тчк.г</text:span><text:span text:style-name="T1821"><text:line-break/> <text:s text:c="3"/>в := 20; // </text:span><text:span text:style-name="T1822">присвоить значение полю тчк.в</text:span><text:span text:style-name="T1821"><text:line-break/>окончание.</text:span></text:p>
      <text:p text:style-name="P648">Между словами <text:span text:style-name="Source_20_Text"><text:span text:style-name="T1845">для</text:span></text:span> и <text:span text:style-name="Source_20_Text">начало</text:span> могут быть <text:span text:style-name="T1825">указаны</text:span> несколько переменных, <text:span text:style-name="T1823">перечисленных через запятую</text:span>. В этом случае, если указанные структуры имеют поля <text:span text:style-name="T1824">с одинаковыми именами</text:span>, то <text:span text:style-name="T1824">поля той </text:span><text:span text:style-name="T1826">структуры</text:span><text:span text:style-name="T1824">, что указана позже, </text:span><text:span text:style-name="T1826">скроют за собой </text:span><text:span text:style-name="T1838">о</text:span><text:span text:style-name="T1839">дн</text:span><text:span text:style-name="T1838">оимённые </text:span><text:span text:style-name="T1826">поля структур, перечисленных </text:span><text:span text:style-name="T1980">раньше</text:span>.</text:p>
      <text:p text:style-name="P649">Следует иметь в виду, что конструкция <text:span text:style-name="Source_20_Text"><text:span text:style-name="T1846">для</text:span></text:span> не вычисляет никаких значений <text:span text:style-name="T1834">перед</text:span> вход<text:span text:style-name="T1834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5">Поэтому, н</text:span><text:span text:style-name="T1827">апример, следующая </text:span><text:span text:style-name="T1981">программа </text:span><text:span text:style-name="T1827">будет работать </text:span><text:span text:style-name="T1981">правильно</text:span><text:span text:style-name="T1827">, хотя сомнительно выглядит с точки зрения структур</text:span><text:span text:style-name="T1836">ного программирования</text:span><text:span text:style-name="T1827">:</text:span></text:p>
      <text:p text:style-name="P694">программа ТакНеНадо;<text:line-break/><text:span text:style-name="T1830">тип</text:span><text:span text:style-name="T1982">ы</text:span><text:span text:style-name="T1830"><text:line-break/> <text:s text:c="3"/>Точка = структура<text:line-break/></text:span><text:span text:style-name="T1821"> <text:s text:c="7"/>г, в: целое;<text:line-break/> <text:s text:c="3"/>окончание;<text:line-break/></text:span><text:span text:style-name="T1830"> <text:s text:c="3"/>ЦветныеТочки = </text:span><text:span text:style-name="T1828">массив структур<text:line-break/> <text:s text:c="7"/>поз: Точка;<text:line-break/> <text:s text:c="7"/>цвет: целое;<text:line-break/> <text:s text:c="3"/>окончание;</text:span><text:line-break/><text:span text:style-name="T1828">переменная<text:line-break/> <text:s text:c="3"/></text:span><text:span text:style-name="T1830">тчк: </text:span><text:span text:style-name="T1828">ЦветныеТочки;</text:span></text:p>
      <text:p text:style-name="P650"><text:span text:style-name="T1829"><text:s text:c="4"/>к: целое;</text:span><text:line-break/><text:span text:style-name="T1847">для</text:span><text:span text:style-name="T1830"> </text:span><text:span text:style-name="T1831">тчк[к], тчк[к].</text:span><text:span text:style-name="T1832">поз</text:span><text:span text:style-name="T1831"> </text:span><text:span text:style-name="T1828">начало<text:line-break/> <text:s text:c="3"/></text:span><text:span text:style-name="T1832">длина(тчк, 10);</text:span><text:span text:style-name="T1828"><text:line-break/> <text:s text:c="3"/></text:span><text:span text:style-name="T1832">для каждого к из тчк </text:span><text:span text:style-name="T1833">цикл </text:span><text:span text:style-name="T1832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2"><text:line-break/> <text:s text:c="7"/>г := к * 5; <text:s text:c="5"/>// </text:span><text:span text:style-name="T1837">тчк[к].поз.г</text:span></text:p>
      <text:p text:style-name="P651"><text:soft-page-break/><text:span text:style-name="T1832"><text:s text:c="8"/>в := 10; <text:s text:c="8"/>// </text:span><text:span text:style-name="T1837">тчк[к].поз.в</text:span><text:span text:style-name="T1832"><text:line-break/> <text:s text:c="7"/>цвет := $</text:span><text:span text:style-name="T1840">9</text:span><text:span text:style-name="T1832">0</text:span><text:span text:style-name="T1840">9</text:span><text:span text:style-name="T1832">0</text:span><text:span text:style-name="T1840">9</text:span><text:span text:style-name="T1832">0; // </text:span><text:span text:style-name="T1837">тчк[к].цвет</text:span><text:span text:style-name="T1832"><text:line-break/> <text:s text:c="3"/>конец;</text:span><text:span text:style-name="T1828"><text:line-break/>окончание.</text:span></text:p>
      <text:h text:style-name="P726" text:outline-level="2"><text:span text:style-name="T1365">Когда-</text:span><text:span text:style-name="T1391">тогда</text:span><text:span text:style-name="T1354"> — п</text:span>ерехват исключени<text:span text:style-name="T1354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800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6">Инструкция начинается ключевым словом <text:span text:style-name="Source_20_Text"><text:span text:style-name="T768">когда</text:span></text:span>, за которым следует одно из трёх:</text:p>
      <text:list xml:id="list3987584414" text:style-name="L13">
        <text:list-item>
          <text:p text:style-name="P887"><text:span text:style-name="T1290">о</text:span><text:span text:style-name="T1279">дно или несколько</text:span> имён исключений через запятую;</text:p>
        </text:list-item>
        <text:list-item>
          <text:p text:style-name="P887"><text:span text:style-name="T1290">о</text:span>пределение переменной исключения;</text:p>
        </text:list-item>
        <text:list-item>
          <text:p text:style-name="P887"><text:span text:style-name="T1290">к</text:span>лючевое слово <text:span text:style-name="Source_20_Text"><text:span text:style-name="T768">любое</text:span></text:span> (или <text:span text:style-name="Source_20_Text"><text:span text:style-name="T768">любой</text:span></text:span>, <text:span text:style-name="Source_20_Text"><text:span text:style-name="T768">любая</text:span></text:span>).</text:p>
        </text:list-item>
      </text:list>
      <text:p text:style-name="P227">Далее следует ключевое слово <text:span text:style-name="Source_20_Text"><text:span text:style-name="T768">тогда</text:span></text:span>, а за ним тело инструкции <text:span text:style-name="T596">перехвата</text:span> — ровно одна инструкция <text:span text:style-name="T1280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7"><text:span text:style-name="T597">Чтобы просто подавить исключение, телом инструкции перехвата может быть инструкция </text:span><text:span text:style-name="Source_20_Text"><text:span text:style-name="T801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2">бросить</text:span></text:span><text:span text:style-name="T605">.</text:span></text:p>
      <text:p text:style-name="P229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6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6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29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29"><text:s text:c="8"/><text:span text:style-name="T592">бросить;</text:span></text:p>
      <text:p text:style-name="P230"><text:s text:c="4"/><text:span text:style-name="T592">конец;</text:span></text:p>
      <text:p text:style-name="P230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3"><text:span text:style-name="T74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4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3">имя_исключения()</text:span></text:span><text:span text:style-name="T618"> и </text:span><text:span text:style-name="Source_20_Text"><text:span text:style-name="T803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1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8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2">Переменная, <text:span text:style-name="T1787">объявленная таким образом,</text:span> представляет собой структуру, которая содержит:</text:p>
      <text:list xml:id="list4145623935" text:style-name="L14">
        <text:list-item>
          <text:p text:style-name="P889">Поле <text:span text:style-name="Source_20_Text"><text:span text:style-name="T768">текст</text:span></text:span> строкового типа, содержащее текст сообщения об ошибке;</text:p>
        </text:list-item>
        <text:list-item>
          <text:p text:style-name="P888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5">об ошибке </text:span><text:span text:style-name="T613">содержал спецификаторы вида </text:span><text:span text:style-name="Source_20_Text"><text:span text:style-name="T769">%(</text:span></text:span><text:span text:style-name="Source_20_Text"><text:span text:style-name="T839">имя</text:span></text:span><text:span text:style-name="Source_20_Text"><text:span text:style-name="T769">)</text:span></text:span><text:span text:style-name="T613">, то в момент </text:span><text:soft-page-break/><text:span text:style-name="T613">перехвата поле </text:span><text:span text:style-name="Source_20_Text"><text:span text:style-name="T769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2">формированию</text:span><text:span text:style-name="T614"> текста сообщения </text:span><text:span text:style-name="T615">об ошибке; </text:span><text:span text:style-name="T743">для того, чтобы изменить текст сообщения, нужно присвоить новое значение полю </text:span><text:span text:style-name="Source_20_Text"><text:span text:style-name="T770">текст</text:span></text:span><text:span text:style-name="T614">.</text:span></text:p>
      <text:p text:style-name="P318">Модификация <text:span text:style-name="T1291">текста и параметров</text:span> перехваченного исключения имеет смысл <text:span text:style-name="T1992">только</text:span> в том случае, если его всплытие будет возобновлено инструкцией <text:span text:style-name="Source_20_Text"><text:span text:style-name="T768">бросить</text:span></text:span>.</text:p>
      <text:h text:style-name="Heading_20_2" text:outline-level="2"><text:span text:style-name="T1355">Ошибка — с</text:span>оздани<text:span text:style-name="T1197">е</text:span> исключения</text:h>
      <text:p text:style-name="P319"><text:span text:style-name="T924">Эта и</text:span>нструкция применяется для того, чтобы прервать последовательно<text:span text:style-name="T1248">сть</text:span> выполнени<text:span text:style-name="T1248">я</text:span> и создать всплывающее исключение.</text:p>
      <text:p text:style-name="P461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8">через запятую</text:span><text:span text:style-name="T916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5">Инструкции, следующие </text:span><text:span text:style-name="T1246">после</text:span><text:span text:style-name="T1245"> инструкци</text:span><text:span text:style-name="T1246">и</text:span><text:span text:style-name="T1245"> </text:span><text:span text:style-name="Source_20_Text"><text:span text:style-name="T1245">ошибка</text:span></text:span><text:span text:style-name="T1245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4">завершено</text:span> с кодом -1.</text:p>
      <text:p text:style-name="P697"><text:span text:style-name="T922">исключение<text:line-break/> <text:s text:c="3"/>МояОшибка</text:span><text:span text:style-name="T923">(п1, п2: целое; п3: строка) сообщение "Тут какая-то ошибка";</text:span><text:line-break/><text:span text:style-name="T922"> <text:s text:c="3"/></text:span><text:span text:style-name="T923">Ещё</text:span><text:span text:style-name="T922">Ошибка</text:span><text:span text:style-name="T923">(стр, симв: целое);</text:span><text:line-break/>начало<text:line-break/> <text:s text:c="3"/>ошибка ОшибкаВыполнения;<text:line-break/> <text:s text:c="3"/>// <text:span text:style-name="T1993">всё, что написано ниже, никогда не будет выполнено</text:span><text:line-break/> <text:s text:c="3"/><text:span text:style-name="T92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19">Если для исключения определены параметры</text:span><text:span text:style-name="T917">, </text:span><text:span text:style-name="T919">то</text:span><text:span text:style-name="T917"> текст сообщения об ошибке может содержать спецификаторы вида </text:span><text:span text:style-name="Source_20_Text"><text:span text:style-name="T917">%(имя)</text:span></text:span><text:span text:style-name="T917">, </text:span><text:span text:style-name="T918">где </text:span><text:span text:style-name="Source_20_Text"><text:span text:style-name="T918">имя</text:span></text:span><text:span text:style-name="T918"> — имя параметра исключения. </text:span><text:span text:style-name="T92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9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6">Бросить — в</text:span>оссоздание исключения</text:h>
      <text:p text:style-name="P460">Эта инструкция <text:span text:style-name="T1241">записывается ключевым словом </text:span><text:span text:style-name="Source_20_Text"><text:span text:style-name="T1241">бросить</text:span></text:span><text:span text:style-name="T1241">. Её можно применять только в </text:span><text:span text:style-name="T1286">секции обработки исключений составного блока</text:span><text:span text:style-name="T1241">: она прерывает </text:span><text:span text:style-name="T1242">последовательно</text:span><text:span text:style-name="T1247">сть</text:span><text:span text:style-name="T1242"> выполнени</text:span><text:span text:style-name="T1247">я</text:span><text:span text:style-name="T1242"> и воссоздаёт то же самое исключение, которое </text:span><text:span text:style-name="T1287">привело к передаче управления в </text:span><text:span text:style-name="T1288">данную </text:span><text:span text:style-name="T1287">секцию обработки исключений</text:span><text:span text:style-name="T1242">.</text:span></text:p>
      <text:p text:style-name="P460"><text:span text:style-name="T1243">Инструкции, следующие после инструкции </text:span><text:span text:style-name="Source_20_Text"><text:span text:style-name="T1243">бросить</text:span></text:span><text:span text:style-name="T1243">, не выполняются. Вместо этого управление передаётся в </text:span><text:span text:style-name="T1292">секцию обработки исключений, расположенную в </text:span><text:span text:style-name="T1243">ближайш</text:span><text:span text:style-name="T1292">ем</text:span><text:span text:style-name="T1243"> объемлющ</text:span><text:span text:style-name="T1292">ем</text:span><text:span text:style-name="T1243"> составно</text:span><text:span text:style-name="T1292">м</text:span><text:span text:style-name="T1243"> блок</text:span><text:span text:style-name="T1292">е</text:span><text:span text:style-name="T1243">. </text:span><text:span text:style-name="T1249">Е</text:span><text:span text:style-name="T1243">сли такой блок <text:s/>отсутствует, </text:span><text:span text:style-name="T1249">выполнение </text:span><text:span text:style-name="T1243">программ</text:span><text:span text:style-name="T1249">ы</text:span><text:span text:style-name="T1243"> </text:span><text:span text:style-name="T1249">будет </text:span><text:span text:style-name="T1243">заверш</text:span><text:span text:style-name="T1249">ено</text:span><text:span text:style-name="T1243"> с кодом -1.</text:span></text:p>
      <text:p text:style-name="P462">Если параметры исключения или текст сообщения об ошибке были модифицированы в <text:span text:style-name="T1289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7">Если-то-иначе — </text:span><text:span text:style-name="T1368">у</text:span><text:span text:style-name="T1154">словно</text:span><text:span text:style-name="T1198">е</text:span><text:span text:style-name="T1154"> </text:span>ветвлени<text:span text:style-name="T1198">е</text:span></text:h>
      <text:p text:style-name="P423">Эта инструкция применяется для выполнения тех или иных действий в зависимости от некоторого условия.</text:p>
      <text:p text:style-name="P423">Инструкция начинается ключевым словом <text:span text:style-name="Source_20_Text">если</text:span>, после которого должно быть указано <text:span text:style-name="T1155">условие — </text:span><text:span text:style-name="T1159">значение или </text:span>выражение логического типа. <text:span text:style-name="T1155">Далее следует ключевое слово </text:span><text:span text:style-name="Source_20_Text"><text:span text:style-name="T1155">то</text:span></text:span><text:span text:style-name="T1155">, а за ним — ровно одна инструкция, которая будет выполнена в том случае, если указанное условие имеет истинное значение.</text:span></text:p>
      <text:p text:style-name="P424">Далее может следовать знак «<text:span text:style-name="Source_20_Text">;</text:span>», либо ключевое слово <text:span text:style-name="Source_20_Text">иначе</text:span>, <text:span text:style-name="T1157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89">если</text:span> указанное условие имеет ложное значение.</text:p>
      <text:p text:style-name="P425">В обоих случаях ровно одна инструкция может представлять собой составной блок, содержащий сколько угодно инструкций.</text:p>
      <text:p text:style-name="P427"><text:span text:style-name="T1156">н</text:span>ачало<text:line-break/> <text:s text:c="3"/><text:span text:style-name="T1156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0">начало</text:span><text:span text:style-name="T1156"><text:line-break/> <text:s text:c="7"/>вывести("Н больше или равно М.");<text:line-break/> <text:s text:c="7"/></text:span><text:span text:style-name="T1160">если Н &gt; М то вывести("Всё-таки больше.");</text:span><text:span text:style-name="T1156"><text:line-break/> <text:s text:c="3"/></text:span><text:span text:style-name="T1160">конец;</text:span><text:line-break/>конец;</text:p>
      <text:p text:style-name="Text_20_body">Если требуется <text:span text:style-name="T1158">перебрать несколько условий подряд, то инструкции ветвления можно располагать друг за другом:</text:span></text:p>
      <text:p text:style-name="P428">начало<text:line-break/> <text:s text:c="3"/><text:span text:style-name="T1158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8">Выбор-из — м</text:span>ноговариантн<text:span text:style-name="T1199">ый</text:span> выбор</text:h>
      <text:p text:style-name="P429">Эта инструкция применяется для выполнения <text:span text:style-name="T1190">тех или иных</text:span> действий в зависимости от выбора значения из нескольких предусмотренных вариантов.</text:p>
      <text:p text:style-name="P430">Инструкция начинается <text:span text:style-name="T1191">ключевым </text:span>словом <text:span text:style-name="Source_20_Text">выбор</text:span>, за которым следует <text:span text:style-name="T1379">выбираемое</text:span><text:span text:style-name="T1164"> значение — буквальное </text:span>значение или выражение простого типа. <text:span text:style-name="T1371">З</text:span><text:span text:style-name="T1343">атем, если </text:span><text:span text:style-name="T1380">выбираемое</text:span><text:span text:style-name="T1371"> значение</text:span><text:span text:style-name="T1343"> имеет тип </text:span><text:span text:style-name="Source_20_Text"><text:span text:style-name="T1343">дробное</text:span></text:span><text:span text:style-name="T1343"> или </text:span><text:span text:style-name="Source_20_Text"><text:span text:style-name="T1343">момент</text:span></text:span><text:span text:style-name="T1343">, может следовать ключевое слово </text:span><text:span text:style-name="Source_20_Text"><text:span text:style-name="T1343">точность</text:span></text:span><text:span text:style-name="T1343">, а за ним </text:span><text:span text:style-name="T1395">константное </text:span><text:span text:style-name="T1349">выражение </text:span><text:span text:style-name="T1395">дробного типа</text:span><text:span text:style-name="T1343">, определяющее точность сравнения. </text:span>Далее следует слово <text:span text:style-name="Source_20_Text">из</text:span>, <text:span text:style-name="T1372">а </text:span>за <text:span text:style-name="T1372">ним</text:span> тело инструкции <text:span text:style-name="T1252">и</text:span> слово <text:span text:style-name="Source_20_Text">окончание</text:span>.</text:p>
      <text:p text:style-name="P43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7">а</text:span> <text:span text:style-name="T1163">за ним ровно одна инструкция </text:span><text:span text:style-name="T1167">и знак «</text:span><text:span text:style-name="Source_20_Text"><text:span text:style-name="T1167">;</text:span></text:span><text:span text:style-name="T1167">».</text:span><text:span text:style-name="T1163"> </text:span><text:span text:style-name="T1167">Эта инструкция </text:span><text:span text:style-name="T1163">будет выполнена в том случае, если </text:span><text:span text:style-name="T1167">данный</text:span><text:span text:style-name="T1163"> вариант выбора окажется подходящим. </text:span><text:span text:style-name="T1994">Инструкция</text:span><text:span text:style-name="T1165"> может представлять собой составной блок, содержащий сколько угодно </text:span><text:span text:style-name="T1995">вложенных </text:span><text:span text:style-name="T1165">инструкций.</text:span></text:p>
      <text:p text:style-name="P432">Перечень подходящих значений может состоять из буквальных значений или <text:span text:style-name="T1396">константных </text:span>выражений. Вариант выбора считается подходящим, <text:span text:style-name="T1166">если </text:span><text:span text:style-name="T1381">выбираемое</text:span><text:span text:style-name="T1166"> значение точно совпадает с одним из значений, перечисленных </text:span><text:soft-page-break/><text:span text:style-name="T1166">в описателе варианта </text:span><text:span text:style-name="T1373">(дробные значения и моменты должны совпадать с указанной точностью)</text:span><text:span text:style-name="T1166">. Тело инструкции выбора не может содержать нескольких описателей с совпадающими значениями.</text:span></text:p>
      <text:p text:style-name="P43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6">любых случаях</text:span>, если <text:span text:style-name="T1192">выше </text:span><text:span text:style-name="T1168">не нашлось никакого другого подходящего </text:span><text:span text:style-name="T1169">описателя</text:span>.</text:p>
      <text:p text:style-name="P499"><text:span text:style-name="T1161">программа Пример;</text:span><text:line-break/>переменная<text:line-break/> <text:s text:c="3"/>имя: строка;<text:line-break/><text:span text:style-name="T1161">начало<text:line-break/> <text:s text:c="3"/></text:span><text:span text:style-name="T1212">сообщить</text:span><text:span text:style-name="T1161">("Введите имя: ");<text:line-break/> <text:s text:c="3"/>ввести(имя);</text:span><text:line-break/> <text:s text:c="3"/>выбор <text:span text:style-name="T1161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2">Оля", "</text:span><text:span text:style-name="T1193">Д</text:span><text:span text:style-name="T1162">аша", "Вика</text:span><text:span text:style-name="T1161">": </text:span><text:span text:style-name="T1162">вывести("Узнаю сестрёнку!");<text:line-break/> <text:s text:c="7"/>"</text:span><text:span text:style-name="T1194">Таня</text:span><text:span text:style-name="T1162">": </text:span><text:span text:style-name="T1194">вывести("Привет, Таня :)");</text:span><text:span text:style-name="T1161"><text:line-break/> <text:s text:c="7"/>иначе вывести("Что-то не узнаю...");<text:line-break/> <text:s text:c="3"/>конец;<text:line-break/>окончание.</text:span></text:p>
      <text:p text:style-name="P499"/>
      <text:p text:style-name="P500">программа ЕщёПример;<text:line-break/>переменная<text:line-break/> <text:s text:c="3"/><text:span text:style-name="T1384">N</text:span>: дробное <text:span text:style-name="T1375">= </text:span>0.345;<text:line-break/>начало<text:line-break/> <text:s text:c="3"/>выбор <text:span text:style-name="T1384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6">совпад</text:span><text:span text:style-name="T1386">ё</text:span><text:span text:style-name="T1376">т с указанной точностью</text:span><text:line-break/> <text:s text:c="7"/>0.4: вывести("Четыре десятых");<text:line-break/> <text:s text:c="3"/>конец;<text:line-break/>окончание.</text:p>
      <text:p text:style-name="P496">Для <text:span text:style-name="T1377">выбора </text:span><text:span text:style-name="T1385">из </text:span><text:span text:style-name="T1382">значени</text:span><text:span text:style-name="T1385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8">вариант выбора будет считаться подходящим, если </text:span>модуль разности <text:span text:style-name="T1378">указанной константы и </text:span><text:span text:style-name="T1383">выбираемого</text:span><text:span text:style-name="T1378"> значения </text:span><text:span text:style-name="T1370">не превышает</text:span> указанного значения <text:span text:style-name="T1347">точности</text:span>.</text:p>
      <text:p text:style-name="P498"><text:span text:style-name="T199">Примечание:</text:span> следует быть осторожным при использовании этой инструкции <text:span text:style-name="T1388">с</text:span><text:span text:style-name="T1387"> дробны</text:span><text:span text:style-name="T1388">ми</text:span><text:span text:style-name="T1387"> чис</text:span><text:span text:style-name="T1388">лами</text:span><text:span text:style-name="T1387"> и момент</text:span><text:span text:style-name="T1388">ами</text:span><text:span text:style-name="T1387"> </text:span><text:span text:style-name="T1374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27" text:outline-level="2"><text:span text:style-name="T1902">Повторить-раз</text:span><text:span text:style-name="T1359"> — </text:span><text:span text:style-name="T1908">простой </text:span><text:span text:style-name="T1369">ц</text:span>икл</text:h>
      <text:p text:style-name="P435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</text:span>.</text:p>
      <text:p text:style-name="P436"><text:span text:style-name="T1170">Инструкция начинается ключевым словом </text:span><text:span text:style-name="Source_20_Text"><text:span text:style-name="T1904">повторить</text:span></text:span><text:span text:style-name="T1170">, за которым следует </text:span><text:span text:style-name="T1907">целочисленное </text:span><text:span text:style-name="T1170">выражение, определяющее </text:span><text:span text:style-name="T1904">количество итераций цикла</text:span><text:span text:style-name="T1170">. </text:span><text:span text:style-name="T1171">После этого следует слово </text:span><text:span text:style-name="Source_20_Text"><text:span text:style-name="T1904">раз</text:span></text:span><text:span text:style-name="T1171"> </text:span><text:span text:style-name="T1904">(или </text:span><text:span text:style-name="Source_20_Text"><text:span text:style-name="T1904">раза</text:span></text:span><text:span text:style-name="T1904">)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</text:span></text:p>
      <text:p text:style-name="Исходный_20_код">программа Пример;<text:line-break/><text:span text:style-name="T1906">начало<text:line-break/> <text:s text:c="3"/>повторить 10 раз вывести("А"); // будет выведено АААААААААА<text:line-break/>окончание.</text:span></text:p>
      <text:p text:style-name="P678"><text:soft-page-break/>Значение, определяющее количество итераций, вычисляется один раз перед началом цикла. <text:span text:style-name="T1914">Это значение должно быть положительным, иначе тело цикла не будет выполнено ни разу. </text:span><text:span text:style-name="T1911">Изменение</text:span> в теле цикла <text:span text:style-name="T1911">каких-либо </text:span><text:span text:style-name="T1910">данны</text:span><text:span text:style-name="T1911">х</text:span>, <text:span text:style-name="T1909">от которых зависит</text:span> это значение, <text:span text:style-name="T1911">не приведёт к изменению</text:span> количеств<text:span text:style-name="T1911">а</text:span> итераций.</text:p>
      <text:p text:style-name="P446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905">количество итераций ещё не достигло максимального значения</text:span>.</text:p>
      <text:h text:style-name="Heading_20_2" text:outline-level="2"><text:span text:style-name="T1359">Для-от-до-цикл — </text:span><text:span text:style-name="T1369">ц</text:span>икл <text:span text:style-name="T1997">с</text:span>о счётчик<text:span text:style-name="T1997">ом</text:span></text:h>
      <text:p text:style-name="P437">Эта инструкция предназначена для выполнения <text:span text:style-name="T1200">одних и тех же</text:span> действий <text:span text:style-name="T1176">несколько раз. Количество повторений (итераций) </text:span><text:span text:style-name="T1182">цикла </text:span><text:span text:style-name="T1176">вычисляется заранее. </text:span><text:span text:style-name="T1903">В теле цикла доступна целочисленная переменная </text:span><text:span text:style-name="T1170">—</text:span><text:span text:style-name="T1903"> счётчик, значение которой увеличивается (или уменьшается) на 1 </text:span><text:span text:style-name="T1998">после</text:span><text:span text:style-name="T1903"> каждой итерации цикла.</text:span></text:p>
      <text:p text:style-name="P434"><text:span text:style-name="T1170">Инструкция начинается ключевым словом </text:span><text:span text:style-name="Source_20_Text"><text:span text:style-name="T1170">для</text:span></text:span><text:span text:style-name="T1170">, за которым следует имя переменной — счётчика цикла.</text:span> <text:span text:style-name="T1170">Далее следует слово </text:span><text:span text:style-name="Source_20_Text"><text:span text:style-name="T1170">от</text:span></text:span><text:span text:style-name="T1170">, за ним выражение, определяющее начальное значение счётчика, а затем слово </text:span><text:span text:style-name="Source_20_Text"><text:span text:style-name="T1170">до</text:span></text:span><text:span text:style-name="T1170"> и выражение, определяющее конечное значение счётчика. </text:span><text:span text:style-name="T1171">После этого следует слово </text:span><text:span text:style-name="Source_20_Text"><text:span text:style-name="T1171">цикл</text:span></text:span><text:span text:style-name="T1171"> </text:span><text:span text:style-name="T1254">и</text:span><text:span text:style-name="T1171"> ровно одна инструкция, составляющая тело цикла. </text:span><text:span text:style-name="T1174">Тело цикла</text:span><text:span text:style-name="T1172"> может </text:span><text:span text:style-name="T1253">быть</text:span><text:span text:style-name="T1172"> составн</text:span><text:span text:style-name="T1253">ым</text:span><text:span text:style-name="T1172"> блок</text:span><text:span text:style-name="T1253">ом</text:span><text:span text:style-name="T1172">, содержащи</text:span><text:span text:style-name="T1253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38"><text:span text:style-name="T1185">Счётчиком цикла может быть</text:span> только локальная переменная целого типа: <text:span text:style-name="T1175">она должна быть объявлена в разделе определений той программы или подпрограммы, в теле которой выполняется цикл. В</text:span><text:span text:style-name="T1173">ыражения начального и конечного значения </text:span><text:span text:style-name="T1176">счётчика</text:span><text:span text:style-name="T1173"> должны возвращать целое</text:span>. <text:span text:style-name="T1173">Значения этих выражений вычисляются один раз перед первой итерацией цикла. </text:span><text:span text:style-name="T1186">И</text:span><text:span text:style-name="T1173">зменение </text:span><text:span text:style-name="T1912">в теле</text:span><text:span text:style-name="T1173"> цикла каких-либо данных, влияющих на значения этих выражений, не приведёт к изменению количества итераций.</text:span></text:p>
      <text:p text:style-name="P442"><text:span text:style-name="T1176">п</text:span>рограмма Пример;<text:line-break/><text:span text:style-name="T1176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3">до 0 обратный </text:span><text:span text:style-name="T1176">цикл начало</text:span></text:p>
      <text:p text:style-name="P442"><text:span text:style-name="T1176"><text:s text:c="8"/>цвет</text:span><text:span text:style-name="T1184">Фона</text:span><text:span text:style-name="T1176">(цвета[ц]);<text:line-break/> <text:s text:c="7"/>вывести("Цв", строка(ц));<text:line-break/> <text:s text:c="3"/>конец;<text:line-break/>окончание.</text:span></text:p>
      <text:p text:style-name="P439">Перед первой итерацией счётчику цикла присваивается начальное значение. <text:span text:style-name="T118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9">Значение переменной-счётчика цикла можно менять в теле цикла, но это не приведёт изменению количества итераций. <text:span text:style-name="T1188">Переменная-с</text:span>чётчик сохранит присвоенное е<text:span text:style-name="T1188">й</text:span> значение до конца текущей итерации, после чего е<text:span text:style-name="T1188">й</text:span> будет присвоено <text:span text:style-name="T1178">следующее заранее вычисленное значение, так что на входе в </text:span><text:span text:style-name="T1999">каждую </text:span><text:span text:style-name="T1178">следующую итерацию </text:span><text:span text:style-name="T1189"><text:s/></text:span><text:span text:style-name="T1178">счётчик будет иметь значение на 1 большее, чем на входе в </text:span><text:span text:style-name="T1999">предыдущую</text:span><text:span text:style-name="T1178">.</text:span></text:p>
      <text:p text:style-name="P440">Если начальное значение счётчика больше конечного, тело цикла не будет выполнено ни <text:span text:style-name="T1179">разу</text:span>. <text:span text:style-name="T2000">Если начальное и конечное значения равны, тело цикла будет выполнено один раз.</text:span></text:p>
      <text:p text:style-name="P440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4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счётчик </text:span><text:span text:style-name="T1181">ещё </text:span><text:span text:style-name="T1180">не </text:span><text:span text:style-name="T1195">равен</text:span><text:span text:style-name="T1180"> конечно</text:span><text:span text:style-name="T1195">му</text:span><text:span text:style-name="T1180"> значени</text:span><text:span text:style-name="T1195">ю</text:span>.</text:p>
      <text:p text:style-name="P626">После выхода из цикла переменная-счётчик сохраняет значение, присвоенное е<text:span text:style-name="T1790">й</text:span> на последней выполненной итераци<text:span text:style-name="T1790">и</text:span>.</text:p>
      <text:h text:style-name="Heading_20_2" text:outline-level="2"><text:span text:style-name="T1360">Для-каждого-цикл — ц</text:span>икл по набору <text:span text:style-name="T1200">данных</text:span></text:h>
      <text:p text:style-name="P447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09">набора </text:span>является каждый символ в строке.</text:p>
      <text:p text:style-name="P448">Инструкция начинается ключевыми словами <text:span text:style-name="Source_20_Text">для каждого</text:span>, за которыми следует имя переменной-<text:span text:style-name="T1226">итератора</text:span>. <text:span text:style-name="T1226">П</text:span>еременная-<text:span text:style-name="T1226">итератор</text:span> должна быть объявлена в локальной области видимости — т.е., <text:span text:style-name="T1175">в разделе определений той программы или подпрограммы, в теле которой выполняется цикл.</text:span></text:p>
      <text:p text:style-name="P449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1">начальную</text:span><text:span text:style-name="T1227"> </text:span><text:span text:style-name="T1208">позицию </text:span><text:span text:style-name="T1227">итератора</text:span><text:span text:style-name="T1208"> в наборе данных</text:span>.</text:p>
      <text:p text:style-name="P449">Затем следует слово <text:span text:style-name="Source_20_Text">цикл</text:span> <text:span text:style-name="T1255">и </text:span>ровно одна инструкция, составляющая тело цикла. <text:span text:style-name="T1174">Тело цикла</text:span><text:span text:style-name="T1172"> может </text:span><text:span text:style-name="T1255">быть </text:span><text:span text:style-name="T1172">составн</text:span><text:span text:style-name="T1255">ым</text:span><text:span text:style-name="T1172"> блок</text:span><text:span text:style-name="T1255">ом</text:span><text:span text:style-name="T1172">, содержащи</text:span><text:span text:style-name="T1256">м</text:span><text:span text:style-name="T1172"> сколько угодно инструкций. </text:span><text:span text:style-name="T1177">Перед словом </text:span><text:span text:style-name="Source_20_Text"><text:span text:style-name="T1177">цикл</text:span></text:span><text:span text:style-name="T1177"> допускается слово </text:span><text:span text:style-name="Source_20_Text"><text:span text:style-name="T1177">обратный</text:span></text:span><text:span text:style-name="T1177">.</text:span></text:p>
      <text:p text:style-name="P450">Для массивов и строк <text:span text:style-name="T2002">переменная-</text:span><text:span text:style-name="T1228">итератор</text:span> долж<text:span text:style-name="T2002">на</text:span> быть цело<text:span text:style-name="T1231">численного</text:span><text:span text:style-name="T1230"> типа</text:span>. <text:span text:style-name="T1205">Для массива он</text:span><text:span text:style-name="T2003">а</text:span><text:span text:style-name="T1205"> </text:span>означает индекс элемента <text:span text:style-name="T1205">в массиве, а для строки — номер байта в строке, с которого начинается очередной символ</text:span>. <text:span text:style-name="T1207">Байты в строке и элементы в массиве нумеруются начиная с нуля.</text:span></text:p>
      <text:p text:style-name="P450">Для словарей тип <text:span text:style-name="T2004">переменной-</text:span><text:span text:style-name="T1229">итератора</text:span> должен точно соответствовать типу ключа словаря — при каждой итерации цикла этой переменной присваивается <text:span text:style-name="T1206">очередное</text:span> значение ключа.</text:p>
      <text:p text:style-name="P452"><text:span text:style-name="T1203">программа ЦиклПоСтроке;</text:span><text:line-break/>переменн<text:span text:style-name="T1210">ые</text:span><text:line-break/><text:span text:style-name="T1201"> <text:s text:c="3"/></text:span><text:span text:style-name="T2005">Б</text:span><text:span text:style-name="T1201">: целое;<text:line-break/></text:span> <text:s text:c="3"/><text:span text:style-name="T2005">С</text:span><text:span text:style-name="T1201">: строка;<text:line-break/> <text:s text:c="3"/>смв: символ;<text:line-break/></text:span>начало<text:line-break/> <text:s text:c="3"/><text:span text:style-name="T1213">сообщить</text:span><text:span text:style-name="T1203">("Введите строку: ");<text:line-break/> <text:s text:c="3"/>ввести(</text:span><text:span text:style-name="T2005">С</text:span><text:span text:style-name="T1203">);</text:span><text:line-break/> <text:s text:c="3"/><text:span text:style-name="T1201">для каждого </text:span><text:span text:style-name="T2005">Б</text:span><text:span text:style-name="T1201"> из </text:span><text:span text:style-name="T2005">С</text:span><text:span text:style-name="T1201"> цикл начало<text:line-break/> <text:s text:c="7"/></text:span><text:span text:style-name="T1202">смв := </text:span><text:span text:style-name="T2005">С</text:span><text:span text:style-name="T1896">[</text:span><text:span text:style-name="T2005">Б</text:span><text:span text:style-name="T1896">]</text:span><text:span text:style-name="T1202">;<text:line-break/> <text:s text:c="7"/></text:span><text:span text:style-name="T1203">вывести(</text:span><text:span text:style-name="T2005">Б</text:span><text:span text:style-name="T1203">, ": ", смв, НС);</text:span><text:span text:style-name="T1202"><text:line-break/></text:span><text:span text:style-name="T1201"> <text:s text:c="3"/></text:span><text:span text:style-name="T1204">конец</text:span><text:span text:style-name="T1201">;</text:span><text:line-break/><text:span text:style-name="T1204">окончание.</text:span></text:p>
      <text:p text:style-name="P452"/>
      <text:p text:style-name="P453">программа ЦиклПоМассиву;<text:line-break/>переменные<text:line-break/> <text:s text:c="3"/><text:span text:style-name="T2007">М</text:span>: массив строк;<text:line-break/> <text:s text:c="3"/>кво, <text:span text:style-name="T2007">К</text:span>: цел<text:span text:style-name="T2006">ы</text:span>е;<text:line-break/>начало<text:line-break/> <text:s text:c="3"/><text:span text:style-name="T1214">сообщить</text:span>("Введите количество: ");<text:line-break/> <text:s text:c="3"/>ввести(кво);<text:line-break/> <text:s text:c="3"/><text:span text:style-name="T1215">длина(</text:span><text:span text:style-name="T2007">М</text:span><text:span text:style-name="T1215">, кво);</text:span><text:line-break/> <text:s text:c="3"/>для <text:span text:style-name="T1215">каждого </text:span><text:span text:style-name="T2007">К</text:span><text:span text:style-name="T1215"> из </text:span><text:span text:style-name="T2007">М</text:span> цикл начало<text:line-break/> <text:s text:c="7"/><text:span text:style-name="T1215">сообщить("Введите элемент ", </text:span><text:span text:style-name="T2007">К</text:span><text:span text:style-name="T1215">, ": ");<text:line-break/> <text:s text:c="7"/></text:span><text:span text:style-name="T1216">ввести(</text:span><text:span text:style-name="T2007">М</text:span><text:span text:style-name="T1216">[</text:span><text:span text:style-name="T2007">К</text:span><text:span text:style-name="T1216">]);</text:span><text:line-break/> <text:s text:c="3"/>конец;<text:line-break/><text:soft-page-break/> <text:s text:c="3"/><text:span text:style-name="T1217">сообщить("Значения в обратном порядке:", </text:span><text:span text:style-name="T1218">НС</text:span><text:span text:style-name="T1217">);<text:line-break/> <text:s text:c="3"/>для каждого </text:span><text:span text:style-name="T2008">К</text:span><text:span text:style-name="T1217"> из </text:span><text:span text:style-name="T2008">М</text:span><text:span text:style-name="T1217"> обратный цикл вывести(</text:span><text:span text:style-name="T2008">М</text:span><text:span text:style-name="T1217">[</text:span><text:span text:style-name="T2008">К</text:span><text:span text:style-name="T1217">], НС);</text:span><text:line-break/>окончание.</text:p>
      <text:p text:style-name="P453"/>
      <text:p text:style-name="P628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51">Выражение, следующее за ключевым словом <text:span text:style-name="Source_20_Text">от</text:span>, определяет тот элемент набора данных, <text:span text:style-name="T1223">с</text:span> которого начнётся цикл. <text:span text:style-name="T1234">Тип значения этого выражения должен соответствовать типу переменной-итератора.</text:span></text:p>
      <text:list xml:id="list2764119989" text:style-name="L15">
        <text:list-item>
          <text:p text:style-name="P890">Для строки — выражение должно возвращать целое число, <text:span text:style-name="T1220">означающее</text:span> <text:span text:style-name="T1897">номер байта в строке</text:span>, <text:span text:style-name="T1897">соответствующего началу символа,</text:span> с которого начнётся цикл.</text:p>
        </text:list-item>
        <text:list-item>
          <text:p text:style-name="P891">Для массива — выражение должно возвращать целое число, <text:span text:style-name="T1220">означающее</text:span> индекс элемента массива, с которого начнётся цикл.</text:p>
        </text:list-item>
        <text:list-item>
          <text:p text:style-name="P891"><text:span text:style-name="T1791">Для словаря — е</text:span><text:span text:style-name="T1219">сли </text:span><text:span text:style-name="T1232">в словаре есть ключ, равный значению выражения</text:span><text:span text:style-name="T1219">, то цикл начнётся с этого </text:span><text:span text:style-name="T1225">ключа</text:span><text:span text:style-name="T1219">. Если </text:span><text:span text:style-name="T1233">такого ключа </text:span><text:span text:style-name="T1219">нет, </text:span><text:span text:style-name="T1222">то </text:span><text:span text:style-name="T1219">цикл начнётся с ближайшего следующего значения ключа: </text:span><text:span text:style-name="T1221">прямой цикл с ближайшего большего значения, а обратный цикл с ближайшего меньшего значения</text:span><text:span text:style-name="T1219">.</text:span></text:p>
        </text:list-item>
      </text:list>
      <text:p text:style-name="P441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1252749376" text:style-name="L16">
        <text:list-item>
          <text:p text:style-name="P892">Для строки — символы перебираются от конца строки к началу.</text:p>
        </text:list-item>
        <text:list-item>
          <text:p text:style-name="P892">Для массива — элементы перебираются от <text:span text:style-name="T1793">большего индекса к меньшему</text:span>.</text:p>
        </text:list-item>
        <text:list-item>
          <text:p text:style-name="P892">Для словаря — ключи перебираются в порядке убывания.</text:p>
        </text:list-item>
      </text:list>
      <text:p text:style-name="P445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0">при том условии, что </text:span><text:span text:style-name="T1224">цикл ещё не дошёл до конца набора данных</text:span>.</text:p>
      <text:p text:style-name="P627"><text:span text:style-name="T1794">Значение переменной-</text:span><text:span text:style-name="T1795">итератора</text:span><text:span text:style-name="T1794"> можно менять в теле цикла, но это не приведёт изменению количества итераций. </text:span><text:span text:style-name="T1188">Переменная-</text:span><text:span text:style-name="T1796">итератор</text:span><text:span text:style-name="T1794"> сохранит присвоенное е</text:span><text:span text:style-name="T1188">й</text:span><text:span text:style-name="T1794"> значение до конца текущей итерации, после чего е</text:span><text:span text:style-name="T1188">й</text:span><text:span text:style-name="T1794"> будет присвоено </text:span><text:span text:style-name="T1178">следующее заранее вычисленное значение.</text:span></text:p>
      <text:p text:style-name="P627">После выхода из цикла переменная-итератор сохраняет значение, присвоенное ей на последней <text:span text:style-name="T1792">выполненной </text:span>итерации.</text:p>
      <text:p text:style-name="P693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09">и</text:span> — может приводить к <text:span text:style-name="T2010">нежелательным</text:span> последствиям: к возникновению исключений, неполному обходу набора данных <text:span text:style-name="T1913">и другим неприятностям</text:span>.</text:p>
      <text:h text:style-name="Heading_20_2" text:outline-level="2"><text:span text:style-name="T1361">Пока-цикл, </text:span><text:span text:style-name="T1362">цикл-пока</text:span><text:span text:style-name="T1361"> — ц</text:span>икл с условием</text:h>
      <text:p text:style-name="P454">В Клаусе есть две разновидности условного цикла: цикл с предусловием и цикл с постусловием.</text:p>
      <text:p text:style-name="P454">Цикл с предусловием начинается ключевым словом <text:span text:style-name="Source_20_Text">пока</text:span>, за которым следует <text:span text:style-name="T1235">выражение логического типа, слово </text:span><text:span text:style-name="Source_20_Text"><text:span text:style-name="T1235">цикл</text:span></text:span><text:span text:style-name="T1235">, тело цикла и знак «</text:span><text:span text:style-name="Source_20_Text"><text:span text:style-name="T1235">;</text:span></text:span><text:span text:style-name="T1235">».</text:span></text:p>
      <text:p text:style-name="P455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6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6">п</text:span>еременная<text:line-break/> <text:s text:c="3"/><text:span text:style-name="T1236">д: дробное = 0;</text:span><text:line-break/>начало<text:line-break/> <text:s text:c="3"/><text:span text:style-name="T1236">пока д &lt; 10 цикл д += 1.5;<text:line-break/> <text:s text:c="3"/>цикл д -= 1.2 пока д &gt;= 0;</text:span><text:line-break/>окончание.</text:p>
      <text:p text:style-name="P457"><text:span text:style-name="T1238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7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8">Тело цикла с постусловием выполняется <text:span text:style-name="T1797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39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3">Прервать — п</text:span>рерывание цикла</text:h>
      <text:p text:style-name="P467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2">немедленно </text:span>передаётся к <text:span text:style-name="T1260">ближайшей </text:span>следующей инструкции после цикла.</text:p>
      <text:p text:style-name="P469">Если в теле цикла есть составной блок, <text:span text:style-name="T1293">имеющий</text:span> секцию <text:span text:style-name="Source_20_Text">напоследок</text:span>, <text:span text:style-name="T1293">и в этом блоке</text:span> была <text:span text:style-name="T1263">выполнена</text:span> инструкция <text:span text:style-name="Source_20_Text">прервать</text:span>, то инструкции в секции <text:span text:style-name="Source_20_Text"><text:span text:style-name="T1261">напоследок</text:span></text:span><text:span text:style-name="T1261"> </text:span>будут выполнены перед выходом из цикла.</text:p>
      <text:h text:style-name="P728" text:outline-level="2"><text:span text:style-name="T1364">Продолжить — п</text:span>рерывание <text:span text:style-name="T1264">итерации </text:span>цикла</text:h>
      <text:p text:style-name="P468">Эта инструкция записывается ключевым словом <text:span text:style-name="Source_20_Text"><text:span text:style-name="T1264">продолжить</text:span></text:span>. Она прерывает выполнение <text:span text:style-name="T1264">текущей итерации </text:span>цикла: инструкции в теле цикла, следующие после неё, не выполняются, и <text:span text:style-name="T1265">либо немедленно начинается следующая итерация, либо цикл завершается</text:span>.</text:p>
      <text:p text:style-name="P470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3">выполнена</text:span> инструкция <text:span text:style-name="Source_20_Text"><text:span text:style-name="T1266">продолжить</text:span></text:span>, то инструкции в секции <text:span text:style-name="Source_20_Text"><text:span text:style-name="T1261">напоследок</text:span></text:span><text:span text:style-name="T1261"> </text:span>будут выполнены перед <text:span text:style-name="T1267">завершением итерации</text:span>.</text:p>
      <text:h text:style-name="Heading_20_1" text:outline-level="1"><text:span text:style-name="T1872">Встроенная б</text:span>иблиотека</text:h>
      <text:h text:style-name="P729" text:outline-level="2">Клаус — стандартная библиотека</text:h>
      <text:p text:style-name="P666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7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9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5">ВК</text:span><text:span text:style-name="T671"> = №</text:span><text:span text:style-name="T1335">0Д</text:span><text:span text:style-name="T671">; <text:s text:c="5"/>// символ </text:span><text:span text:style-name="T1335">возврата каретки</text:span><text:span text:style-name="T671"><text:line-break/> <text:s text:c="3"/></text:span><text:span text:style-name="T1335">ПС</text:span><text:span text:style-name="T671"> = №</text:span><text:span text:style-name="T1335">0А</text:span><text:span text:style-name="T671">; <text:s text:c="5"/>// символ </text:span><text:span text:style-name="T1335">перевода строки</text:span><text:span text:style-name="T671"><text:line-break/> <text:s text:c="3"/></text:span><text:span text:style-name="T1334">КФ</text:span><text:span text:style-name="T671"> = </text:span><text:span text:style-name="T1331">№1А</text:span><text:span text:style-name="T671">; <text:s text:c="5"/>// </text:span><text:span text:style-name="T1333">символ </text:span><text:span text:style-name="T1331">кон</text:span><text:span text:style-name="T1333">ца</text:span><text:span text:style-name="T1331"> файла</text:span></text:p>
      <text:p text:style-name="P489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8">И</text:span>сключения</text:h>
      <text:p text:style-name="P477">В стандартной библиотеке Клаус<text:span text:style-name="T1920">а</text:span> определены следующие исключения:</text:p>
      <text:p text:style-name="P478"><text:span text:style-name="Source_20_Text">ОшибкаВводаВывода</text:span><text:tab/>-<text:tab/><text:span text:style-name="T1305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9"><text:span text:style-name="Source_20_Text">ОшибкаКонвертации</text:span><text:tab/>-<text:tab/><text:span text:style-name="T1305">возникает при ошибках преобразования значений из текстового формата в двоичный и обратно.</text:span></text:p>
      <text:p text:style-name="P479"><text:span text:style-name="Source_20_Text">НеверныйИндекс</text:span><text:tab/>-<text:tab/><text:span text:style-name="T1306">возникает при обращении к несуществующему индексу в массиве.</text:span></text:p>
      <text:p text:style-name="P479"><text:span text:style-name="Source_20_Text">НеверныйКлюч</text:span><text:tab/>-<text:tab/><text:span text:style-name="T1306">возникает при обращении к несуществующему ключу в словаре.</text:span></text:p>
      <text:p text:style-name="P479"><text:span text:style-name="Source_20_Text">НеверныйСимвол</text:span><text:tab/>-<text:tab/><text:span text:style-name="T1309">возникает при ошибках, связанных с обращением к неверному байту в строке.</text:span></text:p>
      <text:p text:style-name="P483"><text:span text:style-name="Source_20_Text">НеверноеИмя</text:span><text:tab/>-<text:tab/><text:span text:style-name="T1308">возникает при обращении к несуществующему идентификатору.</text:span></text:p>
      <text:p text:style-name="P483"><text:span text:style-name="Source_20_Text">НеверноеЧисло</text:span><text:tab/>-<text:tab/><text:span text:style-name="T1309">возникает при ошибках, связанных с обработкой дробных чисел.</text:span></text:p>
      <text:p text:style-name="P482"><text:span text:style-name="Source_20_Text">НеверныйТип</text:span><text:tab/>-<text:tab/><text:span text:style-name="T1307">возникает при ошибках, связанных с несовместимостью типов данных.</text:span></text:p>
      <text:p text:style-name="P482"><text:span text:style-name="Source_20_Text">НеверныйСинтаксис</text:span><text:tab/>-<text:tab/><text:span text:style-name="T1309">возникает при синтаксических ошибках.</text:span></text:p>
      <text:p text:style-name="P481"><text:span text:style-name="Source_20_Text">ОшибкаВыполнения</text:span><text:tab/>-<text:tab/><text:span text:style-name="T1309">прочие ошибки программы или операционной системы.</text:span></text:p>
      <text:p text:style-name="P480"><text:span text:style-name="Source_20_Text">ВнутренняяОшибка</text:span><text:tab/>-<text:tab/><text:span text:style-name="T1310">ошибки, допущенные разработчиками Клауса. При возникновении такой ошибки авторы будут благодарны за </text:span><text:span text:style-name="T1312">добавление</text:span><text:span text:style-name="T1310"> сообщения о </text:span><text:span text:style-name="T1311">проблеме</text:span><text:span text:style-name="T1310"> в репозитори</text:span><text:span text:style-name="T1312">й</text:span><text:span text:style-name="T1310"> проекта. Заранее спасибо!</text:span></text:p>
      <text:p text:style-name="Text_20_body">Все предопределённые исключения не <text:span text:style-name="T1314">принимают</text:span> параметров. <text:span text:style-name="T1313">Программист может создать любое из перечисленных исключений по своему усмотрению.</text:span></text:p>
      <text:h text:style-name="P740" text:outline-level="3"><text:span text:style-name="T676">Базовый в</text:span>вод-вывод</text:h>
      <text:p text:style-name="P275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4">параметров</text:span><text:span text:style-name="T288"> простых типов. </text:span>Перед записью в поток значения <text:span text:style-name="T745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8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8">LF</text:span> (<text:span text:style-name="Source_20_Text">№0</text:span><text:span text:style-name="Source_20_Text"><text:span text:style-name="T852">А</text:span></text:span>) или константу <text:span text:style-name="Source_20_Text"><text:span text:style-name="T768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799">поток</text:span><text:span text:style-name="T284"> </text:span><text:span text:style-name="T472">направлен на экран терминала</text:span><text:span text:style-name="T284">, но </text:span><text:span text:style-name="T1800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6">параметров</text:span><text:span text:style-name="T288"> простых типов. </text:span>Перед записью в поток значения <text:span text:style-name="T746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8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2">А</text:span></text:span><text:span text:style-name="T283">) или константу </text:span><text:span text:style-name="Source_20_Text"><text:span text:style-name="T804">НС</text:span></text:span><text:span text:style-name="T283">.</text:span></text:p>
      <text:h text:style-name="P831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7">в</text:span><text:span text:style-name="T292"> </text:span>арг0, арг1, арг2, ...): <text:span text:style-name="T304">целое;</text:span></text:p>
      <text:p text:style-name="P682">Читает значения переданных <text:span text:style-name="T747">параметров</text:span> из стандартного потока ввода <text:span text:style-name="T288">и возвращает количество прочитанных значений</text:span>. <text:span text:style-name="T1931">Если значения всех параметров прочитаны успешно, то функция вернёт число, равное количеству переданных параметров.</text:span></text:p>
      <text:p text:style-name="P682"><text:span text:style-name="T291">По умолчанию поток ввода принимает пользовательский ввод с клавиатуры. </text:span><text:span text:style-name="T1930">В этом случае</text:span><text:span text:style-name="T291">, </text:span><text:span text:style-name="T1930">если в потоке не хватает данных </text:span><text:span text:style-name="T1935">для чтения всех переданных параметров</text:span><text:span text:style-name="T1930">, </text:span><text:span text:style-name="T1935">то </text:span><text:span text:style-name="T1931">терминал </text:span><text:span text:style-name="T1933">будет переведён</text:span><text:span text:style-name="T1931"> в режим ввода, чтобы пользователь мог ввести необходимые данные и нажать </text:span><text:span text:style-name="T1932">клавишу </text:span><text:span text:style-name="T1931">Enter.</text:span></text:p>
      <text:p text:style-name="P683"><text:span text:style-name="T1934">П</text:span><text:span text:style-name="T1931">оток ввода</text:span><text:span text:style-name="T291"> может быть переназначен </text:span><text:span text:style-name="T1931">на файл</text:span><text:span text:style-name="T291"> при запуске программы. </text:span><text:span text:style-name="T1931">В этом случае функция </text:span><text:span text:style-name="T1934">будет последовательно читать</text:span><text:span text:style-name="T1931"> </text:span><text:span text:style-name="T1954">данные</text:span><text:span text:style-name="T1935"> </text:span><text:span text:style-name="T1931">из файла, а если в файле не хватает данных, то недостающие </text:span><text:span text:style-name="T1934">параметры </text:span><text:span text:style-name="T1955">останутся</text:span><text:span text:style-name="T1934"> непрочитанными, и функция вернёт количество фактически прочитанных значений.</text:span></text:p>
      <text:p text:style-name="P684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6">функция выполняет следующие действия:</text:span></text:p>
      <text:list xml:id="list2691203973" text:style-name="L17">
        <text:list-item>
          <text:p text:style-name="P893"><text:span text:style-name="T2">Символ:</text:span><text:span text:style-name="T430"> </text:span><text:span text:style-name="T1956">с</text:span><text:span text:style-name="T1939">читывает</text:span><text:span text:style-name="T431"> </text:span><text:span text:style-name="T1937">из потока ровно один символ и присваивает его переданному параметру</text:span><text:span text:style-name="T293">. </text:span><text:span text:style-name="T1937">Если в потоке есть несколько символов, то </text:span><text:span text:style-name="T1939">считывается</text:span><text:span text:style-name="T1937"> только первый из них, а все остальные остаются в потоке </text:span><text:span text:style-name="T1945">для последующего чтения</text:span><text:span text:style-name="T1937">. </text:span><text:span text:style-name="T1962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94"><text:span text:style-name="T1">Строка:</text:span> <text:span text:style-name="T1957">с</text:span><text:span text:style-name="T1939">читывает</text:span><text:span text:style-name="T1938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8">#0D</text:span></text:span><text:span text:style-name="T1938">, символ </text:span><text:span text:style-name="Source_20_Text"><text:span text:style-name="T1938">#0A</text:span></text:span><text:span text:style-name="T1938"> или комбинация </text:span><text:span text:style-name="Source_20_Text"><text:span text:style-name="T1938">#0D#0A</text:span></text:span><text:span text:style-name="T1938">. Символы </text:span><text:span text:style-name="Source_20_Text"><text:span text:style-name="T1938">#0D</text:span></text:span><text:span text:style-name="T1938"> и </text:span><text:span text:style-name="Source_20_Text"><text:span text:style-name="T1938">#0A</text:span></text:span><text:span text:style-name="T1938"> </text:span><text:span text:style-name="T1963">удаляются</text:span><text:span text:style-name="T1938"> из потока, но не попадают в </text:span><text:span text:style-name="T1939">возвращаемое </text:span><text:span text:style-name="T1964">строковое </text:span><text:span text:style-name="T1939">значение.</text:span></text:p>
        </text:list-item>
        <text:list-item>
          <text:p text:style-name="P895"><text:span text:style-name="T38">Целое, Дробное, Момент, Логическое:</text:span> <text:span text:style-name="T1958">п</text:span><text:span text:style-name="T432">ропускает </text:span><text:span text:style-name="T1947">идущие друг за другом </text:span><text:span text:style-name="T1940">символы </text:span><text:span text:style-name="T1946">окончания</text:span><text:span text:style-name="T1940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40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40">#0A</text:span></text:span><text:span text:style-name="Source_20_Text"><text:span text:style-name="T295">, </text:span></text:span><text:span text:style-name="Source_20_Text"><text:span text:style-name="T1940">#</text:span></text:span><text:span text:style-name="Source_20_Text"><text:span text:style-name="T294">20,</text:span></text:span><text:span text:style-name="T294"> </text:span><text:span text:style-name="Source_20_Text"><text:span text:style-name="T1940">#</text:span></text:span><text:span text:style-name="Source_20_Text"><text:span text:style-name="T295">09</text:span></text:span><text:span text:style-name="T294">), </text:span><text:span text:style-name="T1940">если они есть в </text:span><text:span text:style-name="T1959">начале </text:span><text:span text:style-name="T1940">поток</text:span><text:span text:style-name="T1959">а</text:span><text:span text:style-name="T1940">. Затем </text:span><text:span text:style-name="T432">считывает </text:span><text:span text:style-name="T1940">из потока </text:span><text:span text:style-name="T1960">все </text:span><text:span text:style-name="T1940">символы вплоть </text:span><text:span text:style-name="T432">до ближайшего </text:span><text:span text:style-name="T1940">разделителя — пробела, </text:span><text:span text:style-name="T432">табуляции,</text:span><text:span text:style-name="T1940"> </text:span><text:span text:style-name="T1943">окончания</text:span><text:span text:style-name="T1940"> строки </text:span><text:span text:style-name="T1944">или </text:span><text:soft-page-break/><text:span text:style-name="T1944">конца потока </text:span><text:span text:style-name="T1940">— </text:span><text:span text:style-name="T1941">и приводит прочитанную строку к требуемому типу данных</text:span><text:span text:style-name="T1940">. </text:span><text:span text:style-name="T1942">При этом пробел</text:span><text:span text:style-name="T1968">ы</text:span><text:span text:style-name="T1942"> </text:span><text:span text:style-name="T1968">и</text:span><text:span text:style-name="T1942"> табуляции, </text:span><text:span text:style-name="T1967">расположенные в потоке</text:span><text:span text:style-name="T1942"> </text:span><text:span text:style-name="T1967">после прочитанного значения, </text:span><text:span text:style-name="T1942">будут </text:span><text:span text:style-name="T1965">удалены</text:span><text:span text:style-name="T1942"> из потока, </text:span><text:span text:style-name="T1968">вплоть до ближайшего </text:span><text:span text:style-name="T1971">непробельного</text:span><text:span text:style-name="T1968"> символа или </text:span><text:span text:style-name="T1969">до начала следующей </text:span><text:span text:style-name="T1968">строки</text:span><text:span text:style-name="T1942">.</text:span></text:p>
        </text:list-item>
      </text:list>
      <text:p text:style-name="P687">Символы <text:span text:style-name="Source_20_Text">#04</text:span> и <text:span text:style-name="Source_20_Text">#1A</text:span> считаются <text:span text:style-name="T1961">концом</text:span> потока. Встретив в потоке <text:span text:style-name="T1950">любой</text:span> из этих символов, функция прекращает работу, <text:span text:style-name="T1951">так что значения все</text:span><text:span text:style-name="T1953">х</text:span><text:span text:style-name="T1951"> оставши</text:span><text:span text:style-name="T1953">х</text:span><text:span text:style-name="T1951">ся параметр</text:span><text:span text:style-name="T1953">ов</text:span><text:span text:style-name="T1951"> </text:span><text:span text:style-name="T1953">прочитаны</text:span><text:span text:style-name="T1951"> не будут</text:span>.</text:p>
      <text:p text:style-name="P685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8">чем нужно, </text:span>то лишние символы остаются в потоке и будут прочитаны при следующих вызовах функции. <text:span text:style-name="T1970">Если функция вызвана без параметров, она считывает из потока одно строковое значение.</text:span></text:p>
      <text:p text:style-name="P686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9">ОшибкаКонвертации</text:span></text:span><text:span text:style-name="T296">, при ошибках чтения </text:span><text:span text:style-name="T1949">из файла </text:span><text:span text:style-name="T296">— исключение </text:span><text:span text:style-name="Source_20_Text"><text:span text:style-name="T849">ОшибкаВводаВывода</text:span></text:span><text:span text:style-name="T296">.</text:span></text:p>
      <text:p text:style-name="P198"><text:span text:style-name="T199">Примечание </text:span><text:span text:style-name="T201">1</text:span><text:span text:style-name="T199">:</text:span> <text:span text:style-name="T1952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8">параметра</text:span>, расположенных друг за другом — <text:span text:style-name="T299">сначала дату, затем время — и</text:span> <text:span text:style-name="T1972">суммировать</text:span> <text:span text:style-name="T311">полученные</text:span> значения.</text:p>
      <text:p text:style-name="P688"><text:span text:style-name="T199">Примечание 2:</text:span> <text:span text:style-name="T1952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89"><text:span text:style-name="T199">Примечание 3:</text:span> Следует с осторожностью <text:span text:style-name="T1966">комбинировать посимвольное чтение потока ввода</text:span> <text:span text:style-name="T1966">с</text:span> чтение<text:span text:style-name="T1966">м</text:span> значений <text:span text:style-name="T1966">других типов</text:span>. В тех случаях, когда программа <text:span text:style-name="T1966">должна предложить</text:span> пользователю ввести с клавиатуры один символ и нажать Enter, рекомендуется <text:span text:style-name="T1966">считывать из потока строковое значение.</text:span></text:p>
      <text:h text:style-name="P741" text:outline-level="3">Массивы</text:h>
      <text:h text:style-name="P832" text:outline-level="4">Конструкции есть() и нету()</text:h>
      <text:p text:style-name="P404"><text:span text:style-name="T1087">переменная<text:line-break/> <text:s text:c="3"/>м: массив целых;<text:line-break/>н</text:span>ачало<text:line-break/> <text:s text:c="3"/><text:span text:style-name="T1780">длина(м, 10);</text:span><text:line-break/> <text:s text:c="3"/><text:span text:style-name="T1087">если есть(м[10]) </text:span><text:span text:style-name="T1088">то </text:span><text:span text:style-name="T1087">вывести("да");<text:line-break/> <text:s text:c="3"/>если нету(м[10]) </text:span><text:span text:style-name="T1088">то </text:span><text:span text:style-name="T1087">вывести("</text:span><text:span text:style-name="T1088">нет</text:span><text:span text:style-name="T1087">"); // </text:span><text:span text:style-name="T1088">будет выведено "нет"</text:span><text:line-break/>окончание;</text:p>
      <text:p text:style-name="P40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6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<text:soft-page-break/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7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8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8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8">НеверныйИндекс</text:span></text:span>.</text:p>
      <text:h text:style-name="P835" text:outline-level="4">Процедура <text:span text:style-name="T1424">очистить</text:span>()</text:h>
      <text:p text:style-name="P509"><text:span text:style-name="T312">процедура</text:span> <text:span text:style-name="T1424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4">все </text:span><text:span text:style-name="T320">элементы из массива</text:span>.</text:p>
      <text:h text:style-name="P742" text:outline-level="3">Словари</text:h>
      <text:h text:style-name="P833" text:outline-level="4">Конструкции есть() и нету()</text:h>
      <text:p text:style-name="P405"><text:span text:style-name="T1087">переменная<text:line-break/> <text:s text:c="3"/></text:span><text:span text:style-name="T1089">сл</text:span><text:span text:style-name="T1087">: </text:span><text:span text:style-name="T1089">словарь</text:span><text:span text:style-name="T1087"> целых </text:span><text:span text:style-name="T1089">ключ строка</text:span><text:span text:style-name="T1087">;<text:line-break/>н</text:span>ачало<text:line-break/> <text:s text:c="3"/><text:span text:style-name="T1090">сл["первый"] := 10;</text:span><text:line-break/> <text:s text:c="3"/><text:span text:style-name="T1087">если есть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да"); <text:s/>// </text:span><text:span text:style-name="T1088">будет выведено "</text:span><text:span text:style-name="T1090">да</text:span><text:span text:style-name="T1088">"</text:span><text:span text:style-name="T1087"><text:line-break/> <text:s text:c="3"/>если нету(</text:span><text:span text:style-name="T1089">сл</text:span><text:span text:style-name="T1087">["</text:span><text:span text:style-name="T1089">первый</text:span><text:span text:style-name="T1087">"]) </text:span><text:span text:style-name="T1088">то </text:span><text:span text:style-name="T1087">вывести("</text:span><text:span text:style-name="T1088">нет</text:span><text:span text:style-name="T1087">");</text:span><text:line-break/>окончание;</text:p>
      <text:p text:style-name="Text_20_body"><text:span text:style-name="T1088">Эти конструкции выглядят как функции, но фактически ими не являются. Конструкция </text:span><text:span text:style-name="Source_20_Text"><text:span text:style-name="T1088">есть()</text:span></text:span><text:span text:style-name="T1088"> имеет истинное значение, если существует указанный в скобках элемент </text:span><text:span text:style-name="T1091">словаря</text:span><text:span text:style-name="T1088"> — т.е., если </text:span><text:span text:style-name="T1091">в словаре есть </text:span><text:span text:style-name="T1088">указанный </text:span><text:span text:style-name="T1091">ключ</text:span><text:span text:style-name="T1088">. Конструкция </text:span><text:span text:style-name="Source_20_Text"><text:span text:style-name="T1088">нету()</text:span></text:span><text:span text:style-name="T1088"> имеет истинное значение в противоположном случае.</text:span></text:p>
      <text:h text:style-name="P836" text:outline-level="4"><text:soft-page-break/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37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9">ключ</text:span></text:span>. <text:span text:style-name="T330">Если передано </text:span><text:span text:style-name="Source_20_Text"><text:span text:style-name="T819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37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37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0">НеверныйКлюч</text:span></text:span><text:span text:style-name="T342">.</text:span></text:p>
      <text:h text:style-name="P838" text:outline-level="4">Процедура <text:span text:style-name="T1425">очистить</text:span>()</text:h>
      <text:p text:style-name="P510"><text:span text:style-name="T312">процедура</text:span> <text:span text:style-name="T1425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5">все ключи и </text:span><text:span text:style-name="T1426">соответствующие им </text:span><text:span text:style-name="T1425">значения.</text:span></text:p>
      <text:h text:style-name="P745" text:outline-level="3">Числа</text:h>
      <text:h text:style-name="P839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40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<text:soft-page-break/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41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8">НеверноеЧисло</text:span></text:span>.</text:p>
      <text:h text:style-name="P842" text:outline-level="4">Функци<text:span text:style-name="T441">я</text:span> <text:span text:style-name="T1924">окр</text:span>()</text:h>
      <text:p text:style-name="P681">функция <text:span text:style-name="T1924">окр</text:span><text:span text:style-name="T437">(</text:span><text:span text:style-name="T442">вх </text:span><text:span text:style-name="T437">число: дробное; </text:span><text:span text:style-name="T1924">вх знаков: целое</text:span><text:span text:style-name="T437">)</text:span>: <text:span text:style-name="T446">дробное</text:span>;</text:p>
      <text:p text:style-name="P162">Возвращает <text:span text:style-name="T1924">дробное число, округлённое до указанного количества </text:span><text:span text:style-name="Source_20_Text"><text:span text:style-name="T1924">знаков</text:span></text:span> <text:span text:style-name="T1925">после запятой. </text:span><text:span text:style-name="T1926">Количество </text:span><text:span text:style-name="Source_20_Text"><text:span text:style-name="T1925">знаков</text:span></text:span><text:span text:style-name="T1925"> может быть отрицательным — в этом случае </text:span><text:span text:style-name="T1927">число</text:span><text:span text:style-name="T1925"> будет округлено до десятков, сотен и т.п.</text:span></text:p>
      <text:h text:style-name="P842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43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79">вх </text:span>число: дробное): дробное;</text:p>
      <text:p text:style-name="P167">Возвращает синус переданного числа.</text:p>
      <text:h text:style-name="P844" text:outline-level="4">Функция <text:span text:style-name="T449">cos</text:span>()</text:h>
      <text:p text:style-name="P163">функция <text:span text:style-name="T449">cos</text:span>(<text:span text:style-name="T1879">вх </text:span>число: дробное): дробное;</text:p>
      <text:p text:style-name="P168">Возвращает <text:span text:style-name="T449">ко</text:span>синус переданного числа.</text:p>
      <text:h text:style-name="P845" text:outline-level="4">Функция <text:span text:style-name="T450">tg</text:span>()</text:h>
      <text:p text:style-name="P164">функция <text:span text:style-name="T450">tg</text:span>(<text:span text:style-name="T1879">вх </text:span>число: дробное): дробное;</text:p>
      <text:p text:style-name="P169">Возвращает <text:span text:style-name="T450">тангенс</text:span> переданного числа.</text:p>
      <text:h text:style-name="P846" text:outline-level="4">Функция <text:span text:style-name="T451">arc</text:span>sin()</text:h>
      <text:p text:style-name="P165">функция <text:span text:style-name="T451">arc</text:span>sin(<text:span text:style-name="T1880">вх </text:span>число: дробное): дробное;</text:p>
      <text:p text:style-name="P170"><text:soft-page-break/>Возвращает <text:span text:style-name="T451">арк</text:span>синус переданного числа.</text:p>
      <text:h text:style-name="P846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81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46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81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47" text:outline-level="4">Функция <text:span text:style-name="T452">ln</text:span>()</text:h>
      <text:p text:style-name="P166">функция <text:span text:style-name="T452">ln</text:span>(<text:span text:style-name="T1882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47" text:outline-level="4">Функция <text:span text:style-name="T452">exp</text:span>()</text:h>
      <text:p text:style-name="P166">функция <text:span text:style-name="T452">exp</text:span>(<text:span text:style-name="T1882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48" text:outline-level="4">Функция <text:span text:style-name="T521">случайное</text:span>()</text:h>
      <text:p text:style-name="P199">функция <text:span text:style-name="T521">случайное</text:span>(<text:span text:style-name="T1883">вх </text:span><text:span text:style-name="T521">макс</text:span>: <text:span text:style-name="T521">целое</text:span>): <text:span text:style-name="T521">целое</text:span>;</text:p>
      <text:p text:style-name="P200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3">псевдо</text:span><text:span text:style-name="T526">случайных чисел инициализируется при первом обращении к функции.</text:span></text:p>
      <text:h text:style-name="P743" text:outline-level="3">Моменты</text:h>
      <text:h text:style-name="Heading_20_4" text:outline-level="4">Функци<text:span text:style-name="T940">я</text:span> дата()</text:h>
      <text:p text:style-name="P332">функция дата<text:span text:style-name="T1411">()</text:span>: момент;<text:line-break/><text:span text:style-name="T928">функция дата(</text:span><text:span text:style-name="T1884">вх </text:span><text:span text:style-name="T928">м: момент): момент;</text:span></text:p>
      <text:p text:style-name="P97">Возвращает значение <text:span text:style-name="T930">переданного момента</text:span> с <text:span text:style-name="T930">обнулённ</text:span><text:span text:style-name="T932">ым временем</text:span> — <text:span text:style-name="T931">т. е., только </text:span><text:span text:style-name="T932">дату</text:span>. <text:span text:style-name="T930">Если параметр не передан, возвращает текущ</text:span><text:span text:style-name="T932">ую дату</text:span><text:span text:style-name="T930">.</text:span></text:p>
      <text:h text:style-name="Heading_20_4" text:outline-level="4">Функция время()</text:h>
      <text:p text:style-name="P94">функция <text:span text:style-name="T325">время</text:span><text:span text:style-name="T1412">()</text:span>: момент;<text:line-break/>функция <text:span text:style-name="T929">время</text:span>(<text:span text:style-name="T1884">вх </text:span>м: момент): момент;</text:p>
      <text:p text:style-name="P93">Возвращает значение <text:span text:style-name="T930">переданного момента</text:span> с <text:span text:style-name="T930">обнулённой</text:span> датой — <text:span text:style-name="T931">т. е., только время</text:span>. <text:span text:style-name="T930">Если параметр не передан, возвращает текущ</text:span><text:span text:style-name="T931">ее время</text:span><text:span text:style-name="T930">.</text:span></text:p>
      <text:h text:style-name="Heading_20_4" text:outline-level="4"><text:soft-page-break/>Функция сейчас()</text:h>
      <text:p text:style-name="P99">функция <text:span text:style-name="T326">сейчас</text:span><text:span text:style-name="T1413">()</text:span>: момент;</text:p>
      <text:p text:style-name="P98">Возвращает значение те<text:span text:style-name="T854">ку</text:span>щего момента — дату и время.</text:p>
      <text:h text:style-name="P744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21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3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1">Не</text:span></text:span><text:span text:style-name="Source_20_Text"><text:span text:style-name="T822">верный</text:span></text:span><text:span text:style-name="Source_20_Text"><text:span text:style-name="T821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34" text:outline-level="4">Конструкции есть() и нету()</text:h>
      <text:p text:style-name="P676"><text:span text:style-name="T1087">переменная<text:line-break/> <text:s text:c="3"/></text:span><text:span text:style-name="T1887">с</text:span><text:span text:style-name="T1087">: </text:span><text:span text:style-name="T1887">строка</text:span><text:span text:style-name="T1087">;<text:line-break/>н</text:span>ачало<text:line-break/> <text:s text:c="3"/><text:span text:style-name="T1887">с := "АБВГ"</text:span><text:span text:style-name="T1780">;</text:span><text:line-break/> <text:s text:c="3"/><text:span text:style-name="T1087">если </text:span><text:span text:style-name="T1901">нету</text:span><text:span text:style-name="T1087">(</text:span><text:span text:style-name="T1887">с</text:span><text:span text:style-name="T1087">[10]) </text:span><text:span text:style-name="T1088">то </text:span><text:span text:style-name="T1087">вывести("</text:span><text:span text:style-name="T1901">нет</text:span><text:span text:style-name="T1087">"); // </text:span><text:span text:style-name="T1887">индекс за пределами длины строки</text:span><text:span text:style-name="T1087"><text:line-break/> <text:s text:c="3"/>если </text:span><text:span text:style-name="T1901">нету</text:span><text:span text:style-name="T1087">(</text:span><text:span text:style-name="T1887">с</text:span><text:span text:style-name="T1087">[</text:span><text:span text:style-name="T1887">3</text:span><text:span text:style-name="T1087">]) </text:span><text:span text:style-name="T1088">то </text:span><text:span text:style-name="T1087">вывести("</text:span><text:span text:style-name="T1901">нет</text:span><text:span text:style-name="T1087">"); <text:s/>// </text:span><text:span text:style-name="T1887">индекс не указывает на начало символа</text:span><text:line-break/><text:span text:style-name="T1087"> <text:s text:c="3"/>если </text:span><text:span text:style-name="T1887">есть</text:span><text:span text:style-name="T1087">(</text:span><text:span text:style-name="T1887">с</text:span><text:span text:style-name="T1087">[</text:span><text:span text:style-name="T1887">4</text:span><text:span text:style-name="T1087">]) </text:span><text:span text:style-name="T1088">то </text:span><text:span text:style-name="T1087">вывести("</text:span><text:span text:style-name="T1887">да</text:span><text:span text:style-name="T1087">"); <text:s text:c="2"/>// </text:span><text:span text:style-name="T1887">будет выведено "да"</text:span><text:line-break/>окончание;</text:p>
      <text:p text:style-name="P401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8">символ в строке</text:span> — т.е., если указанный индекс принадлежит диапазону от 0 до длины <text:span text:style-name="T1888">строки</text:span> минус 1 <text:span text:style-name="T1888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49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2">ов</text:span>.</text:p>
      <text:p text:style-name="P18">Если передан параметр <text:span text:style-name="Source_20_Text"><text:span text:style-name="T81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3">ов</text:span>, не оказался разбит на части — <text:span text:style-name="T154">иначе</text:span> возникнет ошибка <text:span text:style-name="Source_20_Text"><text:span text:style-name="T768">НеверныйСимвол</text:span></text:span><text:span text:style-name="T161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50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3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4">НеверныйСимвол</text:span></text:span><text:span text:style-name="T125">.</text:span></text:p>
      <text:p text:style-name="P672"><text:span text:style-name="T1885">Эквивалентным вызову этой функции является </text:span><text:span text:style-name="T1886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8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5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8">В параметре <text:span text:style-name="Source_20_Text"><text:span text:style-name="T76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7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8">индекс</text:span></text:span><text:span text:style-name="T133"> и </text:span><text:span text:style-name="Source_20_Text"><text:span text:style-name="T828">максЦелое</text:span></text:span><text:span text:style-name="T133"> в параметре </text:span><text:span text:style-name="Source_20_Text"><text:span text:style-name="T828">кво</text:span></text:span><text:span text:style-name="T133">.</text:span></text:p>
      <text:h text:style-name="P853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5">индекс</text:span></text:span>. <text:span text:style-name="T138">Для получения позиции последнего символа в строке в параметре </text:span><text:span text:style-name="Source_20_Text"><text:span text:style-name="T829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</text:span><text:soft-page-break/><text:span text:style-name="T139">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9">В параметре <text:span text:style-name="Source_20_Text"><text:span text:style-name="T768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7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0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8">индекс</text:span></text:span><text:span text:style-name="T133"> и </text:span><text:span text:style-name="Source_20_Text"><text:span text:style-name="T828">кво</text:span></text:span><text:span text:style-name="T133">.</text:span></text:p>
      <text:p text:style-name="P36"><text:span text:style-name="T199">Примечание:</text:span> для <text:span text:style-name="T855">строки из </text:span>многобайтовых символов функция <text:span text:style-name="Source_20_Text"><text:span text:style-name="T768">след()</text:span></text:span> работает быстрее, чем <text:span text:style-name="Source_20_Text"><text:span text:style-name="T768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35">Если параметр <text:span text:style-name="Source_20_Text"><text:span text:style-name="T768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1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4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6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8">стр2</text:span></text:span> в конец строки <text:span text:style-name="Source_20_Text"><text:span text:style-name="T768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8">подстр</text:span></text:span> в указанную позицию строки <text:span text:style-name="Source_20_Text"><text:span text:style-name="T768">стр</text:span></text:span>, <text:span text:style-name="T165">так что символы из строки </text:span><text:span text:style-name="Source_20_Text"><text:span text:style-name="T832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2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2">индекс</text:span></text:span><text:span text:style-name="T165">. П</text:span>ри этом длина строки <text:span text:style-name="Source_20_Text"><text:span text:style-name="T768">стр</text:span></text:span> увеличивается на длину строки <text:span text:style-name="Source_20_Text"><text:span text:style-name="T768">подстр</text:span></text:span>.</text:p>
      <text:p text:style-name="P33"><text:span text:style-name="T167">Если переданный </text:span><text:span text:style-name="Source_20_Text"><text:span text:style-name="T833">индекс</text:span></text:span><text:span text:style-name="T167"> больше или равен длине </text:span><text:span text:style-name="Source_20_Text"><text:span text:style-name="T834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5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40"><text:soft-page-break/>Если строка содержит меньше <text:span text:style-name="T188">байт</text:span><text:span text:style-name="T906">ов</text:span> справа от индекса, чем передано в параметре <text:span text:style-name="Source_20_Text"><text:span text:style-name="T768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7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8">стр1</text:span></text:span><text:span text:style-name="T168"> </text:span>байты из <text:span text:style-name="Source_20_Text"><text:span text:style-name="T768">стр2</text:span></text:span>.</text:p>
      <text:p text:style-name="P41"><text:span text:style-name="T196">Из </text:span><text:span text:style-name="Source_20_Text"><text:span text:style-name="T835">стр2</text:span></text:span><text:span text:style-name="T196"> копируется </text:span><text:span text:style-name="T197">указанное </text:span><text:span text:style-name="Source_20_Text"><text:span text:style-name="T835">число</text:span></text:span><text:span text:style-name="T196"> байт</text:span><text:span text:style-name="T908">ов</text:span><text:span text:style-name="T196">, начиная от </text:span><text:span text:style-name="Source_20_Text"><text:span text:style-name="T835">индекс2</text:span></text:span><text:span text:style-name="T196">, включительно; </text:span><text:span text:style-name="T197">эти байты размещаются в </text:span><text:span text:style-name="Source_20_Text"><text:span text:style-name="T836">стр1</text:span></text:span><text:span text:style-name="T171">,</text:span><text:span text:style-name="T197"> начиная от </text:span><text:span text:style-name="Source_20_Text"><text:span text:style-name="T836">индекс</text:span></text:span><text:span text:style-name="T197">, и заменяют собой байты, которые раньше находились в </text:span><text:span text:style-name="Source_20_Text"><text:span text:style-name="T836">стр1</text:span></text:span><text:span text:style-name="T197"> в этих позициях. Если длины </text:span><text:span text:style-name="Source_20_Text"><text:span text:style-name="T836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8">число</text:span></text:span>, то копируются все байты от <text:span text:style-name="Source_20_Text"><text:span text:style-name="T768">индекс2</text:span></text:span> до конца <text:span text:style-name="Source_20_Text"><text:span text:style-name="T768">стр2</text:span></text:span>. Если не передан <text:span text:style-name="Source_20_Text"><text:span text:style-name="T768">индекс2</text:span></text:span>, то копируется вся <text:span text:style-name="Source_20_Text"><text:span text:style-name="T768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8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8">что</text:span></text:span> в строке <text:span text:style-name="Source_20_Text"><text:span text:style-name="T768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7">начИдкс</text:span></text:span><text:span text:style-name="T218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8">учтРегистр</text:span></text:span> передано <text:span text:style-name="Source_20_Text"><text:span text:style-name="T768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54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8">число</text:span></text:span> байт<text:span text:style-name="T909">ов</text:span>, начиная с переданного индекса, на байты из строки <text:span text:style-name="Source_20_Text"><text:span text:style-name="T768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8">индекс</text:span></text:span> и <text:span text:style-name="Source_20_Text"><text:span text:style-name="T76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8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2">В качестве аргументов допустимы значения простых типов или одномерные массивы простых типов. </text:span><text:span text:style-name="T1543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7">должны быть указаны</text:span> в шаблон<text:span text:style-name="T856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3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8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59" text:outline-level="5"><text:soft-page-break/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8">hh</text:span><text:span text:style-name="T269">:</text:span><text:span text:style-name="T858">mm</text:span><text:span text:style-name="T269">:</text:span><text:span text:style-name="T858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4"/>
      <text:p text:style-name="P174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4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4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<text:soft-page-break/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51" text:outline-level="4"><text:span text:style-name="T157">Функция </text:span><text:span text:style-name="T933">загл</text:span>()</text:h>
      <text:p text:style-name="P333">функция <text:span text:style-name="T933">загл</text:span>(вх стр: строка): <text:span text:style-name="T933">строка</text:span>;</text:p>
      <text:p text:style-name="P24"><text:span text:style-name="T934">Возвращает строку, в которой все строчные буквы заменены на прописные</text:span>.</text:p>
      <text:h text:style-name="P852" text:outline-level="4"><text:span text:style-name="T157">Функция </text:span><text:span text:style-name="T934">строч</text:span>()</text:h>
      <text:p text:style-name="P324">функция <text:span text:style-name="T934">строч</text:span>(вх стр: строка): <text:span text:style-name="T933">строка</text:span>;</text:p>
      <text:p text:style-name="P25"><text:span text:style-name="T934">Возвращает строку, в которой все прописные буквы заменены на строчные</text:span>.</text:p>
      <text:h text:style-name="P744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4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5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46" text:outline-level="3">Разное</text:h>
      <text:h text:style-name="P855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5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5">пусто</text:span></text:span><text:span text:style-name="T935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701">Приостанавливает выполнение программы на переданное число миллисекунд.</text:p>
      <text:h text:style-name="P856" text:outline-level="4"><text:soft-page-break/><text:span text:style-name="T2011">Функция</text:span> <text:span text:style-name="T2011">имя_программы</text:span><text:span text:style-name="T453">()</text:span></text:h>
      <text:p text:style-name="P700"><text:span text:style-name="T2011">функция</text:span> <text:span text:style-name="T2011">имя_программы</text:span>(): <text:span text:style-name="T2011">строка</text:span>;</text:p>
      <text:p text:style-name="P702"><text:span text:style-name="T2011">Возвращает имя </text:span><text:span text:style-name="T2012">выполняемой </text:span><text:span text:style-name="T2011">программы. </text:span><text:span text:style-name="T2012">И</text:span><text:span text:style-name="T2011">мя </text:span><text:span text:style-name="T2012">программы указывается в заголовке программы</text:span><text:span text:style-name="T2011"> после ключевого слова </text:span><text:span text:style-name="Source_20_Text"><text:span text:style-name="T2011">программа</text:span></text:span><text:span text:style-name="T2011"> или </text:span><text:span text:style-name="Source_20_Text"><text:span text:style-name="T2011">задача</text:span></text:span>.</text:p>
      <text:h text:style-name="P856" text:outline-level="4"><text:span text:style-name="T2011">Функция</text:span> <text:span text:style-name="T2011">имя_практикума</text:span><text:span text:style-name="T453">()</text:span></text:h>
      <text:p text:style-name="P700"><text:span text:style-name="T2011">функция</text:span> <text:span text:style-name="T2011">имя_практикума</text:span>(): <text:span text:style-name="T2011">строка</text:span>;</text:p>
      <text:p text:style-name="P702"><text:span text:style-name="T2011">Возвращает имя учебного курса, если программа представляет собой решение задачи из Практикума. Имя учебного курса указывается в заголовке программы после ключевого слова </text:span><text:span text:style-name="Source_20_Text"><text:span text:style-name="T2011">практикум</text:span></text:span>.</text:p>
      <text:h text:style-name="P730" text:outline-level="2"><text:span text:style-name="T1863">Терм</text:span><text:span text:style-name="T1869">инал</text:span><text:span text:style-name="T1863"> — у</text:span><text:span text:style-name="T504">правление</text:span><text:span text:style-name="T1862"> терминалом</text:span></text:h>
      <text:p text:style-name="P667">Модуль <text:span text:style-name="Source_20_Text">Терминал</text:span> содержит библиотеку управления текстовым терминалом.</text:p>
      <text:p text:style-name="P178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4">Эти функции могут не работать или о</text:span><text:span text:style-name="T485">собенности </text:span><text:span text:style-name="T734">их </text:span><text:span text:style-name="T485">работы могут </text:span><text:span text:style-name="T735">раз</text:span><text:span text:style-name="T485">личаться в зависимости от реализации терминала, используемого для запуска программы.</text:span></text:p>
      <text:h text:style-name="P747" text:outline-level="3">Константы</text:h>
      <text:p text:style-name="P299"><text:span text:style-name="T751">к</text:span><text:span text:style-name="T732">онстанты<text:line-break/> <text:s text:c="3"/>// </text:span><text:span text:style-name="T750">Идентификаторы стандартных потоков<text:line-break/> <text:s text:c="3"/></text:span><text:span text:style-name="T752">идС</text:span><text:span text:style-name="T750">тдВывод = 1;<text:line-break/> <text:s text:c="3"/></text:span><text:span text:style-name="T752">идС</text:span><text:span text:style-name="T750">тдСообщ = 2;</text:span><text:span text:style-name="T732"><text:line-break/> <text:s text:c="3"/>// </text:span><text:span text:style-name="T749">Режимы терминала<text:line-break/> <text:s text:c="3"/>трКанон = нет;<text:line-break/> <text:s text:c="3"/>трСквозной = да;</text:span></text:p>
      <text:p text:style-name="P299"><text:span text:style-name="T751">константы</text:span><text:span text:style-name="T749"><text:line-break/></text:span> <text:s text:c="3"/>// <text:span text:style-name="T749">Стили шрифта</text:span><text:line-break/> <text:s text:c="3"/><text:span text:style-name="T732">стшЖирный <text:s/>= </text:span>1; // жирный шрифт<text:line-break/> <text:s text:c="3"/><text:span text:style-name="T732">стшКурсив <text:s/>= </text:span>2; // курсив<text:line-break/> <text:s text:c="3"/><text:span text:style-name="T732">стшПодчерк = </text:span>4; // одинарное подчёркивание<text:line-break/> <text:s text:c="3"/><text:span text:style-name="T732">стшЗачерк <text:s/>= </text:span>8; // <text:span text:style-name="T733">за</text:span>чёркнутый текст</text:p>
      <text:h text:style-name="P748" text:outline-level="3">Процедура <text:span text:style-name="T1870">режимТ</text:span><text:span text:style-name="T502">ерминал</text:span><text:span text:style-name="T1870">а</text:span><text:span text:style-name="T487">()</text:span></text:h>
      <text:p text:style-name="P196"><text:span text:style-name="T473">процедура </text:span><text:span text:style-name="T1870">режимТ</text:span><text:span text:style-name="T502">ерминал</text:span><text:span text:style-name="T1870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6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6"><text:span text:style-name="T502">Параметр </text:span><text:span text:style-name="Source_20_Text"><text:span text:style-name="T848">поток</text:span></text:span><text:span text:style-name="T502"> может иметь одно из двух значений: </text:span><text:span text:style-name="Source_20_Text"><text:span text:style-name="T807">идСтдВывод</text:span></text:span><text:span text:style-name="T502"> — стандартный поток вывода, </text:span><text:span text:style-name="Source_20_Text"><text:span text:style-name="T807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7">Если параметр <text:span text:style-name="Source_20_Text"><text:span text:style-name="T768">сквозной</text:span></text:span> имеет значение <text:span text:style-name="Source_20_Text"><text:span text:style-name="T80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48" text:outline-level="3"><text:soft-page-break/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5">Устанавливает размер<text:span text:style-name="T497">ы</text:span> окна терминала. <text:span text:style-name="T498">Параметр </text:span><text:span text:style-name="Source_20_Text"><text:span text:style-name="T809">горз</text:span></text:span><text:span text:style-name="T498"> означает количество символов по горизонтали, а параметр </text:span><text:span text:style-name="Source_20_Text"><text:span text:style-name="T809">верт</text:span></text:span><text:span text:style-name="T498"> — количество строк по вертикали.</text:span></text:p>
      <text:h text:style-name="P749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5">()</text:span>;</text:p>
      <text:p text:style-name="Text_20_body">Очищает <text:span text:style-name="T485">экран, </text:span><text:span text:style-name="T1421">используя установленный цвет шрифта и фона</text:span><text:span text:style-name="T485">.</text:span></text:p>
      <text:h text:style-name="Heading_20_3" text:outline-level="3"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5">Очищает указанную часть строки <text:span text:style-name="T1801">от</text:span> позиции курсора, <text:span text:style-name="T486">используя установленный цвет </text:span><text:span text:style-name="T1421">шрифта и </text:span><text:span text:style-name="T486">фона</text:span>. Если переданное значение <text:span text:style-name="Source_20_Text"><text:span text:style-name="T768">где</text:span></text:span> отрицательно, очищает строку слева от курсора, включая позицию курсора. Если <text:span text:style-name="Source_20_Text"><text:span text:style-name="T76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50" text:outline-level="3">Процедура курсор()</text:h>
      <text:p text:style-name="Исходный_20_код">процедура курсор(вх горз, верт: целое);</text:p>
      <text:p text:style-name="P179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52" text:outline-level="3">Процедура курсорГорз()</text:h>
      <text:p text:style-name="P193">процедура курсор<text:span text:style-name="T479">Горз</text:span>(вх горз: целое);</text:p>
      <text:p text:style-name="P18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55" text:outline-level="3">Процедура курсорВерт()</text:h>
      <text:p text:style-name="P193">процедура курсор<text:span text:style-name="T479">Верт</text:span>(вх верт: целое);</text:p>
      <text:p text:style-name="P182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51" text:outline-level="3">Процедура <text:span text:style-name="T1401">подвинутьК</text:span>урсор()</text:h>
      <text:p text:style-name="P503">процедура <text:span text:style-name="T1401">подвинутьК</text:span>урсор(вх горз, верт: целое);</text:p>
      <text:p text:style-name="P180"><text:span text:style-name="T1402">Сдвигает</text:span> курсор <text:span text:style-name="T1402">на указанное количество строк и/или столбцов относительно текущей позиции</text:span>. <text:span text:style-name="T1402">Положительные значения параметров </text:span><text:span text:style-name="Source_20_Text"><text:span text:style-name="T1402">горз</text:span></text:span><text:span text:style-name="T1402"> и </text:span><text:span text:style-name="Source_20_Text"><text:span text:style-name="T1402">верт</text:span></text:span><text:span text:style-name="T1402"> сдвигают курсор вправо и вниз, а отрицательные — влево и вверх</text:span><text:span text:style-name="T488">.</text:span></text:p>
      <text:h text:style-name="P753" text:outline-level="3"><text:soft-page-break/>Процедура <text:span text:style-name="T1397">запомнитьКурсор</text:span>()</text:h>
      <text:p text:style-name="P501">процедура <text:span text:style-name="T1397">запомнитьКурсор</text:span>();</text:p>
      <text:p text:style-name="P183"><text:span text:style-name="T1398">Запоминает текущую позицию курсора</text:span>. <text:span text:style-name="T1400">Для возврата курсора в сохранённую позицию используется процедура </text:span><text:span text:style-name="Source_20_Text"><text:span text:style-name="T1400">вернутьКурсор()</text:span></text:span><text:span text:style-name="T1400">.</text:span></text:p>
      <text:h text:style-name="P754" text:outline-level="3">Процедура <text:span text:style-name="T1399">вернуть</text:span><text:span text:style-name="T1397">Курсор</text:span>()</text:h>
      <text:p text:style-name="P502">процедура <text:span text:style-name="T1399">вернуть</text:span><text:span text:style-name="T1397">Курсор</text:span>();</text:p>
      <text:p text:style-name="P184"><text:span text:style-name="T1399">Возвращает курсор в позицию, которая была ранее сохранена </text:span><text:span text:style-name="T1400">вызовом процедуры</text:span><text:span text:style-name="T1399"> </text:span><text:span text:style-name="Source_20_Text"><text:span text:style-name="T1399">запомнитьКурсор()</text:span></text:span>.</text:p>
      <text:h text:style-name="P756" text:outline-level="3">Процедура скрытьКурсор()</text:h>
      <text:p text:style-name="P193">процедура <text:span text:style-name="T478">скрытьК</text:span>урсор<text:span text:style-name="T1406">()</text:span>;</text:p>
      <text:p text:style-name="P185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57" text:outline-level="3">Процедура показатьКурсор()</text:h>
      <text:p text:style-name="P194">процедура <text:span text:style-name="T478">показатьК</text:span>урсор<text:span text:style-name="T1406">()</text:span>;</text:p>
      <text:p text:style-name="P17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4">процедура цветФона(вх цвет: целое);</text:p>
      <text:p text:style-name="P186">Устанавливает цвет фона, который будет использоваться при следующих вызовах функций вывода текста, а также очистки строк.</text:p>
      <text:p text:style-name="P189">Параметр <text:span text:style-name="Source_20_Text"><text:span text:style-name="T768">цвет</text:span></text:span> может принимать значения от 0 до 255 и обозначает номер <text:span text:style-name="T1802">цвета </text:span><text:span text:style-name="T491">в 256-цветной палитре xTerm.</text:span></text:p>
      <text:h text:style-name="P758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7">Устанавливает цвет <text:span text:style-name="T492">шрифта</text:span>, который будет использоваться при следующих вызовах функций вывода текста.</text:p>
      <text:p text:style-name="P190">Параметр <text:span text:style-name="Source_20_Text"><text:span text:style-name="T768">цвет</text:span></text:span> может принимать значения от 0 до 255 и обозначает номер <text:span text:style-name="T1803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8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3">В параметре <text:span text:style-name="Source_20_Text">стиль</text:span> можно передать <text:span text:style-name="T1525">нуль, либо </text:span>одно или несколько значений констант <text:span text:style-name="Source_20_Text">с</text:span><text:span text:style-name="Source_20_Text"><text:span text:style-name="T152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6">т</text:span></text:span><text:span text:style-name="Source_20_Text">шЖирный | с</text:span><text:span text:style-name="Source_20_Text"><text:span text:style-name="T1526">т</text:span></text:span><text:span text:style-name="Source_20_Text">шКурсив</text:span> означает <text:soft-page-break/>жирный курсив, а выражение <text:span text:style-name="Source_20_Text">с</text:span><text:span text:style-name="Source_20_Text"><text:span text:style-name="T1526">т</text:span></text:span><text:span text:style-name="Source_20_Text">ш</text:span><text:span text:style-name="Source_20_Text"><text:span text:style-name="T1512">За</text:span></text:span><text:span text:style-name="Source_20_Text">черк | </text:span><text:span text:style-name="Source_20_Text"><text:span text:style-name="T1518">с</text:span></text:span><text:span text:style-name="Source_20_Text"><text:span text:style-name="T1526">т</text:span></text:span><text:span text:style-name="Source_20_Text"><text:span text:style-name="T1518">шПодчерк</text:span></text:span><text:span text:style-name="Source_20_Text"> </text:span><text:span text:style-name="Source_20_Text"><text:span text:style-name="T1518">| </text:span></text:span><text:span text:style-name="Source_20_Text">с</text:span><text:span text:style-name="Source_20_Text"><text:span text:style-name="T1526">т</text:span></text:span><text:span text:style-name="Source_20_Text">шКурсив</text:span> означает <text:span text:style-name="T1512">за</text:span>чёркнутый <text:span text:style-name="T1519">и подчёркнутый </text:span>курсив.</text:p>
      <text:h text:style-name="Heading_20_3" text:outline-level="3">Процедура <text:span text:style-name="T495">сбросить</text:span>Атрибуты()</text:h>
      <text:p text:style-name="P195">процедура <text:span text:style-name="T496">сбросить</text:span><text:span text:style-name="T484">А</text:span><text:span text:style-name="T483">трибуты</text:span><text:span text:style-name="T1407">()</text:span>;</text:p>
      <text:p text:style-name="P19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5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2"><text:span text:style-name="T494">Параметры </text:span><text:span text:style-name="Source_20_Text"><text:span text:style-name="T810">кр</text:span></text:span><text:span text:style-name="T494">, </text:span><text:span text:style-name="Source_20_Text"><text:span text:style-name="T810">зел</text:span></text:span><text:span text:style-name="T494"> и </text:span><text:span text:style-name="Source_20_Text"><text:span text:style-name="T810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59" text:outline-level="3">Функция прочестьСимвол()</text:h>
      <text:p text:style-name="P653">функция прочестьСимвол<text:span text:style-name="T1408">()</text:span>: символ;</text:p>
      <text:p text:style-name="P660">Читает один символ из стандартного потока ввода и возвращает прочитанный символ.</text:p>
      <text:p text:style-name="P660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5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61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62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3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2">При этом функция </text:span><text:span text:style-name="Source_20_Text"><text:span text:style-name="T1332">естьСимвол()</text:span></text:span><text:span text:style-name="T1332"> всегда будет возвращать истинное значение.</text:span></text:p>
      <text:h text:style-name="P759" text:outline-level="3">Функция есть<text:span text:style-name="T578">Символ</text:span>()</text:h>
      <text:p text:style-name="P653">функция есть<text:span text:style-name="T578">Символ</text:span><text:span text:style-name="T1409">()</text:span>: логическое;</text:p>
      <text:p text:style-name="P664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6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5">Если стандартный поток ввода перенаправлен на файл, эта функция всегда возвращает истинное значение.</text:p>
      <text:h text:style-name="P731" text:outline-level="2"><text:soft-page-break/><text:span text:style-name="T1864">Файлы — ф</text:span>айловый ввод-вывод</text:h>
      <text:p text:style-name="P668">Модуль <text:span text:style-name="Source_20_Text">Файлы</text:span> содержит библиотеку файлового ввода-вывода.</text:p>
      <text:h text:style-name="P760" text:outline-level="3">Типы</text:h>
      <text:p text:style-name="P355">тип<text:line-break/> <text:s text:c="3"/>// <text:span text:style-name="T972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2">= структура<text:line-break/> <text:s text:c="7"/>имя: строка; <text:s text:c="4"/>// </text:span><text:span text:style-name="T973">имя файла</text:span><text:span text:style-name="T972"><text:line-break/> <text:s text:c="7"/>размер: целое; <text:s text:c="2"/>// </text:span><text:span text:style-name="T973">размер в байтах</text:span><text:span text:style-name="T972"><text:line-break/> <text:s text:c="7"/>атрибуты: целое; // </text:span><text:span text:style-name="T973">атрибуты, объединённые побитовым ИЛИ</text:span><text:span text:style-name="T972"><text:line-break/> <text:s text:c="7"/>возраст: момент; // </text:span><text:span text:style-name="T973">дата и время последней модификации</text:span><text:span text:style-name="T972"><text:line-break/> <text:s text:c="3"/>конец;</text:span></text:p>
      <text:h text:style-name="Heading_20_3" text:outline-level="3">Константы</text:h>
      <text:p text:style-name="P276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6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</text:span><text:span text:style-name="T970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54"/>
      <text:p text:style-name="P354"><text:span text:style-name="T683">константы<text:line-break/></text:span><text:span text:style-name="T681"> <text:s text:c="3"/>// режим</text:span><text:span text:style-name="T1444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6"/>
      <text:p text:style-name="P277"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7"/>
      <text:p text:style-name="P278">константы<text:line-break/> <text:s text:c="3"/>// <text:span text:style-name="T960">атрибуты файлов</text:span><text:line-break/> <text:s text:c="3"/><text:span text:style-name="T961">фаТолькоЧтение</text:span> = $00000001;</text:p>
      <text:p text:style-name="P278"><text:s text:c="4"/><text:span text:style-name="T961">фаСкрытый</text:span> <text:s text:c="5"/>= $00000002;</text:p>
      <text:p text:style-name="P278"><text:s text:c="4"/><text:span text:style-name="T961">фаСистемный</text:span> <text:s text:c="3"/>= $00000004;</text:p>
      <text:p text:style-name="P278"><text:s text:c="4"/><text:span text:style-name="T961">фаМеткаТома</text:span> <text:s text:c="3"/>= $00000008;</text:p>
      <text:p text:style-name="P278"><text:s text:c="4"/><text:span text:style-name="T961">фаКаталог</text:span> <text:s text:c="5"/>= $00000010;</text:p>
      <text:p text:style-name="P278"><text:s text:c="4"/><text:span text:style-name="T961">фаАрхивный</text:span> <text:s text:c="4"/>= $00000020;</text:p>
      <text:p text:style-name="P278"><text:s text:c="4"/><text:span text:style-name="T961">фаНормальный</text:span> <text:s text:c="2"/>= $00000080;</text:p>
      <text:p text:style-name="P278"><text:s text:c="4"/><text:span text:style-name="T961">фаВременный</text:span> <text:s text:c="3"/>= $00000100;</text:p>
      <text:p text:style-name="P278"><text:s text:c="4"/><text:span text:style-name="T961">фаСимвСсылка</text:span> <text:s text:c="2"/>= $00000400;</text:p>
      <text:p text:style-name="P278"><text:s text:c="4"/><text:span text:style-name="T961">фаСжатый</text:span> <text:s text:c="6"/>= $00000800;</text:p>
      <text:p text:style-name="P278"><text:s text:c="4"/><text:span text:style-name="T961">фаШифрованный</text:span> <text:s/>= $00004000;</text:p>
      <text:p text:style-name="P278"><text:s text:c="4"/><text:span text:style-name="T961">фаВиртуальный</text:span> <text:s/>= $00010000;</text:p>
      <text:h text:style-name="P761" text:outline-level="3"><text:soft-page-break/><text:span text:style-name="T699">Ф</text:span>ункция <text:span text:style-name="T679">файл</text:span><text:span text:style-name="T701">Создать</text:span>()</text:h>
      <text:p text:style-name="P285">функция файл<text:span text:style-name="T703">Создать</text:span>(вх <text:span text:style-name="T698">типФайла</text:span>: целое; вх <text:span text:style-name="T2026">путь</text:span>: строка; вх <text:span text:style-name="T702">режим</text:span>: целое): <text:span text:style-name="T685">объект</text:span>;</text:p>
      <text:p text:style-name="P290">Создаёт новый файл с указанным именем в режиме чтения и записи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файл будет создан в текущем каталоге.</text:span></text:p>
      <text:p text:style-name="P290">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8">ОшибкаВводаВывода</text:span></text:span>.</text:p>
      <text:p text:style-name="P296">Параметр <text:span text:style-name="Source_20_Text"><text:span text:style-name="T768">тип</text:span></text:span><text:span text:style-name="Source_20_Text"><text:span text:style-name="T811">Файла</text:span></text:span> означает тип данных создаваемого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8">Параметр <text:span text:style-name="Source_20_Text"><text:span text:style-name="T76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8">фсдХХХХ</text:span></text:span>.</text:p>
      <text:p text:style-name="P288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59">Успешно с</text:span>озданный файл должен быть закрыт вызовом <text:span text:style-name="T1432">процедуры</text:span> <text:span text:style-name="Source_20_Text"><text:span text:style-name="T768">файлЗакрыть()</text:span></text:span>.</text:p>
      <text:h text:style-name="P762" text:outline-level="3"><text:span text:style-name="T699">Ф</text:span>ункция <text:span text:style-name="T679">файлОткрыть</text:span>()</text:h>
      <text:p text:style-name="P300">функция файлОткрыть(вх <text:span text:style-name="T698">типФайла</text:span>: целое; вх <text:span text:style-name="T2051">путь</text:span>: строка; вх р<text:span text:style-name="T695">е</text:span>ж<text:span text:style-name="T696">им</text:span>: целое): <text:span text:style-name="T685">объект</text:span>;</text:p>
      <text:p text:style-name="P291">Открывает существующий файл с указанным именем <text:span text:style-name="T862">и устанавливает позицию чтения-записи в начало файла</text:span>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28">будет открыт </text:span><text:span text:style-name="T2027">файл в текущем каталоге.</text:span></text:p>
      <text:p text:style-name="P291">Если файл с таким именем не существует, а также при других ошибках, создаётся исключение <text:span text:style-name="Source_20_Text"><text:span text:style-name="T768">ОшибкаВводаВывода</text:span></text:span>.</text:p>
      <text:p text:style-name="P297">Параметр <text:span text:style-name="Source_20_Text"><text:span text:style-name="T768">тип</text:span></text:span><text:span text:style-name="Source_20_Text"><text:span text:style-name="T811">Файла</text:span></text:span> означает тип данных <text:span text:style-name="T766">открываемого</text:span>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7">Параметр <text:span text:style-name="Source_20_Text"><text:span text:style-name="T76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7">открытому</text:span> файлу со стороны других процессов. <text:span text:style-name="T753">Для этого используются константы </text:span><text:span text:style-name="Source_20_Text"><text:span text:style-name="T813">фрдХХХХ</text:span></text:span><text:span text:style-name="T754"> и </text:span><text:span text:style-name="Source_20_Text"><text:span text:style-name="T813">фсдХХХХ</text:span></text:span><text:span text:style-name="T754">, которые можно комбинировать </text:span><text:span text:style-name="T755">с помощью операции побитового «ИЛИ». </text:span><text:span text:style-name="T75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4">режим</text:span></text:span><text:span text:style-name="T756"> выражение </text:span><text:span text:style-name="Source_20_Text"><text:span text:style-name="T756">фрдЧтение | фрдЗапись | фсдЧтение</text:span></text:span><text:span text:style-name="T756">.</text:span></text:p>
      <text:p text:style-name="P289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8">Успе</text:span><text:span text:style-name="T759">ш</text:span><text:span text:style-name="T758">но о</text:span><text:span text:style-name="T757">ткрытый</text:span> файл должен быть закрыт вызовом <text:span text:style-name="T1433">процедуры</text:span> <text:span text:style-name="Source_20_Text"><text:span text:style-name="T768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60">в</text:span>ает <text:span text:style-name="T760">файл, открытый вызовом функции </text:span><text:span text:style-name="Source_20_Text"><text:span text:style-name="T815">файлСоздать()</text:span></text:span><text:span text:style-name="T760"> или </text:span><text:span text:style-name="Source_20_Text"><text:span text:style-name="T815">файлОткрыть()</text:span></text:span><text:span text:style-name="T760">, и присваивает значение </text:span><text:span text:style-name="Source_20_Text"><text:span text:style-name="T815">пусто</text:span></text:span><text:span text:style-name="T760"> переданному объекту.</text:span></text:p>
      <text:p text:style-name="P294"><text:soft-page-break/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8">ОшибкаВыполнения</text:span></text:span>. Поэтому вызов этой функции желательно помещать в секцию <text:span text:style-name="Source_20_Text"><text:span text:style-name="T768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1">ф := файлОткрыть</text:span>(<text:span text:style-name="T761">фтТекст, "мой-файл.txt", фрдЗапись | фсдИсключить</text:span>);<text:line-break/> <text:s text:c="3"/><text:span text:style-name="T761">начало<text:line-break/> <text:s text:c="7"/></text:span><text:span text:style-name="T762">файлРазмер(ф, 0);</text:span><text:span text:style-name="T76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3">исключение<text:line-break/> <text:s text:c="7"/>когда </text:span><text:span text:style-name="T863">любое</text:span><text:span text:style-name="T763"> тогда сообщить("Ошибка при записи в файл.");</text:span><text:span text:style-name="T761"><text:line-break/> <text:s text:c="3"/>напоследок<text:line-break/> <text:s text:c="7"/>файлЗакрыть(ф);<text:line-break/> <text:s text:c="3"/>конец;<text:line-break/></text:span><text:span text:style-name="T763">исключение<text:line-break/> <text:s text:c="3"/>когда </text:span><text:span text:style-name="T863">любое</text:span><text:span text:style-name="T763"> тогда сообщить("Ошибка при открытии файла.");</text:span><text:line-break/><text:span text:style-name="T761">окончание</text:span>.</text:p>
      <text:h text:style-name="P763" text:outline-level="3"><text:span text:style-name="T699">Ф</text:span>ункция файл<text:span text:style-name="T700">Размер</text:span>()</text:h>
      <text:p text:style-name="P283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6"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2">Возвращает размер <text:span text:style-name="T859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1">При этом позиция чтения-записи будет установлена в конец файла.</text:span></text:p>
      <text:h text:style-name="P763" text:outline-level="3"><text:span text:style-name="T699">Ф</text:span>ункция файлПоз()</text:h>
      <text:p text:style-name="P279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0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3">Возвращает текущую позицию чтения-записи <text:span text:style-name="T860">для </text:span>переданного файла — <text:span text:style-name="T860">номер байта, считая от начала файла</text:span>. <text:span text:style-name="T860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7">ОшибкаВводаВывода</text:span></text:span><text:span text:style-name="T867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293600147" text:style-name="L18">
        <text:list-item>
          <text:p text:style-name="P896"><text:span text:style-name="Source_20_Text"><text:span text:style-name="T864">фпОтНачала</text:span></text:span><text:span text:style-name="T864"> — в </text:span><text:span text:style-name="Source_20_Text"><text:span text:style-name="T864">поз</text:span></text:span><text:span text:style-name="T864"> передан номер байта, считая от начала файла. </text:span><text:span text:style-name="T865">Это значение используется по умолчанию.</text:span></text:p>
        </text:list-item>
        <text:list-item>
          <text:p text:style-name="P897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97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699">П</text:span>роцедура файлПрочесть()</text:h>
      <text:p text:style-name="P315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7">Читает данные из переданного файла, начиная с текущей позиции чтения-записи, и <text:span text:style-name="T869">по порядку </text:span><text:span text:style-name="T880">присваивает</text:span> прочитанные значения переданны<text:span text:style-name="T880">м</text:span> параметр<text:span text:style-name="T880">ам</text:span>. Позиция чтения-записи сдвигается к концу файла <text:span text:style-name="T868">на число прочитанных байт</text:span><text:span text:style-name="T899">ов</text:span>. Если в файле недостаточно данных, чтобы <text:span text:style-name="T910">прочесть </text:span><text:span text:style-name="T868">все переданны</text:span><text:span text:style-name="T910">е</text:span><text:span text:style-name="T868"> параметр</text:span><text:span text:style-name="T910">ы</text:span><text:span text:style-name="T868">, возникает исключение </text:span><text:span text:style-name="Source_20_Text"><text:span text:style-name="T868">ОшибкаВводаВывода</text:span></text:span><text:span text:style-name="T868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7">иначе возникнет исключение </text:span><text:span text:style-name="Source_20_Text"><text:span text:style-name="T877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2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404255974" text:style-name="L19">
        <text:list-item>
          <text:p text:style-name="P898"><text:span text:style-name="Source_20_Text"><text:span text:style-name="T869">строка</text:span></text:span><text:span text:style-name="T86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8">число</text:span><text:span text:style-name="T86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900"><text:span text:style-name="Source_20_Text">объект</text:span> — значение этого типа не может быть прочитано из файла. При попытке чтения возник<text:span text:style-name="T876">н</text:span>ет исключение <text:span text:style-name="Source_20_Text">НеверныйТип</text:span>.</text:p>
        </text:list-item>
        <text:list-item>
          <text:p text:style-name="P901"><text:span text:style-name="T17">д</text:span><text:span text:style-name="T1">ругие простые типы</text:span> — читает из файла <text:span text:style-name="T912">один или несколько байтов</text:span>, <text:span text:style-name="T911">в соответствии с</text:span> размер<text:span text:style-name="T91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03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4">текстового</text:span> файла, в зависимости от типа <text:span text:style-name="T893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738701438" text:style-name="L20">
        <text:list-item>
          <text:p text:style-name="P907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907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907"><text:span text:style-name="Source_20_Text">объект</text:span> — <text:span text:style-name="T869">значение этого типа не может быть прочитано из файла. При попытке чтения возник</text:span><text:span text:style-name="T875">н</text:span><text:span text:style-name="T869">ет исключение </text:span><text:span text:style-name="Source_20_Text"><text:span text:style-name="T869">НеверныйТип</text:span></text:span><text:span text:style-name="T869">.</text:span></text:p>
        </text:list-item>
        <text:list-item>
          <text:p text:style-name="P909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3">возврата каретки, </text:span>перевода строки, либо до конца файла. <text:span text:style-name="T87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2">ОшибкаКонвертации</text:span></text:span><text:span text:style-name="T872">.</text:span></text:p>
        </text:list-item>
        <text:list-item>
          <text:p text:style-name="P906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6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8">Текущая позиция чтения-записи смещается к концу файла на число записанных байт</text:span><text:span text:style-name="T900">ов</text:span><text:span text:style-name="T898">. </text:span><text:span text:style-name="T881">При ошибках записи возник</text:span><text:span text:style-name="T927">а</text:span><text:span text:style-name="T881">ет исключение </text:span><text:span text:style-name="Source_20_Text"><text:span text:style-name="T881">ОшибкаВводаВывода</text:span></text:span><text:span text:style-name="T881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57" text:outline-level="4">Двоичный файл</text:h>
      <text:p text:style-name="P311">При <text:span text:style-name="T882">записи</text:span> данных <text:span text:style-name="T882">в</text:span> двоичн<text:span text:style-name="T882">ый</text:span> файл, в зависимости от типа <text:span text:style-name="T894">каждого </text:span><text:span text:style-name="T870">переданного </text:span>параметра, <text:span text:style-name="T890">процедура</text:span><text:span text:style-name="T889"> </text:span>выполня<text:span text:style-name="T889">ет</text:span> следующие действия:</text:p>
      <text:list xml:id="list234434232937589" text:continue-list="list404255974" text:style-name="L19">
        <text:list-item>
          <text:p text:style-name="P899"><text:span text:style-name="Source_20_Text"><text:span text:style-name="T869">строка</text:span></text:span><text:span text:style-name="T869"> — </text:span><text:span text:style-name="T883">записывает в файл </text:span><text:span text:style-name="T869">64-битное целое со знаком, представляющее собой длину строки в байтах. Затем, если </text:span><text:span text:style-name="T883">строка непустая</text:span><text:span text:style-name="T869">, </text:span><text:span text:style-name="T883">записывает</text:span><text:span text:style-name="T869"> </text:span><text:span text:style-name="T914">один или несколько</text:span><text:span text:style-name="T869"> байтов — </text:span><text:span text:style-name="T883">содержимое строки </text:span><text:span text:style-name="T884">в кодировке UTF-8</text:span><text:span text:style-name="T869">.</text:span></text:p>
        </text:list-item>
        <text:list-item>
          <text:p text:style-name="P902"><text:span text:style-name="T17">д</text:span><text:span text:style-name="T1">ругие простые типы</text:span> — <text:span text:style-name="T885">записывает в файл</text:span> <text:span text:style-name="T913">один или несколько</text:span> байт<text:span text:style-name="T901">ов</text:span>, <text:span text:style-name="T913">в соответствии с</text:span> размер<text:span text:style-name="T91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904"><text:span text:style-name="T17">с</text:span><text:span text:style-name="T1">оставные типы</text:span> — значения составных типов не могут быть <text:span text:style-name="T886">записаны в файл</text:span>.</text:p>
        </text:list-item>
      </text:list>
      <text:h text:style-name="P858" text:outline-level="4">Текстовый файл</text:h>
      <text:p text:style-name="P310">При <text:span text:style-name="T887">записи данных в текстовый файл</text:span>, в зависимости от типа <text:span text:style-name="T895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234435127837403" text:continue-numbering="true" text:style-name="L19">
        <text:list-item>
          <text:p text:style-name="P908"><text:span text:style-name="Source_20_Text">символ</text:span> — <text:span text:style-name="T888">записывает в файл</text:span> один символ в кодировке UTF-8.</text:p>
        </text:list-item>
        <text:list-item>
          <text:p text:style-name="P908"><text:span text:style-name="Source_20_Text">строка</text:span> — <text:span text:style-name="T889">записывает в файл символы в кодировке UTF-8, составляющие содержимое строки</text:span><text:span text:style-name="T879">. </text:span><text:span text:style-name="T889">Никакие дополнительные символы, свидетельствующие об окончании строки, </text:span><text:span text:style-name="T915">в</text:span><text:span text:style-name="T889"> файл не записываются.</text:span></text:p>
        </text:list-item>
        <text:list-item>
          <text:p text:style-name="P910"><text:span text:style-name="T16">д</text:span><text:span text:style-name="T1">ругие простые типы</text:span> — <text:span text:style-name="T889">записывает в файл </text:span><text:span text:style-name="T89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905"><text:span text:style-name="T16">с</text:span><text:span text:style-name="T1">оставные типы</text:span> — значения составных типов не могут быть <text:span text:style-name="T897">записаны в файл</text:span>.</text:p>
        </text:list-item>
      </text:list>
      <text:h text:style-name="P764" text:outline-level="3"><text:span text:style-name="T939">Функция</text:span> файл<text:span text:style-name="T936">Есть</text:span>()</text:h>
      <text:p text:style-name="Исходный_20_код"><text:span text:style-name="T937">функция</text:span> файлЕсть(вх <text:span text:style-name="T2029">путь</text:span>: строка): <text:span text:style-name="T937">логическое</text:span>;</text:p>
      <text:p text:style-name="P330">Возвращает истинное значение, если существует файл, <text:span text:style-name="T938">но не каталог,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30">функция проверяет наличие файла </text:span><text:span text:style-name="T2027">в текущем каталоге.</text:span></text:p>
      <text:p text:style-name="P706">В случае ошибок создаётся исключение <text:span text:style-name="Source_20_Text">ОшибкаВводаВывода</text:span>.</text:p>
      <text:h text:style-name="P765" text:outline-level="3"><text:span text:style-name="T939">Функция</text:span> файл<text:span text:style-name="T936">Есть</text:span><text:span text:style-name="T2014">Кат</text:span>()</text:h>
      <text:p text:style-name="P334"><text:span text:style-name="T937">функция</text:span> файл<text:span text:style-name="T2013">Есть</text:span><text:span text:style-name="T2014">Кат</text:span>(вх <text:span text:style-name="T2032">путь</text:span>: строка): <text:span text:style-name="T937">логическое</text:span>;</text:p>
      <text:p text:style-name="P331">Возвращает истинное значение, если существует <text:span text:style-name="T938">каталог</text:span> с указанным именем. <text:span text:style-name="T2027">В параметре </text:span><text:span text:style-name="Source_20_Text"><text:span text:style-name="T2027">путь</text:span></text:span><text:span text:style-name="T2027"> должно быть передано имя </text:span><text:span text:style-name="T2031">каталога</text:span><text:span text:style-name="T2027"> и, возможно, абсолютный или относительный путь к нему. Если путь не указан, </text:span><text:span text:style-name="T2031">функция проверяет наличие подкаталога в текущем каталоге</text:span><text:span text:style-name="T2027">.</text:span></text:p>
      <text:p text:style-name="P706">В случае ошибок создаётся исключение <text:span text:style-name="Source_20_Text">ОшибкаВводаВывода</text:span>.</text:p>
      <text:h text:style-name="P766" text:outline-level="3"><text:soft-page-break/><text:span text:style-name="T2017">Процедура</text:span> файл<text:span text:style-name="T2015">Созд</text:span><text:span text:style-name="T2014">Кат</text:span>()</text:h>
      <text:p text:style-name="P699"><text:span text:style-name="T2017">процедура</text:span> файл<text:span text:style-name="T2016">Созд</text:span><text:span text:style-name="T2014">Кат</text:span>(вх <text:span text:style-name="T2033">путь</text:span>: строка);</text:p>
      <text:p text:style-name="P327"><text:span text:style-name="T2018">Создаёт</text:span> <text:span text:style-name="T938">каталог</text:span> с указанным именем.</text:p>
      <text:p text:style-name="P703">В параметре <text:span text:style-name="Source_20_Text"><text:span text:style-name="T2034">путь</text:span></text:span> может быть передано только имя создаваемого каталога, либо полный путь к нему; относительный путь не допускается. Если передано только имя, то каталог будет создан в текущем каталоге; если передан полный путь, то каталог будет создан по указанному пути.</text:p>
      <text:p text:style-name="P703">В случае ошибок создаётся исключение <text:span text:style-name="Source_20_Text">ОшибкаВводаВывода</text:span>.</text:p>
      <text:h text:style-name="P767" text:outline-level="3"><text:span text:style-name="T2017">Процедура</text:span> файл<text:span text:style-name="T2019">Уд</text:span><text:span text:style-name="T2020">а</text:span><text:span text:style-name="T2019">л</text:span><text:span text:style-name="T2014">Кат</text:span>()</text:h>
      <text:p text:style-name="P707"><text:span text:style-name="T2017">процедура</text:span> файл<text:span text:style-name="T2020">Удал</text:span><text:span text:style-name="T2014">Кат</text:span>(вх <text:span text:style-name="T2035">путь</text:span>: строка);</text:p>
      <text:p text:style-name="P328"><text:span text:style-name="T2021">Удаляет</text:span> <text:span text:style-name="T938">каталог</text:span> с указанным именем.</text:p>
      <text:p text:style-name="P704">В параметре <text:span text:style-name="Source_20_Text"><text:span text:style-name="T2036">путь</text:span></text:span> может быть передано только имя <text:span text:style-name="T2021">удаляемого</text:span> каталога, либо полный путь к нему; относительный путь не допускается. Если передано только имя, то <text:span text:style-name="T2021">удаляемый каталог должен располагаться</text:span> в текущем каталоге; если передан полный путь, то <text:span text:style-name="T2021">будет удалён </text:span>каталог по указанному пути.</text:p>
      <text:p text:style-name="P704">В случае ошибок создаётся исключение <text:span text:style-name="Source_20_Text">ОшибкаВводаВывода</text:span>.</text:p>
      <text:h text:style-name="P768" text:outline-level="3"><text:span text:style-name="T2025">Функция</text:span> файл<text:span text:style-name="T2022">Тек</text:span><text:span text:style-name="T2014">Кат</text:span>()</text:h>
      <text:p text:style-name="P712"><text:span text:style-name="T2023">функция</text:span><text:span text:style-name="T2017"> файл</text:span><text:span text:style-name="T2023">Тек</text:span><text:span text:style-name="T2014">Кат</text:span><text:span text:style-name="T2017">():</text:span><text:span text:style-name="T2023"> строка</text:span><text:span text:style-name="T2017">;<text:line-break/></text:span><text:span text:style-name="T2023">функция</text:span> файл<text:span text:style-name="T2023">Тек</text:span><text:span text:style-name="T2014">Кат</text:span>(вх <text:span text:style-name="T2037">путь</text:span>: строка):<text:span text:style-name="T2023"> строка</text:span>;</text:p>
      <text:p text:style-name="P329"><text:span text:style-name="T2024">Возвращает путь к текущему каталогу</text:span>.</text:p>
      <text:p text:style-name="P705">В параметре <text:span text:style-name="Source_20_Text"><text:span text:style-name="T2037">путь</text:span></text:span> может быть передан <text:span text:style-name="T2024">относительный или абсолютный путь к каталогу, который будет назначен текущим. В этом случае функция вернёт полный путь к новому текущему каталогу</text:span>.</text:p>
      <text:p text:style-name="P705">В случае ошибок создаётся исключение <text:span text:style-name="Source_20_Text">ОшибкаВводаВывода</text:span>.</text:p>
      <text:h text:style-name="P769" text:outline-level="3">Функция файл<text:span text:style-name="T956">ДомКат</text:span>()</text:h>
      <text:p text:style-name="P707">функция файл<text:span text:style-name="T956">ДомКат</text:span>(): строка;</text:p>
      <text:p text:style-name="P341"><text:span text:style-name="T955">Возвращает </text:span><text:span text:style-name="T956">путь к домашнему каталогу текущего пользователя операционной системы</text:span>.</text:p>
      <text:h text:style-name="P770" text:outline-level="3">Функция файл<text:span text:style-name="T943">В</text:span>рм<text:span text:style-name="T2014">Кат</text:span>()</text:h>
      <text:p text:style-name="Исходный_20_код">функция файлВр<text:span text:style-name="T2013">м</text:span><text:span text:style-name="T2014">Кат</text:span>(вх общий: логическое): строка;</text:p>
      <text:p text:style-name="P336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6">если это поддерживается операционной системой</text:span>.</text:p>
      <text:h text:style-name="P771" text:outline-level="3">Функция файл<text:span text:style-name="T942">В</text:span>рм<text:span text:style-name="T941">Имя</text:span>()</text:h>
      <text:p text:style-name="P335">функция файлВрм<text:span text:style-name="T1410">Имя</text:span>(вх общий: логическое; <text:span text:style-name="T941">вх префикс: строка</text:span>): строка;</text:p>
      <text:p text:style-name="P337"><text:soft-page-break/>Возвращает путь <text:span text:style-name="T941">и имя файла, которые можно использовать для создания </text:span><text:span text:style-name="T944">временного файла</text:span>. Если в параметре <text:span text:style-name="Source_20_Text">общий</text:span> передано истинное значение, функция вернёт <text:span text:style-name="T945">путь к</text:span><text:span text:style-name="T944"> файл</text:span><text:span text:style-name="T945">у</text:span><text:span text:style-name="T944"> в </text:span>глобальн<text:span text:style-name="T944">ом</text:span> временн<text:span text:style-name="T944">ом</text:span> каталог<text:span text:style-name="T944">е</text:span>, в противном случае — <text:span text:style-name="T944">во </text:span>временн<text:span text:style-name="T944">ом</text:span> каталог<text:span text:style-name="T944">е</text:span> текущего пользователя, <text:span text:style-name="T946">если это поддерживается операционной системой</text:span>.</text:p>
      <text:p text:style-name="P338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7">ыйПуть</text:span>()</text:h>
      <text:p text:style-name="Исходный_20_код">функция файлПолн<text:span text:style-name="T947">ыйПуть</text:span>(вх <text:span text:style-name="T948">путь</text:span>: строка): строка;</text:p>
      <text:p text:style-name="P339">Дополняет переданный относительный путь к файлу <text:span text:style-name="T951">или каталогу </text:span>до абсолютного, <text:span text:style-name="T950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9">Если в параметре <text:span text:style-name="Source_20_Text"><text:span text:style-name="T949">путь</text:span></text:span> передано пустое значение, возвращает полный путь к текущему каталогу.</text:p>
      <text:h text:style-name="P772" text:outline-level="3">Функция файл<text:span text:style-name="T985">Выполняемый</text:span>()</text:h>
      <text:p text:style-name="P348">функция файл<text:span text:style-name="T985">Выполняемый</text:span>(): строка;</text:p>
      <text:p text:style-name="P340"><text:span text:style-name="T955">Возвращает имя файла выполняемой программы</text:span>.</text:p>
      <text:h text:style-name="P773" text:outline-level="3">Функция файл<text:span text:style-name="T1577">Путь</text:span>()</text:h>
      <text:p text:style-name="Исходный_20_код">функция файлПуть(вх путь: строка): строка;</text:p>
      <text:p text:style-name="P579">Выделяет из переданной строки часть, соответствующую пути к каталогу, включая последний символ-разделитель пути.</text:p>
      <text:h text:style-name="P774" text:outline-level="3">Функция файл<text:span text:style-name="T1578">Имя</text:span>()</text:h>
      <text:p text:style-name="P584">функция файл<text:span text:style-name="T1578">Имя</text:span>(вх путь: строка): строка;</text:p>
      <text:p text:style-name="P579">Выделяет из переданной строки часть, соответствующую имени файла, включая расширение.</text:p>
      <text:h text:style-name="P775" text:outline-level="3">Функция файл<text:span text:style-name="T1587">Расширение</text:span>()</text:h>
      <text:p text:style-name="P586">функция файл<text:span text:style-name="T1587">Расширение</text:span>(вх путь: строка): строка;</text:p>
      <text:p text:style-name="P580">Выделяет из переданной строки часть, соответствующую <text:span text:style-name="T1587">расширению имени</text:span> файла, включая <text:span text:style-name="T1587">ведущую точку</text:span>.</text:p>
      <text:h text:style-name="P776" text:outline-level="3">Функция файл<text:span text:style-name="T957">Атрибуты</text:span>()</text:h>
      <text:p text:style-name="P349">функция файл<text:span text:style-name="T957">Атрибуты</text:span>(<text:span text:style-name="T957">вх </text:span><text:span text:style-name="T2038">путь</text:span><text:span text:style-name="T957">: строка</text:span>): <text:span text:style-name="T957">целое</text:span>;</text:p>
      <text:p text:style-name="P343"><text:span text:style-name="T955">Возвращает </text:span><text:span text:style-name="T958">атрибуты файла </text:span><text:span text:style-name="T2039">с </text:span><text:span text:style-name="T2040">указанным</text:span><text:span text:style-name="T2039"> именем </text:span><text:span text:style-name="T958">— целочисленное значение, представляющее собой комбинацию всех установленных атрибутов файла, объединённых операцией побитового ИЛИ</text:span>.</text:p>
      <text:p text:style-name="P343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атрибуты </text:span><text:span text:style-name="T2027">файл</text:span><text:span text:style-name="T2041">а</text:span><text:span text:style-name="T2027"> в текущем каталоге.</text:span></text:p>
      <text:p text:style-name="P342"><text:soft-page-break/><text:span text:style-name="T963">При ошибках создаёт</text:span><text:span text:style-name="T2052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p text:style-name="P353">Возможны<text:span text:style-name="T962">м</text:span> значения<text:span text:style-name="T962">м</text:span> атрибутов <text:span text:style-name="T959">соответствуют</text:span> констант<text:span text:style-name="T962">ы</text:span> <text:span text:style-name="Source_20_Text">фаХХХХ</text:span>. <text:span text:style-name="T962">Некоторые атрибуты могут быть неприменимы, в зависимости от операционной системы.</text:span></text:p>
      <text:h text:style-name="P777" text:outline-level="3">Функция файл<text:span text:style-name="T964">Возраст</text:span>()</text:h>
      <text:p text:style-name="P350">функция файл<text:span text:style-name="T964">Возраст</text:span>(<text:span text:style-name="T957">вх </text:span><text:span text:style-name="T2042">путь</text:span><text:span text:style-name="T957">: строка</text:span>): <text:span text:style-name="T964">момент</text:span>;</text:p>
      <text:p text:style-name="P344"><text:span text:style-name="T955">Возвращает </text:span><text:span text:style-name="T964">дату и время последней модификации</text:span><text:span text:style-name="T958"> файла</text:span>.</text:p>
      <text:p text:style-name="P344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вернёт </text:span><text:span text:style-name="T2043">возраст</text:span><text:span text:style-name="T2041"> </text:span><text:span text:style-name="T2027">файл</text:span><text:span text:style-name="T2041">а</text:span><text:span text:style-name="T2027"> в текущем каталоге.</text:span></text:p>
      <text:p text:style-name="P344"><text:span text:style-name="T963">При ошибках создаёт</text:span><text:span text:style-name="T2053">ся</text:span><text:span text:style-name="T963"> исключение </text:span><text:span text:style-name="Source_20_Text"><text:span text:style-name="T963">ОшибкаВводаВывода</text:span></text:span><text:span text:style-name="T963">.</text:span></text:p>
      <text:h text:style-name="P778" text:outline-level="3">Функция файл<text:span text:style-name="T971">Переместить</text:span>()</text:h>
      <text:p text:style-name="P351"><text:span text:style-name="T965">процедура</text:span> файл<text:span text:style-name="T971">Переместить</text:span>(<text:span text:style-name="T957">вх </text:span><text:span text:style-name="T965">откуда, куда</text:span><text:span text:style-name="T957">: строка</text:span>);</text:p>
      <text:p text:style-name="P709">Переименовывает <text:span text:style-name="T967">и/</text:span>или перемещает файл <text:span text:style-name="T968">с </text:span><text:span text:style-name="T2044">указанным</text:span><text:span text:style-name="T968"> именем</text:span>.</text:p>
      <text:p text:style-name="P345"><text:span text:style-name="T2027">В параметре </text:span><text:span text:style-name="Source_20_Text"><text:span text:style-name="T2045">откуда</text:span></text:span><text:span text:style-name="T2027"> должно быть передано имя файла и, возможно, абсолютный или относительный путь к нему. Если путь не указан, файл </text:span><text:span text:style-name="T2056">должен располагаться в</text:span><text:span text:style-name="T2027"> текущем каталоге.</text:span></text:p>
      <text:p text:style-name="P346"><text:span text:style-name="T2027">В параметре </text:span><text:span text:style-name="Source_20_Text"><text:span text:style-name="T2046">куда</text:span></text:span><text:span text:style-name="T2027"> должно быть передано </text:span><text:span text:style-name="T2046">новое </text:span><text:span text:style-name="T2027">имя файла и, возможно, </text:span><text:span text:style-name="T2047">новый </text:span><text:span text:style-name="T2027">абсолютный или относительный путь к нему. Если путь не указан, </text:span><text:span text:style-name="T2041">функция </text:span><text:span text:style-name="T2047">переместит файл в текущий каталог и присвоит ему </text:span><text:span text:style-name="T2048">указанное</text:span><text:span text:style-name="T2047"> имя</text:span><text:span text:style-name="T2027">.</text:span></text:p>
      <text:p text:style-name="P911">Если новый путь отличается от старого, файл будет перемещён; если новое имя отличается от старого, файл будет переименован.</text:p>
      <text:p text:style-name="P711">Для переименования или перемещения каталога в параметре <text:span text:style-name="Source_20_Text">откуда</text:span> нужно передать путь к каталогу, завершающийся символом-разделителем пути — «<text:span text:style-name="Source_20_Text">\</text:span>» или «<text:span text:style-name="Source_20_Text">/</text:span>», в зависимости от операционной системы.</text:p>
      <text:p text:style-name="P708"><text:span text:style-name="T966">При ошибках создаёт</text:span><text:span text:style-name="T2054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P779" text:outline-level="3">Функция файл<text:span text:style-name="T969">Удалить</text:span>()</text:h>
      <text:p text:style-name="P352"><text:span text:style-name="T965">процедура</text:span> файл<text:span text:style-name="T969">Удалить</text:span>(<text:span text:style-name="T957">вх </text:span><text:span text:style-name="T2049">путь</text:span><text:span text:style-name="T957">: строка</text:span>);</text:p>
      <text:p text:style-name="P710"><text:span text:style-name="T969">Удаляет</text:span> файл <text:span text:style-name="T968">с переданными именем</text:span>. </text:p>
      <text:p text:style-name="P710"><text:span text:style-name="T2027">В параметре </text:span><text:span text:style-name="Source_20_Text"><text:span text:style-name="T2027">путь</text:span></text:span><text:span text:style-name="T2027"> должно быть передано имя файла и, возможно, абсолютный или относительный путь к нему. Если путь не указан, </text:span><text:span text:style-name="T2041">функция </text:span><text:span text:style-name="T2050">удалит</text:span><text:span text:style-name="T2041"> </text:span><text:span text:style-name="T2027">файл в текущем каталоге.</text:span></text:p>
      <text:p text:style-name="P710"><text:span text:style-name="T966">При ошибках создаёт</text:span><text:span text:style-name="T2055">ся</text:span><text:span text:style-name="T966"> исключение </text:span><text:span text:style-name="Source_20_Text"><text:span text:style-name="T966">ОшибкаВводаВывода</text:span></text:span><text:span text:style-name="T966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8">Создаёт объект — список файлов, подходящих под переданный <text:span text:style-name="Source_20_Text">шаблон</text:span>, и заполняет <text:span text:style-name="T977">переданную </text:span>структуру <text:span text:style-name="T977">данными</text:span> о первом из найденных файлов.</text:p>
      <text:p text:style-name="P358">Шаблон может содержать абсолютный или относительный путь к каталогу, а также маску имени файла с символами «*» и «?».</text:p>
      <text:p text:style-name="P358"><text:soft-page-break/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5">// <text:span text:style-name="T979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8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79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80" text:outline-level="3">Функция файл<text:span text:style-name="T980">Следующий</text:span>()</text:h>
      <text:p text:style-name="P357">функция файл<text:span text:style-name="T980">Следующий</text:span>(вх <text:span text:style-name="T980">список</text:span>: <text:span text:style-name="T980">объект</text:span>; вых инфо: ФайлИнфо): <text:span text:style-name="T980">логическое</text:span>;</text:p>
      <text:p text:style-name="P359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2">нет</text:span></text:span>; <text:span text:style-name="T984">в этом случае структура </text:span><text:span text:style-name="Source_20_Text"><text:span text:style-name="T984">инфо</text:span></text:span><text:span text:style-name="T984"> остаётся незаполненной.</text:span></text:p>
      <text:p text:style-name="P359"><text:span text:style-name="T982">Объект</text:span> <text:span text:style-name="Source_20_Text"><text:span text:style-name="T982">с</text:span></text:span><text:span text:style-name="Source_20_Text"><text:span text:style-name="T981">писок</text:span></text:span><text:span text:style-name="T981"> должен быть создан вызовом функции </text:span><text:span text:style-name="Source_20_Text"><text:span text:style-name="T981">файлПервый()</text:span></text:span><text:span text:style-name="T981"> и в дальнейшем уничтожен вызовом процедуры </text:span><text:span text:style-name="Source_20_Text"><text:span text:style-name="T981">уничтожить()</text:span></text:span><text:span text:style-name="T981">.</text:span></text:p>
      <text:p text:style-name="P360"><text:span text:style-name="T983">П</text:span>ример использования <text:span text:style-name="T983">см. </text:span>в описании функции <text:span text:style-name="Source_20_Text">файлПервый()</text:span>.</text:p>
      <text:h text:style-name="P732" text:outline-level="2"><text:span text:style-name="T1865">Графика — г</text:span>рафический вывод</text:h>
      <text:p text:style-name="P669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7"><text:soft-page-break/>Все функции <text:span text:style-name="T1866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5">модуль </text:span><text:span text:style-name="Source_20_Text"><text:span text:style-name="T1875">Графика</text:span></text:span><text:span text:style-name="T1875"> недоступен и вызывает </text:span><text:span text:style-name="T1876">ошибку при компиляции программы.</text:span></text:p>
      <text:p text:style-name="P572">Все функции графического вывода используют систему координат, где точкой начала отсчёта считается левый верхний угол <text:span text:style-name="T1591">холста —</text:span> графического окна <text:span text:style-name="T1591">или изображения</text:span>.</text:p>
      <text:h text:style-name="P781" text:outline-level="3">Типы</text:h>
      <text:p text:style-name="P576">тип<text:span text:style-name="T1586">ы</text:span><text:line-break/> <text:s text:c="3"/>Точка/Точки/Точек = структура<text:line-break/> <text:s text:c="7"/><text:span text:style-name="T1505">г, в: целое;</text:span><text:line-break/> <text:s text:c="3"/><text:span text:style-name="T1505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6">Размер</text:span><text:span text:style-name="T1505">/</text:span><text:span text:style-name="T1546">Размеры</text:span><text:span text:style-name="T1505">/</text:span><text:span text:style-name="T1546">Размеров</text:span><text:span text:style-name="T1505"> = </text:span><text:span text:style-name="T1551">Точка</text:span><text:span text:style-name="T1505">;<text:line-break/></text:span></text:p>
      <text:h text:style-name="P782" text:outline-level="3">Константы</text:h>
      <text:p text:style-name="Исходный_20_код"><text:span text:style-name="T1444">к</text:span>онстанты<text:line-break/> <text:s text:c="3"/>// <text:span text:style-name="T1445">стили</text:span><text:span text:style-name="T1443"> пера<text:line-break/> <text:s text:c="3"/></text:span><text:span text:style-name="T1446">г</text:span><text:span text:style-name="T1449">р</text:span><text:span text:style-name="T1446">спПусто <text:s text:c="5"/>= 0;</text:span><text:line-break/> <text:s text:c="3"/><text:span text:style-name="T1443">г</text:span><text:span text:style-name="T1449">р</text:span><text:span text:style-name="T1445">с</text:span><text:span text:style-name="T1443">п</text:span><text:span text:style-name="T1458">Линия <text:s text:c="2"/></text:span><text:span text:style-name="T1446"><text:s text:c="3"/>= 1;<text:line-break/> <text:s text:c="3"/>г</text:span><text:span text:style-name="T1449">р</text:span><text:span text:style-name="T1446">спТочка <text:s text:c="5"/>= 2;<text:line-break/> <text:s text:c="3"/>г</text:span><text:span text:style-name="T1449">р</text:span><text:span text:style-name="T1446">спТире <text:s text:c="6"/>= 3;<text:line-break/> <text:s text:c="3"/>г</text:span><text:span text:style-name="T1449">р</text:span><text:span text:style-name="T1446">спТочкаТире <text:s/>= 4;<text:line-break/> <text:s text:c="3"/>г</text:span><text:span text:style-name="T1449">р</text:span><text:span text:style-name="T1446">сп2ТочкиТире = 5;</text:span></text:p>
      <text:p text:style-name="P564">константы<text:line-break/> <text:s text:c="3"/>// стили кисти<text:line-break/> <text:s text:c="3"/>грскПусто = 0;<text:line-break/> <text:s text:c="3"/>грск<text:span text:style-name="T1507">Цвет</text:span> <text:s/>= 1;</text:p>
      <text:p text:style-name="P565"><text:span text:style-name="T751">константы</text:span><text:span text:style-name="T749"><text:line-break/></text:span> <text:s text:c="3"/>// <text:span text:style-name="T1506">с</text:span><text:span text:style-name="T749">тили шрифта</text:span><text:line-break/> <text:s text:c="3"/><text:span text:style-name="T1506">грс</text:span><text:span text:style-name="T732">шЖирный <text:s/>= </text:span>1; // жирный шрифт<text:line-break/> <text:s text:c="3"/><text:span text:style-name="T1506">грс</text:span><text:span text:style-name="T732">шКурсив <text:s/>= </text:span>2; // курсив<text:line-break/> <text:s text:c="3"/><text:span text:style-name="T1506">грс</text:span><text:span text:style-name="T732">шПодчерк = </text:span>4; // одинарное подчёркивание<text:line-break/> <text:s text:c="3"/><text:span text:style-name="T1506">грс</text:span><text:span text:style-name="T732">шЗачерк <text:s/>= </text:span>8; // <text:span text:style-name="T733">за</text:span>чёркнутый текст</text:p>
      <text:h text:style-name="P783" text:outline-level="3"><text:span text:style-name="T1427">Функция</text:span> <text:span text:style-name="T1427">гр</text:span><text:span text:style-name="T1706">Окно</text:span>()</text:h>
      <text:p text:style-name="P512"><text:span text:style-name="T1428">функция</text:span> <text:span text:style-name="T1428">гр</text:span><text:span text:style-name="T1707">Окно</text:span>(в<text:span text:style-name="T1428">х заголовок: строка</text:span>): <text:span text:style-name="T1428">объект</text:span>;</text:p>
      <text:p text:style-name="P326"><text:span text:style-name="T1428">Создаёт новое графическое окно — закладку в окне отладочной консоли, предназначенную для вывода данных в графическом режиме</text:span><text:span text:style-name="T935">. </text:span><text:span text:style-name="T1428">Название новой закладки должно быть передано в параметре </text:span><text:span text:style-name="Source_20_Text"><text:span text:style-name="T1428">заголовок</text:span></text:span><text:span text:style-name="T1428">. </text:span><text:span text:style-name="T1592">Созданное окно можно использовать в качестве холста для функций графического вывода.</text:span></text:p>
      <text:p text:style-name="P592">Возвращает объект, соответствующий созданному окну — этот <text:span text:style-name="T1666">объект </text:span><text:span text:style-name="T1665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29">процедуры</text:span> <text:span text:style-name="Source_20_Text">гр</text:span><text:span text:style-name="Source_20_Text"><text:span text:style-name="T1593">Уничтожить</text:span></text:span><text:span text:style-name="Source_20_Text">()</text:span>.</text:p>
      <text:h text:style-name="P784" text:outline-level="3"><text:span text:style-name="T1437">Процедура</text:span> <text:span text:style-name="T1427">гр</text:span><text:span text:style-name="T1598">Уничтожить</text:span>()</text:h>
      <text:p text:style-name="P513"><text:span text:style-name="T1437">процедура</text:span> <text:span text:style-name="T1428">гр</text:span><text:span text:style-name="T1603">Уничтожить</text:span>(в<text:span text:style-name="T1431">в</text:span><text:span text:style-name="T1428"> </text:span><text:span text:style-name="T1604">холст</text:span>: <text:span text:style-name="T1428">объект</text:span><text:span text:style-name="T1430">)</text:span>;</text:p>
      <text:p text:style-name="P511"><text:soft-page-break/><text:span text:style-name="T1605">Уничтожает переданный </text:span><text:span text:style-name="Source_20_Text"><text:span text:style-name="T1605">холст</text:span></text:span><text:span text:style-name="T1605"> — т.е., з</text:span>акрывает графическое окно, <text:span text:style-name="T1434">открытое функцией </text:span><text:span text:style-name="Source_20_Text"><text:span text:style-name="T1434">грОкно()</text:span></text:span><text:span text:style-name="T1434">, </text:span><text:span text:style-name="T1605">или уничтожает </text:span><text:span text:style-name="T1607">объект-</text:span><text:span text:style-name="T1605">изображение. Переданно</text:span><text:span text:style-name="T1668">й</text:span><text:span text:style-name="T1605"> </text:span><text:span text:style-name="T1668">переменной</text:span><text:span text:style-name="T1605"> </text:span>присваивает<text:span text:style-name="T1605">ся</text:span> значение <text:span text:style-name="Source_20_Text">пусто</text:span><text:span text:style-name="T1434">.</text:span></text:p>
      <text:p text:style-name="P295">Эта функция обязательно должна быть вызвана <text:span text:style-name="T1435">для каждого </text:span><text:span text:style-name="T1606">графического объекта</text:span><text:span text:style-name="T1435">, </text:span><text:span text:style-name="T1606">созданного</text:span><text:span text:style-name="T1435"> программой</text:span>, иначе при завершении программы возникнет исключение <text:span text:style-name="Source_20_Text"><text:span text:style-name="T768">ОшибкаВыполнения</text:span></text:span>.</text:p>
      <text:h text:style-name="P785" text:outline-level="3"><text:span text:style-name="T1608">Функция</text:span> <text:span text:style-name="T1427">гр</text:span><text:span text:style-name="T1436">Размер</text:span>()</text:h>
      <text:p text:style-name="P594"><text:span text:style-name="T1608">функция </text:span><text:span text:style-name="T1428">гр</text:span><text:span text:style-name="T1436">Размер</text:span><text:span text:style-name="T1608">(в</text:span><text:span text:style-name="T1436">х</text:span><text:span text:style-name="T1428"> </text:span><text:span text:style-name="T1669">го</text:span><text:span text:style-name="T1608">: </text:span><text:span text:style-name="T1428">объект</text:span><text:span text:style-name="T1430">): </text:span><text:span text:style-name="T1609">Размер</text:span><text:span text:style-name="T1608">;<text:line-break/>функция</text:span> <text:span text:style-name="T1428">гр</text:span><text:span text:style-name="T1436">Размер</text:span>(в<text:span text:style-name="T1436">х</text:span><text:span text:style-name="T1428"> </text:span><text:span text:style-name="T1609">холст</text:span>: <text:span text:style-name="T1428">объект; </text:span><text:span text:style-name="T1436">вх горз, верт: целое</text:span><text:span text:style-name="T1430">): </text:span><text:span text:style-name="T1609">Размер</text:span>;</text:p>
      <text:p text:style-name="P526"><text:span text:style-name="T1610">Возвращает</text:span> размеры <text:span text:style-name="T1610">переданного </text:span><text:span text:style-name="T1669">графического объекта </text:span><text:span text:style-name="T1670">в точках</text:span>. <text:span text:style-name="T1670">В параметре </text:span><text:span text:style-name="Source_20_Text"><text:span text:style-name="T1670">го</text:span></text:span><text:span text:style-name="T1670"> может быть передано </text:span><text:span text:style-name="T1671">графическое</text:span><text:span text:style-name="T1670"> окно или изображение любого поддерживаемого формата.</text:span></text:p>
      <text:p text:style-name="P526"><text:span text:style-name="T1670">Если указаны параметры </text:span><text:span text:style-name="Source_20_Text"><text:span text:style-name="T1670">горз</text:span></text:span><text:span text:style-name="T1670"> и </text:span><text:span text:style-name="Source_20_Text"><text:span text:style-name="T1670">верт</text:span></text:span><text:span text:style-name="T1670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0">олстом — </text:span><text:span text:style-name="T1670">т.е., </text:span><text:span text:style-name="T1610">графическое окно или изображение в формате </text:span><text:span text:style-name="T34">image/bmp</text:span><text:span text:style-name="T1610">.</text:span></text:p>
      <text:h text:style-name="P786" text:outline-level="3"><text:span text:style-name="T1438">Процедура</text:span> <text:span text:style-name="T1427">гр</text:span><text:span text:style-name="T1437">Начать</text:span>()</text:h>
      <text:p text:style-name="P529"><text:span text:style-name="T1438">процедура</text:span> <text:span text:style-name="T1428">гр</text:span><text:span text:style-name="T1437">Начать</text:span>(в<text:span text:style-name="T1436">х</text:span><text:span text:style-name="T1428"> </text:span><text:span text:style-name="T1611">холст</text:span>: <text:span text:style-name="T1428">объект</text:span><text:span text:style-name="T1430">)</text:span>;</text:p>
      <text:p text:style-name="P514"><text:span text:style-name="T1437">Начинает серию операций графического вывода</text:span>.</text:p>
      <text:p text:style-name="P514"><text:span text:style-name="T1437">Все последующие вызовы функций графического вывода не будут приводить к </text:span><text:span text:style-name="T1612">выводу изображения на экран</text:span><text:span text:style-name="T1437"> до тех пор, пока серия не будет закончена вызовом </text:span><text:span text:style-name="Source_20_Text"><text:span text:style-name="T1439">грЗакончить()</text:span></text:span><text:span text:style-name="T1439">. Таким образом можно заметно увеличить быстродействие программы и избежать ненужных мерцаний на экране.</text:span></text:p>
      <text:p text:style-name="P527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30">начало<text:line-break/> <text:s text:c="3"/><text:span text:style-name="T1440">грНачать(</text:span><text:span text:style-name="T1614">окно</text:span><text:span text:style-name="T1440">);<text:line-break/> <text:s text:c="3"/>начало<text:line-break/> <text:s text:c="7"/>грКруг(</text:span><text:span text:style-name="T1614">окно</text:span><text:span text:style-name="T1613">, </text:span><text:span text:style-name="T1440">50, 50, 40);<text:line-break/> <text:s text:c="7"/>грПрямоугольник(</text:span><text:span text:style-name="T1614">окно</text:span><text:span text:style-name="T1613">, </text:span><text:span text:style-name="T1440">0, 10, 40, 20);<text:line-break/> <text:s text:c="7"/>грОтрезок(</text:span><text:span text:style-name="T1614">окно</text:span><text:span text:style-name="T1613">, </text:span><text:span text:style-name="T1440">0, 10, 40, 20);<text:line-break/> <text:s text:c="3"/>напоследок<text:line-break/> <text:s text:c="7"/>// </text:span><text:span text:style-name="T1441">в этот момент все нарисованные фигуры <text:line-break/> <text:s text:c="7"/>// будут показаны на экране одновременно</text:span><text:span text:style-name="T1440"><text:line-break/> <text:s text:c="7"/>грЗакончить(</text:span><text:span text:style-name="T1614">окно</text:span><text:span text:style-name="T1440">);<text:line-break/> <text:s text:c="3"/>конец;</text:span><text:line-break/>окончание.</text:p>
      <text:h text:style-name="P787" text:outline-level="3"><text:span text:style-name="T1438">Процедура</text:span> <text:span text:style-name="T1427">гр</text:span><text:span text:style-name="T1442">Закончить</text:span>()</text:h>
      <text:p text:style-name="P531"><text:span text:style-name="T1438">процедура</text:span> <text:span text:style-name="T1428">гр</text:span><text:span text:style-name="T1442">Закончить</text:span>(в<text:span text:style-name="T1436">х</text:span><text:span text:style-name="T1428"> </text:span><text:span text:style-name="T1615">холст</text:span>: <text:span text:style-name="T1428">объект</text:span><text:span text:style-name="T1430">)</text:span>;</text:p>
      <text:p text:style-name="P515"><text:span text:style-name="T1442">Заканчивает</text:span><text:span text:style-name="T1437"> серию операций графического вывода, </text:span><text:span text:style-name="T1442">начатую вызовом </text:span><text:span text:style-name="Source_20_Text"><text:span text:style-name="T1442">грНачать()</text:span></text:span><text:span text:style-name="T1442"> и выводит на экран все внесённые изменения.</text:span></text:p>
      <text:p text:style-name="P528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<text:soft-page-break/>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88" text:outline-level="3"><text:span text:style-name="T1438">Процедура</text:span> <text:span text:style-name="T1450">грП</text:span><text:span text:style-name="T1447">еро</text:span>()</text:h>
      <text:p text:style-name="P532"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: целое</text:span><text:span text:style-name="T1430">)</text:span>;<text:line-break/><text:span text:style-name="T1438">процедура</text:span> <text:span text:style-name="T1452">грП</text:span><text:span text:style-name="T1447">еро</text:span>(в<text:span text:style-name="T1436">х</text:span><text:span text:style-name="T1428"> </text:span><text:span text:style-name="T1616">холст</text:span>: <text:span text:style-name="T1428">объект; </text:span><text:span text:style-name="T1451">вх </text:span><text:span text:style-name="T1447">цвет, толщина, стиль: целое</text:span><text:span text:style-name="T1430">)</text:span>;</text:p>
      <text:p text:style-name="P516"><text:span text:style-name="T1448">Устанавливает свойства пера — цвет, толщину и стиль</text:span><text:span text:style-name="T1442">. </text:span><text:span text:style-name="T1448">Свойства пера используются для прорисовки линий и контуров геометрических фигур </text:span><text:span text:style-name="T1619">на переданном холсте</text:span><text:span text:style-name="T1448">.</text:span></text:p>
      <text:p text:style-name="P537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17">второй</text:span><text:span text:style-name="T1463"> байт зелёному, а </text:span><text:span text:style-name="T1617">третий</text:span><text:span text:style-name="T1463"> синему.</text:span></text:p>
      <text:p text:style-name="P593"><text:span text:style-name="Source_20_Text">Толщина</text:span> означает толщину линии в точках.</text:p>
      <text:p text:style-name="P539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пХХХХ</text:span>.</text:p>
      <text:h text:style-name="P789" text:outline-level="3"><text:span text:style-name="T1438">Процедура</text:span> <text:span text:style-name="T1450">гр</text:span><text:span text:style-name="T1459">Кисть</text:span>()</text:h>
      <text:p text:style-name="P540"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: целое</text:span><text:span text:style-name="T1430">)</text:span>;<text:line-break/><text:span text:style-name="T1438">процедура</text:span> <text:span text:style-name="T1452">гр</text:span><text:span text:style-name="T1460">Кисть</text:span>(в<text:span text:style-name="T1436">х</text:span><text:span text:style-name="T1428"> </text:span><text:span text:style-name="T1618">холст</text:span>: <text:span text:style-name="T1428">объект; </text:span><text:span text:style-name="T1451">вх </text:span><text:span text:style-name="T1447">цвет, стиль: целое</text:span><text:span text:style-name="T1430">)</text:span>;</text:p>
      <text:p text:style-name="P517"><text:span text:style-name="T1448">Устанавливает свойства </text:span><text:span text:style-name="T1461">кисти</text:span><text:span text:style-name="T1448"> — цвет и стиль</text:span><text:span text:style-name="T1442">. </text:span><text:span text:style-name="T1448">Свойства </text:span><text:span text:style-name="T1461">кисти</text:span><text:span text:style-name="T1448"> используются для </text:span><text:span text:style-name="T1462">заливки </text:span><text:span text:style-name="T1448">геометрических фигур </text:span><text:span text:style-name="T1541">и в качестве фона при выводе текста </text:span><text:span text:style-name="T1620">на переданном холсте</text:span><text:span text:style-name="T1448">.</text:span></text:p>
      <text:p text:style-name="P534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1">второй</text:span><text:span text:style-name="T1463"> байт зелёному, а </text:span><text:span text:style-name="T1621">третий</text:span><text:span text:style-name="T1463"> синему.</text:span></text:p>
      <text:p text:style-name="P538">В <text:span text:style-name="T1523">параметре </text:span><text:span text:style-name="Source_20_Text"><text:span text:style-name="T1523">стиль</text:span></text:span><text:span text:style-name="T1523"> можно передать </text:span>одну из констант <text:span text:style-name="Source_20_Text">грс</text:span><text:span text:style-name="Source_20_Text"><text:span text:style-name="T1524">к</text:span></text:span><text:span text:style-name="Source_20_Text">ХХХХ</text:span>.</text:p>
      <text:h text:style-name="P790" text:outline-level="3"><text:span text:style-name="T1438">Процедура</text:span> <text:span text:style-name="T1450">гр</text:span><text:span text:style-name="T1508">Шрифт</text:span>()</text:h>
      <text:p text:style-name="P566">процедура грШрифт(вх <text:span text:style-name="T1622">холст</text:span>: объект; вх <text:span text:style-name="T1625">цвет</text:span>: <text:span text:style-name="T1625">целое</text:span>);</text:p>
      <text:p text:style-name="P566">процедура грШрифт(вх <text:span text:style-name="T1622">холст</text:span>: объект; вх <text:span text:style-name="T1625">цвет, стиль</text:span>: целое);</text:p>
      <text:p text:style-name="P566">процедура грШрифт(вх <text:span text:style-name="T1622">холст</text:span>: объект; вх <text:span text:style-name="T1625">цвет, стиль, размер</text:span>: целое);</text:p>
      <text:p text:style-name="P595">процедура грШрифт(вх <text:span text:style-name="T1622">холст</text:span>: объект; <text:span text:style-name="T1626">вх </text:span><text:span text:style-name="T1625">цвет, стиль, размер</text:span><text:span text:style-name="T1626">: целое; </text:span>вх имя: строка);</text:p>
      <text:p text:style-name="P523"><text:span text:style-name="T1448">Устанавливает свойства </text:span><text:span text:style-name="T1509">шрифта</text:span><text:span text:style-name="T1448"> — </text:span><text:span text:style-name="T1520">имя</text:span><text:span text:style-name="T1509">, размер, стиль и цвет</text:span><text:span text:style-name="T1442">. </text:span><text:span text:style-name="T1448">Свойства </text:span><text:span text:style-name="T1509">шрифта</text:span><text:span text:style-name="T1448"> используются для </text:span><text:span text:style-name="T1509">вывода текста </text:span><text:span text:style-name="T1623">на холст</text:span><text:span text:style-name="T1448">.</text:span></text:p>
      <text:p text:style-name="P561"><text:span text:style-name="T1513">В параметре </text:span><text:span text:style-name="Source_20_Text"><text:span text:style-name="T1513">имя</text:span></text:span><text:span text:style-name="T1513"> должно быть указано наименование шрифта. </text:span>Если<text:span text:style-name="T1514"> </text:span><text:span text:style-name="T1515">здесь </text:span>передана пустая строка, <text:span text:style-name="T1516">то </text:span>используется <text:span text:style-name="T1521">такой</text:span><text:span text:style-name="T1510"> же </text:span>шрифт, <text:span text:style-name="T1522">какой был</text:span><text:span text:style-name="T1510"> </text:span><text:span text:style-name="T1627">указан в настройках среды</text:span><text:span text:style-name="T1510"> для </text:span><text:span text:style-name="T1511">вывода текста в </text:span><text:span text:style-name="T1510">отладочной консоли.</text:span></text:p>
      <text:p text:style-name="P571">Параметр <text:span text:style-name="Source_20_Text">размер</text:span> означает <text:span text:style-name="T1517">размер </text:span>шрифта в пунктах. <text:span text:style-name="T1527">Если здесь передан нуль, то используется такой же размер шрифта, </text:span><text:span text:style-name="T1522">какой был</text:span> <text:span text:style-name="T1627">указан в настройках среды</text:span> для <text:span text:style-name="T1511">вывода текста в </text:span>отладочной консоли.</text:p>
      <text:p text:style-name="P562">В параметре <text:span text:style-name="Source_20_Text">стиль</text:span> можно передать <text:span text:style-name="T1525">нуль — </text:span><text:span text:style-name="T1528">это соответствует обычному тексту,</text:span><text:span text:style-name="T152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2">За</text:span></text:span><text:span text:style-name="Source_20_Text">черк | </text:span><text:span text:style-name="Source_20_Text"><text:span text:style-name="T1518">грсшПодчерк</text:span></text:span><text:span text:style-name="Source_20_Text"> </text:span><text:span text:style-name="Source_20_Text"><text:span text:style-name="T1518">| </text:span></text:span><text:span text:style-name="Source_20_Text">грсшКурсив</text:span> означает <text:span text:style-name="T1512">за</text:span>чёркнутый <text:span text:style-name="T1519">и подчёркнутый </text:span>курсив.</text:p>
      <text:p text:style-name="P536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24">второй</text:span><text:span text:style-name="T1463"> байт зелёному, а </text:span><text:span text:style-name="T1624">третий</text:span><text:span text:style-name="T1463"> синему.</text:span></text:p>
      <text:h text:style-name="P793" text:outline-level="3"><text:soft-page-break/>Процедура гр<text:span text:style-name="T1552">Обрезка</text:span>()</text:h>
      <text:p text:style-name="P577">процедура гр<text:span text:style-name="T1552">Обрезка</text:span>(вх <text:span text:style-name="T1628">холст</text:span>: объект; вх г1, в1, г2, в2: целое);<text:line-break/>процедура гр<text:span text:style-name="T1552">Обрезка</text:span>(вх <text:span text:style-name="T1628">холст</text:span>: объект; вх <text:span text:style-name="T1552">вкл: логическое</text:span>);</text:p>
      <text:p text:style-name="P549"><text:span text:style-name="T1553">Устанавливает для переданного </text:span><text:span text:style-name="T1629">холста</text:span><text:span text:style-name="T1553"> </text:span><text:span text:style-name="T1473">прямоугольн</text:span><text:span text:style-name="T1554">ую область обрезки</text:span><text:span text:style-name="T1473">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25"><text:span text:style-name="T1554">Если установлена область обрезки, то все функции графического вывода будут </text:span><text:span text:style-name="T1555">иметь эффект только в пределах этой области, а люб</text:span><text:span text:style-name="T1560">ой </text:span><text:span text:style-name="T1561">графический </text:span><text:span text:style-name="T1560">вывод, </text:span><text:span text:style-name="T1561">выходящий</text:span><text:span text:style-name="T1560"> </text:span><text:span text:style-name="T1555">за её предел</text:span><text:span text:style-name="T1561">ы, будет обрезан по границ</text:span><text:span text:style-name="T1562">ам</text:span><text:span text:style-name="T1561"> области</text:span><text:span text:style-name="T1456">.</text:span></text:p>
      <text:p text:style-name="P578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6">отменена, так что вновь станет возможен вывод в любом месте </text:span><text:span text:style-name="T1630">холста</text:span><text:span text:style-name="T1556">. </text:span><text:span text:style-name="T1557">Если передано </text:span><text:span text:style-name="Source_20_Text"><text:span text:style-name="T1557">да</text:span></text:span><text:span text:style-name="T1557">, то будет </text:span><text:span text:style-name="T1558">вновь </text:span><text:span text:style-name="T1557">применена </text:span><text:span text:style-name="T1559">та </text:span><text:span text:style-name="T1557">область обрезки, которая была установлена ранее.</text:span></text:p>
      <text:h text:style-name="P794" text:outline-level="3"><text:span text:style-name="T1495">Функция</text:span> гр<text:span text:style-name="T1495">Точка</text:span>()</text:h>
      <text:p text:style-name="P569"><text:span text:style-name="T1496">функция</text:span> гр<text:span text:style-name="T1495">Точка</text:span>(вх <text:span text:style-name="T1632">холст</text:span>: объект; вх г, в: целое): <text:span text:style-name="T1496">целое</text:span>;<text:line-break/><text:span text:style-name="T1496">функция</text:span> гр<text:span text:style-name="T1495">Точка</text:span>(вх <text:span text:style-name="T1632">холст</text:span>: объект; вх г, в, <text:span text:style-name="T1495">цвет</text:span>: целое): <text:span text:style-name="T1496">целое</text:span>;</text:p>
      <text:p text:style-name="P548"><text:span text:style-name="T1497">Возвращает</text:span> <text:span text:style-name="T1497">цвет точки с указанными координатами </text:span><text:span text:style-name="T1633">на</text:span><text:span text:style-name="T1498"> </text:span><text:span text:style-name="T1633">переданном холсте</text:span><text:span text:style-name="T1473">.</text:span><text:span text:style-name="T1471"> </text:span><text:span text:style-name="T1498">Если передан </text:span><text:span text:style-name="Source_20_Text"><text:span text:style-name="T1498">цвет</text:span></text:span><text:span text:style-name="T1498">, то для точки будет установлен новый цвет; при этом функция вернёт </text:span><text:span text:style-name="T1530">прежний</text:span><text:span text:style-name="T1498"> цвет точки</text:span><text:span text:style-name="T1456">.</text:span></text:p>
      <text:p text:style-name="P535"><text:span text:style-name="Source_20_Text">Цвет</text:span> должен быть указан в 24-битном формате RGB, где <text:span text:style-name="T1463">первый (младший)</text:span> байт <text:span text:style-name="T1463">соответствует красному цвету, </text:span><text:span text:style-name="T1634">второй</text:span><text:span text:style-name="T1463"> байт зелёному, а </text:span><text:span text:style-name="T1634">третий</text:span><text:span text:style-name="T1463"> синему.</text:span></text:p>
      <text:h text:style-name="P791" text:outline-level="3"><text:span text:style-name="T1438">Процедура</text:span> <text:span text:style-name="T1450">гр</text:span><text:span text:style-name="T1451">Круг</text:span>()</text:h>
      <text:p text:style-name="P533"><text:span text:style-name="T1438">процедура</text:span> <text:span text:style-name="T1453">грКруг</text:span>(в<text:span text:style-name="T1436">х</text:span><text:span text:style-name="T1428"> </text:span><text:span text:style-name="T1631">холст</text:span>: <text:span text:style-name="T1428">объект; </text:span><text:span text:style-name="T1451">вх г, в, радиус</text:span><text:span text:style-name="T1447">: целое</text:span><text:span text:style-name="T1430">)</text:span>;</text:p>
      <text:p text:style-name="P519"><text:span text:style-name="T1454">Выводит </text:span><text:span text:style-name="T1631">на</text:span><text:span text:style-name="T1455"> </text:span><text:span text:style-name="Source_20_Text"><text:span text:style-name="T1631">холст</text:span></text:span><text:span text:style-name="T1455"> </text:span><text:span text:style-name="T1454">круг с указанным радиусом. </text:span><text:span text:style-name="T1455">В</text:span><text:span text:style-name="T1454"> параметрах </text:span><text:span text:style-name="Source_20_Text"><text:span text:style-name="T1454">г</text:span></text:span><text:span text:style-name="T1454"> и </text:span><text:span text:style-name="Source_20_Text"><text:span text:style-name="T1454">в</text:span></text:span><text:span text:style-name="T1454"> </text:span><text:span text:style-name="T1455">должны быть переданы</text:span><text:span text:style-name="T1454"> горизонтальная и вертикальная координаты центра круга</text:span><text:span text:style-name="T1448">.</text:span></text:p>
      <text:p text:style-name="P519"><text:span text:style-name="T1456">Для прорисовки </text:span><text:span text:style-name="T1476">контура </text:span><text:span text:style-name="T1456">окружности используются </text:span><text:span text:style-name="T1457">установленные</text:span><text:span text:style-name="T1456"> свойства пера, область внутри окружности заполняется в соответствии с </text:span><text:span text:style-name="T1457">установленными</text:span><text:span text:style-name="T1456"> свойствами кисти.</text:span></text:p>
      <text:h text:style-name="P792" text:outline-level="3"><text:span text:style-name="T1438">Процедура</text:span> <text:span text:style-name="T1450">гр</text:span><text:span text:style-name="T1464">Эллипс</text:span>()</text:h>
      <text:p text:style-name="P555"><text:span text:style-name="T1438">процедура</text:span> <text:span text:style-name="T1453">гр</text:span><text:span text:style-name="T1464">Эллипс</text:span>(в<text:span text:style-name="T1436">х</text:span><text:span text:style-name="T1428"> </text:span><text:span text:style-name="T1635">холст</text:span>: <text:span text:style-name="T1428">объект; </text:span><text:span text:style-name="T1451">вх г</text:span><text:span text:style-name="T1464">1</text:span><text:span text:style-name="T1451">, в</text:span><text:span text:style-name="T1464">1</text:span><text:span text:style-name="T1451">, </text:span><text:span text:style-name="T1464">г2, в2</text:span><text:span text:style-name="T1447">: целое</text:span><text:span text:style-name="T1430">)</text:span>;</text:p>
      <text:p text:style-name="P518"><text:span text:style-name="T1454">Выводит </text:span><text:span text:style-name="T1636">на</text:span><text:span text:style-name="T1455"> </text:span><text:span text:style-name="Source_20_Text"><text:span text:style-name="T1636">холст</text:span></text:span><text:span text:style-name="T1455"> </text:span><text:span text:style-name="T1465">эллипс, вписанный в прямоугольник с указанными координатами</text:span><text:span text:style-name="T1454">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18"><text:span text:style-name="T1456">Для прорисовки </text:span><text:span text:style-name="T1474">контура </text:span><text:span text:style-name="T1466">эллипс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5">эллипс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39">холст</text:span>: объект; вх г1, в1, г2, в2: целое; вх нач<text:span text:style-name="T1637">ало</text:span>, <text:span text:style-name="T1641">размер</text:span>: дробное);</text:p>
      <text:p text:style-name="P543"><text:soft-page-break/>Выводит <text:span text:style-name="T1638">на</text:span> <text:span text:style-name="Source_20_Text"><text:span text:style-name="T1638">холст</text:span></text:span> дугу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2">Параметр <text:span text:style-name="Source_20_Text">нач</text:span><text:span text:style-name="Source_20_Text"><text:span text:style-name="T1487">ало</text:span></text:span> определяет угол, с которого начинается дуга, а параметр <text:span text:style-name="Source_20_Text"><text:span text:style-name="T1641">размер</text:span></text:span> — <text:span text:style-name="T1485">угловой размер дуги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0"><text:span text:style-name="T1456">Для прорисовки </text:span><text:span text:style-name="T1468">дуги</text:span><text:span text:style-name="T1456"> используются </text:span><text:span text:style-name="T1457">установленные</text:span><text:span text:style-name="T1456"> свойства пера.</text:span></text:p>
      <text:h text:style-name="P795" text:outline-level="3">Процедура гр<text:span text:style-name="T1478">Сегмент</text:span>()</text:h>
      <text:p text:style-name="P556">процедура гр<text:span text:style-name="T1479">Сегмент</text:span>(<text:line-break/> <text:s text:c="3"/>вх <text:span text:style-name="T1640">холст</text:span>: объект; вх г1, в1, г2, в2: целое; вх нач<text:span text:style-name="T1488">ало</text:span>, <text:span text:style-name="T1641">размер</text:span>: дробное);</text:p>
      <text:p text:style-name="P545">Выводит <text:span text:style-name="T1644">на</text:span> <text:span text:style-name="Source_20_Text"><text:span text:style-name="T1644">холст</text:span></text:span> <text:span text:style-name="T1480">сегмент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3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483">сегмент</text:span>, а параметр <text:span text:style-name="Source_20_Text"><text:span text:style-name="T1642">размер</text:span></text:span> — <text:span text:style-name="T1484">угловой размер сегмент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1"><text:span text:style-name="T1456">Для прорисовки </text:span><text:span text:style-name="T1481">контура сегмент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82">сегмент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96" text:outline-level="3">Процедура гр<text:span text:style-name="T1478">Се</text:span><text:span text:style-name="T1499">ктор</text:span>()</text:h>
      <text:p text:style-name="P559">процедура гр<text:span text:style-name="T1479">Се</text:span><text:span text:style-name="T1499">ктор</text:span>(<text:line-break/> <text:s text:c="3"/>вх <text:span text:style-name="T1643">холст</text:span>: объект; вх г1, в1, г2, в2: целое; вх нач<text:span text:style-name="T1488">ало</text:span>, <text:span text:style-name="T1486">разм</text:span><text:span text:style-name="T1488">ер</text:span>: дробное);</text:p>
      <text:p text:style-name="P546">Выводит <text:span text:style-name="T1645">на</text:span> <text:span text:style-name="Source_20_Text"><text:span text:style-name="T1645">холст</text:span></text:span> <text:span text:style-name="T1500">сектор</text:span> эллипса, <text:span text:style-name="T1467">вписанного в прямоугольник с указанными координатами. </text:span><text:span text:style-name="T1455">В</text:span><text:span text:style-name="T1454"> параметрах </text:span><text:span text:style-name="Source_20_Text"><text:span text:style-name="T1454">г</text:span></text:span><text:span text:style-name="Source_20_Text"><text:span text:style-name="T1465">1</text:span></text:span><text:span text:style-name="T1454"> и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55">должны быть переданы</text:span><text:span text:style-name="T1454"> горизонтальная и вертикальная координаты </text:span><text:span text:style-name="T1465">верхнего левого угла прямоугольника, а в параметрах </text:span><text:span text:style-name="Source_20_Text"><text:span text:style-name="T1465">г2</text:span></text:span><text:span text:style-name="T1465"> и </text:span><text:span text:style-name="Source_20_Text"><text:span text:style-name="T1465">в2</text:span></text:span><text:span text:style-name="T1465"> — правого нижнего</text:span><text:span text:style-name="T1448">.</text:span></text:p>
      <text:p text:style-name="P554">Параметр <text:span text:style-name="Source_20_Text">нач</text:span><text:span text:style-name="Source_20_Text"><text:span text:style-name="T1488">ало</text:span></text:span> определяет угол, с которого начинается <text:span text:style-name="T1501">сектор</text:span>, а параметр <text:span text:style-name="Source_20_Text"><text:span text:style-name="T1488">размер</text:span></text:span> — <text:span text:style-name="T1484">угловой размер </text:span><text:span text:style-name="T1501">сектора</text:span>. Эти параметры должны быть указаны в радианах, <text:span text:style-name="T1672">отсчёт ведётся от крайней правой точки эллипса против часовой стрелки.</text:span></text:p>
      <text:p text:style-name="P522"><text:span text:style-name="T1456">Для прорисовки </text:span><text:span text:style-name="T1481">контура </text:span><text:span text:style-name="T1501">сектор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502">сектор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797" text:outline-level="3">Процедура гр<text:span text:style-name="T1469">Отрезок</text:span>()</text:h>
      <text:p text:style-name="P541">процедура гр<text:span text:style-name="T1470">Отрезок</text:span>(вх <text:span text:style-name="T1646">холст</text:span>: объект; вх г1, в1, г2, в2: целое);</text:p>
      <text:p text:style-name="P547">Выводит <text:span text:style-name="T1647">на</text:span> <text:span text:style-name="Source_20_Text"><text:span text:style-name="T1647">холст</text:span></text:span> <text:span text:style-name="T1471">отрезок от точки с координатами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1">до точки с координатами</text:span><text:span text:style-name="T1465">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. </text:span><text:span text:style-name="T1456">Для прорисовки </text:span><text:span text:style-name="T1471">отрезка</text:span><text:span text:style-name="T1456"> используются </text:span><text:span text:style-name="T1457">установленные</text:span><text:span text:style-name="T1456"> свойства пера.</text:span></text:p>
      <text:h text:style-name="P798" text:outline-level="3">Процедура гр<text:span text:style-name="T1503">Ломаная</text:span>()</text:h>
      <text:p text:style-name="P560">процедура гр<text:span text:style-name="T1503">Ломаная</text:span>(вх <text:span text:style-name="T1648">холст</text:span>: объект; вх <text:span text:style-name="T1504">точки: МассивТочек</text:span>);</text:p>
      <text:p text:style-name="P550"><text:soft-page-break/>Выводит <text:span text:style-name="T1649">на</text:span> <text:span text:style-name="Source_20_Text"><text:span text:style-name="T1649">холст</text:span></text:span> <text:span text:style-name="T1535">ломаную линию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0">ен</text:span><text:span text:style-name="T1535"> быть передан </text:span><text:span text:style-name="T1650">массив</text:span><text:span text:style-name="T1535"> пар координат для каждой вершины ломаной линии.</text:span></text:p>
      <text:p text:style-name="P596">Для прорисовки звеньев ломаной используются установленные свойства пера.</text:p>
      <text:h text:style-name="P799" text:outline-level="3">Процедура гр<text:span text:style-name="T1472">Прямоугольник</text:span>()</text:h>
      <text:p text:style-name="P542">процедура гр<text:span text:style-name="T1472">Прямоугольник</text:span>(вх <text:span text:style-name="T1651">холст</text:span>: объект; вх г1, в1, г2, в2: целое);<text:line-break/>процедура грПрямоугольник(вх <text:span text:style-name="T1651">холст</text:span>: объект; вх г1, в1, г2, в2, р: целое);</text:p>
      <text:p text:style-name="P542">процедура грПрямоугольник(вх <text:span text:style-name="T1651">холст</text:span>: объект; вх г1, в1, г2, в2, рг, рв: целое);</text:p>
      <text:p text:style-name="P544">Выводит <text:span text:style-name="T1652">на</text:span> <text:span text:style-name="Source_20_Text"><text:span text:style-name="T1652">холст</text:span></text:span> <text:span text:style-name="T1473">прямоугольник.</text:span><text:span text:style-name="T1471"> </text:span><text:span text:style-name="T1473">Параметры</text:span><text:span text:style-name="T1454"> </text:span><text:span text:style-name="Source_20_Text"><text:span text:style-name="T1454">г</text:span></text:span><text:span text:style-name="Source_20_Text"><text:span text:style-name="T1465">1,</text:span></text:span><text:span text:style-name="T1454"> </text:span><text:span text:style-name="Source_20_Text"><text:span text:style-name="T1454">в</text:span></text:span><text:span text:style-name="Source_20_Text"><text:span text:style-name="T1465">1</text:span></text:span><text:span text:style-name="T1454"> </text:span><text:span text:style-name="T1473">определяют координаты верхнего левого угла прямоугольника, а параметры </text:span><text:span text:style-name="Source_20_Text"><text:span text:style-name="T1465">г2,</text:span></text:span><text:span text:style-name="T1465"> </text:span><text:span text:style-name="Source_20_Text"><text:span text:style-name="T1465">в2</text:span></text:span><text:span text:style-name="T1465"> — </text:span><text:span text:style-name="T1473">правого нижнего.</text:span></text:p>
      <text:p text:style-name="P557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4"><text:span text:style-name="T1456">Для прорисовки </text:span><text:span text:style-name="T1474">контура </text:span><text:span text:style-name="T1477">прямоугольника</text:span><text:span text:style-name="T1456"> используются </text:span><text:span text:style-name="T1457">установленные</text:span><text:span text:style-name="T1456"> свойства пера, область внутри </text:span><text:span text:style-name="T1477">прямоугольника</text:span><text:span text:style-name="T1456"> заполняется в соответствии с </text:span><text:span text:style-name="T1457">установленными</text:span><text:span text:style-name="T1456"> свойствами кисти.</text:span></text:p>
      <text:h text:style-name="P800" text:outline-level="3">Процедура гр<text:span text:style-name="T1534">Многоугольник</text:span>()</text:h>
      <text:p text:style-name="P570">процедура гр<text:span text:style-name="T1534">Многоугольник</text:span>(вх <text:span text:style-name="T1653">холст</text:span>: объект; вх <text:span text:style-name="T1504">точки: МассивТочек</text:span>);</text:p>
      <text:p text:style-name="P551">Выводит <text:span text:style-name="T1654">на</text:span> <text:span text:style-name="Source_20_Text"><text:span text:style-name="T1654">холст</text:span></text:span> <text:span text:style-name="T1537">многоугольник</text:span><text:span text:style-name="T1456">. </text:span><text:span text:style-name="T1535">В параметре </text:span><text:span text:style-name="Source_20_Text"><text:span text:style-name="T1535">точки</text:span></text:span><text:span text:style-name="T1535"> долж</text:span><text:span text:style-name="T1655">ен</text:span><text:span text:style-name="T1535"> быть передан </text:span><text:span text:style-name="T1655">массив</text:span><text:span text:style-name="T1535"> пар координат для каждой вершины </text:span><text:span text:style-name="T1538">многоугольника</text:span><text:span text:style-name="T1535">.</text:span></text:p>
      <text:p text:style-name="P551"><text:span text:style-name="T1536">Для прорисовки </text:span><text:span text:style-name="T1540">сторон многоугольника</text:span><text:span text:style-name="T1536"> используются установленные свойства пера, </text:span><text:span text:style-name="T1539">область внутри многоугольника заполняется</text:span><text:span text:style-name="T1456"> в соответствии с </text:span><text:span text:style-name="T1457">установленными</text:span><text:span text:style-name="T1456"> свойствами кисти</text:span><text:span text:style-name="T1536">.</text:span></text:p>
      <text:h text:style-name="P801" text:outline-level="3"><text:span text:style-name="T1495">Функция</text:span> гр<text:span text:style-name="T1547">Размер</text:span><text:span text:style-name="T1529">Текс</text:span><text:span text:style-name="T1550">т</text:span><text:span text:style-name="T1547">а</text:span>()</text:h>
      <text:p text:style-name="P573"><text:span text:style-name="T1544">функция</text:span> гр<text:span text:style-name="T1548">Размер</text:span>Текст<text:span text:style-name="T1548">а</text:span>(вх <text:span text:style-name="T1656">холст</text:span>: объект; вх текст: строка): <text:span text:style-name="T1545">Размер</text:span>;</text:p>
      <text:p text:style-name="P575">Возвращает <text:span text:style-name="T1659">размер</text:span><text:span text:style-name="T1657"> прямоугольн</text:span><text:span text:style-name="T1658">ой области</text:span><text:span text:style-name="T1657">, </text:span><text:span text:style-name="T1658">требуемой</text:span><text:span text:style-name="T1657"> для вывода переданной строки на переданный </text:span><text:span text:style-name="Source_20_Text"><text:span text:style-name="T1657">холст</text:span></text:span>.</text:p>
      <text:p text:style-name="P575"><text:span text:style-name="T1532">Для </text:span><text:span text:style-name="T1549">вычисления размера </text:span><text:span text:style-name="T1532">используются свойства шрифта, установленные вызовом </text:span><text:span text:style-name="Source_20_Text"><text:span text:style-name="T1532">грШрифт()</text:span></text:span><text:span text:style-name="T1532">.</text:span></text:p>
      <text:h text:style-name="P802" text:outline-level="3"><text:span text:style-name="T1495">Функция</text:span> гр<text:span text:style-name="T1529">Текст</text:span>()</text:h>
      <text:p text:style-name="P568"><text:span text:style-name="T1544">функция</text:span> грТекст(вх <text:span text:style-name="T1660">холст</text:span>: объект; вх г, в: целое; вх текст: строка): <text:span text:style-name="T1545">Размер</text:span>;</text:p>
      <text:p text:style-name="Text_20_body"><text:span text:style-name="T1531">Выводит </text:span><text:span text:style-name="T1661">на</text:span><text:span text:style-name="T1531"> </text:span><text:span text:style-name="Source_20_Text"><text:span text:style-name="T1661">холст</text:span></text:span><text:span text:style-name="T1531"> переданный </text:span><text:span text:style-name="Source_20_Text"><text:span text:style-name="T1531">текст</text:span></text:span><text:span text:style-name="T1456">. </text:span><text:span text:style-name="T1531">Координаты верхнего левого угла прямоугольника с текстом должны быть переданы в параметрах </text:span><text:span text:style-name="Source_20_Text"><text:span text:style-name="T1664">г</text:span></text:span><text:span text:style-name="T1663"> и </text:span><text:span text:style-name="Source_20_Text"><text:span text:style-name="T1664">в</text:span></text:span><text:span text:style-name="T1531">. </text:span><text:span text:style-name="T1532">Для вывода текста используются свойства шрифта, установленные вызовом </text:span><text:span text:style-name="Source_20_Text"><text:span text:style-name="T1532">грШрифт()</text:span></text:span><text:span text:style-name="T1532">, фон прямоугольника </text:span><text:span text:style-name="T1533">заполняется в соответствии с текущими свойствами кисти.</text:span></text:p>
      <text:p text:style-name="P574">Возвращает вертикальный и горизонтальный размер <text:span text:style-name="T1662">прямоугольника, содержащего </text:span>выведенн<text:span text:style-name="T1662">ый</text:span> текст.</text:p>
      <text:h text:style-name="P803" text:outline-level="3">Функция <text:span text:style-name="T1594">грИ</text:span>зо<text:span text:style-name="T1574">Создать</text:span>()</text:h>
      <text:p text:style-name="P583">функция <text:span text:style-name="T1600">грИзо</text:span><text:span text:style-name="T1576">Создать</text:span>(вх <text:span text:style-name="T1574">источник: объект; вх г1, в1, </text:span><text:span text:style-name="T1575">г2, в2: целое</text:span>): объект;</text:p>
      <text:p text:style-name="P591"><text:soft-page-break/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4">либо значение </text:span><text:span text:style-name="Source_20_Text"><text:span text:style-name="T1584">пусто</text:span></text:span>. <text:span text:style-name="T1584">В последнем случае создаётся чёрный прямоугольник </text:span><text:span text:style-name="T1585">шириной </text:span><text:span text:style-name="Source_20_Text"><text:span text:style-name="T1585">г2-г1</text:span></text:span><text:span text:style-name="T1585"> и высотой </text:span><text:span text:style-name="Source_20_Text"><text:span text:style-name="T1585">в2-в1</text:span></text:span><text:span text:style-name="T1585">.</text:span></text:p>
      <text:p text:style-name="P591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8">Изображение всегда создаётся в формате <text:span text:style-name="T33">image/bmp</text:span>, канал прозрачности не поддерживается. <text:span text:style-name="T1601">Созданное изображение можно выводить на холсты, а также использовать в качестве холста для функций графического вывода.</text:span></text:p>
      <text:p text:style-name="P588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2">гр</text:span></text:span><text:span text:style-name="Source_20_Text">Уничтожить()</text:span>.</text:p>
      <text:h text:style-name="P803" text:outline-level="3">Функция <text:span text:style-name="T1594">грИ</text:span>зо<text:span text:style-name="T1568">Загрузить</text:span>()</text:h>
      <text:p text:style-name="P589">функция <text:span text:style-name="T1595">грИ</text:span>зоЗагрузить(вх имяФайла: строка): объект;</text:p>
      <text:p text:style-name="P582">Загружает изображение из файла с переданным именем и возвращает объект, соответствующий созданному изображению. <text:span text:style-name="T1596">Созданное изображение можно выводить на холсты; кроме того, если изображение имеет формат </text:span><text:span text:style-name="T22">image/bmp</text:span><text:span text:style-name="T1596">, то его можно использовать в качестве холста для функций графического вывода.</text:span></text:p>
      <text:p text:style-name="P590">Поддерживаются следующие форматы изображений: <text:span text:style-name="T23">image/bmp</text:span><text:span text:style-name="T1582">, </text:span><text:span text:style-name="T24">image/x-</text:span><text:span text:style-name="T31">xpixmap</text:span><text:span text:style-name="T1582">, </text:span><text:span text:style-name="T25">image/png</text:span><text:span text:style-name="T1582">, </text:span><text:span text:style-name="T26">image/jpeg</text:span><text:span text:style-name="T1583">, </text:span><text:span text:style-name="T27">image/tiff</text:span><text:span text:style-name="T1583">, </text:span><text:span text:style-name="T28">image/gif</text:span><text:span text:style-name="T1583">, </text:span><text:span text:style-name="T29">image/</text:span><text:span text:style-name="T32">x-portable-bitmap</text:span><text:span text:style-name="T1583">, </text:span><text:span text:style-name="T1597">а также форматы </text:span><text:span text:style-name="T30">cur</text:span><text:span text:style-name="T1597">, </text:span><text:span text:style-name="T30">ico</text:span><text:span text:style-name="T1597"> и </text:span><text:span text:style-name="T30">icns</text:span><text:span text:style-name="T1597">.</text:span></text:p>
      <text:p text:style-name="P582"><text:span text:style-name="T1667">Каждое у</text:span>спешно загруженное изображение должно быть уничтожено вызовом <text:span text:style-name="Source_20_Text"><text:span text:style-name="T1599">гр</text:span></text:span><text:span text:style-name="Source_20_Text">Уничтожить()</text:span>.</text:p>
      <text:h text:style-name="P804" text:outline-level="3"><text:span text:style-name="T1673">Процедура</text:span> <text:span text:style-name="T1673">грИ</text:span>зо<text:span text:style-name="T1588">Сохранить</text:span>()</text:h>
      <text:p text:style-name="P585"><text:span text:style-name="T1589">процедура</text:span> <text:span text:style-name="T1675">грИ</text:span>зо<text:span text:style-name="T1588">Сохранить</text:span>(<text:span text:style-name="T1589">вх изо: объект; </text:span>вх имяФайла: строка);</text:p>
      <text:p text:style-name="P581"><text:span text:style-name="T1590">Записывает переданное изображение в файл с указанным именем</text:span>. <text:span text:style-name="T1676">В параметре </text:span><text:span text:style-name="Source_20_Text"><text:span text:style-name="T1676">изо</text:span></text:span><text:span text:style-name="T1676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6">, в котором будет сохранено содержимое окна.</text:span></text:p>
      <text:h text:style-name="P805" text:outline-level="3"><text:span text:style-name="T1569">Процедура</text:span> <text:span text:style-name="T1674">грИ</text:span>зо<text:span text:style-name="T1569">Вывести</text:span>()</text:h>
      <text:p text:style-name="Исходный_20_код">процедура <text:span text:style-name="T1677">грИ</text:span>зо<text:span text:style-name="T1573">Вывести</text:span>(<text:span text:style-name="T1571">вх </text:span><text:span text:style-name="T1677">холст</text:span><text:span text:style-name="T1570">: объект; </text:span><text:span text:style-name="T1572">вх г, в: целое; </text:span><text:span text:style-name="T1579">вх </text:span><text:span text:style-name="T1682">изо</text:span><text:span text:style-name="T1579">: объект</text:span>);</text:p>
      <text:p text:style-name="Text_20_body">Выводит <text:span text:style-name="T1678">на</text:span><text:span text:style-name="T1580"> </text:span><text:span text:style-name="Source_20_Text"><text:span text:style-name="T1678">холст</text:span></text:span><text:span text:style-name="T1580"> переданное изображение. В параметрах </text:span><text:span text:style-name="Source_20_Text"><text:span text:style-name="T1580">г, в</text:span></text:span><text:span text:style-name="T1580"> должны быть указаны координаты верхнего левого угла прямоугольника, </text:span><text:span text:style-name="T1681">куда будет выведено изображение,</text:span><text:span text:style-name="T1580"> </text:span><text:span text:style-name="T1581">а в параметре </text:span><text:span text:style-name="Source_20_Text"><text:span text:style-name="T1682">изо</text:span></text:span><text:span text:style-name="T1581"> — объект-</text:span><text:span text:style-name="T1679">изображение </text:span><text:span text:style-name="T1680">в любом поддерживаемом формате</text:span><text:span text:style-name="T1580"> </text:span><text:span text:style-name="T1679">или любой другой холст.</text:span></text:p>
      <text:h text:style-name="P733" text:outline-level="2"><text:span text:style-name="T1871">События — о</text:span>бработка событий</text:h>
      <text:p text:style-name="P670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71"><text:span text:style-name="T1877">Все функции </text:span><text:span text:style-name="T1866">этой</text:span><text:span text:style-name="T1877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5">модуль </text:span><text:span text:style-name="Source_20_Text"><text:span text:style-name="T1878">События</text:span></text:span><text:span text:style-name="T1875"> недоступен и вызывает </text:span><text:span text:style-name="T1876">ошибку при компиляции программы.</text:span></text:p>
      <text:p text:style-name="P671">Обработка событий клавиатуры и мыши в графических окнах реализована в виде очереди событий. <text:span text:style-name="T1713">Вызовом </text:span><text:span text:style-name="Source_20_Text"><text:span text:style-name="T1713">сбтЗаказать()</text:span></text:span><text:span text:style-name="T1713"> программа </text:span><text:span text:style-name="T1733">инициализирует</text:span><text:span text:style-name="T1713"> очередь событий, функции </text:span><text:span text:style-name="Source_20_Text"><text:span text:style-name="T1713">сбтЕсть()</text:span></text:span><text:span text:style-name="T1713"> и </text:span><text:span text:style-name="Source_20_Text"><text:span text:style-name="T1713">сбтЗабрать()</text:span></text:span><text:span text:style-name="T1713"> </text:span><text:soft-page-break/><text:span text:style-name="T1713">предназначены для выборки событий из очереди, </text:span><text:span text:style-name="T1724">а функции </text:span><text:span text:style-name="Source_20_Text"><text:span text:style-name="T1724">сбтСколько()</text:span></text:span><text:span text:style-name="T1724"> и </text:span><text:span text:style-name="Source_20_Text"><text:span text:style-name="T1724">сбтСмотреть()</text:span></text:span><text:span text:style-name="T1724"> — для просмотра </text:span><text:span text:style-name="T1737">событий в </text:span><text:span text:style-name="T1724">очереди.</text:span></text:p>
      <text:h text:style-name="P806" text:outline-level="3">Типы</text:h>
      <text:p text:style-name="P611"><text:span text:style-name="T1698">тип</text:span><text:span text:style-name="T1691"><text:line-break/> <text:s text:c="3"/></text:span><text:span text:style-name="T1683">Событие/</text:span><text:span text:style-name="T1705">Событий</text:span><text:span text:style-name="T1683"> = структура<text:line-break/> <text:s text:c="7"/></text:span><text:span text:style-name="T1689">что: целое; <text:s/>// </text:span><text:span text:style-name="T1690">тип события – </text:span><text:span text:style-name="T1692">одна из констант сбтХХХХ</text:span><text:span text:style-name="T1689"><text:line-break/> <text:s text:c="7"/>код: целое; <text:s/>// </text:span><text:span text:style-name="T1694">номер</text:span><text:span text:style-name="T1693"> клавиши или кнопки, код символа</text:span><text:span text:style-name="T1689"><text:line-break/> <text:s text:c="7"/>инфо: целое; // </text:span><text:span text:style-name="T1694">состояние </text:span><text:span text:style-name="T1695">специальных </text:span><text:span text:style-name="T1694">клавиш</text:span><text:span text:style-name="T1689"><text:line-break/> <text:s text:c="7"/>г, в: целое; // </text:span><text:span text:style-name="T1690">координаты </text:span><text:span text:style-name="T1700">указателя мыши</text:span><text:span text:style-name="T1683"><text:line-break/> <text:s text:c="3"/>окончание;</text:span></text:p>
      <text:p text:style-name="P606"><text:span text:style-name="T1740">С</text:span>труктура <text:span text:style-name="Source_20_Text"><text:span text:style-name="T1740">Событие</text:span></text:span><text:span text:style-name="T1740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6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7">Поле <text:span text:style-name="Source_20_Text">код</text:span> содержит, <text:span text:style-name="T1742">в зависимости от типа события</text:span>:</text:p>
      <text:list xml:id="list1512112818" text:style-name="L21">
        <text:list-item>
          <text:p text:style-name="P912"><text:span text:style-name="Source_20_Text"><text:span text:style-name="T1730">сбтКлНаж</text:span></text:span><text:span text:style-name="T1730"> и </text:span><text:span text:style-name="Source_20_Text"><text:span text:style-name="T1730">сбтКлОтп</text:span></text:span><text:span text:style-name="T1730"> — виртуальный код клавиши на клавиатуре;</text:span></text:p>
        </text:list-item>
        <text:list-item>
          <text:p text:style-name="P913"><text:span text:style-name="Source_20_Text">сбтКлСмв</text:span> — кодпойнт Юникод введённого символа;</text:p>
        </text:list-item>
        <text:list-item>
          <text:p text:style-name="P914"><text:span text:style-name="Source_20_Text">сбтМшНаж</text:span> и <text:span text:style-name="Source_20_Text">сбтМшОтп</text:span> — номер кнопки мыши, <text:span text:style-name="T1747">одна из констант </text:span><text:span text:style-name="Source_20_Text"><text:span text:style-name="T1747">кнмХХХХ</text:span></text:span>;</text:p>
        </text:list-item>
        <text:list-item>
          <text:p text:style-name="P914"><text:span text:style-name="Source_20_Text">сбтМшКлс</text:span> — <text:span text:style-name="T1741">дистанцию</text:span> вращения колеса, <text:span text:style-name="T1743">отрицательное число соответствует вращению </text:span><text:span text:style-name="T1748">на</text:span><text:span text:style-name="T1743"> себя</text:span><text:span text:style-name="T1731">;</text:span></text:p>
        </text:list-item>
        <text:list-item>
          <text:p text:style-name="P915"><text:span text:style-name="Source_20_Text"><text:span text:style-name="T1742">сбтМшВх</text:span></text:span><text:span text:style-name="T1742">, </text:span><text:span text:style-name="Source_20_Text"><text:span text:style-name="T1742">сбтМшВых</text:span></text:span><text:span text:style-name="T1742"> и </text:span><text:span text:style-name="Source_20_Text"><text:span text:style-name="T1742">сбтМшДвг</text:span></text:span> — <text:span text:style-name="T1732">поле </text:span>не используется и равно нулю.</text:p>
        </text:list-item>
      </text:list>
      <text:p text:style-name="P612">Поле <text:span text:style-name="Source_20_Text"><text:span text:style-name="T1730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6">Для событи</text:span><text:span text:style-name="T1744">й</text:span><text:span text:style-name="T1736"> </text:span><text:span text:style-name="Source_20_Text"><text:span text:style-name="T1736">сбтКлСмв</text:span></text:span><text:span text:style-name="T1736">, </text:span><text:span text:style-name="Source_20_Text"><text:span text:style-name="T1736">сбт</text:span></text:span><text:span text:style-name="Source_20_Text"><text:span text:style-name="T1744">МшВх</text:span></text:span><text:span text:style-name="Source_20_Text"><text:span text:style-name="T1736"> </text:span></text:span><text:span text:style-name="Source_20_Text"><text:span text:style-name="T1744">и </text:span></text:span><text:span text:style-name="Source_20_Text"><text:span text:style-name="T1736">сбт</text:span></text:span><text:span text:style-name="Source_20_Text"><text:span text:style-name="T1744">МшВых</text:span></text:span><text:span text:style-name="Source_20_Text"><text:span text:style-name="T1736"> </text:span></text:span><text:span text:style-name="T1736">это поле не используется и равно нулю. </text:span><text:span text:style-name="T1738">Биты, связанные с состоянием мыши, </text:span><text:span text:style-name="T1739">действительны</text:span><text:span text:style-name="T1738"> только для событий мыши; для событий клавиатуры эти биты всегда равны нулю.</text:span></text:p>
      <text:p text:style-name="P690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5">а также </text:span><text:span text:style-name="Source_20_Text"><text:span text:style-name="T1745">сбтМшВх</text:span></text:span><text:span text:style-name="T1745"> и </text:span><text:span text:style-name="Source_20_Text"><text:span text:style-name="T1745">сбтМшВых</text:span></text:span> эти поля не используются и равны нулю.</text:p>
      <text:p text:style-name="P691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3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8"><text:span text:style-name="T1711">к</text:span>онстанты<text:line-break/> <text:s text:c="3"/>// <text:span text:style-name="T1710">т</text:span><text:span text:style-name="T1709">ипы событий</text:span><text:line-break/> <text:s text:c="3"/><text:span text:style-name="T1687">сбтКлНаж = <text:s text:c="2"/>1; // </text:span><text:span text:style-name="T1697">Нажатие клавиши на клавиатуре</text:span><text:span text:style-name="T1687"><text:line-break/> <text:s text:c="3"/>сбтКлОтп = <text:s text:c="2"/>2; // </text:span><text:span text:style-name="T1697">Отпускание клавиши на клавиатуре<text:line-break/> <text:s text:c="3"/>сбтКлСмв = <text:s text:c="2"/>4; // Ввод символа с клавиатуры</text:span><text:span text:style-name="T1687"><text:line-break/> <text:s text:c="3"/>сбтМшНаж = <text:s text:c="2"/></text:span><text:span text:style-name="T1697">8</text:span><text:span text:style-name="T1687">; // </text:span><text:span text:style-name="T1697">Нажатие кнопки мыши</text:span><text:span text:style-name="T1687"><text:line-break/> <text:s text:c="3"/>сбтМшОтп = <text:s/></text:span><text:span text:style-name="T1697">16</text:span><text:span text:style-name="T1687">; // </text:span><text:span text:style-name="T1697">Отпускание кнопки мыши</text:span><text:span text:style-name="T1687"><text:line-break/> <text:s text:c="3"/>сбтМшКлс = <text:s/></text:span><text:span text:style-name="T1708">32</text:span><text:span text:style-name="T1687">; // </text:span><text:span text:style-name="T1697">Вращение колеса мыши<text:line-break/></text:span><text:span text:style-name="T1687"> <text:s text:c="3"/>сбтМш</text:span><text:span text:style-name="T1708">Вх</text:span><text:span text:style-name="T1687"> <text:s/>= <text:s/></text:span><text:span text:style-name="T1708">64</text:span><text:span text:style-name="T1687">; // </text:span><text:span text:style-name="T1708">Вход</text:span><text:span text:style-name="T1697"> указателя мыши </text:span><text:span text:style-name="T1708">в границы окна</text:span><text:span text:style-name="T1697"><text:line-break/></text:span><text:span text:style-name="T1687"> <text:s text:c="3"/>сбтМш</text:span><text:span text:style-name="T1708">Вых</text:span><text:span text:style-name="T1687"> = </text:span><text:span text:style-name="T1708">128</text:span><text:span text:style-name="T1687">; // </text:span><text:span text:style-name="T1708">Выход</text:span><text:span text:style-name="T1697"> указателя мыши </text:span><text:span text:style-name="T1708">за границы окна</text:span><text:span text:style-name="T1697"><text:line-break/></text:span><text:span text:style-name="T1687"> <text:s text:c="3"/>сбтМшДвг = </text:span><text:span text:style-name="T1708">256</text:span><text:span text:style-name="T1687">; // </text:span><text:span text:style-name="T1697">Перемещение указателя мыши </text:span><text:span text:style-name="T1708">в окне</text:span></text:p>
      <text:p text:style-name="P608"/>
      <text:p text:style-name="P610"><text:span text:style-name="T1725">константы<text:line-break/> <text:s text:c="3"/>// </text:span><text:span text:style-name="T1727">состояние специальных клавиш</text:span><text:span text:style-name="T1725"><text:line-break/> <text:s text:c="3"/></text:span><text:span text:style-name="T1727">сскШифт</text:span><text:span text:style-name="T1726"> <text:s text:c="2"/>= <text:s/>1; // </text:span><text:span text:style-name="T1729">Нажата клавиша Shift</text:span><text:span text:style-name="T1726"><text:line-break/> <text:s text:c="3"/></text:span><text:span text:style-name="T1727">сскК</text:span><text:span text:style-name="T1728">трл</text:span><text:span text:style-name="T1726"> <text:s text:c="2"/>= <text:s/>2; // </text:span><text:span text:style-name="T1729">Нажата клавиша Ctrl</text:span><text:span text:style-name="T1726"><text:line-break/> <text:s text:c="3"/></text:span><text:span text:style-name="T1727">сск</text:span><text:span text:style-name="T1726">Альт <text:s text:c="2"/>= <text:s/></text:span><text:span text:style-name="T1728">4</text:span><text:span text:style-name="T1726">; // </text:span><text:span text:style-name="T1729">Нажата клавиша Alt</text:span><text:span text:style-name="T1726"><text:line-break/></text:span><text:soft-page-break/><text:span text:style-name="T1726"> <text:s text:c="3"/></text:span><text:span text:style-name="T1728">сскЛКМ <text:s text:c="3"/>= <text:s/>8; // </text:span><text:span text:style-name="T1729">Нажата левая кнопка мыши</text:span><text:span text:style-name="T1728"><text:line-break/> <text:s text:c="3"/>сскПКМ <text:s text:c="3"/>= 16; // </text:span><text:span text:style-name="T1729">Нажата правая кнопка мыши</text:span><text:span text:style-name="T1728"><text:line-break/> <text:s text:c="3"/>сскСКМ <text:s text:c="3"/>= 32; // </text:span><text:span text:style-name="T1729">Нажата средняя кнопка мыши</text:span><text:span text:style-name="T1728"><text:line-break/> <text:s text:c="3"/>сскДвКлик = 64; // </text:span><text:span text:style-name="T1729">Щелчок мыши следует считать двойным</text:span></text:p>
      <text:p text:style-name="P610"/>
      <text:p text:style-name="P613"><text:span text:style-name="T1725">константы<text:line-break/> <text:s text:c="3"/>// </text:span><text:span text:style-name="T1746">кнопки мыши</text:span><text:span text:style-name="T1725"><text:line-break/> <text:s text:c="3"/></text:span><text:span text:style-name="T1746">кнмЛевая</text:span><text:span text:style-name="T1726"> <text:s text:c="2"/>= <text:s text:c="2"/></text:span><text:span text:style-name="T1746">8</text:span><text:span text:style-name="T1726">;<text:line-break/> <text:s text:c="3"/></text:span><text:span text:style-name="T1746">кнмПравая</text:span><text:span text:style-name="T1726"> <text:s/>= <text:s/></text:span><text:span text:style-name="T1746">16</text:span><text:span text:style-name="T1726">;<text:line-break/> <text:s text:c="3"/></text:span><text:span text:style-name="T1746">кнмСредняя</text:span><text:span text:style-name="T1726"> = <text:s/></text:span><text:span text:style-name="T1746">32</text:span><text:span text:style-name="T1726">;</text:span></text:p>
      <text:h text:style-name="P807" text:outline-level="3">Процедура <text:span text:style-name="T1685">сбт</text:span><text:span text:style-name="T1686">Заказать</text:span><text:span text:style-name="T1684">()</text:span></text:h>
      <text:p text:style-name="Исходный_20_код"><text:span text:style-name="T1688">п</text:span>роцедура сбтЗаказать(<text:span text:style-name="T1718">окно</text:span><text:span text:style-name="T1696">: объект; </text:span><text:span text:style-name="T1688">что: целое</text:span>);</text:p>
      <text:p text:style-name="P597"><text:span text:style-name="T1734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4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8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9">Если в параметре <text:span text:style-name="Source_20_Text">что</text:span> <text:span text:style-name="T1716">передан нуль, очередь событий для указанного окна уничтожается.</text:span></text:p>
      <text:h text:style-name="P809" text:outline-level="3"><text:span text:style-name="T1683">Функция </text:span><text:span text:style-name="T1685">сбтЕ</text:span><text:span text:style-name="T1683">сть</text:span><text:span text:style-name="T1684">()</text:span></text:h>
      <text:p text:style-name="Исходный_20_код">функция сбтЕсть(<text:span text:style-name="T1719">окно</text:span><text:span text:style-name="T1699">: объект</text:span>): логическое;</text:p>
      <text:p text:style-name="P600">Возвращает истинное значение, если для указанного окна была <text:span text:style-name="T1735">создана</text:span> очередь событий, и в ней есть хотя бы одно <text:span text:style-name="T1717">событие</text:span>. <text:span text:style-name="T1717">В этом случае программа может вызвать</text:span><text:span text:style-name="T1715"> </text:span><text:span text:style-name="Source_20_Text"><text:span text:style-name="T1715">сбтЗабрать()</text:span></text:span><text:span text:style-name="T1715"> </text:span><text:span text:style-name="T1717">для извлечения события из очереди.</text:span></text:p>
      <text:h text:style-name="P808" text:outline-level="3">Функция <text:span text:style-name="T1685">сбт</text:span><text:span text:style-name="T1703">Забрать</text:span><text:span text:style-name="T1684">()</text:span></text:h>
      <text:p text:style-name="P609">функция сбт<text:span text:style-name="T1704">Забрать</text:span>(<text:span text:style-name="T1719">окно</text:span>: объект): Событие;</text:p>
      <text:p text:style-name="P601">Удаляет из очереди переданного окна <text:span text:style-name="T1720">ближайшее (самое старое) событие и возвращает структуру с информацией об этом событии.</text:span></text:p>
      <text:p text:style-name="P602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810" text:outline-level="3"><text:span text:style-name="T1683">Функция </text:span><text:span text:style-name="T1685">сбтС</text:span><text:span text:style-name="T1683">колько</text:span><text:span text:style-name="T1684">()</text:span></text:h>
      <text:p text:style-name="Исходный_20_код"><text:span text:style-name="T1701">ф</text:span>ункция сбтСколько(<text:span text:style-name="T1719">окно</text:span>: объект): целое;</text:p>
      <text:p text:style-name="P604">Возвращает количество событий, имеющихся в очереди переданного окна. Если очередь событий не была <text:span text:style-name="T1722">создана</text:span>, функция вернёт <text:span text:style-name="T1721">нуль</text:span>.</text:p>
      <text:h text:style-name="P810" text:outline-level="3"><text:span text:style-name="T1683">Функция</text:span> <text:span text:style-name="T1685">сбтС</text:span><text:span text:style-name="T1683">мотреть</text:span><text:span text:style-name="T1684">()</text:span></text:h>
      <text:p text:style-name="Исходный_20_код"><text:span text:style-name="T1702">ф</text:span>ункция сбтСмотреть(<text:span text:style-name="T1719">окно</text:span>: объект; <text:span text:style-name="T1712">идкс</text:span>: целое): Событие;</text:p>
      <text:p text:style-name="P605"><text:soft-page-break/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5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3">Если для переданного окна не была создана очередь событий, либо если очередь пуста, возникает исключение <text:span text:style-name="Source_20_Text"><text:span text:style-name="T1723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12-15T23:44:21.516104701</dc:date>
    <meta:editing-duration>P12DT6H46M59S</meta:editing-duration>
    <meta:editing-cycles>3521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5" meta:paragraph-count="1558" meta:word-count="21598" meta:character-count="163324" meta:non-whitespace-character-count="139697"/>
  </office:meta>
</office:document-meta>
</file>